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35.75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27.01pt"/>
    </style:style>
    <style:style style:name="co4" style:family="table-column">
      <style:table-column-properties fo:break-before="auto" style:column-width="36.74pt"/>
    </style:style>
    <style:style style:name="co5" style:family="table-column">
      <style:table-column-properties fo:break-before="auto" style:column-width="63.01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1189.5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1.2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style:style style:name="ta2" style:family="table" style:master-page-name="PageStyle_5f_Variabl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fo:background-color="#f9c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6" style:family="table-cell" style:parent-style-name="Default">
      <style:table-cell-properties fo:background-color="#f9cb9c" style:rotation-align="non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number-columns-repeated="1003" table:default-cell-style-name="Default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percent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17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ingdom of England</text:p>
          </table:table-cell>
          <table:table-cell table:style-name="ce4" table:number-columns-repeated="19"/>
          <table:table-cell table:style-name="ce4" table:formula="of:=IF(AND([.A2]&lt;&gt;&quot;&quot;;[.B2]&lt;&gt;&quot;&quot;);CONCATENATE([$Variables.$I$1];[$Variables.$I$7];[.A2];[$Variables.$I$7];[$Variables.$I$6];[$Variables.$I$7];[.B2];[$Variables.$I$7];[$Variables.$I$6];[$Variables.$I$7];[.C2];[$Variables.$I$7];[$Variables.$I$6];[.D2];[$Variables.$I$6];[.E2];[$Variables.$I$6];[.F2];[$Variables.$I$6];[.G2];[$Variables.$I$6];[$Variables.$I$1];[.H2];[.I2];[.J2];[.K2];[.L2];[.M2];[.N2];[$Variables.$I$2];[$Variables.$I$6];[.O2];[$Variables.$I$6];[.P2];[$Variables.$I$6];[.Q2];[$Variables.$I$6];[.R2];[$Variables.$I$6];[.S2];IF([.T2]&lt;&gt;&quot;&quot;;CONCATENATE([$Variables.$I$6];[.T2]);&quot;&quot;);[$Variables.$I$2];[$Variables.$I$6]);IF([.A2]&lt;&gt;&quot;&quot;;CONCATENATE(&quot;#&quot;;[.A2]);&quot;&quot;))" office:value-type="string" office:string-value="#Kingdom of England" calcext:value-type="string">
            <text:p>#Kingdom of Engl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_inf_melee_1</text:p>
          </table:table-cell>
          <table:table-cell table:style-name="ce3" office:value-type="string" calcext:value-type="string">
            <text:p>Billman</text:p>
          </table:table-cell>
          <table:table-cell table:style-name="ce3" office:value-type="string" calcext:value-type="string">
            <text:p>Bill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fac_kingdom_1</text:p>
          </table:table-cell>
          <table:table-cell table:style-name="ce9" office:value-type="string" calcext:value-type="string">
            <text:p>itm_open_sallet,</text:p>
          </table:table-cell>
          <table:table-cell table:style-name="ce9" office:value-type="string" calcext:value-type="string">
            <text:p>itm_leather_jerkin,</text:p>
          </table:table-cell>
          <table:table-cell table:style-name="ce9"/>
          <table:table-cell table:style-name="ce9" office:value-type="string" calcext:value-type="string">
            <text:p>itm_ankle_boots,</text:p>
          </table:table-cell>
          <table:table-cell table:style-name="ce9" office:value-type="string" calcext:value-type="string">
            <text:p>itm_english_bill,</text:p>
          </table:table-cell>
          <table:table-cell table:style-name="ce9" table:number-columns-repeated="2"/>
          <table:table-cell table:style-name="ce14" office:value-type="string" calcext:value-type="string">
            <text:p>infantry_att</text:p>
          </table:table-cell>
          <table:table-cell table:style-name="ce14" office:value-type="string" calcext:value-type="string">
            <text:p>infantry_wpt</text:p>
          </table:table-cell>
          <table:table-cell table:style-name="ce14" office:value-type="string" calcext:value-type="string">
            <text:p>infantry_skl</text:p>
          </table:table-cell>
          <table:table-cell table:style-name="ce15" office:value-type="string" calcext:value-type="string">
            <text:p>kingdom_1_face_young</text:p>
          </table:table-cell>
          <table:table-cell table:style-name="ce15" office:value-type="string" calcext:value-type="string">
            <text:p>kingdom_1_face_old</text:p>
          </table:table-cell>
          <table:table-cell table:style-name="ce16"/>
          <table:table-cell table:style-name="ce4" table:formula="of:=IF(AND([.A3]&lt;&gt;&quot;&quot;;[.B3]&lt;&gt;&quot;&quot;);CONCATENATE([$Variables.$I$1];[$Variables.$I$7];[.A3];[$Variables.$I$7];[$Variables.$I$6];[$Variables.$I$7];[.B3];[$Variables.$I$7];[$Variables.$I$6];[$Variables.$I$7];[.C3];[$Variables.$I$7];[$Variables.$I$6];[.D3];[$Variables.$I$6];[.E3];[$Variables.$I$6];[.F3];[$Variables.$I$6];[.G3];[$Variables.$I$6];[$Variables.$I$1];[.H3];[.I3];[.J3];[.K3];[.L3];[.M3];[.N3];[$Variables.$I$2];[$Variables.$I$6];[.O3];[$Variables.$I$6];[.P3];[$Variables.$I$6];[.Q3];[$Variables.$I$6];[.R3];[$Variables.$I$6];[.S3];IF([.T3]&lt;&gt;&quot;&quot;;CONCATENATE([$Variables.$I$6];[.T3]);&quot;&quot;);[$Variables.$I$2];[$Variables.$I$6]);IF([.A3]&lt;&gt;&quot;&quot;;CONCATENATE(&quot;#&quot;;[.A3]);&quot;&quot;))" office:value-type="string" office:string-value="[&quot;kingdom_1_inf_melee_1&quot;,&quot;Billman&quot;,&quot;Billmen&quot;,tf_guarantee_helmet|tf_guarantee_armor|tf_guarantee_boots,0,22,fac_kingdom_1,[itm_open_sallet,itm_leather_jerkin,itm_ankle_boots,itm_english_bill,],infantry_att,infantry_wpt,infantry_skl,kingdom_1_face_young,kingdom_1_face_old]," calcext:value-type="string">
            <text:p>["kingdom_1_inf_melee_1","Billman","Billmen",tf_guarantee_helmet|tf_guarantee_armor|tf_guarantee_boots,0,22,fac_kingdom_1,[itm_open_sallet,itm_leather_jerkin,itm_ankle_boots,itm_english_bill,],infantry_att,infantry_wpt,infantry_skl,kingdom_1_face_young,kingdom_1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_inf_melee_2</text:p>
          </table:table-cell>
          <table:table-cell table:style-name="ce3" office:value-type="string" calcext:value-type="string">
            <text:p>Pikeman</text:p>
          </table:table-cell>
          <table:table-cell table:style-name="ce3" office:value-type="string" calcext:value-type="string">
            <text:p>Pike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string" calcext:value-type="string">
            <text:p>fac_kingdom_1</text:p>
          </table:table-cell>
          <table:table-cell table:style-name="ce9"/>
          <table:table-cell table:style-name="ce9" office:value-type="string" calcext:value-type="string">
            <text:p>itm_leather_armor,</text:p>
          </table:table-cell>
          <table:table-cell table:style-name="ce9"/>
          <table:table-cell table:style-name="ce9" office:value-type="string" calcext:value-type="string">
            <text:p>itm_splinted_greaves,</text:p>
          </table:table-cell>
          <table:table-cell table:style-name="ce9" office:value-type="string" calcext:value-type="string">
            <text:p>itm_pike_a,</text:p>
          </table:table-cell>
          <table:table-cell table:style-name="ce9" table:number-columns-repeated="2"/>
          <table:table-cell table:style-name="ce14" office:value-type="string" calcext:value-type="string">
            <text:p>pikeman_att</text:p>
          </table:table-cell>
          <table:table-cell table:style-name="ce14" office:value-type="string" calcext:value-type="string">
            <text:p>pikeman_wpt</text:p>
          </table:table-cell>
          <table:table-cell table:style-name="ce14" office:value-type="string" calcext:value-type="string">
            <text:p>pikeman_skl</text:p>
          </table:table-cell>
          <table:table-cell table:style-name="ce15" office:value-type="string" calcext:value-type="string">
            <text:p>kingdom_1_face_young</text:p>
          </table:table-cell>
          <table:table-cell table:style-name="ce15" office:value-type="string" calcext:value-type="string">
            <text:p>kingdom_1_face_old</text:p>
          </table:table-cell>
          <table:table-cell table:style-name="ce16"/>
          <table:table-cell table:style-name="ce4" table:formula="of:=IF(AND([.A4]&lt;&gt;&quot;&quot;;[.B4]&lt;&gt;&quot;&quot;);CONCATENATE([$Variables.$I$1];[$Variables.$I$7];[.A4];[$Variables.$I$7];[$Variables.$I$6];[$Variables.$I$7];[.B4];[$Variables.$I$7];[$Variables.$I$6];[$Variables.$I$7];[.C4];[$Variables.$I$7];[$Variables.$I$6];[.D4];[$Variables.$I$6];[.E4];[$Variables.$I$6];[.F4];[$Variables.$I$6];[.G4];[$Variables.$I$6];[$Variables.$I$1];[.H4];[.I4];[.J4];[.K4];[.L4];[.M4];[.N4];[$Variables.$I$2];[$Variables.$I$6];[.O4];[$Variables.$I$6];[.P4];[$Variables.$I$6];[.Q4];[$Variables.$I$6];[.R4];[$Variables.$I$6];[.S4];IF([.T4]&lt;&gt;&quot;&quot;;CONCATENATE([$Variables.$I$6];[.T4]);&quot;&quot;);[$Variables.$I$2];[$Variables.$I$6]);IF([.A4]&lt;&gt;&quot;&quot;;CONCATENATE(&quot;#&quot;;[.A4]);&quot;&quot;))" office:value-type="string" office:string-value="[&quot;kingdom_1_inf_melee_2&quot;,&quot;Pikeman&quot;,&quot;Pikemen&quot;,tf_guarantee_helmet|tf_guarantee_armor|tf_guarantee_boots,0,8,fac_kingdom_1,[itm_leather_armor,itm_splinted_greaves,itm_pike_a,],pikeman_att,pikeman_wpt,pikeman_skl,kingdom_1_face_young,kingdom_1_face_old]," calcext:value-type="string">
            <text:p>["kingdom_1_inf_melee_2","Pikeman","Pikemen",tf_guarantee_helmet|tf_guarantee_armor|tf_guarantee_boots,0,8,fac_kingdom_1,[itm_leather_armor,itm_splinted_greaves,itm_pike_a,],pikeman_att,pikeman_wpt,pikeman_skl,kingdom_1_face_young,kingdom_1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_inf_melee_3</text:p>
          </table:table-cell>
          <table:table-cell table:style-name="ce3" office:value-type="string" calcext:value-type="string">
            <text:p>Gallowglas</text:p>
          </table:table-cell>
          <table:table-cell table:style-name="ce3" office:value-type="string" calcext:value-type="string">
            <text:p>Gallowglasse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fac_kingdom_1</text:p>
          </table:table-cell>
          <table:table-cell table:style-name="ce9"/>
          <table:table-cell table:style-name="ce9" office:value-type="string" calcext:value-type="string">
            <text:p>itm_ragged_outfit,</text:p>
          </table:table-cell>
          <table:table-cell table:style-name="ce9"/>
          <table:table-cell table:style-name="ce9" office:value-type="string" calcext:value-type="string">
            <text:p>itm_wrapping_boots,</text:p>
          </table:table-cell>
          <table:table-cell table:style-name="ce9" office:value-type="string" calcext:value-type="string">
            <text:p>itm_dane_axe,</text:p>
          </table:table-cell>
          <table:table-cell table:style-name="ce9" office:value-type="string" calcext:value-type="string">
            <text:p>itm_darts,</text:p>
          </table:table-cell>
          <table:table-cell table:style-name="ce9"/>
          <table:table-cell table:style-name="ce14" office:value-type="string" calcext:value-type="string">
            <text:p>infantry_att</text:p>
          </table:table-cell>
          <table:table-cell table:style-name="ce14" office:value-type="string" calcext:value-type="string">
            <text:p>infantry_wpt</text:p>
          </table:table-cell>
          <table:table-cell table:style-name="ce14" office:value-type="string" calcext:value-type="string">
            <text:p>infantry_skl</text:p>
          </table:table-cell>
          <table:table-cell table:style-name="ce15" office:value-type="string" calcext:value-type="string">
            <text:p>kingdom_1_face_young</text:p>
          </table:table-cell>
          <table:table-cell table:style-name="ce15" office:value-type="string" calcext:value-type="string">
            <text:p>kingdom_1_face_old</text:p>
          </table:table-cell>
          <table:table-cell table:style-name="ce16"/>
          <table:table-cell table:style-name="ce4" table:formula="of:=IF(AND([.A5]&lt;&gt;&quot;&quot;;[.B5]&lt;&gt;&quot;&quot;);CONCATENATE([$Variables.$I$1];[$Variables.$I$7];[.A5];[$Variables.$I$7];[$Variables.$I$6];[$Variables.$I$7];[.B5];[$Variables.$I$7];[$Variables.$I$6];[$Variables.$I$7];[.C5];[$Variables.$I$7];[$Variables.$I$6];[.D5];[$Variables.$I$6];[.E5];[$Variables.$I$6];[.F5];[$Variables.$I$6];[.G5];[$Variables.$I$6];[$Variables.$I$1];[.H5];[.I5];[.J5];[.K5];[.L5];[.M5];[.N5];[$Variables.$I$2];[$Variables.$I$6];[.O5];[$Variables.$I$6];[.P5];[$Variables.$I$6];[.Q5];[$Variables.$I$6];[.R5];[$Variables.$I$6];[.S5];IF([.T5]&lt;&gt;&quot;&quot;;CONCATENATE([$Variables.$I$6];[.T5]);&quot;&quot;);[$Variables.$I$2];[$Variables.$I$6]);IF([.A5]&lt;&gt;&quot;&quot;;CONCATENATE(&quot;#&quot;;[.A5]);&quot;&quot;))" office:value-type="string" office:string-value="[&quot;kingdom_1_inf_melee_3&quot;,&quot;Gallowglas&quot;,&quot;Gallowglasses&quot;,tf_guarantee_helmet|tf_guarantee_armor|tf_guarantee_boots,0,5,fac_kingdom_1,[itm_ragged_outfit,itm_wrapping_boots,itm_dane_axe,itm_darts,],infantry_att,infantry_wpt,infantry_skl,kingdom_1_face_young,kingdom_1_face_old]," calcext:value-type="string">
            <text:p>["kingdom_1_inf_melee_3","Gallowglas","Gallowglasses",tf_guarantee_helmet|tf_guarantee_armor|tf_guarantee_boots,0,5,fac_kingdom_1,[itm_ragged_outfit,itm_wrapping_boots,itm_dane_axe,itm_darts,],infantry_att,infantry_wpt,infantry_skl,kingdom_1_face_young,kingdom_1_face_old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kingdom_1_inf_missile_1</text:p>
          </table:table-cell>
          <table:table-cell table:style-name="ce3" office:value-type="string" calcext:value-type="string">
            <text:p>Longbowman</text:p>
          </table:table-cell>
          <table:table-cell table:style-name="ce3" office:value-type="string" calcext:value-type="string">
            <text:p>Longbowmen</text:p>
          </table:table-cell>
          <table:table-cell table:style-name="ce6" office:value-type="string" calcext:value-type="string">
            <text:p>tf_guarantee_helmet|tf_guarantee_armor|tf_guarantee_boots|tf_guarantee_range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string" calcext:value-type="string">
            <text:p>fac_kingdom_1</text:p>
          </table:table-cell>
          <table:table-cell table:style-name="ce9" office:value-type="string" calcext:value-type="string">
            <text:p>itm_open_sallet,</text:p>
          </table:table-cell>
          <table:table-cell table:style-name="ce9" office:value-type="string" calcext:value-type="string">
            <text:p>itm_padded_jack,</text:p>
          </table:table-cell>
          <table:table-cell table:style-name="ce9"/>
          <table:table-cell table:style-name="ce9" office:value-type="string" calcext:value-type="string">
            <text:p>itm_wrapping_boots,</text:p>
          </table:table-cell>
          <table:table-cell table:style-name="ce9" office:value-type="string" calcext:value-type="string">
            <text:p>itm_long_bow,itm_bodkin_arrows,</text:p>
          </table:table-cell>
          <table:table-cell table:style-name="ce9" office:value-type="string" calcext:value-type="string">
            <text:p>itm_one_handed_war_axe_a,</text:p>
          </table:table-cell>
          <table:table-cell table:style-name="ce9"/>
          <table:table-cell table:style-name="ce14" office:value-type="string" calcext:value-type="string">
            <text:p>archer_att</text:p>
          </table:table-cell>
          <table:table-cell table:style-name="ce14" office:value-type="string" calcext:value-type="string">
            <text:p>archer_wpt</text:p>
          </table:table-cell>
          <table:table-cell table:style-name="ce14" office:value-type="string" calcext:value-type="string">
            <text:p>archer_skl</text:p>
          </table:table-cell>
          <table:table-cell table:style-name="ce15" office:value-type="string" calcext:value-type="string">
            <text:p>kingdom_1_face_young</text:p>
          </table:table-cell>
          <table:table-cell table:style-name="ce15" office:value-type="string" calcext:value-type="string">
            <text:p>kingdom_1_face_old</text:p>
          </table:table-cell>
          <table:table-cell table:style-name="ce16"/>
          <table:table-cell table:style-name="ce4" table:formula="of:=IF(AND([.A6]&lt;&gt;&quot;&quot;;[.B6]&lt;&gt;&quot;&quot;);CONCATENATE([$Variables.$I$1];[$Variables.$I$7];[.A6];[$Variables.$I$7];[$Variables.$I$6];[$Variables.$I$7];[.B6];[$Variables.$I$7];[$Variables.$I$6];[$Variables.$I$7];[.C6];[$Variables.$I$7];[$Variables.$I$6];[.D6];[$Variables.$I$6];[.E6];[$Variables.$I$6];[.F6];[$Variables.$I$6];[.G6];[$Variables.$I$6];[$Variables.$I$1];[.H6];[.I6];[.J6];[.K6];[.L6];[.M6];[.N6];[$Variables.$I$2];[$Variables.$I$6];[.O6];[$Variables.$I$6];[.P6];[$Variables.$I$6];[.Q6];[$Variables.$I$6];[.R6];[$Variables.$I$6];[.S6];IF([.T6]&lt;&gt;&quot;&quot;;CONCATENATE([$Variables.$I$6];[.T6]);&quot;&quot;);[$Variables.$I$2];[$Variables.$I$6]);IF([.A6]&lt;&gt;&quot;&quot;;CONCATENATE(&quot;#&quot;;[.A6]);&quot;&quot;))" office:value-type="string" office:string-value="[&quot;kingdom_1_inf_missile_1&quot;,&quot;Longbowman&quot;,&quot;Longbowmen&quot;,tf_guarantee_helmet|tf_guarantee_armor|tf_guarantee_boots|tf_guarantee_ranged,0,43,fac_kingdom_1,[itm_open_sallet,itm_padded_jack,itm_wrapping_boots,itm_long_bow,itm_bodkin_arrows,itm_one_handed_war_axe_a,],archer_att,archer_wpt,archer_skl,kingdom_1_face_young,kingdom_1_face_old]," calcext:value-type="string">
            <text:p>["kingdom_1_inf_missile_1","Longbowman","Longbowmen",tf_guarantee_helmet|tf_guarantee_armor|tf_guarantee_boots|tf_guarantee_ranged,0,43,fac_kingdom_1,[itm_open_sallet,itm_padded_jack,itm_wrapping_boots,itm_long_bow,itm_bodkin_arrows,itm_one_handed_war_axe_a,],archer_att,archer_wpt,archer_skl,kingdom_1_face_young,kingdom_1_face_old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kingdom_1_inf_missile_2</text:p>
          </table:table-cell>
          <table:table-cell table:style-name="ce3" office:value-type="string" calcext:value-type="string">
            <text:p>Arquebusier</text:p>
          </table:table-cell>
          <table:table-cell table:style-name="ce3" office:value-type="string" calcext:value-type="string">
            <text:p>Arquebusiers</text:p>
          </table:table-cell>
          <table:table-cell table:style-name="ce6" office:value-type="string" calcext:value-type="string">
            <text:p>tf_guarantee_helmet|tf_guarantee_armor|tf_guarantee_boots|tf_guarantee_range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string" calcext:value-type="string">
            <text:p>fac_kingdom_1</text:p>
          </table:table-cell>
          <table:table-cell table:style-name="ce9" office:value-type="string" calcext:value-type="string">
            <text:p>itm_chapel,</text:p>
          </table:table-cell>
          <table:table-cell table:style-name="ce9" office:value-type="string" calcext:value-type="string">
            <text:p>itm_aketon_green,</text:p>
          </table:table-cell>
          <table:table-cell table:style-name="ce9"/>
          <table:table-cell table:style-name="ce9" office:value-type="string" calcext:value-type="string">
            <text:p>itm_ankle_boots,</text:p>
          </table:table-cell>
          <table:table-cell table:style-name="ce9" office:value-type="string" calcext:value-type="string">
            <text:p>itm_matchlock_arquebus_1,itm_stone_bullets,</text:p>
          </table:table-cell>
          <table:table-cell table:style-name="ce9" office:value-type="string" calcext:value-type="string">
            <text:p>itm_side_sword,</text:p>
          </table:table-cell>
          <table:table-cell table:style-name="ce9"/>
          <table:table-cell table:style-name="ce14" office:value-type="string" calcext:value-type="string">
            <text:p>musketeer_att</text:p>
          </table:table-cell>
          <table:table-cell table:style-name="ce14" office:value-type="string" calcext:value-type="string">
            <text:p>musketeer_wpt</text:p>
          </table:table-cell>
          <table:table-cell table:style-name="ce14" office:value-type="string" calcext:value-type="string">
            <text:p>musketeer_skl</text:p>
          </table:table-cell>
          <table:table-cell table:style-name="ce15" office:value-type="string" calcext:value-type="string">
            <text:p>kingdom_1_face_young</text:p>
          </table:table-cell>
          <table:table-cell table:style-name="ce15" office:value-type="string" calcext:value-type="string">
            <text:p>kingdom_1_face_old</text:p>
          </table:table-cell>
          <table:table-cell table:style-name="ce16"/>
          <table:table-cell table:style-name="ce4" table:formula="of:=IF(AND([.A7]&lt;&gt;&quot;&quot;;[.B7]&lt;&gt;&quot;&quot;);CONCATENATE([$Variables.$I$1];[$Variables.$I$7];[.A7];[$Variables.$I$7];[$Variables.$I$6];[$Variables.$I$7];[.B7];[$Variables.$I$7];[$Variables.$I$6];[$Variables.$I$7];[.C7];[$Variables.$I$7];[$Variables.$I$6];[.D7];[$Variables.$I$6];[.E7];[$Variables.$I$6];[.F7];[$Variables.$I$6];[.G7];[$Variables.$I$6];[$Variables.$I$1];[.H7];[.I7];[.K7];[.K7];[.L7];[.M7];[.N7];[$Variables.$I$2];[$Variables.$I$6];[.O7];[$Variables.$I$6];[.P7];[$Variables.$I$6];[.Q7];[$Variables.$I$6];[.R7];[$Variables.$I$6];[.S7];IF([.T7]&lt;&gt;&quot;&quot;;CONCATENATE([$Variables.$I$6];[.T7]);&quot;&quot;);[$Variables.$I$2];[$Variables.$I$6]);IF([.A7]&lt;&gt;&quot;&quot;;CONCATENATE(&quot;#&quot;;[.A7]);&quot;&quot;))" office:value-type="string" office:string-value="[&quot;kingdom_1_inf_missile_2&quot;,&quot;Arquebusier&quot;,&quot;Arquebusiers&quot;,tf_guarantee_helmet|tf_guarantee_armor|tf_guarantee_boots|tf_guarantee_ranged,0,10,fac_kingdom_1,[itm_chapel,itm_aketon_green,itm_ankle_boots,itm_ankle_boots,itm_matchlock_arquebus_1,itm_stone_bullets,itm_side_sword,],musketeer_att,musketeer_wpt,musketeer_skl,kingdom_1_face_young,kingdom_1_face_old]," calcext:value-type="string">
            <text:p>["kingdom_1_inf_missile_2","Arquebusier","Arquebusiers",tf_guarantee_helmet|tf_guarantee_armor|tf_guarantee_boots|tf_guarantee_ranged,0,10,fac_kingdom_1,[itm_chapel,itm_aketon_green,itm_ankle_boots,itm_ankle_boots,itm_matchlock_arquebus_1,itm_stone_bullets,itm_side_sword,],musketeer_att,musketeer_wpt,musketeer_skl,kingdom_1_face_young,kingdom_1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_cav_melee_1</text:p>
          </table:table-cell>
          <table:table-cell table:style-name="ce3" office:value-type="string" calcext:value-type="string">
            <text:p>Border Horseman</text:p>
          </table:table-cell>
          <table:table-cell table:style-name="ce3" office:value-type="string" calcext:value-type="string">
            <text:p>Border Horsemen</text:p>
          </table:table-cell>
          <table:table-cell table:style-name="ce6" office:value-type="string" calcext:value-type="string">
            <text:p>tf_mounted|tf_guarantee_helmet|tf_guarantee_armor|tf_guarantee_boots|tf_guarantee_horse|tf_guarantee_ranged|tf_guarantee_shiel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fac_kingdom_1</text:p>
          </table:table-cell>
          <table:table-cell table:style-name="ce9"/>
          <table:table-cell table:style-name="ce9" office:value-type="string" calcext:value-type="string">
            <text:p>itm_aketon_green,</text:p>
          </table:table-cell>
          <table:table-cell table:style-name="ce9"/>
          <table:table-cell table:style-name="ce9" office:value-type="string" calcext:value-type="string">
            <text:p>itm_wrapping_boots,</text:p>
          </table:table-cell>
          <table:table-cell table:style-name="ce9" office:value-type="string" calcext:value-type="string">
            <text:p>itm_light_lance,itm_tab_shield_round_b,</text:p>
          </table:table-cell>
          <table:table-cell table:style-name="ce9" office:value-type="string" calcext:value-type="string">
            <text:p>itm_javelins,</text:p>
          </table:table-cell>
          <table:table-cell table:style-name="ce9" office:value-type="string" calcext:value-type="string">
            <text:p>itm_sumpter_horse,</text:p>
          </table:table-cell>
          <table:table-cell table:style-name="ce14" office:value-type="string" calcext:value-type="string">
            <text:p>cavalry_att</text:p>
          </table:table-cell>
          <table:table-cell table:style-name="ce14" office:value-type="string" calcext:value-type="string">
            <text:p>cavalry_wpt</text:p>
          </table:table-cell>
          <table:table-cell table:style-name="ce14" office:value-type="string" calcext:value-type="string">
            <text:p>cavalry_skl</text:p>
          </table:table-cell>
          <table:table-cell table:style-name="ce15" office:value-type="string" calcext:value-type="string">
            <text:p>kingdom_1_face_young</text:p>
          </table:table-cell>
          <table:table-cell table:style-name="ce15" office:value-type="string" calcext:value-type="string">
            <text:p>kingdom_1_face_old</text:p>
          </table:table-cell>
          <table:table-cell table:style-name="ce16"/>
          <table:table-cell table:style-name="ce4" table:formula="of:=IF(AND([.A8]&lt;&gt;&quot;&quot;;[.B8]&lt;&gt;&quot;&quot;);CONCATENATE([$Variables.$I$1];[$Variables.$I$7];[.A8];[$Variables.$I$7];[$Variables.$I$6];[$Variables.$I$7];[.B8];[$Variables.$I$7];[$Variables.$I$6];[$Variables.$I$7];[.C8];[$Variables.$I$7];[$Variables.$I$6];[.D8];[$Variables.$I$6];[.E8];[$Variables.$I$6];[.F8];[$Variables.$I$6];[.G8];[$Variables.$I$6];[$Variables.$I$1];[.H8];[.I8];[.J8];[.K8];[.L8];[.M8];[.N8];[$Variables.$I$2];[$Variables.$I$6];[.O8];[$Variables.$I$6];[.P8];[$Variables.$I$6];[.Q8];[$Variables.$I$6];[.R8];[$Variables.$I$6];[.S8];IF([.T8]&lt;&gt;&quot;&quot;;CONCATENATE([$Variables.$I$6];[.T8]);&quot;&quot;);[$Variables.$I$2];[$Variables.$I$6]);IF([.A8]&lt;&gt;&quot;&quot;;CONCATENATE(&quot;#&quot;;[.A8]);&quot;&quot;))" office:value-type="string" office:string-value="[&quot;kingdom_1_cav_melee_1&quot;,&quot;Border Horseman&quot;,&quot;Border Horsemen&quot;,tf_mounted|tf_guarantee_helmet|tf_guarantee_armor|tf_guarantee_boots|tf_guarantee_horse|tf_guarantee_ranged|tf_guarantee_shield,0,12,fac_kingdom_1,[itm_aketon_green,itm_wrapping_boots,itm_light_lance,itm_tab_shield_round_b,itm_javelins,itm_sumpter_horse,],cavalry_att,cavalry_wpt,cavalry_skl,kingdom_1_face_young,kingdom_1_face_old]," calcext:value-type="string">
            <text:p>["kingdom_1_cav_melee_1","Border Horseman","Border Horsemen",tf_mounted|tf_guarantee_helmet|tf_guarantee_armor|tf_guarantee_boots|tf_guarantee_horse|tf_guarantee_ranged|tf_guarantee_shield,0,12,fac_kingdom_1,[itm_aketon_green,itm_wrapping_boots,itm_light_lance,itm_tab_shield_round_b,itm_javelins,itm_sumpter_horse,],cavalry_att,cavalry_wpt,cavalry_skl,kingdom_1_face_young,kingdom_1_face_old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string" office:string-value="100" calcext:value-type="string">
            <text:p>100</text:p>
          </table:table-cell>
          <table:table-cell table:style-name="ce4" table:number-columns-repeated="14"/>
          <table:table-cell table:style-name="ce4" table:formula="of:=IF(AND([.A9]&lt;&gt;&quot;&quot;;[.B9]&lt;&gt;&quot;&quot;);CONCATENATE([$Variables.$I$1];[$Variables.$I$7];[.A9];[$Variables.$I$7];[$Variables.$I$6];[$Variables.$I$7];[.B9];[$Variables.$I$7];[$Variables.$I$6];[$Variables.$I$7];[.C9];[$Variables.$I$7];[$Variables.$I$6];[.D9];[$Variables.$I$6];[.E9];[$Variables.$I$6];[.F9];[$Variables.$I$6];[.G9];[$Variables.$I$6];[$Variables.$I$1];[.H9];[.I9];[.J9];[.K9];[.L9];[.M9];[.N9];[$Variables.$I$2];[$Variables.$I$6];[.O9];[$Variables.$I$6];[.P9];[$Variables.$I$6];[.Q9];[$Variables.$I$6];[.R9];[$Variables.$I$6];[.S9];IF([.T9]&lt;&gt;&quot;&quot;;CONCATENATE([$Variables.$I$6];[.T9]);&quot;&quot;);[$Variables.$I$2];[$Variables.$I$6]);IF([.A9]&lt;&gt;&quot;&quot;;CONCATENATE(&quot;#&quot;;[.A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olish Lithuanian Union</text:p>
          </table:table-cell>
          <table:table-cell table:style-name="ce4" table:number-columns-repeated="19"/>
          <table:table-cell table:style-name="ce4" table:formula="of:=IF(AND([.A10]&lt;&gt;&quot;&quot;;[.B10]&lt;&gt;&quot;&quot;);CONCATENATE([$Variables.$I$1];[$Variables.$I$7];[.A10];[$Variables.$I$7];[$Variables.$I$6];[$Variables.$I$7];[.B10];[$Variables.$I$7];[$Variables.$I$6];[$Variables.$I$7];[.C10];[$Variables.$I$7];[$Variables.$I$6];[.D10];[$Variables.$I$6];[.E10];[$Variables.$I$6];[.F10];[$Variables.$I$6];[.G10];[$Variables.$I$6];[$Variables.$I$1];[.H10];[.I10];[.J10];[.K10];[.L10];[.M10];[.N10];[$Variables.$I$2];[$Variables.$I$6];[.O10];[$Variables.$I$6];[.P10];[$Variables.$I$6];[.Q10];[$Variables.$I$6];[.R10];[$Variables.$I$6];[.S10];IF([.T10]&lt;&gt;&quot;&quot;;CONCATENATE([$Variables.$I$6];[.T10]);&quot;&quot;);[$Variables.$I$2];[$Variables.$I$6]);IF([.A10]&lt;&gt;&quot;&quot;;CONCATENATE(&quot;#&quot;;[.A10]);&quot;&quot;))" office:value-type="string" office:string-value="#Polish Lithuanian Union" calcext:value-type="string">
            <text:p>#Polish Lithuanian Uni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2_inf_melee_1</text:p>
          </table:table-cell>
          <table:table-cell table:style-name="ce3" office:value-type="string" calcext:value-type="string">
            <text:p>Militia</text:p>
          </table:table-cell>
          <table:table-cell table:style-name="ce3" office:value-type="string" calcext:value-type="string">
            <text:p>Militia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fac_kingdom_2</text:p>
          </table:table-cell>
          <table:table-cell table:style-name="ce9"/>
          <table:table-cell table:style-name="ce9" office:value-type="string" calcext:value-type="string">
            <text:p>itm_fur_coat,</text:p>
          </table:table-cell>
          <table:table-cell table:style-name="ce9"/>
          <table:table-cell table:style-name="ce9" office:value-type="string" calcext:value-type="string">
            <text:p>itm_hide_boots,</text:p>
          </table:table-cell>
          <table:table-cell table:style-name="ce9" office:value-type="string" calcext:value-type="string">
            <text:p>itm_one_handed_battle_axe_a,</text:p>
          </table:table-cell>
          <table:table-cell table:style-name="ce9" office:value-type="string" calcext:value-type="string">
            <text:p>itm_javelins,</text:p>
          </table:table-cell>
          <table:table-cell table:style-name="ce9"/>
          <table:table-cell table:style-name="ce14" office:value-type="string" calcext:value-type="string">
            <text:p>infantry_att</text:p>
          </table:table-cell>
          <table:table-cell table:style-name="ce14" office:value-type="string" calcext:value-type="string">
            <text:p>infantry_wpt</text:p>
          </table:table-cell>
          <table:table-cell table:style-name="ce14" office:value-type="string" calcext:value-type="string">
            <text:p>infantry_skl</text:p>
          </table:table-cell>
          <table:table-cell table:style-name="ce15" office:value-type="string" calcext:value-type="string">
            <text:p>kingdom_2_face_young</text:p>
          </table:table-cell>
          <table:table-cell table:style-name="ce15" office:value-type="string" calcext:value-type="string">
            <text:p>kingdom_2_face_old</text:p>
          </table:table-cell>
          <table:table-cell table:style-name="ce16"/>
          <table:table-cell table:style-name="ce4" table:formula="of:=IF(AND([.A11]&lt;&gt;&quot;&quot;;[.B11]&lt;&gt;&quot;&quot;);CONCATENATE([$Variables.$I$1];[$Variables.$I$7];[.A11];[$Variables.$I$7];[$Variables.$I$6];[$Variables.$I$7];[.B11];[$Variables.$I$7];[$Variables.$I$6];[$Variables.$I$7];[.C11];[$Variables.$I$7];[$Variables.$I$6];[.D11];[$Variables.$I$6];[.E11];[$Variables.$I$6];[.F11];[$Variables.$I$6];[.G11];[$Variables.$I$6];[$Variables.$I$1];[.H11];[.I11];[.J11];[.K11];[.L11];[.M11];[.N11];[$Variables.$I$2];[$Variables.$I$6];[.O11];[$Variables.$I$6];[.P11];[$Variables.$I$6];[.Q11];[$Variables.$I$6];[.R11];[$Variables.$I$6];[.S11];IF([.T11]&lt;&gt;&quot;&quot;;CONCATENATE([$Variables.$I$6];[.T11]);&quot;&quot;);[$Variables.$I$2];[$Variables.$I$6]);IF([.A11]&lt;&gt;&quot;&quot;;CONCATENATE(&quot;#&quot;;[.A11]);&quot;&quot;))" office:value-type="string" office:string-value="[&quot;kingdom_2_inf_melee_1&quot;,&quot;Militia&quot;,&quot;Militias&quot;,tf_guarantee_helmet|tf_guarantee_armor|tf_guarantee_boots,0,4,fac_kingdom_2,[itm_fur_coat,itm_hide_boots,itm_one_handed_battle_axe_a,itm_javelins,],infantry_att,infantry_wpt,infantry_skl,kingdom_2_face_young,kingdom_2_face_old]," calcext:value-type="string">
            <text:p>["kingdom_2_inf_melee_1","Militia","Militias",tf_guarantee_helmet|tf_guarantee_armor|tf_guarantee_boots,0,4,fac_kingdom_2,[itm_fur_coat,itm_hide_boots,itm_one_handed_battle_axe_a,itm_javelins,],infantry_att,infantry_wpt,infantry_skl,kingdom_2_face_young,kingdom_2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2_inf_melee_2</text:p>
          </table:table-cell>
          <table:table-cell table:style-name="ce3" office:value-type="string" calcext:value-type="string">
            <text:p>Drab</text:p>
          </table:table-cell>
          <table:table-cell table:style-name="ce3" office:value-type="string" calcext:value-type="string">
            <text:p>Drab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fac_kingdom_2</text:p>
          </table:table-cell>
          <table:table-cell table:style-name="ce9"/>
          <table:table-cell table:style-name="ce9" office:value-type="string" calcext:value-type="string">
            <text:p>itm_leather_armor,</text:p>
          </table:table-cell>
          <table:table-cell table:style-name="ce9"/>
          <table:table-cell table:style-name="ce9" office:value-type="string" calcext:value-type="string">
            <text:p>itm_rus_shoes,</text:p>
          </table:table-cell>
          <table:table-cell table:style-name="ce9" office:value-type="string" calcext:value-type="string">
            <text:p>itm_halbert_3,</text:p>
          </table:table-cell>
          <table:table-cell table:style-name="ce9" table:number-columns-repeated="2"/>
          <table:table-cell table:style-name="ce14" office:value-type="string" calcext:value-type="string">
            <text:p>infantry_att</text:p>
          </table:table-cell>
          <table:table-cell table:style-name="ce14" office:value-type="string" calcext:value-type="string">
            <text:p>infantry_wpt</text:p>
          </table:table-cell>
          <table:table-cell table:style-name="ce14" office:value-type="string" calcext:value-type="string">
            <text:p>infantry_skl</text:p>
          </table:table-cell>
          <table:table-cell table:style-name="ce15" office:value-type="string" calcext:value-type="string">
            <text:p>kingdom_2_face_young</text:p>
          </table:table-cell>
          <table:table-cell table:style-name="ce15" office:value-type="string" calcext:value-type="string">
            <text:p>kingdom_2_face_old</text:p>
          </table:table-cell>
          <table:table-cell table:style-name="ce16"/>
          <table:table-cell table:style-name="ce4" table:formula="of:=IF(AND([.A12]&lt;&gt;&quot;&quot;;[.B12]&lt;&gt;&quot;&quot;);CONCATENATE([$Variables.$I$1];[$Variables.$I$7];[.A12];[$Variables.$I$7];[$Variables.$I$6];[$Variables.$I$7];[.B12];[$Variables.$I$7];[$Variables.$I$6];[$Variables.$I$7];[.C12];[$Variables.$I$7];[$Variables.$I$6];[.D12];[$Variables.$I$6];[.E12];[$Variables.$I$6];[.F12];[$Variables.$I$6];[.G12];[$Variables.$I$6];[$Variables.$I$1];[.H12];[.I12];[.J12];[.K12];[.L12];[.M12];[.N12];[$Variables.$I$2];[$Variables.$I$6];[.O12];[$Variables.$I$6];[.P12];[$Variables.$I$6];[.Q12];[$Variables.$I$6];[.R12];[$Variables.$I$6];[.S12];IF([.T12]&lt;&gt;&quot;&quot;;CONCATENATE([$Variables.$I$6];[.T12]);&quot;&quot;);[$Variables.$I$2];[$Variables.$I$6]);IF([.A12]&lt;&gt;&quot;&quot;;CONCATENATE(&quot;#&quot;;[.A12]);&quot;&quot;))" office:value-type="string" office:string-value="[&quot;kingdom_2_inf_melee_2&quot;,&quot;Drab&quot;,&quot;Drabs&quot;,tf_guarantee_helmet|tf_guarantee_armor|tf_guarantee_boots,0,5,fac_kingdom_2,[itm_leather_armor,itm_rus_shoes,itm_halbert_3,],infantry_att,infantry_wpt,infantry_skl,kingdom_2_face_young,kingdom_2_face_old]," calcext:value-type="string">
            <text:p>["kingdom_2_inf_melee_2","Drab","Drabs",tf_guarantee_helmet|tf_guarantee_armor|tf_guarantee_boots,0,5,fac_kingdom_2,[itm_leather_armor,itm_rus_shoes,itm_halbert_3,],infantry_att,infantry_wpt,infantry_skl,kingdom_2_face_young,kingdom_2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2_inf_missile_1</text:p>
          </table:table-cell>
          <table:table-cell table:style-name="ce3" office:value-type="string" calcext:value-type="string">
            <text:p>Cossack</text:p>
          </table:table-cell>
          <table:table-cell table:style-name="ce3" office:value-type="string" calcext:value-type="string">
            <text:p>Cossacks</text:p>
          </table:table-cell>
          <table:table-cell table:style-name="ce6" office:value-type="string" calcext:value-type="string">
            <text:p>tf_guarantee_helmet|tf_guarantee_armor|tf_guarantee_boots|tf_guarantee_range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style-name="ce8" office:value-type="string" calcext:value-type="string">
            <text:p>fac_kingdom_2</text:p>
          </table:table-cell>
          <table:table-cell table:style-name="ce9" office:value-type="string" calcext:value-type="string">
            <text:p>itm_fur_hat,</text:p>
          </table:table-cell>
          <table:table-cell table:style-name="ce9" office:value-type="string" calcext:value-type="string">
            <text:p>itm_nomad_vest,</text:p>
          </table:table-cell>
          <table:table-cell table:style-name="ce9"/>
          <table:table-cell table:style-name="ce9" office:value-type="string" calcext:value-type="string">
            <text:p>itm_wrapping_boots,</text:p>
          </table:table-cell>
          <table:table-cell table:style-name="ce9" office:value-type="string" calcext:value-type="string">
            <text:p>itm_recurve_bow,itm_barbed_arrows,</text:p>
          </table:table-cell>
          <table:table-cell table:style-name="ce9" table:number-columns-repeated="2"/>
          <table:table-cell table:style-name="ce14" office:value-type="string" calcext:value-type="string">
            <text:p>archer_att</text:p>
          </table:table-cell>
          <table:table-cell table:style-name="ce14" office:value-type="string" calcext:value-type="string">
            <text:p>archer_wpt</text:p>
          </table:table-cell>
          <table:table-cell table:style-name="ce14" office:value-type="string" calcext:value-type="string">
            <text:p>archer_skl</text:p>
          </table:table-cell>
          <table:table-cell table:style-name="ce15" office:value-type="string" calcext:value-type="string">
            <text:p>kingdom_2_face_young</text:p>
          </table:table-cell>
          <table:table-cell table:style-name="ce15" office:value-type="string" calcext:value-type="string">
            <text:p>kingdom_2_face_old</text:p>
          </table:table-cell>
          <table:table-cell table:style-name="ce16"/>
          <table:table-cell table:style-name="ce4" table:formula="of:=IF(AND([.A13]&lt;&gt;&quot;&quot;;[.B13]&lt;&gt;&quot;&quot;);CONCATENATE([$Variables.$I$1];[$Variables.$I$7];[.A13];[$Variables.$I$7];[$Variables.$I$6];[$Variables.$I$7];[.B13];[$Variables.$I$7];[$Variables.$I$6];[$Variables.$I$7];[.C13];[$Variables.$I$7];[$Variables.$I$6];[.D13];[$Variables.$I$6];[.E13];[$Variables.$I$6];[.F13];[$Variables.$I$6];[.G13];[$Variables.$I$6];[$Variables.$I$1];[.H13];[.I13];[.J13];[.K13];[.L13];[.M13];[.N13];[$Variables.$I$2];[$Variables.$I$6];[.O13];[$Variables.$I$6];[.P13];[$Variables.$I$6];[.Q13];[$Variables.$I$6];[.R13];[$Variables.$I$6];[.S13];IF([.T13]&lt;&gt;&quot;&quot;;CONCATENATE([$Variables.$I$6];[.T13]);&quot;&quot;);[$Variables.$I$2];[$Variables.$I$6]);IF([.A13]&lt;&gt;&quot;&quot;;CONCATENATE(&quot;#&quot;;[.A13]);&quot;&quot;))" office:value-type="string" office:string-value="[&quot;kingdom_2_inf_missile_1&quot;,&quot;Cossack&quot;,&quot;Cossacks&quot;,tf_guarantee_helmet|tf_guarantee_armor|tf_guarantee_boots|tf_guarantee_ranged,0,16,fac_kingdom_2,[itm_fur_hat,itm_nomad_vest,itm_wrapping_boots,itm_recurve_bow,itm_barbed_arrows,],archer_att,archer_wpt,archer_skl,kingdom_2_face_young,kingdom_2_face_old]," calcext:value-type="string">
            <text:p>["kingdom_2_inf_missile_1","Cossack","Cossacks",tf_guarantee_helmet|tf_guarantee_armor|tf_guarantee_boots|tf_guarantee_ranged,0,16,fac_kingdom_2,[itm_fur_hat,itm_nomad_vest,itm_wrapping_boots,itm_recurve_bow,itm_barbed_arrows,],archer_att,archer_wpt,archer_skl,kingdom_2_face_young,kingdom_2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2_cav_melee_1</text:p>
          </table:table-cell>
          <table:table-cell table:style-name="ce3" office:value-type="string" calcext:value-type="string">
            <text:p>Lancer</text:p>
          </table:table-cell>
          <table:table-cell table:style-name="ce3" office:value-type="string" calcext:value-type="string">
            <text:p>Lancers</text:p>
          </table:table-cell>
          <table:table-cell table:style-name="ce6" office:value-type="string" calcext:value-type="string">
            <text:p>tf_mounted|tf_guarantee_horse|tf_guarantee_helmet|tf_guarantee_armor|tf_guarantee_boots|tf_guarantee_shiel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string" calcext:value-type="string">
            <text:p>fac_kingdom_2</text:p>
          </table:table-cell>
          <table:table-cell table:style-name="ce9"/>
          <table:table-cell table:style-name="ce9" office:value-type="string" calcext:value-type="string">
            <text:p>itm_leather_vest,</text:p>
          </table:table-cell>
          <table:table-cell table:style-name="ce9"/>
          <table:table-cell table:style-name="ce9" office:value-type="string" calcext:value-type="string">
            <text:p>itm_wrapping_boots,</text:p>
          </table:table-cell>
          <table:table-cell table:style-name="ce9" office:value-type="string" calcext:value-type="string">
            <text:p>itm_lance,</text:p>
          </table:table-cell>
          <table:table-cell table:style-name="ce9" office:value-type="string" calcext:value-type="string">
            <text:p>itm_side_sword,</text:p>
          </table:table-cell>
          <table:table-cell table:style-name="ce9" office:value-type="string" calcext:value-type="string">
            <text:p>itm_saddle_horse,</text:p>
          </table:table-cell>
          <table:table-cell table:style-name="ce14" office:value-type="string" calcext:value-type="string">
            <text:p>cavalry_att</text:p>
          </table:table-cell>
          <table:table-cell table:style-name="ce14" office:value-type="string" calcext:value-type="string">
            <text:p>cavalry_wpt</text:p>
          </table:table-cell>
          <table:table-cell table:style-name="ce14" office:value-type="string" calcext:value-type="string">
            <text:p>cavalry_skl</text:p>
          </table:table-cell>
          <table:table-cell table:style-name="ce15" office:value-type="string" calcext:value-type="string">
            <text:p>kingdom_2_face_young</text:p>
          </table:table-cell>
          <table:table-cell table:style-name="ce15" office:value-type="string" calcext:value-type="string">
            <text:p>kingdom_2_face_old</text:p>
          </table:table-cell>
          <table:table-cell table:style-name="ce16"/>
          <table:table-cell table:style-name="ce4" table:formula="of:=IF(AND([.A14]&lt;&gt;&quot;&quot;;[.B14]&lt;&gt;&quot;&quot;);CONCATENATE([$Variables.$I$1];[$Variables.$I$7];[.A14];[$Variables.$I$7];[$Variables.$I$6];[$Variables.$I$7];[.B14];[$Variables.$I$7];[$Variables.$I$6];[$Variables.$I$7];[.C14];[$Variables.$I$7];[$Variables.$I$6];[.D14];[$Variables.$I$6];[.E14];[$Variables.$I$6];[.F14];[$Variables.$I$6];[.G14];[$Variables.$I$6];[$Variables.$I$1];[.H14];[.I14];[.J14];[.K14];[.L14];[.M14];[.N14];[$Variables.$I$2];[$Variables.$I$6];[.O14];[$Variables.$I$6];[.P14];[$Variables.$I$6];[.Q14];[$Variables.$I$6];[.R14];[$Variables.$I$6];[.S14];IF([.T14]&lt;&gt;&quot;&quot;;CONCATENATE([$Variables.$I$6];[.T14]);&quot;&quot;);[$Variables.$I$2];[$Variables.$I$6]);IF([.A14]&lt;&gt;&quot;&quot;;CONCATENATE(&quot;#&quot;;[.A14]);&quot;&quot;))" office:value-type="string" office:string-value="[&quot;kingdom_2_cav_melee_1&quot;,&quot;Lancer&quot;,&quot;Lancers&quot;,tf_mounted|tf_guarantee_horse|tf_guarantee_helmet|tf_guarantee_armor|tf_guarantee_boots|tf_guarantee_shield,0,22,fac_kingdom_2,[itm_leather_vest,itm_wrapping_boots,itm_lance,itm_side_sword,itm_saddle_horse,],cavalry_att,cavalry_wpt,cavalry_skl,kingdom_2_face_young,kingdom_2_face_old]," calcext:value-type="string">
            <text:p>["kingdom_2_cav_melee_1","Lancer","Lancers",tf_mounted|tf_guarantee_horse|tf_guarantee_helmet|tf_guarantee_armor|tf_guarantee_boots|tf_guarantee_shield,0,22,fac_kingdom_2,[itm_leather_vest,itm_wrapping_boots,itm_lance,itm_side_sword,itm_saddle_horse,],cavalry_att,cavalry_wpt,cavalry_skl,kingdom_2_face_young,kingdom_2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2_cav_melee_2</text:p>
          </table:table-cell>
          <table:table-cell table:style-name="ce3" office:value-type="string" calcext:value-type="string">
            <text:p>Hussar</text:p>
          </table:table-cell>
          <table:table-cell table:style-name="ce3" office:value-type="string" calcext:value-type="string">
            <text:p>Hussars</text:p>
          </table:table-cell>
          <table:table-cell table:style-name="ce6" office:value-type="string" calcext:value-type="string">
            <text:p>tf_mounted|tf_guarantee_horse|tf_guarantee_helmet|tf_guarantee_armor|tf_guarantee_boots|tf_guarantee_shiel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8" office:value-type="string" calcext:value-type="string">
            <text:p>fac_kingdom_2</text:p>
          </table:table-cell>
          <table:table-cell table:style-name="ce9"/>
          <table:table-cell table:style-name="ce9" office:value-type="string" calcext:value-type="string">
            <text:p>itm_leather_jerkin,</text:p>
          </table:table-cell>
          <table:table-cell table:style-name="ce9"/>
          <table:table-cell table:style-name="ce9" office:value-type="string" calcext:value-type="string">
            <text:p>itm_rus_shoes,</text:p>
          </table:table-cell>
          <table:table-cell table:style-name="ce9" office:value-type="string" calcext:value-type="string">
            <text:p>itm_heavy_lance,</text:p>
          </table:table-cell>
          <table:table-cell table:style-name="ce9"/>
          <table:table-cell table:style-name="ce9" office:value-type="string" calcext:value-type="string">
            <text:p>itm_hunter,</text:p>
          </table:table-cell>
          <table:table-cell table:style-name="ce14" office:value-type="string" calcext:value-type="string">
            <text:p>cavalry_att</text:p>
          </table:table-cell>
          <table:table-cell table:style-name="ce14" office:value-type="string" calcext:value-type="string">
            <text:p>cavalry_wpt</text:p>
          </table:table-cell>
          <table:table-cell table:style-name="ce14" office:value-type="string" calcext:value-type="string">
            <text:p>cavalry_skl</text:p>
          </table:table-cell>
          <table:table-cell table:style-name="ce15" office:value-type="string" calcext:value-type="string">
            <text:p>kingdom_2_face_young</text:p>
          </table:table-cell>
          <table:table-cell table:style-name="ce15" office:value-type="string" calcext:value-type="string">
            <text:p>kingdom_2_face_old</text:p>
          </table:table-cell>
          <table:table-cell table:style-name="ce16"/>
          <table:table-cell table:style-name="ce4" table:formula="of:=IF(AND([.A15]&lt;&gt;&quot;&quot;;[.B15]&lt;&gt;&quot;&quot;);CONCATENATE([$Variables.$I$1];[$Variables.$I$7];[.A15];[$Variables.$I$7];[$Variables.$I$6];[$Variables.$I$7];[.B15];[$Variables.$I$7];[$Variables.$I$6];[$Variables.$I$7];[.C15];[$Variables.$I$7];[$Variables.$I$6];[.D15];[$Variables.$I$6];[.E15];[$Variables.$I$6];[.F15];[$Variables.$I$6];[.G15];[$Variables.$I$6];[$Variables.$I$1];[.H15];[.I15];[.J15];[.K15];[.L15];[.M15];[.N15];[$Variables.$I$2];[$Variables.$I$6];[.O15];[$Variables.$I$6];[.P15];[$Variables.$I$6];[.Q15];[$Variables.$I$6];[.R15];[$Variables.$I$6];[.S15];IF([.T15]&lt;&gt;&quot;&quot;;CONCATENATE([$Variables.$I$6];[.T15]);&quot;&quot;);[$Variables.$I$2];[$Variables.$I$6]);IF([.A15]&lt;&gt;&quot;&quot;;CONCATENATE(&quot;#&quot;;[.A15]);&quot;&quot;))" office:value-type="string" office:string-value="[&quot;kingdom_2_cav_melee_2&quot;,&quot;Hussar&quot;,&quot;Hussars&quot;,tf_mounted|tf_guarantee_horse|tf_guarantee_helmet|tf_guarantee_armor|tf_guarantee_boots|tf_guarantee_shield,0,15,fac_kingdom_2,[itm_leather_jerkin,itm_rus_shoes,itm_heavy_lance,itm_hunter,],cavalry_att,cavalry_wpt,cavalry_skl,kingdom_2_face_young,kingdom_2_face_old]," calcext:value-type="string">
            <text:p>["kingdom_2_cav_melee_2","Hussar","Hussars",tf_mounted|tf_guarantee_horse|tf_guarantee_helmet|tf_guarantee_armor|tf_guarantee_boots|tf_guarantee_shield,0,15,fac_kingdom_2,[itm_leather_jerkin,itm_rus_shoes,itm_heavy_lance,itm_hunter,],cavalry_att,cavalry_wpt,cavalry_skl,kingdom_2_face_young,kingdom_2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2_cav_missile_1</text:p>
          </table:table-cell>
          <table:table-cell table:style-name="ce3" office:value-type="string" calcext:value-type="string">
            <text:p>Lipka Tatar</text:p>
          </table:table-cell>
          <table:table-cell table:style-name="ce3" office:value-type="string" calcext:value-type="string">
            <text:p>Lipka Tatars</text:p>
          </table:table-cell>
          <table:table-cell table:style-name="ce6" office:value-type="string" calcext:value-type="string">
            <text:p>tf_mounted|tf_guarantee_horse|tf_guarantee_helmet|tf_guarantee_armor|tf_guarantee_boots|tf_guarantee_range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8" calcext:value-type="float">
            <text:p>38</text:p>
          </table:table-cell>
          <table:table-cell table:style-name="ce8" office:value-type="string" calcext:value-type="string">
            <text:p>fac_kingdom_2</text:p>
          </table:table-cell>
          <table:table-cell table:style-name="ce9" office:value-type="string" calcext:value-type="string">
            <text:p>itm_nomad_cap_b,</text:p>
          </table:table-cell>
          <table:table-cell table:style-name="ce9" office:value-type="string" calcext:value-type="string">
            <text:p>itm_nomad_armor,</text:p>
          </table:table-cell>
          <table:table-cell table:style-name="ce9"/>
          <table:table-cell table:style-name="ce9" office:value-type="string" calcext:value-type="string">
            <text:p>itm_wrapping_boots,</text:p>
          </table:table-cell>
          <table:table-cell table:style-name="ce9" office:value-type="string" calcext:value-type="string">
            <text:p>itm_tatar_bow,itm_barbed_arrows,</text:p>
          </table:table-cell>
          <table:table-cell table:style-name="ce9"/>
          <table:table-cell table:style-name="ce9" office:value-type="string" calcext:value-type="string">
            <text:p>itm_steppe_horse,</text:p>
          </table:table-cell>
          <table:table-cell table:style-name="ce14" office:value-type="string" calcext:value-type="string">
            <text:p>horse_archer_att</text:p>
          </table:table-cell>
          <table:table-cell table:style-name="ce14" office:value-type="string" calcext:value-type="string">
            <text:p>horse_archer_wpt</text:p>
          </table:table-cell>
          <table:table-cell table:style-name="ce14" office:value-type="string" calcext:value-type="string">
            <text:p>horse_archer_skl</text:p>
          </table:table-cell>
          <table:table-cell table:style-name="ce15" office:value-type="string" calcext:value-type="string">
            <text:p>kingdom_2_face_young</text:p>
          </table:table-cell>
          <table:table-cell table:style-name="ce15" office:value-type="string" calcext:value-type="string">
            <text:p>kingdom_2_face_old</text:p>
          </table:table-cell>
          <table:table-cell table:style-name="ce16"/>
          <table:table-cell table:style-name="ce4" table:formula="of:=IF(AND([.A16]&lt;&gt;&quot;&quot;;[.B16]&lt;&gt;&quot;&quot;);CONCATENATE([$Variables.$I$1];[$Variables.$I$7];[.A16];[$Variables.$I$7];[$Variables.$I$6];[$Variables.$I$7];[.B16];[$Variables.$I$7];[$Variables.$I$6];[$Variables.$I$7];[.C16];[$Variables.$I$7];[$Variables.$I$6];[.D16];[$Variables.$I$6];[.E16];[$Variables.$I$6];[.F16];[$Variables.$I$6];[.G16];[$Variables.$I$6];[$Variables.$I$1];[.H16];[.I16];[.J16];[.K16];[.L16];[.M16];[.N16];[$Variables.$I$2];[$Variables.$I$6];[.O16];[$Variables.$I$6];[.P16];[$Variables.$I$6];[.Q16];[$Variables.$I$6];[.R16];[$Variables.$I$6];[.S16];IF([.T16]&lt;&gt;&quot;&quot;;CONCATENATE([$Variables.$I$6];[.T16]);&quot;&quot;);[$Variables.$I$2];[$Variables.$I$6]);IF([.A16]&lt;&gt;&quot;&quot;;CONCATENATE(&quot;#&quot;;[.A16]);&quot;&quot;))" office:value-type="string" office:string-value="[&quot;kingdom_2_cav_missile_1&quot;,&quot;Lipka Tatar&quot;,&quot;Lipka Tatars&quot;,tf_mounted|tf_guarantee_horse|tf_guarantee_helmet|tf_guarantee_armor|tf_guarantee_boots|tf_guarantee_ranged,0,38,fac_kingdom_2,[itm_nomad_cap_b,itm_nomad_armor,itm_wrapping_boots,itm_tatar_bow,itm_barbed_arrows,itm_steppe_horse,],horse_archer_att,horse_archer_wpt,horse_archer_skl,kingdom_2_face_young,kingdom_2_face_old]," calcext:value-type="string">
            <text:p>["kingdom_2_cav_missile_1","Lipka Tatar","Lipka Tatars",tf_mounted|tf_guarantee_horse|tf_guarantee_helmet|tf_guarantee_armor|tf_guarantee_boots|tf_guarantee_ranged,0,38,fac_kingdom_2,[itm_nomad_cap_b,itm_nomad_armor,itm_wrapping_boots,itm_tatar_bow,itm_barbed_arrows,itm_steppe_horse,],horse_archer_att,horse_archer_wpt,horse_archer_skl,kingdom_2_face_young,kingdom_2_face_old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11]+[.F12]+[.F13]+[.F14]+[.F15]+[.F16]" office:value-type="string" office:string-value="100" calcext:value-type="string">
            <text:p>100</text:p>
          </table:table-cell>
          <table:table-cell table:style-name="ce4" table:number-columns-repeated="14"/>
          <table:table-cell table:style-name="ce4" table:formula="of:=IF(AND([.A17]&lt;&gt;&quot;&quot;;[.B17]&lt;&gt;&quot;&quot;);CONCATENATE([$Variables.$I$1];[$Variables.$I$7];[.A17];[$Variables.$I$7];[$Variables.$I$6];[$Variables.$I$7];[.B17];[$Variables.$I$7];[$Variables.$I$6];[$Variables.$I$7];[.C17];[$Variables.$I$7];[$Variables.$I$6];[.D17];[$Variables.$I$6];[.E17];[$Variables.$I$6];[.F17];[$Variables.$I$6];[.G17];[$Variables.$I$6];[$Variables.$I$1];[.H17];[.I17];[.J17];[.K17];[.L17];[.M17];[.N17];[$Variables.$I$2];[$Variables.$I$6];[.O17];[$Variables.$I$6];[.P17];[$Variables.$I$6];[.Q17];[$Variables.$I$6];[.R17];[$Variables.$I$6];[.S17];IF([.T17]&lt;&gt;&quot;&quot;;CONCATENATE([$Variables.$I$6];[.T17]);&quot;&quot;);[$Variables.$I$2];[$Variables.$I$6]);IF([.A17]&lt;&gt;&quot;&quot;;CONCATENATE(&quot;#&quot;;[.A1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Ottoman Empire</text:p>
          </table:table-cell>
          <table:table-cell table:style-name="ce4" table:number-columns-repeated="19"/>
          <table:table-cell table:style-name="ce4" table:formula="of:=IF(AND([.A18]&lt;&gt;&quot;&quot;;[.B18]&lt;&gt;&quot;&quot;);CONCATENATE([$Variables.$I$1];[$Variables.$I$7];[.A18];[$Variables.$I$7];[$Variables.$I$6];[$Variables.$I$7];[.B18];[$Variables.$I$7];[$Variables.$I$6];[$Variables.$I$7];[.C18];[$Variables.$I$7];[$Variables.$I$6];[.D18];[$Variables.$I$6];[.E18];[$Variables.$I$6];[.F18];[$Variables.$I$6];[.G18];[$Variables.$I$6];[$Variables.$I$1];[.H18];[.I18];[.J18];[.K18];[.L18];[.M18];[.N18];[$Variables.$I$2];[$Variables.$I$6];[.O18];[$Variables.$I$6];[.P18];[$Variables.$I$6];[.Q18];[$Variables.$I$6];[.R18];[$Variables.$I$6];[.S18];IF([.T18]&lt;&gt;&quot;&quot;;CONCATENATE([$Variables.$I$6];[.T18]);&quot;&quot;);[$Variables.$I$2];[$Variables.$I$6]);IF([.A18]&lt;&gt;&quot;&quot;;CONCATENATE(&quot;#&quot;;[.A18]);&quot;&quot;))" office:value-type="string" office:string-value="#Ottoman Empire" calcext:value-type="string">
            <text:p>#Ottoman Empir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3_inf_melee_1</text:p>
          </table:table-cell>
          <table:table-cell table:style-name="ce3" office:value-type="string" calcext:value-type="string">
            <text:p>Janissary Footman</text:p>
          </table:table-cell>
          <table:table-cell table:style-name="ce3" office:value-type="string" calcext:value-type="string">
            <text:p>Janissary Footmen</text:p>
          </table:table-cell>
          <table:table-cell table:style-name="ce6" office:value-type="string" calcext:value-type="string">
            <text:p>tf_guarantee_helmet|tf_guarantee_armor|tf_guarantee_boots|tf_guarantee_shiel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fac_kingdom_3</text:p>
          </table:table-cell>
          <table:table-cell table:style-name="ce9" office:value-type="string" calcext:value-type="string">
            <text:p>itm_bork2,</text:p>
          </table:table-cell>
          <table:table-cell table:style-name="ce9" office:value-type="string" calcext:value-type="string">
            <text:p>itm_janichareteksiz,</text:p>
          </table:table-cell>
          <table:table-cell table:style-name="ce9"/>
          <table:table-cell table:style-name="ce9" office:value-type="string" calcext:value-type="string">
            <text:p>itm_ankle_boots,</text:p>
          </table:table-cell>
          <table:table-cell table:style-name="ce9" office:value-type="string" calcext:value-type="string">
            <text:p>itm_scimitar_b,itm_tab_shield_small_round_a,</text:p>
          </table:table-cell>
          <table:table-cell table:style-name="ce9" table:number-columns-repeated="2"/>
          <table:table-cell table:style-name="ce14" office:value-type="string" calcext:value-type="string">
            <text:p>infantry_att</text:p>
          </table:table-cell>
          <table:table-cell table:style-name="ce14" office:value-type="string" calcext:value-type="string">
            <text:p>infantry_wpt</text:p>
          </table:table-cell>
          <table:table-cell table:style-name="ce14" office:value-type="string" calcext:value-type="string">
            <text:p>infantry_skl</text:p>
          </table:table-cell>
          <table:table-cell table:style-name="ce15" office:value-type="string" calcext:value-type="string">
            <text:p>kingdom_3_face_young</text:p>
          </table:table-cell>
          <table:table-cell table:style-name="ce15" office:value-type="string" calcext:value-type="string">
            <text:p>kingdom_3_face_old</text:p>
          </table:table-cell>
          <table:table-cell table:style-name="ce16"/>
          <table:table-cell table:style-name="ce4" table:formula="of:=IF(AND([.A19]&lt;&gt;&quot;&quot;;[.B19]&lt;&gt;&quot;&quot;);CONCATENATE([$Variables.$I$1];[$Variables.$I$7];[.A19];[$Variables.$I$7];[$Variables.$I$6];[$Variables.$I$7];[.B19];[$Variables.$I$7];[$Variables.$I$6];[$Variables.$I$7];[.C19];[$Variables.$I$7];[$Variables.$I$6];[.D19];[$Variables.$I$6];[.E19];[$Variables.$I$6];[.F19];[$Variables.$I$6];[.G19];[$Variables.$I$6];[$Variables.$I$1];[.H19];[.I19];[.J19];[.K19];[.L19];[.M19];[.N19];[$Variables.$I$2];[$Variables.$I$6];[.O19];[$Variables.$I$6];[.P19];[$Variables.$I$6];[.Q19];[$Variables.$I$6];[.R19];[$Variables.$I$6];[.S19];IF([.T19]&lt;&gt;&quot;&quot;;CONCATENATE([$Variables.$I$6];[.T19]);&quot;&quot;);[$Variables.$I$2];[$Variables.$I$6]);IF([.A19]&lt;&gt;&quot;&quot;;CONCATENATE(&quot;#&quot;;[.A19]);&quot;&quot;))" office:value-type="string" office:string-value="[&quot;kingdom_3_inf_melee_1&quot;,&quot;Janissary Footman&quot;,&quot;Janissary Footmen&quot;,tf_guarantee_helmet|tf_guarantee_armor|tf_guarantee_boots|tf_guarantee_shield,0,12,fac_kingdom_3,[itm_bork2,itm_janichareteksiz,itm_ankle_boots,itm_scimitar_b,itm_tab_shield_small_round_a,],infantry_att,infantry_wpt,infantry_skl,kingdom_3_face_young,kingdom_3_face_old]," calcext:value-type="string">
            <text:p>["kingdom_3_inf_melee_1","Janissary Footman","Janissary Footmen",tf_guarantee_helmet|tf_guarantee_armor|tf_guarantee_boots|tf_guarantee_shield,0,12,fac_kingdom_3,[itm_bork2,itm_janichareteksiz,itm_ankle_boots,itm_scimitar_b,itm_tab_shield_small_round_a,],infantry_att,infantry_wpt,infantry_skl,kingdom_3_face_young,kingdom_3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3_inf_missile_1</text:p>
          </table:table-cell>
          <table:table-cell table:style-name="ce3" office:value-type="string" calcext:value-type="string">
            <text:p>Janissary Arquebusier</text:p>
          </table:table-cell>
          <table:table-cell table:style-name="ce3" office:value-type="string" calcext:value-type="string">
            <text:p>Janissary Arquebusiers</text:p>
          </table:table-cell>
          <table:table-cell table:style-name="ce6" office:value-type="string" calcext:value-type="string">
            <text:p>tf_guarantee_helmet|tf_guarantee_armor|tf_guarantee_boots|tf_guarantee_range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fac_kingdom_3</text:p>
          </table:table-cell>
          <table:table-cell table:style-name="ce9" office:value-type="string" calcext:value-type="string">
            <text:p>itm_bork1,</text:p>
          </table:table-cell>
          <table:table-cell table:style-name="ce9" office:value-type="string" calcext:value-type="string">
            <text:p>itm_bakak,</text:p>
          </table:table-cell>
          <table:table-cell table:style-name="ce9"/>
          <table:table-cell table:style-name="ce9" office:value-type="string" calcext:value-type="string">
            <text:p>itm_wrapping_boots,</text:p>
          </table:table-cell>
          <table:table-cell table:style-name="ce9" office:value-type="string" calcext:value-type="string">
            <text:p>itm_matchlock_arquebus_3,itm_stone_bullets,</text:p>
          </table:table-cell>
          <table:table-cell table:style-name="ce9" office:value-type="string" calcext:value-type="string">
            <text:p>itm_scimitar,</text:p>
          </table:table-cell>
          <table:table-cell table:style-name="ce9"/>
          <table:table-cell table:style-name="ce14" office:value-type="string" calcext:value-type="string">
            <text:p>musketeer_att</text:p>
          </table:table-cell>
          <table:table-cell table:style-name="ce14" office:value-type="string" calcext:value-type="string">
            <text:p>musketeer_wpt</text:p>
          </table:table-cell>
          <table:table-cell table:style-name="ce14" office:value-type="string" calcext:value-type="string">
            <text:p>musketeer_skl</text:p>
          </table:table-cell>
          <table:table-cell table:style-name="ce15" office:value-type="string" calcext:value-type="string">
            <text:p>kingdom_3_face_young</text:p>
          </table:table-cell>
          <table:table-cell table:style-name="ce15" office:value-type="string" calcext:value-type="string">
            <text:p>kingdom_3_face_old</text:p>
          </table:table-cell>
          <table:table-cell table:style-name="ce16"/>
          <table:table-cell table:style-name="ce4" table:formula="of:=IF(AND([.A20]&lt;&gt;&quot;&quot;;[.B20]&lt;&gt;&quot;&quot;);CONCATENATE([$Variables.$I$1];[$Variables.$I$7];[.A20];[$Variables.$I$7];[$Variables.$I$6];[$Variables.$I$7];[.B20];[$Variables.$I$7];[$Variables.$I$6];[$Variables.$I$7];[.C20];[$Variables.$I$7];[$Variables.$I$6];[.D20];[$Variables.$I$6];[.E20];[$Variables.$I$6];[.F20];[$Variables.$I$6];[.G20];[$Variables.$I$6];[$Variables.$I$1];[.H20];[.I20];[.J20];[.K20];[.L20];[.M20];[.N20];[$Variables.$I$2];[$Variables.$I$6];[.O20];[$Variables.$I$6];[.P20];[$Variables.$I$6];[.Q20];[$Variables.$I$6];[.R20];[$Variables.$I$6];[.S20];IF([.T20]&lt;&gt;&quot;&quot;;CONCATENATE([$Variables.$I$6];[.T20]);&quot;&quot;);[$Variables.$I$2];[$Variables.$I$6]);IF([.A20]&lt;&gt;&quot;&quot;;CONCATENATE(&quot;#&quot;;[.A20]);&quot;&quot;))" office:value-type="string" office:string-value="[&quot;kingdom_3_inf_missile_1&quot;,&quot;Janissary Arquebusier&quot;,&quot;Janissary Arquebusiers&quot;,tf_guarantee_helmet|tf_guarantee_armor|tf_guarantee_boots|tf_guarantee_ranged,0,19,fac_kingdom_3,[itm_bork1,itm_bakak,itm_wrapping_boots,itm_matchlock_arquebus_3,itm_stone_bullets,itm_scimitar,],musketeer_att,musketeer_wpt,musketeer_skl,kingdom_3_face_young,kingdom_3_face_old]," calcext:value-type="string">
            <text:p>["kingdom_3_inf_missile_1","Janissary Arquebusier","Janissary Arquebusiers",tf_guarantee_helmet|tf_guarantee_armor|tf_guarantee_boots|tf_guarantee_ranged,0,19,fac_kingdom_3,[itm_bork1,itm_bakak,itm_wrapping_boots,itm_matchlock_arquebus_3,itm_stone_bullets,itm_scimitar,],musketeer_att,musketeer_wpt,musketeer_skl,kingdom_3_face_young,kingdom_3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3_inf_missile_2</text:p>
          </table:table-cell>
          <table:table-cell table:style-name="ce3" office:value-type="string" calcext:value-type="string">
            <text:p>Azab</text:p>
          </table:table-cell>
          <table:table-cell table:style-name="ce3" office:value-type="string" calcext:value-type="string">
            <text:p>Azabs</text:p>
          </table:table-cell>
          <table:table-cell table:style-name="ce6" office:value-type="string" calcext:value-type="string">
            <text:p>tf_guarantee_helmet|tf_guarantee_armor|tf_guarantee_boots|tf_guarantee_range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string" calcext:value-type="string">
            <text:p>fac_kingdom_3</text:p>
          </table:table-cell>
          <table:table-cell table:style-name="ce9" office:value-type="string" calcext:value-type="string">
            <text:p>itm_turban_1,</text:p>
          </table:table-cell>
          <table:table-cell table:style-name="ce9" office:value-type="string" calcext:value-type="string">
            <text:p>itm_steppe_armor,</text:p>
          </table:table-cell>
          <table:table-cell table:style-name="ce9"/>
          <table:table-cell table:style-name="ce9" office:value-type="string" calcext:value-type="string">
            <text:p>itm_ankle_boots,</text:p>
          </table:table-cell>
          <table:table-cell table:style-name="ce9" office:value-type="string" calcext:value-type="string">
            <text:p>itm_horn_bow,itm_barbed_arrows,</text:p>
          </table:table-cell>
          <table:table-cell table:style-name="ce9" table:number-columns-repeated="2"/>
          <table:table-cell table:style-name="ce14" office:value-type="string" calcext:value-type="string">
            <text:p>archer_att</text:p>
          </table:table-cell>
          <table:table-cell table:style-name="ce14" office:value-type="string" calcext:value-type="string">
            <text:p>archer_wpt</text:p>
          </table:table-cell>
          <table:table-cell table:style-name="ce14" office:value-type="string" calcext:value-type="string">
            <text:p>archer_skl</text:p>
          </table:table-cell>
          <table:table-cell table:style-name="ce15" office:value-type="string" calcext:value-type="string">
            <text:p>kingdom_3_face_young</text:p>
          </table:table-cell>
          <table:table-cell table:style-name="ce15" office:value-type="string" calcext:value-type="string">
            <text:p>kingdom_3_face_old</text:p>
          </table:table-cell>
          <table:table-cell table:style-name="ce16"/>
          <table:table-cell table:style-name="ce4" table:formula="of:=IF(AND([.A21]&lt;&gt;&quot;&quot;;[.B21]&lt;&gt;&quot;&quot;);CONCATENATE([$Variables.$I$1];[$Variables.$I$7];[.A21];[$Variables.$I$7];[$Variables.$I$6];[$Variables.$I$7];[.B21];[$Variables.$I$7];[$Variables.$I$6];[$Variables.$I$7];[.C21];[$Variables.$I$7];[$Variables.$I$6];[.D21];[$Variables.$I$6];[.E21];[$Variables.$I$6];[.F21];[$Variables.$I$6];[.G21];[$Variables.$I$6];[$Variables.$I$1];[.H21];[.I21];[.J21];[.K21];[.L21];[.M21];[.N21];[$Variables.$I$2];[$Variables.$I$6];[.O21];[$Variables.$I$6];[.P21];[$Variables.$I$6];[.Q21];[$Variables.$I$6];[.R21];[$Variables.$I$6];[.S21];IF([.T21]&lt;&gt;&quot;&quot;;CONCATENATE([$Variables.$I$6];[.T21]);&quot;&quot;);[$Variables.$I$2];[$Variables.$I$6]);IF([.A21]&lt;&gt;&quot;&quot;;CONCATENATE(&quot;#&quot;;[.A21]);&quot;&quot;))" office:value-type="string" office:string-value="[&quot;kingdom_3_inf_missile_2&quot;,&quot;Azab&quot;,&quot;Azabs&quot;,tf_guarantee_helmet|tf_guarantee_armor|tf_guarantee_boots|tf_guarantee_ranged,0,9,fac_kingdom_3,[itm_turban_1,itm_steppe_armor,itm_ankle_boots,itm_horn_bow,itm_barbed_arrows,],archer_att,archer_wpt,archer_skl,kingdom_3_face_young,kingdom_3_face_old]," calcext:value-type="string">
            <text:p>["kingdom_3_inf_missile_2","Azab","Azabs",tf_guarantee_helmet|tf_guarantee_armor|tf_guarantee_boots|tf_guarantee_ranged,0,9,fac_kingdom_3,[itm_turban_1,itm_steppe_armor,itm_ankle_boots,itm_horn_bow,itm_barbed_arrows,],archer_att,archer_wpt,archer_skl,kingdom_3_face_young,kingdom_3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3_cav_melee_1</text:p>
          </table:table-cell>
          <table:table-cell table:style-name="ce3" office:value-type="string" calcext:value-type="string">
            <text:p>Deli</text:p>
          </table:table-cell>
          <table:table-cell table:style-name="ce3" office:value-type="string" calcext:value-type="string">
            <text:p>Delis</text:p>
          </table:table-cell>
          <table:table-cell table:style-name="ce6" office:value-type="string" calcext:value-type="string">
            <text:p>tf_mounted|tf_guarantee_horse|tf_guarantee_helmet|tf_guarantee_armor|tf_guarantee_boots|tf_guarantee_shiel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string" calcext:value-type="string">
            <text:p>fac_kingdom_3</text:p>
          </table:table-cell>
          <table:table-cell table:style-name="ce9" office:value-type="string" calcext:value-type="string">
            <text:p>itm_deli_cap,</text:p>
          </table:table-cell>
          <table:table-cell table:style-name="ce9" table:number-columns-repeated="2"/>
          <table:table-cell table:style-name="ce9" office:value-type="string" calcext:value-type="string">
            <text:p>itm_woolen_hose,</text:p>
          </table:table-cell>
          <table:table-cell table:style-name="ce9" office:value-type="string" calcext:value-type="string">
            <text:p>itm_sword_medieval_e,itm_tab_shield_otto_1,</text:p>
          </table:table-cell>
          <table:table-cell table:style-name="ce9"/>
          <table:table-cell table:style-name="ce9" office:value-type="string" calcext:value-type="string">
            <text:p>itm_horse,</text:p>
          </table:table-cell>
          <table:table-cell table:style-name="ce14" office:value-type="string" calcext:value-type="string">
            <text:p>cavalry_att</text:p>
          </table:table-cell>
          <table:table-cell table:style-name="ce14" office:value-type="string" calcext:value-type="string">
            <text:p>cavalry_wpt</text:p>
          </table:table-cell>
          <table:table-cell table:style-name="ce14" office:value-type="string" calcext:value-type="string">
            <text:p>cavalry_skl</text:p>
          </table:table-cell>
          <table:table-cell table:style-name="ce15" office:value-type="string" calcext:value-type="string">
            <text:p>kingdom_3_face_young</text:p>
          </table:table-cell>
          <table:table-cell table:style-name="ce15" office:value-type="string" calcext:value-type="string">
            <text:p>kingdom_3_face_old</text:p>
          </table:table-cell>
          <table:table-cell table:style-name="ce16"/>
          <table:table-cell table:style-name="ce4" table:formula="of:=IF(AND([.A22]&lt;&gt;&quot;&quot;;[.B22]&lt;&gt;&quot;&quot;);CONCATENATE([$Variables.$I$1];[$Variables.$I$7];[.A22];[$Variables.$I$7];[$Variables.$I$6];[$Variables.$I$7];[.B22];[$Variables.$I$7];[$Variables.$I$6];[$Variables.$I$7];[.C22];[$Variables.$I$7];[$Variables.$I$6];[.D22];[$Variables.$I$6];[.E22];[$Variables.$I$6];[.F22];[$Variables.$I$6];[.G22];[$Variables.$I$6];[$Variables.$I$1];[.H22];[.I22];[.J22];[.K22];[.L22];[.M22];[.N22];[$Variables.$I$2];[$Variables.$I$6];[.O22];[$Variables.$I$6];[.P22];[$Variables.$I$6];[.Q22];[$Variables.$I$6];[.R22];[$Variables.$I$6];[.S22];IF([.T22]&lt;&gt;&quot;&quot;;CONCATENATE([$Variables.$I$6];[.T22]);&quot;&quot;);[$Variables.$I$2];[$Variables.$I$6]);IF([.A22]&lt;&gt;&quot;&quot;;CONCATENATE(&quot;#&quot;;[.A22]);&quot;&quot;))" office:value-type="string" office:string-value="[&quot;kingdom_3_cav_melee_1&quot;,&quot;Deli&quot;,&quot;Delis&quot;,tf_mounted|tf_guarantee_horse|tf_guarantee_helmet|tf_guarantee_armor|tf_guarantee_boots|tf_guarantee_shield,0,18,fac_kingdom_3,[itm_deli_cap,itm_woolen_hose,itm_sword_medieval_e,itm_tab_shield_otto_1,itm_horse,],cavalry_att,cavalry_wpt,cavalry_skl,kingdom_3_face_young,kingdom_3_face_old]," calcext:value-type="string">
            <text:p>["kingdom_3_cav_melee_1","Deli","Delis",tf_mounted|tf_guarantee_horse|tf_guarantee_helmet|tf_guarantee_armor|tf_guarantee_boots|tf_guarantee_shield,0,18,fac_kingdom_3,[itm_deli_cap,itm_woolen_hose,itm_sword_medieval_e,itm_tab_shield_otto_1,itm_horse,],cavalry_att,cavalry_wpt,cavalry_skl,kingdom_3_face_young,kingdom_3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3_cav_melee_2</text:p>
          </table:table-cell>
          <table:table-cell table:style-name="ce3" office:value-type="string" calcext:value-type="string">
            <text:p>Spahi</text:p>
          </table:table-cell>
          <table:table-cell table:style-name="ce3" office:value-type="string" calcext:value-type="string">
            <text:p>Spahis</text:p>
          </table:table-cell>
          <table:table-cell table:style-name="ce6" office:value-type="string" calcext:value-type="string">
            <text:p>tf_mounted|tf_guarantee_horse|tf_guarantee_helmet|tf_guarantee_armor|tf_guarantee_boots|tf_guarantee_shiel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style-name="ce8" office:value-type="string" calcext:value-type="string">
            <text:p>fac_kingdom_3</text:p>
          </table:table-cell>
          <table:table-cell table:style-name="ce9" office:value-type="string" calcext:value-type="string">
            <text:p>itm_chichak1,</text:p>
          </table:table-cell>
          <table:table-cell table:style-name="ce9" office:value-type="string" calcext:value-type="string">
            <text:p>itm_tasarim,</text:p>
          </table:table-cell>
          <table:table-cell table:style-name="ce9"/>
          <table:table-cell table:style-name="ce9" office:value-type="string" calcext:value-type="string">
            <text:p>itm_rus_shoes,</text:p>
          </table:table-cell>
          <table:table-cell table:style-name="ce9" office:value-type="string" calcext:value-type="string">
            <text:p>itm_tab_shield_small_round_b,</text:p>
          </table:table-cell>
          <table:table-cell table:style-name="ce9"/>
          <table:table-cell table:style-name="ce9" office:value-type="string" calcext:value-type="string">
            <text:p>itm_arabian_horse_b,</text:p>
          </table:table-cell>
          <table:table-cell table:style-name="ce14" office:value-type="string" calcext:value-type="string">
            <text:p>cavalry_att</text:p>
          </table:table-cell>
          <table:table-cell table:style-name="ce14" office:value-type="string" calcext:value-type="string">
            <text:p>cavalry_wpt</text:p>
          </table:table-cell>
          <table:table-cell table:style-name="ce14" office:value-type="string" calcext:value-type="string">
            <text:p>cavalry_skl</text:p>
          </table:table-cell>
          <table:table-cell table:style-name="ce15" office:value-type="string" calcext:value-type="string">
            <text:p>kingdom_3_face_young</text:p>
          </table:table-cell>
          <table:table-cell table:style-name="ce15" office:value-type="string" calcext:value-type="string">
            <text:p>kingdom_3_face_old</text:p>
          </table:table-cell>
          <table:table-cell table:style-name="ce16"/>
          <table:table-cell table:style-name="ce4" table:formula="of:=IF(AND([.A23]&lt;&gt;&quot;&quot;;[.B23]&lt;&gt;&quot;&quot;);CONCATENATE([$Variables.$I$1];[$Variables.$I$7];[.A23];[$Variables.$I$7];[$Variables.$I$6];[$Variables.$I$7];[.B23];[$Variables.$I$7];[$Variables.$I$6];[$Variables.$I$7];[.C23];[$Variables.$I$7];[$Variables.$I$6];[.D23];[$Variables.$I$6];[.E23];[$Variables.$I$6];[.F23];[$Variables.$I$6];[.G23];[$Variables.$I$6];[$Variables.$I$1];[.H23];[.I23];[.J23];[.K23];[.L23];[.M23];[.N23];[$Variables.$I$2];[$Variables.$I$6];[.O23];[$Variables.$I$6];[.P23];[$Variables.$I$6];[.Q23];[$Variables.$I$6];[.R23];[$Variables.$I$6];[.S23];IF([.T23]&lt;&gt;&quot;&quot;;CONCATENATE([$Variables.$I$6];[.T23]);&quot;&quot;);[$Variables.$I$2];[$Variables.$I$6]);IF([.A23]&lt;&gt;&quot;&quot;;CONCATENATE(&quot;#&quot;;[.A23]);&quot;&quot;))" office:value-type="string" office:string-value="[&quot;kingdom_3_cav_melee_2&quot;,&quot;Spahi&quot;,&quot;Spahis&quot;,tf_mounted|tf_guarantee_horse|tf_guarantee_helmet|tf_guarantee_armor|tf_guarantee_boots|tf_guarantee_shield,0,25,fac_kingdom_3,[itm_chichak1,itm_tasarim,itm_rus_shoes,itm_tab_shield_small_round_b,itm_arabian_horse_b,],cavalry_att,cavalry_wpt,cavalry_skl,kingdom_3_face_young,kingdom_3_face_old]," calcext:value-type="string">
            <text:p>["kingdom_3_cav_melee_2","Spahi","Spahis",tf_mounted|tf_guarantee_horse|tf_guarantee_helmet|tf_guarantee_armor|tf_guarantee_boots|tf_guarantee_shield,0,25,fac_kingdom_3,[itm_chichak1,itm_tasarim,itm_rus_shoes,itm_tab_shield_small_round_b,itm_arabian_horse_b,],cavalry_att,cavalry_wpt,cavalry_skl,kingdom_3_face_young,kingdom_3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3_cav_missile_1</text:p>
          </table:table-cell>
          <table:table-cell table:style-name="ce3" office:value-type="string" calcext:value-type="string">
            <text:p>Tatar</text:p>
          </table:table-cell>
          <table:table-cell table:style-name="ce3" office:value-type="string" calcext:value-type="string">
            <text:p>Tatars</text:p>
          </table:table-cell>
          <table:table-cell table:style-name="ce6" office:value-type="string" calcext:value-type="string">
            <text:p>tf_mounted|tf_guarantee_horse|tf_guarantee_helmet|tf_guarantee_armor|tf_guarantee_boots|tf_guarantee_range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style-name="ce8" office:value-type="string" calcext:value-type="string">
            <text:p>fac_kingdom_3</text:p>
          </table:table-cell>
          <table:table-cell table:style-name="ce9" table:number-columns-repeated="3"/>
          <table:table-cell table:style-name="ce9" office:value-type="string" calcext:value-type="string">
            <text:p>itm_wrapping_boots,</text:p>
          </table:table-cell>
          <table:table-cell table:style-name="ce9" office:value-type="string" calcext:value-type="string">
            <text:p>itm_tatar_bow,itm_barbed_arrows,</text:p>
          </table:table-cell>
          <table:table-cell table:style-name="ce9"/>
          <table:table-cell table:style-name="ce9" office:value-type="string" calcext:value-type="string">
            <text:p>itm_horse_dark,</text:p>
          </table:table-cell>
          <table:table-cell table:style-name="ce14" office:value-type="string" calcext:value-type="string">
            <text:p>horse_archer_att</text:p>
          </table:table-cell>
          <table:table-cell table:style-name="ce14" office:value-type="string" calcext:value-type="string">
            <text:p>horse_archer_wpt</text:p>
          </table:table-cell>
          <table:table-cell table:style-name="ce14" office:value-type="string" calcext:value-type="string">
            <text:p>horse_archer_skl</text:p>
          </table:table-cell>
          <table:table-cell table:style-name="ce15" office:value-type="string" calcext:value-type="string">
            <text:p>kingdom_3_face_young</text:p>
          </table:table-cell>
          <table:table-cell table:style-name="ce15" office:value-type="string" calcext:value-type="string">
            <text:p>kingdom_3_face_old</text:p>
          </table:table-cell>
          <table:table-cell table:style-name="ce16"/>
          <table:table-cell table:style-name="ce4" table:formula="of:=IF(AND([.A24]&lt;&gt;&quot;&quot;;[.B24]&lt;&gt;&quot;&quot;);CONCATENATE([$Variables.$I$1];[$Variables.$I$7];[.A24];[$Variables.$I$7];[$Variables.$I$6];[$Variables.$I$7];[.B24];[$Variables.$I$7];[$Variables.$I$6];[$Variables.$I$7];[.C24];[$Variables.$I$7];[$Variables.$I$6];[.D24];[$Variables.$I$6];[.E24];[$Variables.$I$6];[.F24];[$Variables.$I$6];[.G24];[$Variables.$I$6];[$Variables.$I$1];[.H24];[.I24];[.J24];[.K24];[.L24];[.M24];[.N24];[$Variables.$I$2];[$Variables.$I$6];[.O24];[$Variables.$I$6];[.P24];[$Variables.$I$6];[.Q24];[$Variables.$I$6];[.R24];[$Variables.$I$6];[.S24];IF([.T24]&lt;&gt;&quot;&quot;;CONCATENATE([$Variables.$I$6];[.T24]);&quot;&quot;);[$Variables.$I$2];[$Variables.$I$6]);IF([.A24]&lt;&gt;&quot;&quot;;CONCATENATE(&quot;#&quot;;[.A24]);&quot;&quot;))" office:value-type="string" office:string-value="[&quot;kingdom_3_cav_missile_1&quot;,&quot;Tatar&quot;,&quot;Tatars&quot;,tf_mounted|tf_guarantee_horse|tf_guarantee_helmet|tf_guarantee_armor|tf_guarantee_boots|tf_guarantee_ranged,0,17,fac_kingdom_3,[itm_wrapping_boots,itm_tatar_bow,itm_barbed_arrows,itm_horse_dark,],horse_archer_att,horse_archer_wpt,horse_archer_skl,kingdom_3_face_young,kingdom_3_face_old]," calcext:value-type="string">
            <text:p>["kingdom_3_cav_missile_1","Tatar","Tatars",tf_mounted|tf_guarantee_horse|tf_guarantee_helmet|tf_guarantee_armor|tf_guarantee_boots|tf_guarantee_ranged,0,17,fac_kingdom_3,[itm_wrapping_boots,itm_tatar_bow,itm_barbed_arrows,itm_horse_dark,],horse_archer_att,horse_archer_wpt,horse_archer_skl,kingdom_3_face_young,kingdom_3_face_old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19]+[.F20]+[.F21]+[.F22]+[.F23]+[.F24]" office:value-type="string" office:string-value="100" calcext:value-type="string">
            <text:p>100</text:p>
          </table:table-cell>
          <table:table-cell table:style-name="ce4" table:number-columns-repeated="14"/>
          <table:table-cell table:style-name="ce4" table:formula="of:=IF(AND([.A25]&lt;&gt;&quot;&quot;;[.B25]&lt;&gt;&quot;&quot;);CONCATENATE([$Variables.$I$1];[$Variables.$I$7];[.A25];[$Variables.$I$7];[$Variables.$I$6];[$Variables.$I$7];[.B25];[$Variables.$I$7];[$Variables.$I$6];[$Variables.$I$7];[.C25];[$Variables.$I$7];[$Variables.$I$6];[.D25];[$Variables.$I$6];[.E25];[$Variables.$I$6];[.F25];[$Variables.$I$6];[.G25];[$Variables.$I$6];[$Variables.$I$1];[.H25];[.I25];[.J25];[.K25];[.L25];[.M25];[.N25];[$Variables.$I$2];[$Variables.$I$6];[.O25];[$Variables.$I$6];[.P25];[$Variables.$I$6];[.Q25];[$Variables.$I$6];[.R25];[$Variables.$I$6];[.S25];IF([.T25]&lt;&gt;&quot;&quot;;CONCATENATE([$Variables.$I$6];[.T25]);&quot;&quot;);[$Variables.$I$2];[$Variables.$I$6]);IF([.A25]&lt;&gt;&quot;&quot;;CONCATENATE(&quot;#&quot;;[.A2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ingdom of France</text:p>
          </table:table-cell>
          <table:table-cell table:style-name="ce4" table:number-columns-repeated="19"/>
          <table:table-cell table:style-name="ce4" table:formula="of:=IF(AND([.A26]&lt;&gt;&quot;&quot;;[.B26]&lt;&gt;&quot;&quot;);CONCATENATE([$Variables.$I$1];[$Variables.$I$7];[.A26];[$Variables.$I$7];[$Variables.$I$6];[$Variables.$I$7];[.B26];[$Variables.$I$7];[$Variables.$I$6];[$Variables.$I$7];[.C26];[$Variables.$I$7];[$Variables.$I$6];[.D26];[$Variables.$I$6];[.E26];[$Variables.$I$6];[.F26];[$Variables.$I$6];[.G26];[$Variables.$I$6];[$Variables.$I$1];[.H26];[.I26];[.J26];[.K26];[.L26];[.M26];[.N26];[$Variables.$I$2];[$Variables.$I$6];[.O26];[$Variables.$I$6];[.P26];[$Variables.$I$6];[.Q26];[$Variables.$I$6];[.R26];[$Variables.$I$6];[.S26];IF([.T26]&lt;&gt;&quot;&quot;;CONCATENATE([$Variables.$I$6];[.T26]);&quot;&quot;);[$Variables.$I$2];[$Variables.$I$6]);IF([.A26]&lt;&gt;&quot;&quot;;CONCATENATE(&quot;#&quot;;[.A26]);&quot;&quot;))" office:value-type="string" office:string-value="#Kingdom of France" calcext:value-type="string">
            <text:p>#Kingdom of Franc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4_inf_melee_1</text:p>
          </table:table-cell>
          <table:table-cell table:style-name="ce3" office:value-type="string" calcext:value-type="string">
            <text:p>Pikeman</text:p>
          </table:table-cell>
          <table:table-cell table:style-name="ce3" office:value-type="string" calcext:value-type="string">
            <text:p>Pike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fac_kingdom_4</text:p>
          </table:table-cell>
          <table:table-cell table:style-name="ce9"/>
          <table:table-cell table:style-name="ce9" office:value-type="string" calcext:value-type="string">
            <text:p>itm_padded_leather,</text:p>
          </table:table-cell>
          <table:table-cell table:style-name="ce9"/>
          <table:table-cell table:style-name="ce9" office:value-type="string" calcext:value-type="string">
            <text:p>itm_wrapping_boots,</text:p>
          </table:table-cell>
          <table:table-cell table:style-name="ce9" office:value-type="string" calcext:value-type="string">
            <text:p>itm_pike_b,</text:p>
          </table:table-cell>
          <table:table-cell table:style-name="ce9" table:number-columns-repeated="2"/>
          <table:table-cell table:style-name="ce14" office:value-type="string" calcext:value-type="string">
            <text:p>pikeman_att</text:p>
          </table:table-cell>
          <table:table-cell table:style-name="ce14" office:value-type="string" calcext:value-type="string">
            <text:p>pikeman_wpt</text:p>
          </table:table-cell>
          <table:table-cell table:style-name="ce14" office:value-type="string" calcext:value-type="string">
            <text:p>pikeman_skl</text:p>
          </table:table-cell>
          <table:table-cell table:style-name="ce15" office:value-type="string" calcext:value-type="string">
            <text:p>kingdom_4_face_young</text:p>
          </table:table-cell>
          <table:table-cell table:style-name="ce15" office:value-type="string" calcext:value-type="string">
            <text:p>kingdom_4_face_old</text:p>
          </table:table-cell>
          <table:table-cell table:style-name="ce16"/>
          <table:table-cell table:style-name="ce4" table:formula="of:=IF(AND([.A27]&lt;&gt;&quot;&quot;;[.B27]&lt;&gt;&quot;&quot;);CONCATENATE([$Variables.$I$1];[$Variables.$I$7];[.A27];[$Variables.$I$7];[$Variables.$I$6];[$Variables.$I$7];[.B27];[$Variables.$I$7];[$Variables.$I$6];[$Variables.$I$7];[.C27];[$Variables.$I$7];[$Variables.$I$6];[.D27];[$Variables.$I$6];[.E27];[$Variables.$I$6];[.F27];[$Variables.$I$6];[.G27];[$Variables.$I$6];[$Variables.$I$1];[.H27];[.I27];[.J27];[.K27];[.L27];[.M27];[.N27];[$Variables.$I$2];[$Variables.$I$6];[.O27];[$Variables.$I$6];[.P27];[$Variables.$I$6];[.Q27];[$Variables.$I$6];[.R27];[$Variables.$I$6];[.S27];IF([.T27]&lt;&gt;&quot;&quot;;CONCATENATE([$Variables.$I$6];[.T27]);&quot;&quot;);[$Variables.$I$2];[$Variables.$I$6]);IF([.A27]&lt;&gt;&quot;&quot;;CONCATENATE(&quot;#&quot;;[.A27]);&quot;&quot;))" office:value-type="string" office:string-value="[&quot;kingdom_4_inf_melee_1&quot;,&quot;Pikeman&quot;,&quot;Pikemen&quot;,tf_guarantee_helmet|tf_guarantee_armor|tf_guarantee_boots,0,21,fac_kingdom_4,[itm_padded_leather,itm_wrapping_boots,itm_pike_b,],pikeman_att,pikeman_wpt,pikeman_skl,kingdom_4_face_young,kingdom_4_face_old]," calcext:value-type="string">
            <text:p>["kingdom_4_inf_melee_1","Pikeman","Pikemen",tf_guarantee_helmet|tf_guarantee_armor|tf_guarantee_boots,0,21,fac_kingdom_4,[itm_padded_leather,itm_wrapping_boots,itm_pike_b,],pikeman_att,pikeman_wpt,pikeman_skl,kingdom_4_face_young,kingdom_4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4_inf_melee_2</text:p>
          </table:table-cell>
          <table:table-cell table:style-name="ce3" office:value-type="string" calcext:value-type="string">
            <text:p>Halberdier</text:p>
          </table:table-cell>
          <table:table-cell table:style-name="ce3" office:value-type="string" calcext:value-type="string">
            <text:p>Halberdi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string" calcext:value-type="string">
            <text:p>fac_kingdom_4</text:p>
          </table:table-cell>
          <table:table-cell table:style-name="ce9"/>
          <table:table-cell table:style-name="ce9" office:value-type="string" calcext:value-type="string">
            <text:p>itm_padded_jack,</text:p>
          </table:table-cell>
          <table:table-cell table:style-name="ce9"/>
          <table:table-cell table:style-name="ce9" office:value-type="string" calcext:value-type="string">
            <text:p>itm_ankle_boots,</text:p>
          </table:table-cell>
          <table:table-cell table:style-name="ce9" office:value-type="string" calcext:value-type="string">
            <text:p>itm_guisarme_a,</text:p>
          </table:table-cell>
          <table:table-cell table:style-name="ce9" table:number-columns-repeated="2"/>
          <table:table-cell table:style-name="ce14" office:value-type="string" calcext:value-type="string">
            <text:p>infantry_att</text:p>
          </table:table-cell>
          <table:table-cell table:style-name="ce14" office:value-type="string" calcext:value-type="string">
            <text:p>infantry_wpt</text:p>
          </table:table-cell>
          <table:table-cell table:style-name="ce14" office:value-type="string" calcext:value-type="string">
            <text:p>infantry_skl</text:p>
          </table:table-cell>
          <table:table-cell table:style-name="ce15" office:value-type="string" calcext:value-type="string">
            <text:p>kingdom_4_face_young</text:p>
          </table:table-cell>
          <table:table-cell table:style-name="ce15" office:value-type="string" calcext:value-type="string">
            <text:p>kingdom_4_face_old</text:p>
          </table:table-cell>
          <table:table-cell table:style-name="ce16"/>
          <table:table-cell table:style-name="ce4" table:formula="of:=IF(AND([.A28]&lt;&gt;&quot;&quot;;[.B28]&lt;&gt;&quot;&quot;);CONCATENATE([$Variables.$I$1];[$Variables.$I$7];[.A28];[$Variables.$I$7];[$Variables.$I$6];[$Variables.$I$7];[.B28];[$Variables.$I$7];[$Variables.$I$6];[$Variables.$I$7];[.C28];[$Variables.$I$7];[$Variables.$I$6];[.D28];[$Variables.$I$6];[.E28];[$Variables.$I$6];[.F28];[$Variables.$I$6];[.G28];[$Variables.$I$6];[$Variables.$I$1];[.H28];[.I28];[.J28];[.K28];[.L28];[.M28];[.N28];[$Variables.$I$2];[$Variables.$I$6];[.O28];[$Variables.$I$6];[.P28];[$Variables.$I$6];[.Q28];[$Variables.$I$6];[.R28];[$Variables.$I$6];[.S28];IF([.T28]&lt;&gt;&quot;&quot;;CONCATENATE([$Variables.$I$6];[.T28]);&quot;&quot;);[$Variables.$I$2];[$Variables.$I$6]);IF([.A28]&lt;&gt;&quot;&quot;;CONCATENATE(&quot;#&quot;;[.A28]);&quot;&quot;))" office:value-type="string" office:string-value="[&quot;kingdom_4_inf_melee_2&quot;,&quot;Halberdier&quot;,&quot;Halberdiers&quot;,tf_guarantee_helmet|tf_guarantee_armor|tf_guarantee_boots,0,10,fac_kingdom_4,[itm_padded_jack,itm_ankle_boots,itm_guisarme_a,],infantry_att,infantry_wpt,infantry_skl,kingdom_4_face_young,kingdom_4_face_old]," calcext:value-type="string">
            <text:p>["kingdom_4_inf_melee_2","Halberdier","Halberdiers",tf_guarantee_helmet|tf_guarantee_armor|tf_guarantee_boots,0,10,fac_kingdom_4,[itm_padded_jack,itm_ankle_boots,itm_guisarme_a,],infantry_att,infantry_wpt,infantry_skl,kingdom_4_face_young,kingdom_4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4_inf_missile_1</text:p>
          </table:table-cell>
          <table:table-cell table:style-name="ce3" office:value-type="string" calcext:value-type="string">
            <text:p>Arbalestier</text:p>
          </table:table-cell>
          <table:table-cell table:style-name="ce3" office:value-type="string" calcext:value-type="string">
            <text:p>Arbalestiers</text:p>
          </table:table-cell>
          <table:table-cell table:style-name="ce6" office:value-type="string" calcext:value-type="string">
            <text:p>tf_guarantee_helmet|tf_guarantee_armor|tf_guarantee_boots|tf_guarantee_ranged|tf_guarantee_shiel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style-name="ce8" office:value-type="string" calcext:value-type="string">
            <text:p>fac_kingdom_4</text:p>
          </table:table-cell>
          <table:table-cell table:style-name="ce9"/>
          <table:table-cell table:style-name="ce9" office:value-type="string" calcext:value-type="string">
            <text:p>itm_padded_cloth,</text:p>
          </table:table-cell>
          <table:table-cell table:style-name="ce9"/>
          <table:table-cell table:style-name="ce9" office:value-type="string" calcext:value-type="string">
            <text:p>itm_wrapping_boots,</text:p>
          </table:table-cell>
          <table:table-cell table:style-name="ce9" office:value-type="string" calcext:value-type="string">
            <text:p>itm_heavy_steel_crossbow,itm_bodkin_bolts,</text:p>
          </table:table-cell>
          <table:table-cell table:style-name="ce9" office:value-type="string" calcext:value-type="string">
            <text:p>itm_tab_shield_pavise_b,</text:p>
          </table:table-cell>
          <table:table-cell table:style-name="ce9"/>
          <table:table-cell table:style-name="ce14" office:value-type="string" calcext:value-type="string">
            <text:p>crossbowman_att</text:p>
          </table:table-cell>
          <table:table-cell table:style-name="ce14" office:value-type="string" calcext:value-type="string">
            <text:p>crossbowman_wpt</text:p>
          </table:table-cell>
          <table:table-cell table:style-name="ce14" office:value-type="string" calcext:value-type="string">
            <text:p>crossbowman_skl</text:p>
          </table:table-cell>
          <table:table-cell table:style-name="ce15" office:value-type="string" calcext:value-type="string">
            <text:p>kingdom_4_face_young</text:p>
          </table:table-cell>
          <table:table-cell table:style-name="ce15" office:value-type="string" calcext:value-type="string">
            <text:p>kingdom_4_face_old</text:p>
          </table:table-cell>
          <table:table-cell table:style-name="ce16"/>
          <table:table-cell table:style-name="ce4" table:formula="of:=IF(AND([.A29]&lt;&gt;&quot;&quot;;[.B29]&lt;&gt;&quot;&quot;);CONCATENATE([$Variables.$I$1];[$Variables.$I$7];[.A29];[$Variables.$I$7];[$Variables.$I$6];[$Variables.$I$7];[.B29];[$Variables.$I$7];[$Variables.$I$6];[$Variables.$I$7];[.C29];[$Variables.$I$7];[$Variables.$I$6];[.D29];[$Variables.$I$6];[.E29];[$Variables.$I$6];[.F29];[$Variables.$I$6];[.G29];[$Variables.$I$6];[$Variables.$I$1];[.H29];[.I29];[.J29];[.K29];[.L29];[.M29];[.N29];[$Variables.$I$2];[$Variables.$I$6];[.O29];[$Variables.$I$6];[.P29];[$Variables.$I$6];[.Q29];[$Variables.$I$6];[.R29];[$Variables.$I$6];[.S29];IF([.T29]&lt;&gt;&quot;&quot;;CONCATENATE([$Variables.$I$6];[.T29]);&quot;&quot;);[$Variables.$I$2];[$Variables.$I$6]);IF([.A29]&lt;&gt;&quot;&quot;;CONCATENATE(&quot;#&quot;;[.A29]);&quot;&quot;))" office:value-type="string" office:string-value="[&quot;kingdom_4_inf_missile_1&quot;,&quot;Arbalestier&quot;,&quot;Arbalestiers&quot;,tf_guarantee_helmet|tf_guarantee_armor|tf_guarantee_boots|tf_guarantee_ranged|tf_guarantee_shield,0,27,fac_kingdom_4,[itm_padded_cloth,itm_wrapping_boots,itm_heavy_steel_crossbow,itm_bodkin_bolts,itm_tab_shield_pavise_b,],crossbowman_att,crossbowman_wpt,crossbowman_skl,kingdom_4_face_young,kingdom_4_face_old]," calcext:value-type="string">
            <text:p>["kingdom_4_inf_missile_1","Arbalestier","Arbalestiers",tf_guarantee_helmet|tf_guarantee_armor|tf_guarantee_boots|tf_guarantee_ranged|tf_guarantee_shield,0,27,fac_kingdom_4,[itm_padded_cloth,itm_wrapping_boots,itm_heavy_steel_crossbow,itm_bodkin_bolts,itm_tab_shield_pavise_b,],crossbowman_att,crossbowman_wpt,crossbowman_skl,kingdom_4_face_young,kingdom_4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4_inf_missile_2</text:p>
          </table:table-cell>
          <table:table-cell table:style-name="ce3" office:value-type="string" calcext:value-type="string">
            <text:p>Arquebusier</text:p>
          </table:table-cell>
          <table:table-cell table:style-name="ce3" office:value-type="string" calcext:value-type="string">
            <text:p>Arquebusiers</text:p>
          </table:table-cell>
          <table:table-cell table:style-name="ce6" office:value-type="string" calcext:value-type="string">
            <text:p>tf_guarantee_helmet|tf_guarantee_armor|tf_guarantee_boots|tf_guarantee_range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fac_kingdom_4</text:p>
          </table:table-cell>
          <table:table-cell table:style-name="ce9" office:value-type="string" calcext:value-type="string">
            <text:p>itm_combed_morion,</text:p>
          </table:table-cell>
          <table:table-cell table:style-name="ce9" office:value-type="string" calcext:value-type="string">
            <text:p>itm_aketon_green,</text:p>
          </table:table-cell>
          <table:table-cell table:style-name="ce9"/>
          <table:table-cell table:style-name="ce9" office:value-type="string" calcext:value-type="string">
            <text:p>itm_ankle_boots,</text:p>
          </table:table-cell>
          <table:table-cell table:style-name="ce9" office:value-type="string" calcext:value-type="string">
            <text:p>itm_matchlock_arquebus_1,itm_stone_bullets,</text:p>
          </table:table-cell>
          <table:table-cell table:style-name="ce9" table:number-columns-repeated="2"/>
          <table:table-cell table:style-name="ce14" office:value-type="string" calcext:value-type="string">
            <text:p>musketeer_att</text:p>
          </table:table-cell>
          <table:table-cell table:style-name="ce14" office:value-type="string" calcext:value-type="string">
            <text:p>musketeer_wpt</text:p>
          </table:table-cell>
          <table:table-cell table:style-name="ce14" office:value-type="string" calcext:value-type="string">
            <text:p>musketeer_skl</text:p>
          </table:table-cell>
          <table:table-cell table:style-name="ce15" office:value-type="string" calcext:value-type="string">
            <text:p>kingdom_4_face_young</text:p>
          </table:table-cell>
          <table:table-cell table:style-name="ce15" office:value-type="string" calcext:value-type="string">
            <text:p>kingdom_4_face_old</text:p>
          </table:table-cell>
          <table:table-cell table:style-name="ce16"/>
          <table:table-cell table:style-name="ce4" table:formula="of:=IF(AND([.A30]&lt;&gt;&quot;&quot;;[.B30]&lt;&gt;&quot;&quot;);CONCATENATE([$Variables.$I$1];[$Variables.$I$7];[.A30];[$Variables.$I$7];[$Variables.$I$6];[$Variables.$I$7];[.B30];[$Variables.$I$7];[$Variables.$I$6];[$Variables.$I$7];[.C30];[$Variables.$I$7];[$Variables.$I$6];[.D30];[$Variables.$I$6];[.E30];[$Variables.$I$6];[.F30];[$Variables.$I$6];[.G30];[$Variables.$I$6];[$Variables.$I$1];[.H30];[.I30];[.J30];[.K30];[.L30];[.M30];[.N30];[$Variables.$I$2];[$Variables.$I$6];[.O30];[$Variables.$I$6];[.P30];[$Variables.$I$6];[.Q30];[$Variables.$I$6];[.R30];[$Variables.$I$6];[.S30];IF([.T30]&lt;&gt;&quot;&quot;;CONCATENATE([$Variables.$I$6];[.T30]);&quot;&quot;);[$Variables.$I$2];[$Variables.$I$6]);IF([.A30]&lt;&gt;&quot;&quot;;CONCATENATE(&quot;#&quot;;[.A30]);&quot;&quot;))" office:value-type="string" office:string-value="[&quot;kingdom_4_inf_missile_2&quot;,&quot;Arquebusier&quot;,&quot;Arquebusiers&quot;,tf_guarantee_helmet|tf_guarantee_armor|tf_guarantee_boots|tf_guarantee_ranged,0,12,fac_kingdom_4,[itm_combed_morion,itm_aketon_green,itm_ankle_boots,itm_matchlock_arquebus_1,itm_stone_bullets,],musketeer_att,musketeer_wpt,musketeer_skl,kingdom_4_face_young,kingdom_4_face_old]," calcext:value-type="string">
            <text:p>["kingdom_4_inf_missile_2","Arquebusier","Arquebusiers",tf_guarantee_helmet|tf_guarantee_armor|tf_guarantee_boots|tf_guarantee_ranged,0,12,fac_kingdom_4,[itm_combed_morion,itm_aketon_green,itm_ankle_boots,itm_matchlock_arquebus_1,itm_stone_bullets,],musketeer_att,musketeer_wpt,musketeer_skl,kingdom_4_face_young,kingdom_4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4_cav_melee_1</text:p>
          </table:table-cell>
          <table:table-cell table:style-name="ce3" office:value-type="string" calcext:value-type="string">
            <text:p>Chevaux Leger</text:p>
          </table:table-cell>
          <table:table-cell table:style-name="ce3" office:value-type="string" calcext:value-type="string">
            <text:p>Chevaux Legers</text:p>
          </table:table-cell>
          <table:table-cell table:style-name="ce6" office:value-type="string" calcext:value-type="string">
            <text:p>tf_mounted|tf_guarantee_horse|tf_guarantee_helmet|tf_guarantee_armor|tf_guarantee_boots|tf_guarantee_shiel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style-name="ce8" office:value-type="string" calcext:value-type="string">
            <text:p>fac_kingdom_4</text:p>
          </table:table-cell>
          <table:table-cell table:style-name="ce9" office:value-type="string" calcext:value-type="string">
            <text:p>itm_chapel,</text:p>
          </table:table-cell>
          <table:table-cell table:style-name="ce9" office:value-type="string" calcext:value-type="string">
            <text:p>itm_leather_armor,</text:p>
          </table:table-cell>
          <table:table-cell table:style-name="ce9"/>
          <table:table-cell table:style-name="ce9" office:value-type="string" calcext:value-type="string">
            <text:p>itm_ankle_boots,</text:p>
          </table:table-cell>
          <table:table-cell table:style-name="ce9" office:value-type="string" calcext:value-type="string">
            <text:p>itm_light_lance,</text:p>
          </table:table-cell>
          <table:table-cell table:style-name="ce9"/>
          <table:table-cell table:style-name="ce9" office:value-type="string" calcext:value-type="string">
            <text:p>itm_courser,</text:p>
          </table:table-cell>
          <table:table-cell table:style-name="ce14" office:value-type="string" calcext:value-type="string">
            <text:p>cavalry_att</text:p>
          </table:table-cell>
          <table:table-cell table:style-name="ce14" office:value-type="string" calcext:value-type="string">
            <text:p>cavalry_wpt</text:p>
          </table:table-cell>
          <table:table-cell table:style-name="ce14" office:value-type="string" calcext:value-type="string">
            <text:p>cavalry_skl</text:p>
          </table:table-cell>
          <table:table-cell table:style-name="ce15" office:value-type="string" calcext:value-type="string">
            <text:p>kingdom_4_face_young</text:p>
          </table:table-cell>
          <table:table-cell table:style-name="ce15" office:value-type="string" calcext:value-type="string">
            <text:p>kingdom_4_face_old</text:p>
          </table:table-cell>
          <table:table-cell table:style-name="ce16"/>
          <table:table-cell table:style-name="ce4" table:formula="of:=IF(AND([.A31]&lt;&gt;&quot;&quot;;[.B31]&lt;&gt;&quot;&quot;);CONCATENATE([$Variables.$I$1];[$Variables.$I$7];[.A31];[$Variables.$I$7];[$Variables.$I$6];[$Variables.$I$7];[.B31];[$Variables.$I$7];[$Variables.$I$6];[$Variables.$I$7];[.C31];[$Variables.$I$7];[$Variables.$I$6];[.D31];[$Variables.$I$6];[.E31];[$Variables.$I$6];[.F31];[$Variables.$I$6];[.G31];[$Variables.$I$6];[$Variables.$I$1];[.H31];[.I31];[.J31];[.K31];[.L31];[.M31];[.N31];[$Variables.$I$2];[$Variables.$I$6];[.O31];[$Variables.$I$6];[.P31];[$Variables.$I$6];[.Q31];[$Variables.$I$6];[.R31];[$Variables.$I$6];[.S31];IF([.T31]&lt;&gt;&quot;&quot;;CONCATENATE([$Variables.$I$6];[.T31]);&quot;&quot;);[$Variables.$I$2];[$Variables.$I$6]);IF([.A31]&lt;&gt;&quot;&quot;;CONCATENATE(&quot;#&quot;;[.A31]);&quot;&quot;))" office:value-type="string" office:string-value="[&quot;kingdom_4_cav_melee_1&quot;,&quot;Chevaux Leger&quot;,&quot;Chevaux Legers&quot;,tf_mounted|tf_guarantee_horse|tf_guarantee_helmet|tf_guarantee_armor|tf_guarantee_boots|tf_guarantee_shield,0,19,fac_kingdom_4,[itm_chapel,itm_leather_armor,itm_ankle_boots,itm_light_lance,itm_courser,],cavalry_att,cavalry_wpt,cavalry_skl,kingdom_4_face_young,kingdom_4_face_old]," calcext:value-type="string">
            <text:p>["kingdom_4_cav_melee_1","Chevaux Leger","Chevaux Legers",tf_mounted|tf_guarantee_horse|tf_guarantee_helmet|tf_guarantee_armor|tf_guarantee_boots|tf_guarantee_shield,0,19,fac_kingdom_4,[itm_chapel,itm_leather_armor,itm_ankle_boots,itm_light_lance,itm_courser,],cavalry_att,cavalry_wpt,cavalry_skl,kingdom_4_face_young,kingdom_4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4_cav_melee_2</text:p>
          </table:table-cell>
          <table:table-cell table:style-name="ce3" office:value-type="string" calcext:value-type="string">
            <text:p>Gendarme</text:p>
          </table:table-cell>
          <table:table-cell table:style-name="ce3" office:value-type="string" calcext:value-type="string">
            <text:p>Gendarmes</text:p>
          </table:table-cell>
          <table:table-cell table:style-name="ce6" office:value-type="string" calcext:value-type="string">
            <text:p>tf_mounted|tf_guarantee_horse|tf_guarantee_helmet|tf_guarantee_armor|tf_guarantee_gloves|tf_guarantee_boot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string" calcext:value-type="string">
            <text:p>fac_kingdom_4</text:p>
          </table:table-cell>
          <table:table-cell table:style-name="ce9" office:value-type="string" calcext:value-type="string">
            <text:p>itm_visored_sallet,</text:p>
          </table:table-cell>
          <table:table-cell table:style-name="ce9"/>
          <table:table-cell table:style-name="ce9" office:value-type="string" calcext:value-type="string">
            <text:p>itm_wisby_gauntlets_black,</text:p>
          </table:table-cell>
          <table:table-cell table:style-name="ce9" office:value-type="string" calcext:value-type="string">
            <text:p>itm_splinted_greaves_spurs,</text:p>
          </table:table-cell>
          <table:table-cell table:style-name="ce9" office:value-type="string" calcext:value-type="string">
            <text:p>itm_great_lance,</text:p>
          </table:table-cell>
          <table:table-cell table:style-name="ce9" office:value-type="string" calcext:value-type="string">
            <text:p>itm_milanese_sword,</text:p>
          </table:table-cell>
          <table:table-cell table:style-name="ce9" office:value-type="string" calcext:value-type="string">
            <text:p>itm_charger,</text:p>
          </table:table-cell>
          <table:table-cell table:style-name="ce14" office:value-type="string" calcext:value-type="string">
            <text:p>cavalry_att</text:p>
          </table:table-cell>
          <table:table-cell table:style-name="ce14" office:value-type="string" calcext:value-type="string">
            <text:p>cavalry_wpt</text:p>
          </table:table-cell>
          <table:table-cell table:style-name="ce14" office:value-type="string" calcext:value-type="string">
            <text:p>cavalry_skl</text:p>
          </table:table-cell>
          <table:table-cell table:style-name="ce15" office:value-type="string" calcext:value-type="string">
            <text:p>kingdom_4_face_young</text:p>
          </table:table-cell>
          <table:table-cell table:style-name="ce15" office:value-type="string" calcext:value-type="string">
            <text:p>kingdom_4_face_old</text:p>
          </table:table-cell>
          <table:table-cell table:style-name="ce16"/>
          <table:table-cell table:style-name="ce4" table:formula="of:=IF(AND([.A32]&lt;&gt;&quot;&quot;;[.B32]&lt;&gt;&quot;&quot;);CONCATENATE([$Variables.$I$1];[$Variables.$I$7];[.A32];[$Variables.$I$7];[$Variables.$I$6];[$Variables.$I$7];[.B32];[$Variables.$I$7];[$Variables.$I$6];[$Variables.$I$7];[.C32];[$Variables.$I$7];[$Variables.$I$6];[.D32];[$Variables.$I$6];[.E32];[$Variables.$I$6];[.F32];[$Variables.$I$6];[.G32];[$Variables.$I$6];[$Variables.$I$1];[.H32];[.I32];[.J32];[.K32];[.L32];[.M32];[.N32];[$Variables.$I$2];[$Variables.$I$6];[.O32];[$Variables.$I$6];[.P32];[$Variables.$I$6];[.Q32];[$Variables.$I$6];[.R32];[$Variables.$I$6];[.S32];IF([.T32]&lt;&gt;&quot;&quot;;CONCATENATE([$Variables.$I$6];[.T32]);&quot;&quot;);[$Variables.$I$2];[$Variables.$I$6]);IF([.A32]&lt;&gt;&quot;&quot;;CONCATENATE(&quot;#&quot;;[.A32]);&quot;&quot;))" office:value-type="string" office:string-value="[&quot;kingdom_4_cav_melee_2&quot;,&quot;Gendarme&quot;,&quot;Gendarmes&quot;,tf_mounted|tf_guarantee_horse|tf_guarantee_helmet|tf_guarantee_armor|tf_guarantee_gloves|tf_guarantee_boots,0,11,fac_kingdom_4,[itm_visored_sallet,itm_wisby_gauntlets_black,itm_splinted_greaves_spurs,itm_great_lance,itm_milanese_sword,itm_charger,],cavalry_att,cavalry_wpt,cavalry_skl,kingdom_4_face_young,kingdom_4_face_old]," calcext:value-type="string">
            <text:p>["kingdom_4_cav_melee_2","Gendarme","Gendarmes",tf_mounted|tf_guarantee_horse|tf_guarantee_helmet|tf_guarantee_armor|tf_guarantee_gloves|tf_guarantee_boots,0,11,fac_kingdom_4,[itm_visored_sallet,itm_wisby_gauntlets_black,itm_splinted_greaves_spurs,itm_great_lance,itm_milanese_sword,itm_charger,],cavalry_att,cavalry_wpt,cavalry_skl,kingdom_4_face_young,kingdom_4_face_old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27]+[.F28]+[.F29]+[.F30]+[.F31]+[.F32]" office:value-type="string" office:string-value="100" calcext:value-type="string">
            <text:p>100</text:p>
          </table:table-cell>
          <table:table-cell table:style-name="ce4" table:number-columns-repeated="14"/>
          <table:table-cell table:style-name="ce4" table:formula="of:=IF(AND([.A33]&lt;&gt;&quot;&quot;;[.B33]&lt;&gt;&quot;&quot;);CONCATENATE([$Variables.$I$1];[$Variables.$I$7];[.A33];[$Variables.$I$7];[$Variables.$I$6];[$Variables.$I$7];[.B33];[$Variables.$I$7];[$Variables.$I$6];[$Variables.$I$7];[.C33];[$Variables.$I$7];[$Variables.$I$6];[.D33];[$Variables.$I$6];[.E33];[$Variables.$I$6];[.F33];[$Variables.$I$6];[.G33];[$Variables.$I$6];[$Variables.$I$1];[.H33];[.I33];[.J33];[.K33];[.L33];[.M33];[.N33];[$Variables.$I$2];[$Variables.$I$6];[.O33];[$Variables.$I$6];[.P33];[$Variables.$I$6];[.Q33];[$Variables.$I$6];[.R33];[$Variables.$I$6];[.S33];IF([.T33]&lt;&gt;&quot;&quot;;CONCATENATE([$Variables.$I$6];[.T33]);&quot;&quot;);[$Variables.$I$2];[$Variables.$I$6]);IF([.A33]&lt;&gt;&quot;&quot;;CONCATENATE(&quot;#&quot;;[.A3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ingdom of Scotland</text:p>
          </table:table-cell>
          <table:table-cell table:style-name="ce4" table:number-columns-repeated="19"/>
          <table:table-cell table:style-name="ce4" table:formula="of:=IF(AND([.A34]&lt;&gt;&quot;&quot;;[.B34]&lt;&gt;&quot;&quot;);CONCATENATE([$Variables.$I$1];[$Variables.$I$7];[.A34];[$Variables.$I$7];[$Variables.$I$6];[$Variables.$I$7];[.B34];[$Variables.$I$7];[$Variables.$I$6];[$Variables.$I$7];[.C34];[$Variables.$I$7];[$Variables.$I$6];[.D34];[$Variables.$I$6];[.E34];[$Variables.$I$6];[.F34];[$Variables.$I$6];[.G34];[$Variables.$I$6];[$Variables.$I$1];[.H34];[.I34];[.J34];[.K34];[.L34];[.M34];[.N34];[$Variables.$I$2];[$Variables.$I$6];[.O34];[$Variables.$I$6];[.P34];[$Variables.$I$6];[.Q34];[$Variables.$I$6];[.R34];[$Variables.$I$6];[.S34];IF([.T34]&lt;&gt;&quot;&quot;;CONCATENATE([$Variables.$I$6];[.T34]);&quot;&quot;);[$Variables.$I$2];[$Variables.$I$6]);IF([.A34]&lt;&gt;&quot;&quot;;CONCATENATE(&quot;#&quot;;[.A34]);&quot;&quot;))" office:value-type="string" office:string-value="#Kingdom of Scotland" calcext:value-type="string">
            <text:p>#Kingdom of Scotl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5_inf_melee_1</text:p>
          </table:table-cell>
          <table:table-cell table:style-name="ce3" office:value-type="string" calcext:value-type="string">
            <text:p>Lowland Pikeman</text:p>
          </table:table-cell>
          <table:table-cell table:style-name="ce3" office:value-type="string" calcext:value-type="string">
            <text:p>Lowland Pike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2" calcext:value-type="float">
            <text:p>62</text:p>
          </table:table-cell>
          <table:table-cell table:style-name="ce8" office:value-type="string" calcext:value-type="string">
            <text:p>fac_kingdom_5</text:p>
          </table:table-cell>
          <table:table-cell table:style-name="ce9"/>
          <table:table-cell table:style-name="ce9" office:value-type="string" calcext:value-type="string">
            <text:p>itm_leather_jerkin,</text:p>
          </table:table-cell>
          <table:table-cell table:style-name="ce9"/>
          <table:table-cell table:style-name="ce9" office:value-type="string" calcext:value-type="string">
            <text:p>itm_wrapping_boots,</text:p>
          </table:table-cell>
          <table:table-cell table:style-name="ce9" office:value-type="string" calcext:value-type="string">
            <text:p>itm_pike_b,</text:p>
          </table:table-cell>
          <table:table-cell table:style-name="ce9" table:number-columns-repeated="2"/>
          <table:table-cell table:style-name="ce14" office:value-type="string" calcext:value-type="string">
            <text:p>pikeman_att</text:p>
          </table:table-cell>
          <table:table-cell table:style-name="ce14" office:value-type="string" calcext:value-type="string">
            <text:p>pikeman_wpt</text:p>
          </table:table-cell>
          <table:table-cell table:style-name="ce14" office:value-type="string" calcext:value-type="string">
            <text:p>pikeman_skl</text:p>
          </table:table-cell>
          <table:table-cell table:style-name="ce15" office:value-type="string" calcext:value-type="string">
            <text:p>kingdom_5_face_young</text:p>
          </table:table-cell>
          <table:table-cell table:style-name="ce15" office:value-type="string" calcext:value-type="string">
            <text:p>kingdom_5_face_old</text:p>
          </table:table-cell>
          <table:table-cell table:style-name="ce16"/>
          <table:table-cell table:style-name="ce4" table:formula="of:=IF(AND([.A35]&lt;&gt;&quot;&quot;;[.B35]&lt;&gt;&quot;&quot;);CONCATENATE([$Variables.$I$1];[$Variables.$I$7];[.A35];[$Variables.$I$7];[$Variables.$I$6];[$Variables.$I$7];[.B35];[$Variables.$I$7];[$Variables.$I$6];[$Variables.$I$7];[.C35];[$Variables.$I$7];[$Variables.$I$6];[.D35];[$Variables.$I$6];[.E35];[$Variables.$I$6];[.F35];[$Variables.$I$6];[.G35];[$Variables.$I$6];[$Variables.$I$1];[.H35];[.I35];[.J35];[.K35];[.L35];[.M35];[.N35];[$Variables.$I$2];[$Variables.$I$6];[.O35];[$Variables.$I$6];[.P35];[$Variables.$I$6];[.Q35];[$Variables.$I$6];[.R35];[$Variables.$I$6];[.S35];IF([.T35]&lt;&gt;&quot;&quot;;CONCATENATE([$Variables.$I$6];[.T35]);&quot;&quot;);[$Variables.$I$2];[$Variables.$I$6]);IF([.A35]&lt;&gt;&quot;&quot;;CONCATENATE(&quot;#&quot;;[.A35]);&quot;&quot;))" office:value-type="string" office:string-value="[&quot;kingdom_5_inf_melee_1&quot;,&quot;Lowland Pikeman&quot;,&quot;Lowland Pikemen&quot;,tf_guarantee_helmet|tf_guarantee_armor|tf_guarantee_boots,0,62,fac_kingdom_5,[itm_leather_jerkin,itm_wrapping_boots,itm_pike_b,],pikeman_att,pikeman_wpt,pikeman_skl,kingdom_5_face_young,kingdom_5_face_old]," calcext:value-type="string">
            <text:p>["kingdom_5_inf_melee_1","Lowland Pikeman","Lowland Pikemen",tf_guarantee_helmet|tf_guarantee_armor|tf_guarantee_boots,0,62,fac_kingdom_5,[itm_leather_jerkin,itm_wrapping_boots,itm_pike_b,],pikeman_att,pikeman_wpt,pikeman_skl,kingdom_5_face_young,kingdom_5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5_inf_melee_2</text:p>
          </table:table-cell>
          <table:table-cell table:style-name="ce3" office:value-type="string" calcext:value-type="string">
            <text:p>Lowland Halberdier</text:p>
          </table:table-cell>
          <table:table-cell table:style-name="ce3" office:value-type="string" calcext:value-type="string">
            <text:p>Lowland Halberdi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string" calcext:value-type="string">
            <text:p>fac_kingdom_5</text:p>
          </table:table-cell>
          <table:table-cell table:style-name="ce9"/>
          <table:table-cell table:style-name="ce9" office:value-type="string" calcext:value-type="string">
            <text:p>itm_padded_leather,</text:p>
          </table:table-cell>
          <table:table-cell table:style-name="ce9"/>
          <table:table-cell table:style-name="ce9" office:value-type="string" calcext:value-type="string">
            <text:p>itm_ankle_boots,</text:p>
          </table:table-cell>
          <table:table-cell table:style-name="ce9" office:value-type="string" calcext:value-type="string">
            <text:p>itm_halbert_1,</text:p>
          </table:table-cell>
          <table:table-cell table:style-name="ce9" table:number-columns-repeated="2"/>
          <table:table-cell table:style-name="ce14" office:value-type="string" calcext:value-type="string">
            <text:p>infantry_att</text:p>
          </table:table-cell>
          <table:table-cell table:style-name="ce14" office:value-type="string" calcext:value-type="string">
            <text:p>infantry_wpt</text:p>
          </table:table-cell>
          <table:table-cell table:style-name="ce14" office:value-type="string" calcext:value-type="string">
            <text:p>infantry_skl</text:p>
          </table:table-cell>
          <table:table-cell table:style-name="ce15" office:value-type="string" calcext:value-type="string">
            <text:p>kingdom_5_face_young</text:p>
          </table:table-cell>
          <table:table-cell table:style-name="ce15" office:value-type="string" calcext:value-type="string">
            <text:p>kingdom_5_face_old</text:p>
          </table:table-cell>
          <table:table-cell table:style-name="ce16"/>
          <table:table-cell table:style-name="ce4" table:formula="of:=IF(AND([.A36]&lt;&gt;&quot;&quot;;[.B36]&lt;&gt;&quot;&quot;);CONCATENATE([$Variables.$I$1];[$Variables.$I$7];[.A36];[$Variables.$I$7];[$Variables.$I$6];[$Variables.$I$7];[.B36];[$Variables.$I$7];[$Variables.$I$6];[$Variables.$I$7];[.C36];[$Variables.$I$7];[$Variables.$I$6];[.D36];[$Variables.$I$6];[.E36];[$Variables.$I$6];[.F36];[$Variables.$I$6];[.G36];[$Variables.$I$6];[$Variables.$I$1];[.H36];[.I36];[.J36];[.K36];[.L36];[.M36];[.N36];[$Variables.$I$2];[$Variables.$I$6];[.O36];[$Variables.$I$6];[.P36];[$Variables.$I$6];[.Q36];[$Variables.$I$6];[.R36];[$Variables.$I$6];[.S36];IF([.T36]&lt;&gt;&quot;&quot;;CONCATENATE([$Variables.$I$6];[.T36]);&quot;&quot;);[$Variables.$I$2];[$Variables.$I$6]);IF([.A36]&lt;&gt;&quot;&quot;;CONCATENATE(&quot;#&quot;;[.A36]);&quot;&quot;))" office:value-type="string" office:string-value="[&quot;kingdom_5_inf_melee_2&quot;,&quot;Lowland Halberdier&quot;,&quot;Lowland Halberdiers&quot;,tf_guarantee_helmet|tf_guarantee_armor|tf_guarantee_boots,0,10,fac_kingdom_5,[itm_padded_leather,itm_ankle_boots,itm_halbert_1,],infantry_att,infantry_wpt,infantry_skl,kingdom_5_face_young,kingdom_5_face_old]," calcext:value-type="string">
            <text:p>["kingdom_5_inf_melee_2","Lowland Halberdier","Lowland Halberdiers",tf_guarantee_helmet|tf_guarantee_armor|tf_guarantee_boots,0,10,fac_kingdom_5,[itm_padded_leather,itm_ankle_boots,itm_halbert_1,],infantry_att,infantry_wpt,infantry_skl,kingdom_5_face_young,kingdom_5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5_inf_melee_3</text:p>
          </table:table-cell>
          <table:table-cell table:style-name="ce3" office:value-type="string" calcext:value-type="string">
            <text:p>Highlander</text:p>
          </table:table-cell>
          <table:table-cell table:style-name="ce3" office:value-type="string" calcext:value-type="string">
            <text:p>Highland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string" calcext:value-type="string">
            <text:p>fac_kingdom_5</text:p>
          </table:table-cell>
          <table:table-cell table:style-name="ce9"/>
          <table:table-cell table:style-name="ce9" office:value-type="string" calcext:value-type="string">
            <text:p>itm_hl_kilt_3a,</text:p>
          </table:table-cell>
          <table:table-cell table:style-name="ce9"/>
          <table:table-cell table:style-name="ce9" office:value-type="string" calcext:value-type="string">
            <text:p>itm_wrapping_boots,</text:p>
          </table:table-cell>
          <table:table-cell table:style-name="ce9" office:value-type="string" calcext:value-type="string">
            <text:p>itm_scottish_claymore,</text:p>
          </table:table-cell>
          <table:table-cell table:style-name="ce9" table:number-columns-repeated="2"/>
          <table:table-cell table:style-name="ce14" office:value-type="string" calcext:value-type="string">
            <text:p>infantry_att</text:p>
          </table:table-cell>
          <table:table-cell table:style-name="ce14" office:value-type="string" calcext:value-type="string">
            <text:p>infantry_wpt</text:p>
          </table:table-cell>
          <table:table-cell table:style-name="ce14" office:value-type="string" calcext:value-type="string">
            <text:p>infantry_skl</text:p>
          </table:table-cell>
          <table:table-cell table:style-name="ce15" office:value-type="string" calcext:value-type="string">
            <text:p>kingdom_5_face_young</text:p>
          </table:table-cell>
          <table:table-cell table:style-name="ce15" office:value-type="string" calcext:value-type="string">
            <text:p>kingdom_5_face_old</text:p>
          </table:table-cell>
          <table:table-cell table:style-name="ce16"/>
          <table:table-cell table:style-name="ce4" table:formula="of:=IF(AND([.A37]&lt;&gt;&quot;&quot;;[.B37]&lt;&gt;&quot;&quot;);CONCATENATE([$Variables.$I$1];[$Variables.$I$7];[.A37];[$Variables.$I$7];[$Variables.$I$6];[$Variables.$I$7];[.B37];[$Variables.$I$7];[$Variables.$I$6];[$Variables.$I$7];[.C37];[$Variables.$I$7];[$Variables.$I$6];[.D37];[$Variables.$I$6];[.E37];[$Variables.$I$6];[.F37];[$Variables.$I$6];[.G37];[$Variables.$I$6];[$Variables.$I$1];[.H37];[.I37];[.J37];[.K37];[.L37];[.M37];[.N37];[$Variables.$I$2];[$Variables.$I$6];[.O37];[$Variables.$I$6];[.P37];[$Variables.$I$6];[.Q37];[$Variables.$I$6];[.R37];[$Variables.$I$6];[.S37];IF([.T37]&lt;&gt;&quot;&quot;;CONCATENATE([$Variables.$I$6];[.T37]);&quot;&quot;);[$Variables.$I$2];[$Variables.$I$6]);IF([.A37]&lt;&gt;&quot;&quot;;CONCATENATE(&quot;#&quot;;[.A37]);&quot;&quot;))" office:value-type="string" office:string-value="[&quot;kingdom_5_inf_melee_3&quot;,&quot;Highlander&quot;,&quot;Highlanders&quot;,tf_guarantee_helmet|tf_guarantee_armor|tf_guarantee_boots,0,8,fac_kingdom_5,[itm_hl_kilt_3a,itm_wrapping_boots,itm_scottish_claymore,],infantry_att,infantry_wpt,infantry_skl,kingdom_5_face_young,kingdom_5_face_old]," calcext:value-type="string">
            <text:p>["kingdom_5_inf_melee_3","Highlander","Highlanders",tf_guarantee_helmet|tf_guarantee_armor|tf_guarantee_boots,0,8,fac_kingdom_5,[itm_hl_kilt_3a,itm_wrapping_boots,itm_scottish_claymore,],infantry_att,infantry_wpt,infantry_skl,kingdom_5_face_young,kingdom_5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5_inf_missile_1</text:p>
          </table:table-cell>
          <table:table-cell table:style-name="ce3" office:value-type="string" calcext:value-type="string">
            <text:p>Highland Archer</text:p>
          </table:table-cell>
          <table:table-cell table:style-name="ce3" office:value-type="string" calcext:value-type="string">
            <text:p>Highland Archers</text:p>
          </table:table-cell>
          <table:table-cell table:style-name="ce6" office:value-type="string" calcext:value-type="string">
            <text:p>tf_guarantee_helmet|tf_guarantee_armor|tf_guarantee_boots|tf_guarantee_range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fac_kingdom_5</text:p>
          </table:table-cell>
          <table:table-cell table:style-name="ce9" office:value-type="string" calcext:value-type="string">
            <text:p>itm_hl_hat_1a,</text:p>
          </table:table-cell>
          <table:table-cell table:style-name="ce9" office:value-type="string" calcext:value-type="string">
            <text:p>itm_hl_kilt_2a,</text:p>
          </table:table-cell>
          <table:table-cell table:style-name="ce9"/>
          <table:table-cell table:style-name="ce9" office:value-type="string" calcext:value-type="string">
            <text:p>itm_wrapping_boots,</text:p>
          </table:table-cell>
          <table:table-cell table:style-name="ce9" office:value-type="string" calcext:value-type="string">
            <text:p>itm_flat_bow,itm_barbed_arrows,</text:p>
          </table:table-cell>
          <table:table-cell table:style-name="ce9" table:number-columns-repeated="2"/>
          <table:table-cell table:style-name="ce14" office:value-type="string" calcext:value-type="string">
            <text:p>archer_att</text:p>
          </table:table-cell>
          <table:table-cell table:style-name="ce14" office:value-type="string" calcext:value-type="string">
            <text:p>archer_wpt</text:p>
          </table:table-cell>
          <table:table-cell table:style-name="ce14" office:value-type="string" calcext:value-type="string">
            <text:p>archer_skl</text:p>
          </table:table-cell>
          <table:table-cell table:style-name="ce15" office:value-type="string" calcext:value-type="string">
            <text:p>kingdom_5_face_young</text:p>
          </table:table-cell>
          <table:table-cell table:style-name="ce15" office:value-type="string" calcext:value-type="string">
            <text:p>kingdom_5_face_old</text:p>
          </table:table-cell>
          <table:table-cell table:style-name="ce16"/>
          <table:table-cell table:style-name="ce4" table:formula="of:=IF(AND([.A38]&lt;&gt;&quot;&quot;;[.B38]&lt;&gt;&quot;&quot;);CONCATENATE([$Variables.$I$1];[$Variables.$I$7];[.A38];[$Variables.$I$7];[$Variables.$I$6];[$Variables.$I$7];[.B38];[$Variables.$I$7];[$Variables.$I$6];[$Variables.$I$7];[.C38];[$Variables.$I$7];[$Variables.$I$6];[.D38];[$Variables.$I$6];[.E38];[$Variables.$I$6];[.F38];[$Variables.$I$6];[.G38];[$Variables.$I$6];[$Variables.$I$1];[.H38];[.I38];[.J38];[.K38];[.L38];[.M38];[.N38];[$Variables.$I$2];[$Variables.$I$6];[.O38];[$Variables.$I$6];[.P38];[$Variables.$I$6];[.Q38];[$Variables.$I$6];[.R38];[$Variables.$I$6];[.S38];IF([.T38]&lt;&gt;&quot;&quot;;CONCATENATE([$Variables.$I$6];[.T38]);&quot;&quot;);[$Variables.$I$2];[$Variables.$I$6]);IF([.A38]&lt;&gt;&quot;&quot;;CONCATENATE(&quot;#&quot;;[.A38]);&quot;&quot;))" office:value-type="string" office:string-value="[&quot;kingdom_5_inf_missile_1&quot;,&quot;Highland Archer&quot;,&quot;Highland Archers&quot;,tf_guarantee_helmet|tf_guarantee_armor|tf_guarantee_boots|tf_guarantee_ranged,0,7,fac_kingdom_5,[itm_hl_hat_1a,itm_hl_kilt_2a,itm_wrapping_boots,itm_flat_bow,itm_barbed_arrows,],archer_att,archer_wpt,archer_skl,kingdom_5_face_young,kingdom_5_face_old]," calcext:value-type="string">
            <text:p>["kingdom_5_inf_missile_1","Highland Archer","Highland Archers",tf_guarantee_helmet|tf_guarantee_armor|tf_guarantee_boots|tf_guarantee_ranged,0,7,fac_kingdom_5,[itm_hl_hat_1a,itm_hl_kilt_2a,itm_wrapping_boots,itm_flat_bow,itm_barbed_arrows,],archer_att,archer_wpt,archer_skl,kingdom_5_face_young,kingdom_5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5_inf_missile_2</text:p>
          </table:table-cell>
          <table:table-cell table:style-name="ce3" office:value-type="string" calcext:value-type="string">
            <text:p>Lowland Crossbowman</text:p>
          </table:table-cell>
          <table:table-cell table:style-name="ce3" office:value-type="string" calcext:value-type="string">
            <text:p>Lowland Crossbowmen</text:p>
          </table:table-cell>
          <table:table-cell table:style-name="ce6" office:value-type="string" calcext:value-type="string">
            <text:p>tf_guarantee_helmet|tf_guarantee_armor|tf_guarantee_boots|tf_guarantee_range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fac_kingdom_5</text:p>
          </table:table-cell>
          <table:table-cell table:style-name="ce9"/>
          <table:table-cell table:style-name="ce9" office:value-type="string" calcext:value-type="string">
            <text:p>itm_aketon_green,</text:p>
          </table:table-cell>
          <table:table-cell table:style-name="ce9"/>
          <table:table-cell table:style-name="ce9" office:value-type="string" calcext:value-type="string">
            <text:p>itm_ankle_boots,</text:p>
          </table:table-cell>
          <table:table-cell table:style-name="ce9" office:value-type="string" calcext:value-type="string">
            <text:p>itm_heavy_horn_crossbow,itm_barbed_bolts,</text:p>
          </table:table-cell>
          <table:table-cell table:style-name="ce9" office:value-type="string" calcext:value-type="string">
            <text:p>itm_scottish_sword,</text:p>
          </table:table-cell>
          <table:table-cell table:style-name="ce9"/>
          <table:table-cell table:style-name="ce14" office:value-type="string" calcext:value-type="string">
            <text:p>crossbowman_att</text:p>
          </table:table-cell>
          <table:table-cell table:style-name="ce14" office:value-type="string" calcext:value-type="string">
            <text:p>crossbowman_wpt</text:p>
          </table:table-cell>
          <table:table-cell table:style-name="ce14" office:value-type="string" calcext:value-type="string">
            <text:p>crossbowman_skl</text:p>
          </table:table-cell>
          <table:table-cell table:style-name="ce15" office:value-type="string" calcext:value-type="string">
            <text:p>kingdom_5_face_young</text:p>
          </table:table-cell>
          <table:table-cell table:style-name="ce15" office:value-type="string" calcext:value-type="string">
            <text:p>kingdom_5_face_old</text:p>
          </table:table-cell>
          <table:table-cell table:style-name="ce16"/>
          <table:table-cell table:style-name="ce4" table:formula="of:=IF(AND([.A39]&lt;&gt;&quot;&quot;;[.B39]&lt;&gt;&quot;&quot;);CONCATENATE([$Variables.$I$1];[$Variables.$I$7];[.A39];[$Variables.$I$7];[$Variables.$I$6];[$Variables.$I$7];[.B39];[$Variables.$I$7];[$Variables.$I$6];[$Variables.$I$7];[.C39];[$Variables.$I$7];[$Variables.$I$6];[.D39];[$Variables.$I$6];[.E39];[$Variables.$I$6];[.F39];[$Variables.$I$6];[.G39];[$Variables.$I$6];[$Variables.$I$1];[.H39];[.I39];[.J39];[.K39];[.L39];[.M39];[.N39];[$Variables.$I$2];[$Variables.$I$6];[.O39];[$Variables.$I$6];[.P39];[$Variables.$I$6];[.Q39];[$Variables.$I$6];[.R39];[$Variables.$I$6];[.S39];IF([.T39]&lt;&gt;&quot;&quot;;CONCATENATE([$Variables.$I$6];[.T39]);&quot;&quot;);[$Variables.$I$2];[$Variables.$I$6]);IF([.A39]&lt;&gt;&quot;&quot;;CONCATENATE(&quot;#&quot;;[.A39]);&quot;&quot;))" office:value-type="string" office:string-value="[&quot;kingdom_5_inf_missile_2&quot;,&quot;Lowland Crossbowman&quot;,&quot;Lowland Crossbowmen&quot;,tf_guarantee_helmet|tf_guarantee_armor|tf_guarantee_boots|tf_guarantee_ranged,0,5,fac_kingdom_5,[itm_aketon_green,itm_ankle_boots,itm_heavy_horn_crossbow,itm_barbed_bolts,itm_scottish_sword,],crossbowman_att,crossbowman_wpt,crossbowman_skl,kingdom_5_face_young,kingdom_5_face_old]," calcext:value-type="string">
            <text:p>["kingdom_5_inf_missile_2","Lowland Crossbowman","Lowland Crossbowmen",tf_guarantee_helmet|tf_guarantee_armor|tf_guarantee_boots|tf_guarantee_ranged,0,5,fac_kingdom_5,[itm_aketon_green,itm_ankle_boots,itm_heavy_horn_crossbow,itm_barbed_bolts,itm_scottish_sword,],crossbowman_att,crossbowman_wpt,crossbowman_skl,kingdom_5_face_young,kingdom_5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5_cav_melee_1</text:p>
          </table:table-cell>
          <table:table-cell table:style-name="ce3" office:value-type="string" calcext:value-type="string">
            <text:p>Gallowglas</text:p>
          </table:table-cell>
          <table:table-cell table:style-name="ce3" office:value-type="string" calcext:value-type="string">
            <text:p>Gallowglasses</text:p>
          </table:table-cell>
          <table:table-cell table:style-name="ce6" office:value-type="string" calcext:value-type="string">
            <text:p>tf_mounted|tf_guarantee_horse|tf_guarantee_helmet|tf_guarantee_armor|tf_guarantee_boots|tf_guarantee_shiel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string" calcext:value-type="string">
            <text:p>fac_kingdom_5</text:p>
          </table:table-cell>
          <table:table-cell table:style-name="ce9"/>
          <table:table-cell table:style-name="ce9" office:value-type="string" calcext:value-type="string">
            <text:p>itm_ragged_outfit,</text:p>
          </table:table-cell>
          <table:table-cell table:style-name="ce9"/>
          <table:table-cell table:style-name="ce9" office:value-type="string" calcext:value-type="string">
            <text:p>itm_wrapping_boots,</text:p>
          </table:table-cell>
          <table:table-cell table:style-name="ce9" office:value-type="string" calcext:value-type="string">
            <text:p>itm_tab_shield_round_b,</text:p>
          </table:table-cell>
          <table:table-cell table:style-name="ce9" office:value-type="string" calcext:value-type="string">
            <text:p>itm_throwing_spears,</text:p>
          </table:table-cell>
          <table:table-cell table:style-name="ce9" office:value-type="string" calcext:value-type="string">
            <text:p>itm_sumpter_horse,</text:p>
          </table:table-cell>
          <table:table-cell table:style-name="ce14" office:value-type="string" calcext:value-type="string">
            <text:p>cavalry_att</text:p>
          </table:table-cell>
          <table:table-cell table:style-name="ce14" office:value-type="string" calcext:value-type="string">
            <text:p>cavalry_wpt</text:p>
          </table:table-cell>
          <table:table-cell table:style-name="ce14" office:value-type="string" calcext:value-type="string">
            <text:p>cavalry_skl</text:p>
          </table:table-cell>
          <table:table-cell table:style-name="ce15" office:value-type="string" calcext:value-type="string">
            <text:p>kingdom_5_face_young</text:p>
          </table:table-cell>
          <table:table-cell table:style-name="ce15" office:value-type="string" calcext:value-type="string">
            <text:p>kingdom_5_face_old</text:p>
          </table:table-cell>
          <table:table-cell table:style-name="ce16"/>
          <table:table-cell table:style-name="ce4" table:formula="of:=IF(AND([.A40]&lt;&gt;&quot;&quot;;[.B40]&lt;&gt;&quot;&quot;);CONCATENATE([$Variables.$I$1];[$Variables.$I$7];[.A40];[$Variables.$I$7];[$Variables.$I$6];[$Variables.$I$7];[.B40];[$Variables.$I$7];[$Variables.$I$6];[$Variables.$I$7];[.C40];[$Variables.$I$7];[$Variables.$I$6];[.D40];[$Variables.$I$6];[.E40];[$Variables.$I$6];[.F40];[$Variables.$I$6];[.G40];[$Variables.$I$6];[$Variables.$I$1];[.H40];[.I40];[.J40];[.K40];[.L40];[.M40];[.N40];[$Variables.$I$2];[$Variables.$I$6];[.O40];[$Variables.$I$6];[.P40];[$Variables.$I$6];[.Q40];[$Variables.$I$6];[.R40];[$Variables.$I$6];[.S40];IF([.T40]&lt;&gt;&quot;&quot;;CONCATENATE([$Variables.$I$6];[.T40]);&quot;&quot;);[$Variables.$I$2];[$Variables.$I$6]);IF([.A40]&lt;&gt;&quot;&quot;;CONCATENATE(&quot;#&quot;;[.A40]);&quot;&quot;))" office:value-type="string" office:string-value="[&quot;kingdom_5_cav_melee_1&quot;,&quot;Gallowglas&quot;,&quot;Gallowglasses&quot;,tf_mounted|tf_guarantee_horse|tf_guarantee_helmet|tf_guarantee_armor|tf_guarantee_boots|tf_guarantee_shield,0,8,fac_kingdom_5,[itm_ragged_outfit,itm_wrapping_boots,itm_tab_shield_round_b,itm_throwing_spears,itm_sumpter_horse,],cavalry_att,cavalry_wpt,cavalry_skl,kingdom_5_face_young,kingdom_5_face_old]," calcext:value-type="string">
            <text:p>["kingdom_5_cav_melee_1","Gallowglas","Gallowglasses",tf_mounted|tf_guarantee_horse|tf_guarantee_helmet|tf_guarantee_armor|tf_guarantee_boots|tf_guarantee_shield,0,8,fac_kingdom_5,[itm_ragged_outfit,itm_wrapping_boots,itm_tab_shield_round_b,itm_throwing_spears,itm_sumpter_horse,],cavalry_att,cavalry_wpt,cavalry_skl,kingdom_5_face_young,kingdom_5_face_old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5]+[.F36]+[.F37]+[.F38]+[.F39]+[.F40]" office:value-type="string" office:string-value="100" calcext:value-type="string">
            <text:p>100</text:p>
          </table:table-cell>
          <table:table-cell table:style-name="ce4" table:number-columns-repeated="14"/>
          <table:table-cell table:style-name="ce4" table:formula="of:=IF(AND([.A41]&lt;&gt;&quot;&quot;;[.B41]&lt;&gt;&quot;&quot;);CONCATENATE([$Variables.$I$1];[$Variables.$I$7];[.A41];[$Variables.$I$7];[$Variables.$I$6];[$Variables.$I$7];[.B41];[$Variables.$I$7];[$Variables.$I$6];[$Variables.$I$7];[.C41];[$Variables.$I$7];[$Variables.$I$6];[.D41];[$Variables.$I$6];[.E41];[$Variables.$I$6];[.F41];[$Variables.$I$6];[.G41];[$Variables.$I$6];[$Variables.$I$1];[.H41];[.I41];[.J41];[.K41];[.L41];[.M41];[.N41];[$Variables.$I$2];[$Variables.$I$6];[.O41];[$Variables.$I$6];[.P41];[$Variables.$I$6];[.Q41];[$Variables.$I$6];[.R41];[$Variables.$I$6];[.S41];IF([.T41]&lt;&gt;&quot;&quot;;CONCATENATE([$Variables.$I$6];[.T41]);&quot;&quot;);[$Variables.$I$2];[$Variables.$I$6]);IF([.A41]&lt;&gt;&quot;&quot;;CONCATENATE(&quot;#&quot;;[.A4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oly Roman Empire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42]&lt;&gt;&quot;&quot;;[.B42]&lt;&gt;&quot;&quot;);CONCATENATE([$Variables.$I$1];[$Variables.$I$7];[.A42];[$Variables.$I$7];[$Variables.$I$6];[$Variables.$I$7];[.B42];[$Variables.$I$7];[$Variables.$I$6];[$Variables.$I$7];[.C42];[$Variables.$I$7];[$Variables.$I$6];[.D42];[$Variables.$I$6];[.E42];[$Variables.$I$6];[.F42];[$Variables.$I$6];[.G42];[$Variables.$I$6];[$Variables.$I$1];[.H42];[.I42];[.J42];[.K42];[.L42];[.M42];[.N42];[$Variables.$I$2];[$Variables.$I$6];[.O42];[$Variables.$I$6];[.P42];[$Variables.$I$6];[.Q42];[$Variables.$I$6];[.R42];[$Variables.$I$6];[.S42];IF([.T42]&lt;&gt;&quot;&quot;;CONCATENATE([$Variables.$I$6];[.T42]);&quot;&quot;);[$Variables.$I$2];[$Variables.$I$6]);IF([.A42]&lt;&gt;&quot;&quot;;CONCATENATE(&quot;#&quot;;[.A42]);&quot;&quot;))" office:value-type="string" office:string-value="#Holy Roman Empire" calcext:value-type="string">
            <text:p>#Holy Roman Empir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6_inf_melee_1</text:p>
          </table:table-cell>
          <table:table-cell table:number-columns-repeated="2" table:style-name="ce3" office:value-type="string" calcext:value-type="string">
            <text:p>Swiss Pikema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string" calcext:value-type="string">
            <text:p>fac_kingdom_6</text:p>
          </table:table-cell>
          <table:table-cell table:style-name="ce9" office:value-type="string" calcext:value-type="string">
            <text:p>itm_hl_hat_2a,</text:p>
          </table:table-cell>
          <table:table-cell table:style-name="ce9" office:value-type="string" calcext:value-type="string">
            <text:p>itm_padded_jack,</text:p>
          </table:table-cell>
          <table:table-cell table:style-name="ce11"/>
          <table:table-cell table:style-name="ce9" office:value-type="string" calcext:value-type="string">
            <text:p>itm_ankle_boots,</text:p>
          </table:table-cell>
          <table:table-cell table:style-name="ce9" office:value-type="string" calcext:value-type="string">
            <text:p>itm_pike_a,</text:p>
          </table:table-cell>
          <table:table-cell table:style-name="ce9" table:number-columns-repeated="2"/>
          <table:table-cell table:style-name="ce14" office:value-type="string" calcext:value-type="string">
            <text:p>pikeman_att</text:p>
          </table:table-cell>
          <table:table-cell table:style-name="ce14" office:value-type="string" calcext:value-type="string">
            <text:p>pikeman_wpt</text:p>
          </table:table-cell>
          <table:table-cell table:style-name="ce14" office:value-type="string" calcext:value-type="string">
            <text:p>pikeman_skl</text:p>
          </table:table-cell>
          <table:table-cell table:style-name="ce15" office:value-type="string" calcext:value-type="string">
            <text:p>kingdom_6_face_young</text:p>
          </table:table-cell>
          <table:table-cell table:style-name="ce15" office:value-type="string" calcext:value-type="string">
            <text:p>kingdom_6_face_old</text:p>
          </table:table-cell>
          <table:table-cell table:style-name="ce16"/>
          <table:table-cell table:style-name="ce4" table:formula="of:=IF(AND([.A43]&lt;&gt;&quot;&quot;;[.B43]&lt;&gt;&quot;&quot;);CONCATENATE([$Variables.$I$1];[$Variables.$I$7];[.A43];[$Variables.$I$7];[$Variables.$I$6];[$Variables.$I$7];[.B43];[$Variables.$I$7];[$Variables.$I$6];[$Variables.$I$7];[.C43];[$Variables.$I$7];[$Variables.$I$6];[.D43];[$Variables.$I$6];[.E43];[$Variables.$I$6];[.F43];[$Variables.$I$6];[.G43];[$Variables.$I$6];[$Variables.$I$1];[.H43];[.I43];[.K43];[.K43];[.L43];[.M43];[.N43];[$Variables.$I$2];[$Variables.$I$6];[.O43];[$Variables.$I$6];[.P43];[$Variables.$I$6];[.Q43];[$Variables.$I$6];[.R43];[$Variables.$I$6];[.S43];IF([.T43]&lt;&gt;&quot;&quot;;CONCATENATE([$Variables.$I$6];[.T43]);&quot;&quot;);[$Variables.$I$2];[$Variables.$I$6]);IF([.A43]&lt;&gt;&quot;&quot;;CONCATENATE(&quot;#&quot;;[.A43]);&quot;&quot;))" office:value-type="string" office:string-value="[&quot;kingdom_6_inf_melee_1&quot;,&quot;Swiss Pikeman&quot;,&quot;Swiss Pikeman&quot;,tf_guarantee_helmet|tf_guarantee_armor|tf_guarantee_boots,0,12,fac_kingdom_6,[itm_hl_hat_2a,itm_padded_jack,itm_ankle_boots,itm_ankle_boots,itm_pike_a,],pikeman_att,pikeman_wpt,pikeman_skl,kingdom_6_face_young,kingdom_6_face_old]," calcext:value-type="string">
            <text:p>["kingdom_6_inf_melee_1","Swiss Pikeman","Swiss Pikeman",tf_guarantee_helmet|tf_guarantee_armor|tf_guarantee_boots,0,12,fac_kingdom_6,[itm_hl_hat_2a,itm_padded_jack,itm_ankle_boots,itm_ankle_boots,itm_pike_a,],pikeman_att,pikeman_wpt,pikeman_skl,kingdom_6_face_young,kingdom_6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6_inf_melee_2</text:p>
          </table:table-cell>
          <table:table-cell table:style-name="ce3" office:value-type="string" calcext:value-type="string">
            <text:p>Landsknecht Halberdier</text:p>
          </table:table-cell>
          <table:table-cell table:style-name="ce3" office:value-type="string" calcext:value-type="string">
            <text:p>Landsknecht Halberdi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string" calcext:value-type="string">
            <text:p>fac_kingdom_6</text:p>
          </table:table-cell>
          <table:table-cell table:style-name="ce9" office:value-type="string" calcext:value-type="string">
            <text:p>itm_hl_hat_2b,</text:p>
          </table:table-cell>
          <table:table-cell table:style-name="ce9" office:value-type="string" calcext:value-type="string">
            <text:p>itm_padded_jack,</text:p>
          </table:table-cell>
          <table:table-cell table:style-name="ce9"/>
          <table:table-cell table:style-name="ce9" office:value-type="string" calcext:value-type="string">
            <text:p>itm_ankle_boots,</text:p>
          </table:table-cell>
          <table:table-cell table:style-name="ce9" office:value-type="string" calcext:value-type="string">
            <text:p>itm_swiss_halberd,</text:p>
          </table:table-cell>
          <table:table-cell table:style-name="ce9" table:number-columns-repeated="2"/>
          <table:table-cell table:style-name="ce14" office:value-type="string" calcext:value-type="string">
            <text:p>infantry_att</text:p>
          </table:table-cell>
          <table:table-cell table:style-name="ce14" office:value-type="string" calcext:value-type="string">
            <text:p>infantry_wpt</text:p>
          </table:table-cell>
          <table:table-cell table:style-name="ce14" office:value-type="string" calcext:value-type="string">
            <text:p>infantry_skl</text:p>
          </table:table-cell>
          <table:table-cell table:style-name="ce15" office:value-type="string" calcext:value-type="string">
            <text:p>kingdom_6_face_young</text:p>
          </table:table-cell>
          <table:table-cell table:style-name="ce15" office:value-type="string" calcext:value-type="string">
            <text:p>kingdom_6_face_old</text:p>
          </table:table-cell>
          <table:table-cell table:style-name="ce16"/>
          <table:table-cell table:style-name="ce4" table:formula="of:=IF(AND([.A44]&lt;&gt;&quot;&quot;;[.B44]&lt;&gt;&quot;&quot;);CONCATENATE([$Variables.$I$1];[$Variables.$I$7];[.A44];[$Variables.$I$7];[$Variables.$I$6];[$Variables.$I$7];[.B44];[$Variables.$I$7];[$Variables.$I$6];[$Variables.$I$7];[.C44];[$Variables.$I$7];[$Variables.$I$6];[.D44];[$Variables.$I$6];[.E44];[$Variables.$I$6];[.F44];[$Variables.$I$6];[.G44];[$Variables.$I$6];[$Variables.$I$1];[.H44];[.I44];[.J44];[.K44];[.L44];[.M44];[.N44];[$Variables.$I$2];[$Variables.$I$6];[.O44];[$Variables.$I$6];[.P44];[$Variables.$I$6];[.Q44];[$Variables.$I$6];[.R44];[$Variables.$I$6];[.S44];IF([.T44]&lt;&gt;&quot;&quot;;CONCATENATE([$Variables.$I$6];[.T44]);&quot;&quot;);[$Variables.$I$2];[$Variables.$I$6]);IF([.A44]&lt;&gt;&quot;&quot;;CONCATENATE(&quot;#&quot;;[.A44]);&quot;&quot;))" office:value-type="string" office:string-value="[&quot;kingdom_6_inf_melee_2&quot;,&quot;Landsknecht Halberdier&quot;,&quot;Landsknecht Halberdiers&quot;,tf_guarantee_helmet|tf_guarantee_armor|tf_guarantee_boots,0,11,fac_kingdom_6,[itm_hl_hat_2b,itm_padded_jack,itm_ankle_boots,itm_swiss_halberd,],infantry_att,infantry_wpt,infantry_skl,kingdom_6_face_young,kingdom_6_face_old]," calcext:value-type="string">
            <text:p>["kingdom_6_inf_melee_2","Landsknecht Halberdier","Landsknecht Halberdiers",tf_guarantee_helmet|tf_guarantee_armor|tf_guarantee_boots,0,11,fac_kingdom_6,[itm_hl_hat_2b,itm_padded_jack,itm_ankle_boots,itm_swiss_halberd,],infantry_att,infantry_wpt,infantry_skl,kingdom_6_face_young,kingdom_6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6_inf_melee_3</text:p>
          </table:table-cell>
          <table:table-cell table:style-name="ce3" office:value-type="string" calcext:value-type="string">
            <text:p>Landsknecht Swordsman</text:p>
          </table:table-cell>
          <table:table-cell table:style-name="ce5" office:value-type="string" calcext:value-type="string">
            <text:p>Landsknecht Swords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8" office:value-type="string" calcext:value-type="string">
            <text:p>fac_kingdom_6</text:p>
          </table:table-cell>
          <table:table-cell table:style-name="ce9" office:value-type="string" calcext:value-type="string">
            <text:p>itm_open_sallet,</text:p>
          </table:table-cell>
          <table:table-cell table:style-name="ce9" office:value-type="string" calcext:value-type="string">
            <text:p>itm_leather_armor,</text:p>
          </table:table-cell>
          <table:table-cell table:style-name="ce12"/>
          <table:table-cell table:style-name="ce10" office:value-type="string" calcext:value-type="string">
            <text:p>itm_leather_boots,</text:p>
          </table:table-cell>
          <table:table-cell table:style-name="ce10" office:value-type="string" calcext:value-type="string">
            <text:p>itm_faradon_twohanded1,</text:p>
          </table:table-cell>
          <table:table-cell table:style-name="ce12"/>
          <table:table-cell table:style-name="ce9"/>
          <table:table-cell table:style-name="ce14" office:value-type="string" calcext:value-type="string">
            <text:p>infantry_att</text:p>
          </table:table-cell>
          <table:table-cell table:style-name="ce14" office:value-type="string" calcext:value-type="string">
            <text:p>infantry_wpt</text:p>
          </table:table-cell>
          <table:table-cell table:style-name="ce14" office:value-type="string" calcext:value-type="string">
            <text:p>infantry_skl</text:p>
          </table:table-cell>
          <table:table-cell table:style-name="ce15" office:value-type="string" calcext:value-type="string">
            <text:p>kingdom_6_face_young</text:p>
          </table:table-cell>
          <table:table-cell table:style-name="ce15" office:value-type="string" calcext:value-type="string">
            <text:p>kingdom_6_face_old</text:p>
          </table:table-cell>
          <table:table-cell table:style-name="ce16"/>
          <table:table-cell table:style-name="ce4" table:formula="of:=IF(AND([.A45]&lt;&gt;&quot;&quot;;[.B45]&lt;&gt;&quot;&quot;);CONCATENATE([$Variables.$I$1];[$Variables.$I$7];[.A45];[$Variables.$I$7];[$Variables.$I$6];[$Variables.$I$7];[.B45];[$Variables.$I$7];[$Variables.$I$6];[$Variables.$I$7];[.C45];[$Variables.$I$7];[$Variables.$I$6];[.D45];[$Variables.$I$6];[.E45];[$Variables.$I$6];[.F45];[$Variables.$I$6];[.G45];[$Variables.$I$6];[$Variables.$I$1];[.H45];[.I45];[.K45];[.K45];[.L45];[.M46];[.N45];[$Variables.$I$2];[$Variables.$I$6];[.O45];[$Variables.$I$6];[.P45];[$Variables.$I$6];[.Q45];[$Variables.$I$6];[.R45];[$Variables.$I$6];[.S45];IF([.T45]&lt;&gt;&quot;&quot;;CONCATENATE([$Variables.$I$6];[.T45]);&quot;&quot;);[$Variables.$I$2];[$Variables.$I$6]);IF([.A45]&lt;&gt;&quot;&quot;;CONCATENATE(&quot;#&quot;;[.A45]);&quot;&quot;))" office:value-type="string" office:string-value="[&quot;kingdom_6_inf_melee_3&quot;,&quot;Landsknecht Swordsman&quot;,&quot;Landsknecht Swordsmen&quot;,tf_guarantee_helmet|tf_guarantee_armor|tf_guarantee_boots,0,8,fac_kingdom_6,[itm_open_sallet,itm_leather_armor,itm_leather_boots,itm_leather_boots,itm_faradon_twohanded1,itm_side_sword,],infantry_att,infantry_wpt,infantry_skl,kingdom_6_face_young,kingdom_6_face_old]," calcext:value-type="string">
            <text:p>["kingdom_6_inf_melee_3","Landsknecht Swordsman","Landsknecht Swordsmen",tf_guarantee_helmet|tf_guarantee_armor|tf_guarantee_boots,0,8,fac_kingdom_6,[itm_open_sallet,itm_leather_armor,itm_leather_boots,itm_leather_boots,itm_faradon_twohanded1,itm_side_sword,],infantry_att,infantry_wpt,infantry_skl,kingdom_6_face_young,kingdom_6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6_inf_missile_1</text:p>
          </table:table-cell>
          <table:table-cell table:style-name="ce3" office:value-type="string" calcext:value-type="string">
            <text:p>Arquebusier</text:p>
          </table:table-cell>
          <table:table-cell table:style-name="ce3" office:value-type="string" calcext:value-type="string">
            <text:p>Arquebusiers</text:p>
          </table:table-cell>
          <table:table-cell table:style-name="ce6" office:value-type="string" calcext:value-type="string">
            <text:p>tf_guarantee_helmet|tf_guarantee_armor|tf_guarantee_boots|tf_guarantee_range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5" calcext:value-type="float">
            <text:p>35</text:p>
          </table:table-cell>
          <table:table-cell table:style-name="ce8" office:value-type="string" calcext:value-type="string">
            <text:p>fac_kingdom_6</text:p>
          </table:table-cell>
          <table:table-cell table:style-name="ce9" office:value-type="string" calcext:value-type="string">
            <text:p>itm_hl_hat_2b,</text:p>
          </table:table-cell>
          <table:table-cell table:style-name="ce9" office:value-type="string" calcext:value-type="string">
            <text:p>itm_padded_jack,</text:p>
          </table:table-cell>
          <table:table-cell table:style-name="ce9"/>
          <table:table-cell table:style-name="ce9" office:value-type="string" calcext:value-type="string">
            <text:p>itm_ankle_boots,</text:p>
          </table:table-cell>
          <table:table-cell table:style-name="ce9" office:value-type="string" calcext:value-type="string">
            <text:p>itm_matchlock_arquebus_1,itm_stone_bullets,</text:p>
          </table:table-cell>
          <table:table-cell table:style-name="ce9" office:value-type="string" calcext:value-type="string">
            <text:p>itm_side_sword,</text:p>
          </table:table-cell>
          <table:table-cell table:style-name="ce12"/>
          <table:table-cell table:style-name="ce14" office:value-type="string" calcext:value-type="string">
            <text:p>musketeer_att</text:p>
          </table:table-cell>
          <table:table-cell table:style-name="ce14" office:value-type="string" calcext:value-type="string">
            <text:p>musketeer_wpt</text:p>
          </table:table-cell>
          <table:table-cell table:style-name="ce14" office:value-type="string" calcext:value-type="string">
            <text:p>musketeer_skl</text:p>
          </table:table-cell>
          <table:table-cell table:style-name="ce15" office:value-type="string" calcext:value-type="string">
            <text:p>kingdom_6_face_young</text:p>
          </table:table-cell>
          <table:table-cell table:style-name="ce15" office:value-type="string" calcext:value-type="string">
            <text:p>kingdom_6_face_old</text:p>
          </table:table-cell>
          <table:table-cell table:style-name="ce16"/>
          <table:table-cell table:style-name="ce4" table:formula="of:=IF(AND([.A46]&lt;&gt;&quot;&quot;;[.B46]&lt;&gt;&quot;&quot;);CONCATENATE([$Variables.$I$1];[$Variables.$I$7];[.A46];[$Variables.$I$7];[$Variables.$I$6];[$Variables.$I$7];[.B46];[$Variables.$I$7];[$Variables.$I$6];[$Variables.$I$7];[.C46];[$Variables.$I$7];[$Variables.$I$6];[.D46];[$Variables.$I$6];[.E46];[$Variables.$I$6];[.F46];[$Variables.$I$6];[.G46];[$Variables.$I$6];[$Variables.$I$1];[.H46];[.I46];[.J46];[.K46];[.L46];[.M46];[.M46];[$Variables.$I$2];[$Variables.$I$6];[.O46];[$Variables.$I$6];[.P46];[$Variables.$I$6];[.Q46];[$Variables.$I$6];[.R46];[$Variables.$I$6];[.S46];IF([.T46]&lt;&gt;&quot;&quot;;CONCATENATE([$Variables.$I$6];[.T46]);&quot;&quot;);[$Variables.$I$2];[$Variables.$I$6]);IF([.A46]&lt;&gt;&quot;&quot;;CONCATENATE(&quot;#&quot;;[.A46]);&quot;&quot;))" office:value-type="string" office:string-value="[&quot;kingdom_6_inf_missile_1&quot;,&quot;Arquebusier&quot;,&quot;Arquebusiers&quot;,tf_guarantee_helmet|tf_guarantee_armor|tf_guarantee_boots|tf_guarantee_ranged,0,35,fac_kingdom_6,[itm_hl_hat_2b,itm_padded_jack,itm_ankle_boots,itm_matchlock_arquebus_1,itm_stone_bullets,itm_side_sword,itm_side_sword,],musketeer_att,musketeer_wpt,musketeer_skl,kingdom_6_face_young,kingdom_6_face_old]," calcext:value-type="string">
            <text:p>["kingdom_6_inf_missile_1","Arquebusier","Arquebusiers",tf_guarantee_helmet|tf_guarantee_armor|tf_guarantee_boots|tf_guarantee_ranged,0,35,fac_kingdom_6,[itm_hl_hat_2b,itm_padded_jack,itm_ankle_boots,itm_matchlock_arquebus_1,itm_stone_bullets,itm_side_sword,itm_side_sword,],musketeer_att,musketeer_wpt,musketeer_skl,kingdom_6_face_young,kingdom_6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6_inf_missile_2</text:p>
          </table:table-cell>
          <table:table-cell table:style-name="ce3" office:value-type="string" calcext:value-type="string">
            <text:p>Crossbowman</text:p>
          </table:table-cell>
          <table:table-cell table:style-name="ce3" office:value-type="string" calcext:value-type="string">
            <text:p>Crossbowmen</text:p>
          </table:table-cell>
          <table:table-cell table:style-name="ce6" office:value-type="string" calcext:value-type="string">
            <text:p>tf_guarantee_helmet|tf_guarantee_armor|tf_guarantee_boots|tf_guarantee_ranged|tf_guarantee_shiel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string" calcext:value-type="string">
            <text:p>fac_kingdom_6</text:p>
          </table:table-cell>
          <table:table-cell table:style-name="ce9"/>
          <table:table-cell table:style-name="ce9" office:value-type="string" calcext:value-type="string">
            <text:p>itm_padded_leather,</text:p>
          </table:table-cell>
          <table:table-cell table:style-name="ce9"/>
          <table:table-cell table:style-name="ce9" office:value-type="string" calcext:value-type="string">
            <text:p>itm_ankle_boots,</text:p>
          </table:table-cell>
          <table:table-cell table:style-name="ce9" office:value-type="string" calcext:value-type="string">
            <text:p>itm_heavy_horn_crossbow,itm_barbed_bolts,</text:p>
          </table:table-cell>
          <table:table-cell table:style-name="ce9" office:value-type="string" calcext:value-type="string">
            <text:p>itm_side_sword,itm_tab_shield_pavise_b,</text:p>
          </table:table-cell>
          <table:table-cell table:style-name="ce9"/>
          <table:table-cell table:style-name="ce14" office:value-type="string" calcext:value-type="string">
            <text:p>crossbowman_att</text:p>
          </table:table-cell>
          <table:table-cell table:style-name="ce14" office:value-type="string" calcext:value-type="string">
            <text:p>crossbowman_wpt</text:p>
          </table:table-cell>
          <table:table-cell table:style-name="ce14" office:value-type="string" calcext:value-type="string">
            <text:p>crossbowman_skl</text:p>
          </table:table-cell>
          <table:table-cell table:style-name="ce15" office:value-type="string" calcext:value-type="string">
            <text:p>kingdom_6_face_young</text:p>
          </table:table-cell>
          <table:table-cell table:style-name="ce15" office:value-type="string" calcext:value-type="string">
            <text:p>kingdom_6_face_old</text:p>
          </table:table-cell>
          <table:table-cell table:style-name="ce16"/>
          <table:table-cell table:style-name="ce4" table:formula="of:=IF(AND([.A47]&lt;&gt;&quot;&quot;;[.B47]&lt;&gt;&quot;&quot;);CONCATENATE([$Variables.$I$1];[$Variables.$I$7];[.A47];[$Variables.$I$7];[$Variables.$I$6];[$Variables.$I$7];[.B47];[$Variables.$I$7];[$Variables.$I$6];[$Variables.$I$7];[.C47];[$Variables.$I$7];[$Variables.$I$6];[.D47];[$Variables.$I$6];[.E47];[$Variables.$I$6];[.F47];[$Variables.$I$6];[.G47];[$Variables.$I$6];[$Variables.$I$1];[.H47];[.I47];[.J47];[.K47];[.L47];[.M47];[.N47];[$Variables.$I$2];[$Variables.$I$6];[.O47];[$Variables.$I$6];[.P47];[$Variables.$I$6];[.Q47];[$Variables.$I$6];[.R47];[$Variables.$I$6];[.S47];IF([.T47]&lt;&gt;&quot;&quot;;CONCATENATE([$Variables.$I$6];[.T47]);&quot;&quot;);[$Variables.$I$2];[$Variables.$I$6]);IF([.A47]&lt;&gt;&quot;&quot;;CONCATENATE(&quot;#&quot;;[.A47]);&quot;&quot;))" office:value-type="string" office:string-value="[&quot;kingdom_6_inf_missile_2&quot;,&quot;Crossbowman&quot;,&quot;Crossbowmen&quot;,tf_guarantee_helmet|tf_guarantee_armor|tf_guarantee_boots|tf_guarantee_ranged|tf_guarantee_shield,0,9,fac_kingdom_6,[itm_padded_leather,itm_ankle_boots,itm_heavy_horn_crossbow,itm_barbed_bolts,itm_side_sword,itm_tab_shield_pavise_b,],crossbowman_att,crossbowman_wpt,crossbowman_skl,kingdom_6_face_young,kingdom_6_face_old]," calcext:value-type="string">
            <text:p>["kingdom_6_inf_missile_2","Crossbowman","Crossbowmen",tf_guarantee_helmet|tf_guarantee_armor|tf_guarantee_boots|tf_guarantee_ranged|tf_guarantee_shield,0,9,fac_kingdom_6,[itm_padded_leather,itm_ankle_boots,itm_heavy_horn_crossbow,itm_barbed_bolts,itm_side_sword,itm_tab_shield_pavise_b,],crossbowman_att,crossbowman_wpt,crossbowman_skl,kingdom_6_face_young,kingdom_6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6_cav_melee_1</text:p>
          </table:table-cell>
          <table:table-cell table:style-name="ce3" office:value-type="string" calcext:value-type="string">
            <text:p>Reiter</text:p>
          </table:table-cell>
          <table:table-cell table:style-name="ce3" office:value-type="string" calcext:value-type="string">
            <text:p>Reiters</text:p>
          </table:table-cell>
          <table:table-cell table:style-name="ce6" office:value-type="string" calcext:value-type="string">
            <text:p>tf_mounted|tf_guarantee_horse|tf_guarantee_helmet|tf_guarantee_armor|tf_guarantee_gloves|tf_guarantee_boot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5" calcext:value-type="float">
            <text:p>25</text:p>
          </table:table-cell>
          <table:table-cell table:style-name="ce8" office:value-type="string" calcext:value-type="string">
            <text:p>fac_kingdom_6</text:p>
          </table:table-cell>
          <table:table-cell table:style-name="ce10" office:value-type="string" calcext:value-type="string">
            <text:p>itm_visored_sallet_coif,</text:p>
          </table:table-cell>
          <table:table-cell table:style-name="ce9" office:value-type="string" calcext:value-type="string">
            <text:p>itm_bnw_armour,</text:p>
          </table:table-cell>
          <table:table-cell table:style-name="ce10" office:value-type="string" calcext:value-type="string">
            <text:p>itm_wisby_gauntlets_black,</text:p>
          </table:table-cell>
          <table:table-cell table:style-name="ce10" office:value-type="string" calcext:value-type="string">
            <text:p>itm_leather_shoes_9,</text:p>
          </table:table-cell>
          <table:table-cell table:style-name="ce10" office:value-type="string" calcext:value-type="string">
            <text:p>itm_heavy_lance,</text:p>
          </table:table-cell>
          <table:table-cell table:style-name="ce10" office:value-type="string" calcext:value-type="string">
            <text:p>itm_sword_repent,</text:p>
          </table:table-cell>
          <table:table-cell table:style-name="ce9" office:value-type="string" calcext:value-type="string">
            <text:p>itm_courser,</text:p>
          </table:table-cell>
          <table:table-cell table:style-name="ce14" office:value-type="string" calcext:value-type="string">
            <text:p>cavalry_att</text:p>
          </table:table-cell>
          <table:table-cell table:style-name="ce14" office:value-type="string" calcext:value-type="string">
            <text:p>cavalry_wpt</text:p>
          </table:table-cell>
          <table:table-cell table:style-name="ce14" office:value-type="string" calcext:value-type="string">
            <text:p>cavalry_skl</text:p>
          </table:table-cell>
          <table:table-cell table:style-name="ce15" office:value-type="string" calcext:value-type="string">
            <text:p>kingdom_6_face_young</text:p>
          </table:table-cell>
          <table:table-cell table:style-name="ce15" office:value-type="string" calcext:value-type="string">
            <text:p>kingdom_6_face_old</text:p>
          </table:table-cell>
          <table:table-cell table:style-name="ce16"/>
          <table:table-cell table:style-name="ce4" table:formula="of:=IF(AND([.A48]&lt;&gt;&quot;&quot;;[.B48]&lt;&gt;&quot;&quot;);CONCATENATE([$Variables.$I$1];[$Variables.$I$7];[.A48];[$Variables.$I$7];[$Variables.$I$6];[$Variables.$I$7];[.B48];[$Variables.$I$7];[$Variables.$I$6];[$Variables.$I$7];[.C48];[$Variables.$I$7];[$Variables.$I$6];[.D48];[$Variables.$I$6];[.E48];[$Variables.$I$6];[.F48];[$Variables.$I$6];[.G48];[$Variables.$I$6];[$Variables.$I$1];[.H48];[.I48];[.J48];[.K48];[.L48];[.M48];[.N48];[$Variables.$I$2];[$Variables.$I$6];[.O48];[$Variables.$I$6];[.P48];[$Variables.$I$6];[.Q48];[$Variables.$I$6];[.R48];[$Variables.$I$6];[.S48];IF([.T48]&lt;&gt;&quot;&quot;;CONCATENATE([$Variables.$I$6];[.T48]);&quot;&quot;);[$Variables.$I$2];[$Variables.$I$6]);IF([.A48]&lt;&gt;&quot;&quot;;CONCATENATE(&quot;#&quot;;[.A48]);&quot;&quot;))" office:value-type="string" office:string-value="[&quot;kingdom_6_cav_melee_1&quot;,&quot;Reiter&quot;,&quot;Reiters&quot;,tf_mounted|tf_guarantee_horse|tf_guarantee_helmet|tf_guarantee_armor|tf_guarantee_gloves|tf_guarantee_boots,0,25,fac_kingdom_6,[itm_visored_sallet_coif,itm_bnw_armour,itm_wisby_gauntlets_black,itm_leather_shoes_9,itm_heavy_lance,itm_sword_repent,itm_courser,],cavalry_att,cavalry_wpt,cavalry_skl,kingdom_6_face_young,kingdom_6_face_old]," calcext:value-type="string">
            <text:p>["kingdom_6_cav_melee_1","Reiter","Reiters",tf_mounted|tf_guarantee_horse|tf_guarantee_helmet|tf_guarantee_armor|tf_guarantee_gloves|tf_guarantee_boots,0,25,fac_kingdom_6,[itm_visored_sallet_coif,itm_bnw_armour,itm_wisby_gauntlets_black,itm_leather_shoes_9,itm_heavy_lance,itm_sword_repent,itm_courser,],cavalry_att,cavalry_wpt,cavalry_skl,kingdom_6_face_young,kingdom_6_face_old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43]+[.F44]+[.F45]+[.F46]+[.F47]+[.F48]" office:value-type="string" office:string-value="100" calcext:value-type="string">
            <text:p>100</text:p>
          </table:table-cell>
          <table:table-cell table:style-name="ce4" table:number-columns-repeated="14"/>
          <table:table-cell table:style-name="ce4" table:formula="of:=IF(AND([.A49]&lt;&gt;&quot;&quot;;[.B49]&lt;&gt;&quot;&quot;);CONCATENATE([$Variables.$I$1];[$Variables.$I$7];[.A49];[$Variables.$I$7];[$Variables.$I$6];[$Variables.$I$7];[.B49];[$Variables.$I$7];[$Variables.$I$6];[$Variables.$I$7];[.C49];[$Variables.$I$7];[$Variables.$I$6];[.D49];[$Variables.$I$6];[.E49];[$Variables.$I$6];[.F49];[$Variables.$I$6];[.G49];[$Variables.$I$6];[$Variables.$I$1];[.H49];[.I49];[.J49];[.K49];[.L49];[.M49];[.N49];[$Variables.$I$2];[$Variables.$I$6];[.O49];[$Variables.$I$6];[.P49];[$Variables.$I$6];[.Q49];[$Variables.$I$6];[.R49];[$Variables.$I$6];[.S49];IF([.T49]&lt;&gt;&quot;&quot;;CONCATENATE([$Variables.$I$6];[.T49]);&quot;&quot;);[$Variables.$I$2];[$Variables.$I$6]);IF([.A49]&lt;&gt;&quot;&quot;;CONCATENATE(&quot;#&quot;;[.A4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ortuguese Empire</text:p>
          </table:table-cell>
          <table:table-cell table:style-name="ce4" table:number-columns-repeated="19"/>
          <table:table-cell table:style-name="ce4" table:formula="of:=IF(AND([.A50]&lt;&gt;&quot;&quot;;[.B50]&lt;&gt;&quot;&quot;);CONCATENATE([$Variables.$I$1];[$Variables.$I$7];[.A50];[$Variables.$I$7];[$Variables.$I$6];[$Variables.$I$7];[.B50];[$Variables.$I$7];[$Variables.$I$6];[$Variables.$I$7];[.C50];[$Variables.$I$7];[$Variables.$I$6];[.D50];[$Variables.$I$6];[.E50];[$Variables.$I$6];[.F50];[$Variables.$I$6];[.G50];[$Variables.$I$6];[$Variables.$I$1];[.H50];[.I50];[.J50];[.K50];[.L50];[.M50];[.N50];[$Variables.$I$2];[$Variables.$I$6];[.O50];[$Variables.$I$6];[.P50];[$Variables.$I$6];[.Q50];[$Variables.$I$6];[.R50];[$Variables.$I$6];[.S50];IF([.T50]&lt;&gt;&quot;&quot;;CONCATENATE([$Variables.$I$6];[.T50]);&quot;&quot;);[$Variables.$I$2];[$Variables.$I$6]);IF([.A50]&lt;&gt;&quot;&quot;;CONCATENATE(&quot;#&quot;;[.A50]);&quot;&quot;))" office:value-type="string" office:string-value="#Portuguese Empire" calcext:value-type="string">
            <text:p>#Portuguese Empir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7_inf_melee_1</text:p>
          </table:table-cell>
          <table:table-cell table:style-name="ce3" office:value-type="string" calcext:value-type="string">
            <text:p>Pikeman</text:p>
          </table:table-cell>
          <table:table-cell table:style-name="ce3" office:value-type="string" calcext:value-type="string">
            <text:p>Pike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" calcext:value-type="float">
            <text:p>24</text:p>
          </table:table-cell>
          <table:table-cell table:style-name="ce8" office:value-type="string" calcext:value-type="string">
            <text:p>fac_kingdom_7</text:p>
          </table:table-cell>
          <table:table-cell table:style-name="ce10" office:value-type="string" calcext:value-type="string">
            <text:p>itm_combed_morion,</text:p>
          </table:table-cell>
          <table:table-cell table:style-name="ce10" office:value-type="string" calcext:value-type="string">
            <text:p>itm_aketon_green,</text:p>
          </table:table-cell>
          <table:table-cell table:style-name="ce9"/>
          <table:table-cell table:style-name="ce9" office:value-type="string" calcext:value-type="string">
            <text:p>itm_ankle_boots,</text:p>
          </table:table-cell>
          <table:table-cell table:style-name="ce10" office:value-type="string" calcext:value-type="string">
            <text:p>itm_pike_b,</text:p>
          </table:table-cell>
          <table:table-cell table:style-name="ce9" table:number-columns-repeated="2"/>
          <table:table-cell table:style-name="ce14" office:value-type="string" calcext:value-type="string">
            <text:p>pikeman_att</text:p>
          </table:table-cell>
          <table:table-cell table:style-name="ce14" office:value-type="string" calcext:value-type="string">
            <text:p>pikeman_wpt</text:p>
          </table:table-cell>
          <table:table-cell table:style-name="ce14" office:value-type="string" calcext:value-type="string">
            <text:p>pikeman_skl</text:p>
          </table:table-cell>
          <table:table-cell table:style-name="ce15" office:value-type="string" calcext:value-type="string">
            <text:p>kingdom_7_face_young</text:p>
          </table:table-cell>
          <table:table-cell table:style-name="ce15" office:value-type="string" calcext:value-type="string">
            <text:p>kingdom_7_face_old</text:p>
          </table:table-cell>
          <table:table-cell table:style-name="ce16"/>
          <table:table-cell table:style-name="ce4" table:formula="of:=IF(AND([.A51]&lt;&gt;&quot;&quot;;[.B51]&lt;&gt;&quot;&quot;);CONCATENATE([$Variables.$I$1];[$Variables.$I$7];[.A51];[$Variables.$I$7];[$Variables.$I$6];[$Variables.$I$7];[.B51];[$Variables.$I$7];[$Variables.$I$6];[$Variables.$I$7];[.C51];[$Variables.$I$7];[$Variables.$I$6];[.D51];[$Variables.$I$6];[.E51];[$Variables.$I$6];[.F51];[$Variables.$I$6];[.G51];[$Variables.$I$6];[$Variables.$I$1];[.H51];[.I51];[.J51];[.K51];[.L51];[.M51];[.N51];[$Variables.$I$2];[$Variables.$I$6];[.O51];[$Variables.$I$6];[.P51];[$Variables.$I$6];[.Q51];[$Variables.$I$6];[.R51];[$Variables.$I$6];[.S51];IF([.T51]&lt;&gt;&quot;&quot;;CONCATENATE([$Variables.$I$6];[.T51]);&quot;&quot;);[$Variables.$I$2];[$Variables.$I$6]);IF([.A51]&lt;&gt;&quot;&quot;;CONCATENATE(&quot;#&quot;;[.A51]);&quot;&quot;))" office:value-type="string" office:string-value="[&quot;kingdom_7_inf_melee_1&quot;,&quot;Pikeman&quot;,&quot;Pikemen&quot;,tf_guarantee_helmet|tf_guarantee_armor|tf_guarantee_boots,0,24,fac_kingdom_7,[itm_combed_morion,itm_aketon_green,itm_ankle_boots,itm_pike_b,],pikeman_att,pikeman_wpt,pikeman_skl,kingdom_7_face_young,kingdom_7_face_old]," calcext:value-type="string">
            <text:p>["kingdom_7_inf_melee_1","Pikeman","Pikemen",tf_guarantee_helmet|tf_guarantee_armor|tf_guarantee_boots,0,24,fac_kingdom_7,[itm_combed_morion,itm_aketon_green,itm_ankle_boots,itm_pike_b,],pikeman_att,pikeman_wpt,pikeman_skl,kingdom_7_face_young,kingdom_7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7_inf_melee_2</text:p>
          </table:table-cell>
          <table:table-cell table:style-name="ce3" office:value-type="string" calcext:value-type="string">
            <text:p>Footman</text:p>
          </table:table-cell>
          <table:table-cell table:style-name="ce3" office:value-type="string" calcext:value-type="string">
            <text:p>Footmen</text:p>
          </table:table-cell>
          <table:table-cell table:style-name="ce6" office:value-type="string" calcext:value-type="string">
            <text:p>tf_guarantee_helmet|tf_guarantee_armor|tf_guarantee_boots|tf_guarantee_shiel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8" office:value-type="string" calcext:value-type="string">
            <text:p>fac_kingdom_7</text:p>
          </table:table-cell>
          <table:table-cell table:style-name="ce9" office:value-type="string" calcext:value-type="string">
            <text:p>itm_hl_hat_2a,</text:p>
          </table:table-cell>
          <table:table-cell table:style-name="ce9" office:value-type="string" calcext:value-type="string">
            <text:p>itm_padded_jack,</text:p>
          </table:table-cell>
          <table:table-cell table:style-name="ce9"/>
          <table:table-cell table:style-name="ce10" office:value-type="string" calcext:value-type="string">
            <text:p>itm_leather_boots,</text:p>
          </table:table-cell>
          <table:table-cell table:style-name="ce10" office:value-type="string" calcext:value-type="string">
            <text:p>itm_side_sword,itm_steel_shield,</text:p>
          </table:table-cell>
          <table:table-cell table:style-name="ce9" table:number-columns-repeated="2"/>
          <table:table-cell table:style-name="ce14" office:value-type="string" calcext:value-type="string">
            <text:p>infantry_att</text:p>
          </table:table-cell>
          <table:table-cell table:style-name="ce14" office:value-type="string" calcext:value-type="string">
            <text:p>infantry_wpt</text:p>
          </table:table-cell>
          <table:table-cell table:style-name="ce14" office:value-type="string" calcext:value-type="string">
            <text:p>infantry_skl</text:p>
          </table:table-cell>
          <table:table-cell table:style-name="ce15" office:value-type="string" calcext:value-type="string">
            <text:p>kingdom_7_face_young</text:p>
          </table:table-cell>
          <table:table-cell table:style-name="ce15" office:value-type="string" calcext:value-type="string">
            <text:p>kingdom_7_face_old</text:p>
          </table:table-cell>
          <table:table-cell table:style-name="ce16"/>
          <table:table-cell table:style-name="ce4" table:formula="of:=IF(AND([.A52]&lt;&gt;&quot;&quot;;[.B52]&lt;&gt;&quot;&quot;);CONCATENATE([$Variables.$I$1];[$Variables.$I$7];[.A52];[$Variables.$I$7];[$Variables.$I$6];[$Variables.$I$7];[.B52];[$Variables.$I$7];[$Variables.$I$6];[$Variables.$I$7];[.C52];[$Variables.$I$7];[$Variables.$I$6];[.D52];[$Variables.$I$6];[.E52];[$Variables.$I$6];[.F52];[$Variables.$I$6];[.G52];[$Variables.$I$6];[$Variables.$I$1];[.H52];[.I52];[.J52];[.K52];[.L52];[.M52];[.N52];[$Variables.$I$2];[$Variables.$I$6];[.O52];[$Variables.$I$6];[.P52];[$Variables.$I$6];[.Q52];[$Variables.$I$6];[.R52];[$Variables.$I$6];[.S52];IF([.T52]&lt;&gt;&quot;&quot;;CONCATENATE([$Variables.$I$6];[.T52]);&quot;&quot;);[$Variables.$I$2];[$Variables.$I$6]);IF([.A52]&lt;&gt;&quot;&quot;;CONCATENATE(&quot;#&quot;;[.A52]);&quot;&quot;))" office:value-type="string" office:string-value="[&quot;kingdom_7_inf_melee_2&quot;,&quot;Footman&quot;,&quot;Footmen&quot;,tf_guarantee_helmet|tf_guarantee_armor|tf_guarantee_boots|tf_guarantee_shield,0,15,fac_kingdom_7,[itm_hl_hat_2a,itm_padded_jack,itm_leather_boots,itm_side_sword,itm_steel_shield,],infantry_att,infantry_wpt,infantry_skl,kingdom_7_face_young,kingdom_7_face_old]," calcext:value-type="string">
            <text:p>["kingdom_7_inf_melee_2","Footman","Footmen",tf_guarantee_helmet|tf_guarantee_armor|tf_guarantee_boots|tf_guarantee_shield,0,15,fac_kingdom_7,[itm_hl_hat_2a,itm_padded_jack,itm_leather_boots,itm_side_sword,itm_steel_shield,],infantry_att,infantry_wpt,infantry_skl,kingdom_7_face_young,kingdom_7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7_inf_melee_3</text:p>
          </table:table-cell>
          <table:table-cell table:style-name="ce3" office:value-type="string" calcext:value-type="string">
            <text:p>Spearman</text:p>
          </table:table-cell>
          <table:table-cell table:style-name="ce3" office:value-type="string" calcext:value-type="string">
            <text:p>Spearmen</text:p>
          </table:table-cell>
          <table:table-cell table:style-name="ce6" office:value-type="string" calcext:value-type="string">
            <text:p>tf_guarantee_helmet|tf_guarantee_armor|tf_guarantee_boots|tf_guarantee_shiel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fac_kingdom_7</text:p>
          </table:table-cell>
          <table:table-cell table:style-name="ce9"/>
          <table:table-cell table:style-name="ce9" office:value-type="string" calcext:value-type="string">
            <text:p>itm_padded_leather,</text:p>
          </table:table-cell>
          <table:table-cell table:style-name="ce9"/>
          <table:table-cell table:style-name="ce10" office:value-type="string" calcext:value-type="string">
            <text:p>itm_leather_boots,</text:p>
          </table:table-cell>
          <table:table-cell table:style-name="ce10" office:value-type="string" calcext:value-type="string">
            <text:p>itm_war_spear,itm_tab_shield_pavise_b,</text:p>
          </table:table-cell>
          <table:table-cell table:style-name="ce9" table:number-columns-repeated="2"/>
          <table:table-cell table:style-name="ce14" office:value-type="string" calcext:value-type="string">
            <text:p>infantry_att</text:p>
          </table:table-cell>
          <table:table-cell table:style-name="ce14" office:value-type="string" calcext:value-type="string">
            <text:p>infantry_wpt</text:p>
          </table:table-cell>
          <table:table-cell table:style-name="ce14" office:value-type="string" calcext:value-type="string">
            <text:p>infantry_skl</text:p>
          </table:table-cell>
          <table:table-cell table:style-name="ce15" office:value-type="string" calcext:value-type="string">
            <text:p>kingdom_7_face_young</text:p>
          </table:table-cell>
          <table:table-cell table:style-name="ce15" office:value-type="string" calcext:value-type="string">
            <text:p>kingdom_7_face_old</text:p>
          </table:table-cell>
          <table:table-cell table:style-name="ce16"/>
          <table:table-cell table:style-name="ce4" table:formula="of:=IF(AND([.A53]&lt;&gt;&quot;&quot;;[.B53]&lt;&gt;&quot;&quot;);CONCATENATE([$Variables.$I$1];[$Variables.$I$7];[.A53];[$Variables.$I$7];[$Variables.$I$6];[$Variables.$I$7];[.B53];[$Variables.$I$7];[$Variables.$I$6];[$Variables.$I$7];[.C53];[$Variables.$I$7];[$Variables.$I$6];[.D53];[$Variables.$I$6];[.E53];[$Variables.$I$6];[.F53];[$Variables.$I$6];[.G53];[$Variables.$I$6];[$Variables.$I$1];[.H53];[.I53];[.J53];[.K53];[.L53];[.M53];[.N53];[$Variables.$I$2];[$Variables.$I$6];[.O53];[$Variables.$I$6];[.P53];[$Variables.$I$6];[.Q53];[$Variables.$I$6];[.R53];[$Variables.$I$6];[.S53];IF([.T53]&lt;&gt;&quot;&quot;;CONCATENATE([$Variables.$I$6];[.T53]);&quot;&quot;);[$Variables.$I$2];[$Variables.$I$6]);IF([.A53]&lt;&gt;&quot;&quot;;CONCATENATE(&quot;#&quot;;[.A53]);&quot;&quot;))" office:value-type="string" office:string-value="[&quot;kingdom_7_inf_melee_3&quot;,&quot;Spearman&quot;,&quot;Spearmen&quot;,tf_guarantee_helmet|tf_guarantee_armor|tf_guarantee_boots|tf_guarantee_shield,0,21,fac_kingdom_7,[itm_padded_leather,itm_leather_boots,itm_war_spear,itm_tab_shield_pavise_b,],infantry_att,infantry_wpt,infantry_skl,kingdom_7_face_young,kingdom_7_face_old]," calcext:value-type="string">
            <text:p>["kingdom_7_inf_melee_3","Spearman","Spearmen",tf_guarantee_helmet|tf_guarantee_armor|tf_guarantee_boots|tf_guarantee_shield,0,21,fac_kingdom_7,[itm_padded_leather,itm_leather_boots,itm_war_spear,itm_tab_shield_pavise_b,],infantry_att,infantry_wpt,infantry_skl,kingdom_7_face_young,kingdom_7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7_inf_missile_1</text:p>
          </table:table-cell>
          <table:table-cell table:style-name="ce3" office:value-type="string" calcext:value-type="string">
            <text:p>Arquebusier</text:p>
          </table:table-cell>
          <table:table-cell table:style-name="ce3" office:value-type="string" calcext:value-type="string">
            <text:p>Arquebusiers</text:p>
          </table:table-cell>
          <table:table-cell table:style-name="ce6" office:value-type="string" calcext:value-type="string">
            <text:p>tf_guarantee_helmet|tf_guarantee_armor|tf_guarantee_boots|tf_guarantee_range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style-name="ce8" office:value-type="string" calcext:value-type="string">
            <text:p>fac_kingdom_7</text:p>
          </table:table-cell>
          <table:table-cell table:style-name="ce10" office:value-type="string" calcext:value-type="string">
            <text:p>itm_combed_morion,</text:p>
          </table:table-cell>
          <table:table-cell table:style-name="ce10" office:value-type="string" calcext:value-type="string">
            <text:p>itm_padded_cloth,</text:p>
          </table:table-cell>
          <table:table-cell table:style-name="ce9"/>
          <table:table-cell table:style-name="ce10" office:value-type="string" calcext:value-type="string">
            <text:p>itm_leather_boots,</text:p>
          </table:table-cell>
          <table:table-cell table:style-name="ce10" office:value-type="string" calcext:value-type="string">
            <text:p>itm_matchlock_arquebus_3,itm_stone_bullets,</text:p>
          </table:table-cell>
          <table:table-cell table:style-name="ce9" office:value-type="string" calcext:value-type="string">
            <text:p>itm_side_sword,</text:p>
          </table:table-cell>
          <table:table-cell table:style-name="ce9"/>
          <table:table-cell table:style-name="ce14" office:value-type="string" calcext:value-type="string">
            <text:p>musketeer_att</text:p>
          </table:table-cell>
          <table:table-cell table:style-name="ce14" office:value-type="string" calcext:value-type="string">
            <text:p>musketeer_wpt</text:p>
          </table:table-cell>
          <table:table-cell table:style-name="ce14" office:value-type="string" calcext:value-type="string">
            <text:p>musketeer_skl</text:p>
          </table:table-cell>
          <table:table-cell table:style-name="ce15" office:value-type="string" calcext:value-type="string">
            <text:p>kingdom_7_face_young</text:p>
          </table:table-cell>
          <table:table-cell table:style-name="ce15" office:value-type="string" calcext:value-type="string">
            <text:p>kingdom_7_face_old</text:p>
          </table:table-cell>
          <table:table-cell table:style-name="ce16"/>
          <table:table-cell table:style-name="ce4" table:formula="of:=IF(AND([.A54]&lt;&gt;&quot;&quot;;[.B54]&lt;&gt;&quot;&quot;);CONCATENATE([$Variables.$I$1];[$Variables.$I$7];[.A54];[$Variables.$I$7];[$Variables.$I$6];[$Variables.$I$7];[.B54];[$Variables.$I$7];[$Variables.$I$6];[$Variables.$I$7];[.C54];[$Variables.$I$7];[$Variables.$I$6];[.D54];[$Variables.$I$6];[.E54];[$Variables.$I$6];[.F54];[$Variables.$I$6];[.G54];[$Variables.$I$6];[$Variables.$I$1];[.H54];[.I54];[.J54];[.K54];[.L54];[.M54];[.N54];[$Variables.$I$2];[$Variables.$I$6];[.O54];[$Variables.$I$6];[.P54];[$Variables.$I$6];[.Q54];[$Variables.$I$6];[.R54];[$Variables.$I$6];[.S54];IF([.T54]&lt;&gt;&quot;&quot;;CONCATENATE([$Variables.$I$6];[.T54]);&quot;&quot;);[$Variables.$I$2];[$Variables.$I$6]);IF([.A54]&lt;&gt;&quot;&quot;;CONCATENATE(&quot;#&quot;;[.A54]);&quot;&quot;))" office:value-type="string" office:string-value="[&quot;kingdom_7_inf_missile_1&quot;,&quot;Arquebusier&quot;,&quot;Arquebusiers&quot;,tf_guarantee_helmet|tf_guarantee_armor|tf_guarantee_boots|tf_guarantee_ranged,0,26,fac_kingdom_7,[itm_combed_morion,itm_padded_cloth,itm_leather_boots,itm_matchlock_arquebus_3,itm_stone_bullets,itm_side_sword,],musketeer_att,musketeer_wpt,musketeer_skl,kingdom_7_face_young,kingdom_7_face_old]," calcext:value-type="string">
            <text:p>["kingdom_7_inf_missile_1","Arquebusier","Arquebusiers",tf_guarantee_helmet|tf_guarantee_armor|tf_guarantee_boots|tf_guarantee_ranged,0,26,fac_kingdom_7,[itm_combed_morion,itm_padded_cloth,itm_leather_boots,itm_matchlock_arquebus_3,itm_stone_bullets,itm_side_sword,],musketeer_att,musketeer_wpt,musketeer_skl,kingdom_7_face_young,kingdom_7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7_cav_melee_1</text:p>
          </table:table-cell>
          <table:table-cell table:style-name="ce3" office:value-type="string" calcext:value-type="string">
            <text:p>Lancer</text:p>
          </table:table-cell>
          <table:table-cell table:style-name="ce3" office:value-type="string" calcext:value-type="string">
            <text:p>Lancers</text:p>
          </table:table-cell>
          <table:table-cell table:style-name="ce6" office:value-type="string" calcext:value-type="string">
            <text:p>tf_mounted|tf_guarantee_horse|tf_guarantee_helmet|tf_guarantee_armor|tf_guarantee_gloves|tf_guarantee_boot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string" calcext:value-type="string">
            <text:p>fac_kingdom_7</text:p>
          </table:table-cell>
          <table:table-cell table:style-name="ce10" office:value-type="string" calcext:value-type="string">
            <text:p>itm_burgonet_1a,</text:p>
          </table:table-cell>
          <table:table-cell table:style-name="ce9" office:value-type="string" calcext:value-type="string">
            <text:p>itm_bnw_armour_b,</text:p>
          </table:table-cell>
          <table:table-cell table:style-name="ce10" office:value-type="string" calcext:value-type="string">
            <text:p>itm_wisby_gauntlets_black,</text:p>
          </table:table-cell>
          <table:table-cell table:style-name="ce10" office:value-type="string" calcext:value-type="string">
            <text:p>itm_leather_shoes_9,</text:p>
          </table:table-cell>
          <table:table-cell table:style-name="ce10" office:value-type="string" calcext:value-type="string">
            <text:p>itm_heavy_lance,</text:p>
          </table:table-cell>
          <table:table-cell table:style-name="ce10" office:value-type="string" calcext:value-type="string">
            <text:p>itm_sword_repent,</text:p>
          </table:table-cell>
          <table:table-cell table:style-name="ce9" office:value-type="string" calcext:value-type="string">
            <text:p>itm_courser,</text:p>
          </table:table-cell>
          <table:table-cell table:style-name="ce14" office:value-type="string" calcext:value-type="string">
            <text:p>cavalry_att</text:p>
          </table:table-cell>
          <table:table-cell table:style-name="ce14" office:value-type="string" calcext:value-type="string">
            <text:p>cavalry_wpt</text:p>
          </table:table-cell>
          <table:table-cell table:style-name="ce14" office:value-type="string" calcext:value-type="string">
            <text:p>cavalry_skl</text:p>
          </table:table-cell>
          <table:table-cell table:style-name="ce15" office:value-type="string" calcext:value-type="string">
            <text:p>kingdom_7_face_young</text:p>
          </table:table-cell>
          <table:table-cell table:style-name="ce15" office:value-type="string" calcext:value-type="string">
            <text:p>kingdom_7_face_old</text:p>
          </table:table-cell>
          <table:table-cell table:style-name="ce16"/>
          <table:table-cell table:style-name="ce4" table:formula="of:=IF(AND([.A55]&lt;&gt;&quot;&quot;;[.B55]&lt;&gt;&quot;&quot;);CONCATENATE([$Variables.$I$1];[$Variables.$I$7];[.A55];[$Variables.$I$7];[$Variables.$I$6];[$Variables.$I$7];[.B55];[$Variables.$I$7];[$Variables.$I$6];[$Variables.$I$7];[.C55];[$Variables.$I$7];[$Variables.$I$6];[.D55];[$Variables.$I$6];[.E55];[$Variables.$I$6];[.F55];[$Variables.$I$6];[.G55];[$Variables.$I$6];[$Variables.$I$1];[.H55];[.I55];[.J55];[.K55];[.L55];[.M55];[.N55];[$Variables.$I$2];[$Variables.$I$6];[.O55];[$Variables.$I$6];[.P55];[$Variables.$I$6];[.Q55];[$Variables.$I$6];[.R55];[$Variables.$I$6];[.S55];IF([.T55]&lt;&gt;&quot;&quot;;CONCATENATE([$Variables.$I$6];[.T55]);&quot;&quot;);[$Variables.$I$2];[$Variables.$I$6]);IF([.A55]&lt;&gt;&quot;&quot;;CONCATENATE(&quot;#&quot;;[.A55]);&quot;&quot;))" office:value-type="string" office:string-value="[&quot;kingdom_7_cav_melee_1&quot;,&quot;Lancer&quot;,&quot;Lancers&quot;,tf_mounted|tf_guarantee_horse|tf_guarantee_helmet|tf_guarantee_armor|tf_guarantee_gloves|tf_guarantee_boots,0,9,fac_kingdom_7,[itm_burgonet_1a,itm_bnw_armour_b,itm_wisby_gauntlets_black,itm_leather_shoes_9,itm_heavy_lance,itm_sword_repent,itm_courser,],cavalry_att,cavalry_wpt,cavalry_skl,kingdom_7_face_young,kingdom_7_face_old]," calcext:value-type="string">
            <text:p>["kingdom_7_cav_melee_1","Lancer","Lancers",tf_mounted|tf_guarantee_horse|tf_guarantee_helmet|tf_guarantee_armor|tf_guarantee_gloves|tf_guarantee_boots,0,9,fac_kingdom_7,[itm_burgonet_1a,itm_bnw_armour_b,itm_wisby_gauntlets_black,itm_leather_shoes_9,itm_heavy_lance,itm_sword_repent,itm_courser,],cavalry_att,cavalry_wpt,cavalry_skl,kingdom_7_face_young,kingdom_7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7_cav_melee_2</text:p>
          </table:table-cell>
          <table:table-cell table:style-name="ce3" office:value-type="string" calcext:value-type="string">
            <text:p>Man at Arms</text:p>
          </table:table-cell>
          <table:table-cell table:style-name="ce3" office:value-type="string" calcext:value-type="string">
            <text:p>Men at Arms</text:p>
          </table:table-cell>
          <table:table-cell table:style-name="ce6" office:value-type="string" calcext:value-type="string">
            <text:p>tf_mounted|tf_guarantee_horse|tf_guarantee_helmet|tf_guarantee_armor|tf_guarantee_boot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fac_kingdom_7</text:p>
          </table:table-cell>
          <table:table-cell table:style-name="ce10" office:value-type="string" calcext:value-type="string">
            <text:p>itm_milanese_sallet,</text:p>
          </table:table-cell>
          <table:table-cell table:style-name="ce9"/>
          <table:table-cell table:style-name="ce10" office:value-type="string" calcext:value-type="string">
            <text:p>itm_wisby_gauntlets_black,</text:p>
          </table:table-cell>
          <table:table-cell table:style-name="ce10" office:value-type="string" calcext:value-type="string">
            <text:p>itm_shynbaulds,</text:p>
          </table:table-cell>
          <table:table-cell table:style-name="ce9" office:value-type="string" calcext:value-type="string">
            <text:p>itm_great_lance,</text:p>
          </table:table-cell>
          <table:table-cell table:style-name="ce10" office:value-type="string" calcext:value-type="string">
            <text:p>itm_sword_repent,</text:p>
          </table:table-cell>
          <table:table-cell table:style-name="ce10"/>
          <table:table-cell table:style-name="ce14" office:value-type="string" calcext:value-type="string">
            <text:p>cavalry_att</text:p>
          </table:table-cell>
          <table:table-cell table:style-name="ce14" office:value-type="string" calcext:value-type="string">
            <text:p>cavalry_wpt</text:p>
          </table:table-cell>
          <table:table-cell table:style-name="ce14" office:value-type="string" calcext:value-type="string">
            <text:p>cavalry_skl</text:p>
          </table:table-cell>
          <table:table-cell table:style-name="ce15" office:value-type="string" calcext:value-type="string">
            <text:p>kingdom_7_face_young</text:p>
          </table:table-cell>
          <table:table-cell table:style-name="ce15" office:value-type="string" calcext:value-type="string">
            <text:p>kingdom_7_face_old</text:p>
          </table:table-cell>
          <table:table-cell table:style-name="ce16"/>
          <table:table-cell table:style-name="ce4" table:formula="of:=IF(AND([.A56]&lt;&gt;&quot;&quot;;[.B56]&lt;&gt;&quot;&quot;);CONCATENATE([$Variables.$I$1];[$Variables.$I$7];[.A56];[$Variables.$I$7];[$Variables.$I$6];[$Variables.$I$7];[.B56];[$Variables.$I$7];[$Variables.$I$6];[$Variables.$I$7];[.C56];[$Variables.$I$7];[$Variables.$I$6];[.D56];[$Variables.$I$6];[.E56];[$Variables.$I$6];[.F56];[$Variables.$I$6];[.G56];[$Variables.$I$6];[$Variables.$I$1];[.H56];[.I56];[.J56];[.K56];[.L56];[.M56];[.N56];[$Variables.$I$2];[$Variables.$I$6];[.O56];[$Variables.$I$6];[.P56];[$Variables.$I$6];[.Q56];[$Variables.$I$6];[.R56];[$Variables.$I$6];[.S56];IF([.T56]&lt;&gt;&quot;&quot;;CONCATENATE([$Variables.$I$6];[.T56]);&quot;&quot;);[$Variables.$I$2];[$Variables.$I$6]);IF([.A56]&lt;&gt;&quot;&quot;;CONCATENATE(&quot;#&quot;;[.A56]);&quot;&quot;))" office:value-type="string" office:string-value="[&quot;kingdom_7_cav_melee_2&quot;,&quot;Man at Arms&quot;,&quot;Men at Arms&quot;,tf_mounted|tf_guarantee_horse|tf_guarantee_helmet|tf_guarantee_armor|tf_guarantee_boots,0,5,fac_kingdom_7,[itm_milanese_sallet,itm_wisby_gauntlets_black,itm_shynbaulds,itm_great_lance,itm_sword_repent,],cavalry_att,cavalry_wpt,cavalry_skl,kingdom_7_face_young,kingdom_7_face_old]," calcext:value-type="string">
            <text:p>["kingdom_7_cav_melee_2","Man at Arms","Men at Arms",tf_mounted|tf_guarantee_horse|tf_guarantee_helmet|tf_guarantee_armor|tf_guarantee_boots,0,5,fac_kingdom_7,[itm_milanese_sallet,itm_wisby_gauntlets_black,itm_shynbaulds,itm_great_lance,itm_sword_repent,],cavalry_att,cavalry_wpt,cavalry_skl,kingdom_7_face_young,kingdom_7_face_old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51]+[.F52]+[.F53]+[.F54]+[.F55]+[.F56]" office:value-type="string" office:string-value="100" calcext:value-type="string">
            <text:p>100</text:p>
          </table:table-cell>
          <table:table-cell table:style-name="ce4" table:number-columns-repeated="14"/>
          <table:table-cell table:style-name="ce4" table:formula="of:=IF(AND([.A57]&lt;&gt;&quot;&quot;;[.B57]&lt;&gt;&quot;&quot;);CONCATENATE([$Variables.$I$1];[$Variables.$I$7];[.A57];[$Variables.$I$7];[$Variables.$I$6];[$Variables.$I$7];[.B57];[$Variables.$I$7];[$Variables.$I$6];[$Variables.$I$7];[.C57];[$Variables.$I$7];[$Variables.$I$6];[.D57];[$Variables.$I$6];[.E57];[$Variables.$I$6];[.F57];[$Variables.$I$6];[.G57];[$Variables.$I$6];[$Variables.$I$1];[.H57];[.I57];[.J57];[.K57];[.L57];[.M57];[.N57];[$Variables.$I$2];[$Variables.$I$6];[.O57];[$Variables.$I$6];[.P57];[$Variables.$I$6];[.Q57];[$Variables.$I$6];[.R57];[$Variables.$I$6];[.S57];IF([.T57]&lt;&gt;&quot;&quot;;CONCATENATE([$Variables.$I$6];[.T57]);&quot;&quot;);[$Variables.$I$2];[$Variables.$I$6]);IF([.A57]&lt;&gt;&quot;&quot;;CONCATENATE(&quot;#&quot;;[.A5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panish Empire</text:p>
          </table:table-cell>
          <table:table-cell table:style-name="ce4" table:number-columns-repeated="19"/>
          <table:table-cell table:style-name="ce4" table:formula="of:=IF(AND([.A58]&lt;&gt;&quot;&quot;;[.B58]&lt;&gt;&quot;&quot;);CONCATENATE([$Variables.$I$1];[$Variables.$I$7];[.A58];[$Variables.$I$7];[$Variables.$I$6];[$Variables.$I$7];[.B58];[$Variables.$I$7];[$Variables.$I$6];[$Variables.$I$7];[.C58];[$Variables.$I$7];[$Variables.$I$6];[.D58];[$Variables.$I$6];[.E58];[$Variables.$I$6];[.F58];[$Variables.$I$6];[.G58];[$Variables.$I$6];[$Variables.$I$1];[.H58];[.I58];[.J58];[.K58];[.L58];[.M58];[.N58];[$Variables.$I$2];[$Variables.$I$6];[.O58];[$Variables.$I$6];[.P58];[$Variables.$I$6];[.Q58];[$Variables.$I$6];[.R58];[$Variables.$I$6];[.S58];IF([.T58]&lt;&gt;&quot;&quot;;CONCATENATE([$Variables.$I$6];[.T58]);&quot;&quot;);[$Variables.$I$2];[$Variables.$I$6]);IF([.A58]&lt;&gt;&quot;&quot;;CONCATENATE(&quot;#&quot;;[.A58]);&quot;&quot;))" office:value-type="string" office:string-value="#Spanish Empire" calcext:value-type="string">
            <text:p>#Spanish Empir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8_inf_melee_1</text:p>
          </table:table-cell>
          <table:table-cell table:style-name="ce3" office:value-type="string" calcext:value-type="string">
            <text:p>Pikeman</text:p>
          </table:table-cell>
          <table:table-cell table:style-name="ce3" office:value-type="string" calcext:value-type="string">
            <text:p>Pike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style-name="ce8" office:value-type="string" calcext:value-type="string">
            <text:p>fac_kingdom_8</text:p>
          </table:table-cell>
          <table:table-cell table:style-name="ce9" office:value-type="string" calcext:value-type="string">
            <text:p>itm_hl_hat_2b,</text:p>
          </table:table-cell>
          <table:table-cell table:style-name="ce9" office:value-type="string" calcext:value-type="string">
            <text:p>itm_padded_jack,</text:p>
          </table:table-cell>
          <table:table-cell table:style-name="ce9"/>
          <table:table-cell table:style-name="ce9" office:value-type="string" calcext:value-type="string">
            <text:p>itm_ankle_boots,</text:p>
          </table:table-cell>
          <table:table-cell table:style-name="ce9" office:value-type="string" calcext:value-type="string">
            <text:p>itm_pike_b,</text:p>
          </table:table-cell>
          <table:table-cell table:style-name="ce9" table:number-columns-repeated="2"/>
          <table:table-cell table:style-name="ce14" office:value-type="string" calcext:value-type="string">
            <text:p>pikeman_att</text:p>
          </table:table-cell>
          <table:table-cell table:style-name="ce14" office:value-type="string" calcext:value-type="string">
            <text:p>pikeman_wpt</text:p>
          </table:table-cell>
          <table:table-cell table:style-name="ce14" office:value-type="string" calcext:value-type="string">
            <text:p>pikeman_skl</text:p>
          </table:table-cell>
          <table:table-cell table:style-name="ce15" office:value-type="string" calcext:value-type="string">
            <text:p>kingdom_8_face_young</text:p>
          </table:table-cell>
          <table:table-cell table:style-name="ce15" office:value-type="string" calcext:value-type="string">
            <text:p>kingdom_8_face_old</text:p>
          </table:table-cell>
          <table:table-cell table:style-name="ce16"/>
          <table:table-cell table:style-name="ce4" table:formula="of:=IF(AND([.A59]&lt;&gt;&quot;&quot;;[.B59]&lt;&gt;&quot;&quot;);CONCATENATE([$Variables.$I$1];[$Variables.$I$7];[.A59];[$Variables.$I$7];[$Variables.$I$6];[$Variables.$I$7];[.B59];[$Variables.$I$7];[$Variables.$I$6];[$Variables.$I$7];[.C59];[$Variables.$I$7];[$Variables.$I$6];[.D59];[$Variables.$I$6];[.E59];[$Variables.$I$6];[.F59];[$Variables.$I$6];[.G59];[$Variables.$I$6];[$Variables.$I$1];[.H59];[.I59];[.J59];[.K59];[.L59];[.M59];[.N59];[$Variables.$I$2];[$Variables.$I$6];[.O59];[$Variables.$I$6];[.P59];[$Variables.$I$6];[.Q59];[$Variables.$I$6];[.R59];[$Variables.$I$6];[.S59];IF([.T59]&lt;&gt;&quot;&quot;;CONCATENATE([$Variables.$I$6];[.T59]);&quot;&quot;);[$Variables.$I$2];[$Variables.$I$6]);IF([.A59]&lt;&gt;&quot;&quot;;CONCATENATE(&quot;#&quot;;[.A59]);&quot;&quot;))" office:value-type="string" office:string-value="[&quot;kingdom_8_inf_melee_1&quot;,&quot;Pikeman&quot;,&quot;Pikemen&quot;,tf_guarantee_helmet|tf_guarantee_armor|tf_guarantee_boots,0,29,fac_kingdom_8,[itm_hl_hat_2b,itm_padded_jack,itm_ankle_boots,itm_pike_b,],pikeman_att,pikeman_wpt,pikeman_skl,kingdom_8_face_young,kingdom_8_face_old]," calcext:value-type="string">
            <text:p>["kingdom_8_inf_melee_1","Pikeman","Pikemen",tf_guarantee_helmet|tf_guarantee_armor|tf_guarantee_boots,0,29,fac_kingdom_8,[itm_hl_hat_2b,itm_padded_jack,itm_ankle_boots,itm_pike_b,],pikeman_att,pikeman_wpt,pikeman_skl,kingdom_8_face_young,kingdom_8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8_inf_melee_2</text:p>
          </table:table-cell>
          <table:table-cell table:style-name="ce3" office:value-type="string" calcext:value-type="string">
            <text:p>Aragonese Footman</text:p>
          </table:table-cell>
          <table:table-cell table:style-name="ce3" office:value-type="string" calcext:value-type="string">
            <text:p>Aragonese Footmen</text:p>
          </table:table-cell>
          <table:table-cell table:style-name="ce6" office:value-type="string" calcext:value-type="string">
            <text:p>tf_guarantee_helmet|tf_guarantee_armor|tf_guarantee_boots|tf_guarantee_gloves|tf_guarantee_shiel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string" calcext:value-type="string">
            <text:p>fac_kingdom_8</text:p>
          </table:table-cell>
          <table:table-cell table:style-name="ce10"/>
          <table:table-cell table:style-name="ce10" office:value-type="string" calcext:value-type="string">
            <text:p>itm_drz_mail_shirt,</text:p>
          </table:table-cell>
          <table:table-cell table:style-name="ce10" office:value-type="string" calcext:value-type="string">
            <text:p>itm_wisby_gauntlets_black,</text:p>
          </table:table-cell>
          <table:table-cell table:style-name="ce10" office:value-type="string" calcext:value-type="string">
            <text:p>itm_leather_shoes_9,</text:p>
          </table:table-cell>
          <table:table-cell table:style-name="ce10" office:value-type="string" calcext:value-type="string">
            <text:p>itm_espada_eslavona_a,itm_steel_shield,</text:p>
          </table:table-cell>
          <table:table-cell table:style-name="ce9" table:number-columns-repeated="2"/>
          <table:table-cell table:style-name="ce14" office:value-type="string" calcext:value-type="string">
            <text:p>infantry_att</text:p>
          </table:table-cell>
          <table:table-cell table:style-name="ce14" office:value-type="string" calcext:value-type="string">
            <text:p>infantry_wpt</text:p>
          </table:table-cell>
          <table:table-cell table:style-name="ce14" office:value-type="string" calcext:value-type="string">
            <text:p>infantry_skl</text:p>
          </table:table-cell>
          <table:table-cell table:style-name="ce15" office:value-type="string" calcext:value-type="string">
            <text:p>kingdom_8_face_young</text:p>
          </table:table-cell>
          <table:table-cell table:style-name="ce15" office:value-type="string" calcext:value-type="string">
            <text:p>kingdom_8_face_old</text:p>
          </table:table-cell>
          <table:table-cell table:style-name="ce16"/>
          <table:table-cell table:style-name="ce4" table:formula="of:=IF(AND([.A60]&lt;&gt;&quot;&quot;;[.B60]&lt;&gt;&quot;&quot;);CONCATENATE([$Variables.$I$1];[$Variables.$I$7];[.A60];[$Variables.$I$7];[$Variables.$I$6];[$Variables.$I$7];[.B60];[$Variables.$I$7];[$Variables.$I$6];[$Variables.$I$7];[.C60];[$Variables.$I$7];[$Variables.$I$6];[.D60];[$Variables.$I$6];[.E60];[$Variables.$I$6];[.F60];[$Variables.$I$6];[.G60];[$Variables.$I$6];[$Variables.$I$1];[.H60];[.I60];[.J60];[.K60];[.L60];[.M60];[.N60];[$Variables.$I$2];[$Variables.$I$6];[.O60];[$Variables.$I$6];[.P60];[$Variables.$I$6];[.Q60];[$Variables.$I$6];[.R60];[$Variables.$I$6];[.S60];IF([.T60]&lt;&gt;&quot;&quot;;CONCATENATE([$Variables.$I$6];[.T60]);&quot;&quot;);[$Variables.$I$2];[$Variables.$I$6]);IF([.A60]&lt;&gt;&quot;&quot;;CONCATENATE(&quot;#&quot;;[.A60]);&quot;&quot;))" office:value-type="string" office:string-value="[&quot;kingdom_8_inf_melee_2&quot;,&quot;Aragonese Footman&quot;,&quot;Aragonese Footmen&quot;,tf_guarantee_helmet|tf_guarantee_armor|tf_guarantee_boots|tf_guarantee_gloves|tf_guarantee_shield,0,21,fac_kingdom_8,[itm_drz_mail_shirt,itm_wisby_gauntlets_black,itm_leather_shoes_9,itm_espada_eslavona_a,itm_steel_shield,],infantry_att,infantry_wpt,infantry_skl,kingdom_8_face_young,kingdom_8_face_old]," calcext:value-type="string">
            <text:p>["kingdom_8_inf_melee_2","Aragonese Footman","Aragonese Footmen",tf_guarantee_helmet|tf_guarantee_armor|tf_guarantee_boots|tf_guarantee_gloves|tf_guarantee_shield,0,21,fac_kingdom_8,[itm_drz_mail_shirt,itm_wisby_gauntlets_black,itm_leather_shoes_9,itm_espada_eslavona_a,itm_steel_shield,],infantry_att,infantry_wpt,infantry_skl,kingdom_8_face_young,kingdom_8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8_inf_missile_1</text:p>
          </table:table-cell>
          <table:table-cell table:style-name="ce3" office:value-type="string" calcext:value-type="string">
            <text:p>Arquebusier</text:p>
          </table:table-cell>
          <table:table-cell table:style-name="ce3" office:value-type="string" calcext:value-type="string">
            <text:p>Arquebusiers</text:p>
          </table:table-cell>
          <table:table-cell table:style-name="ce6" office:value-type="string" calcext:value-type="string">
            <text:p>tf_guarantee_helmet|tf_guarantee_armor|tf_guarantee_boots|tf_guarantee_range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style-name="ce8" office:value-type="string" calcext:value-type="string">
            <text:p>fac_kingdom_8</text:p>
          </table:table-cell>
          <table:table-cell table:style-name="ce10" office:value-type="string" calcext:value-type="string">
            <text:p>itm_combed_morion,</text:p>
          </table:table-cell>
          <table:table-cell table:style-name="ce9" office:value-type="string" calcext:value-type="string">
            <text:p>itm_padded_jack,</text:p>
          </table:table-cell>
          <table:table-cell table:style-name="ce9"/>
          <table:table-cell table:style-name="ce9" office:value-type="string" calcext:value-type="string">
            <text:p>itm_ankle_boots,</text:p>
          </table:table-cell>
          <table:table-cell table:style-name="ce10" office:value-type="string" calcext:value-type="string">
            <text:p>itm_matchlock_arquebus_3,itm_stone_bullets,</text:p>
          </table:table-cell>
          <table:table-cell table:style-name="ce9" office:value-type="string" calcext:value-type="string">
            <text:p>itm_side_sword,</text:p>
          </table:table-cell>
          <table:table-cell table:style-name="ce9"/>
          <table:table-cell table:style-name="ce14" office:value-type="string" calcext:value-type="string">
            <text:p>musketeer_att</text:p>
          </table:table-cell>
          <table:table-cell table:style-name="ce14" office:value-type="string" calcext:value-type="string">
            <text:p>musketeer_wpt</text:p>
          </table:table-cell>
          <table:table-cell table:style-name="ce14" office:value-type="string" calcext:value-type="string">
            <text:p>musketeer_skl</text:p>
          </table:table-cell>
          <table:table-cell table:style-name="ce15" office:value-type="string" calcext:value-type="string">
            <text:p>kingdom_8_face_young</text:p>
          </table:table-cell>
          <table:table-cell table:style-name="ce15" office:value-type="string" calcext:value-type="string">
            <text:p>kingdom_8_face_old</text:p>
          </table:table-cell>
          <table:table-cell table:style-name="ce16"/>
          <table:table-cell table:style-name="ce4" table:formula="of:=IF(AND([.A61]&lt;&gt;&quot;&quot;;[.B61]&lt;&gt;&quot;&quot;);CONCATENATE([$Variables.$I$1];[$Variables.$I$7];[.A61];[$Variables.$I$7];[$Variables.$I$6];[$Variables.$I$7];[.B61];[$Variables.$I$7];[$Variables.$I$6];[$Variables.$I$7];[.C61];[$Variables.$I$7];[$Variables.$I$6];[.D61];[$Variables.$I$6];[.E61];[$Variables.$I$6];[.F61];[$Variables.$I$6];[.G61];[$Variables.$I$6];[$Variables.$I$1];[.H61];[.I61];[.J61];[.K61];[.L61];[.M61];[.N61];[$Variables.$I$2];[$Variables.$I$6];[.O61];[$Variables.$I$6];[.P61];[$Variables.$I$6];[.Q61];[$Variables.$I$6];[.R61];[$Variables.$I$6];[.S61];IF([.T61]&lt;&gt;&quot;&quot;;CONCATENATE([$Variables.$I$6];[.T61]);&quot;&quot;);[$Variables.$I$2];[$Variables.$I$6]);IF([.A61]&lt;&gt;&quot;&quot;;CONCATENATE(&quot;#&quot;;[.A61]);&quot;&quot;))" office:value-type="string" office:string-value="[&quot;kingdom_8_inf_missile_1&quot;,&quot;Arquebusier&quot;,&quot;Arquebusiers&quot;,tf_guarantee_helmet|tf_guarantee_armor|tf_guarantee_boots|tf_guarantee_ranged,0,28,fac_kingdom_8,[itm_combed_morion,itm_padded_jack,itm_ankle_boots,itm_matchlock_arquebus_3,itm_stone_bullets,itm_side_sword,],musketeer_att,musketeer_wpt,musketeer_skl,kingdom_8_face_young,kingdom_8_face_old]," calcext:value-type="string">
            <text:p>["kingdom_8_inf_missile_1","Arquebusier","Arquebusiers",tf_guarantee_helmet|tf_guarantee_armor|tf_guarantee_boots|tf_guarantee_ranged,0,28,fac_kingdom_8,[itm_combed_morion,itm_padded_jack,itm_ankle_boots,itm_matchlock_arquebus_3,itm_stone_bullets,itm_side_sword,],musketeer_att,musketeer_wpt,musketeer_skl,kingdom_8_face_young,kingdom_8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8_inf_missile_2</text:p>
          </table:table-cell>
          <table:table-cell table:style-name="ce3" office:value-type="string" calcext:value-type="string">
            <text:p>Crossbowman</text:p>
          </table:table-cell>
          <table:table-cell table:style-name="ce3" office:value-type="string" calcext:value-type="string">
            <text:p>Crossbowmen</text:p>
          </table:table-cell>
          <table:table-cell table:style-name="ce6" office:value-type="string" calcext:value-type="string">
            <text:p>tf_guarantee_helmet|tf_guarantee_armor|tf_guarantee_boots|tf_guarantee_range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8" office:value-type="string" calcext:value-type="string">
            <text:p>fac_kingdom_8</text:p>
          </table:table-cell>
          <table:table-cell table:style-name="ce9" office:value-type="string" calcext:value-type="string">
            <text:p>itm_hl_hat_2b,</text:p>
          </table:table-cell>
          <table:table-cell table:style-name="ce9" office:value-type="string" calcext:value-type="string">
            <text:p>itm_padded_jack,</text:p>
          </table:table-cell>
          <table:table-cell table:style-name="ce9"/>
          <table:table-cell table:style-name="ce9" office:value-type="string" calcext:value-type="string">
            <text:p>itm_ankle_boots,</text:p>
          </table:table-cell>
          <table:table-cell table:style-name="ce9" office:value-type="string" calcext:value-type="string">
            <text:p>itm_heavy_steel_crossbow,itm_bodkin_bolts,</text:p>
          </table:table-cell>
          <table:table-cell table:style-name="ce9" office:value-type="string" calcext:value-type="string">
            <text:p>itm_side_sword,</text:p>
          </table:table-cell>
          <table:table-cell table:style-name="ce9"/>
          <table:table-cell table:style-name="ce14" office:value-type="string" calcext:value-type="string">
            <text:p>crossbowman_att</text:p>
          </table:table-cell>
          <table:table-cell table:style-name="ce14" office:value-type="string" calcext:value-type="string">
            <text:p>crossbowman_wpt</text:p>
          </table:table-cell>
          <table:table-cell table:style-name="ce14" office:value-type="string" calcext:value-type="string">
            <text:p>crossbowman_skl</text:p>
          </table:table-cell>
          <table:table-cell table:style-name="ce15" office:value-type="string" calcext:value-type="string">
            <text:p>kingdom_8_face_young</text:p>
          </table:table-cell>
          <table:table-cell table:style-name="ce15" office:value-type="string" calcext:value-type="string">
            <text:p>kingdom_8_face_old</text:p>
          </table:table-cell>
          <table:table-cell table:style-name="ce16"/>
          <table:table-cell table:style-name="ce4" table:formula="of:=IF(AND([.A62]&lt;&gt;&quot;&quot;;[.B62]&lt;&gt;&quot;&quot;);CONCATENATE([$Variables.$I$1];[$Variables.$I$7];[.A62];[$Variables.$I$7];[$Variables.$I$6];[$Variables.$I$7];[.B62];[$Variables.$I$7];[$Variables.$I$6];[$Variables.$I$7];[.C62];[$Variables.$I$7];[$Variables.$I$6];[.D62];[$Variables.$I$6];[.E62];[$Variables.$I$6];[.F62];[$Variables.$I$6];[.G62];[$Variables.$I$6];[$Variables.$I$1];[.H62];[.I62];[.J62];[.K62];[.L62];[.M62];[.N62];[$Variables.$I$2];[$Variables.$I$6];[.O62];[$Variables.$I$6];[.P62];[$Variables.$I$6];[.Q62];[$Variables.$I$6];[.R62];[$Variables.$I$6];[.S62];IF([.T62]&lt;&gt;&quot;&quot;;CONCATENATE([$Variables.$I$6];[.T62]);&quot;&quot;);[$Variables.$I$2];[$Variables.$I$6]);IF([.A62]&lt;&gt;&quot;&quot;;CONCATENATE(&quot;#&quot;;[.A62]);&quot;&quot;))" office:value-type="string" office:string-value="[&quot;kingdom_8_inf_missile_2&quot;,&quot;Crossbowman&quot;,&quot;Crossbowmen&quot;,tf_guarantee_helmet|tf_guarantee_armor|tf_guarantee_boots|tf_guarantee_ranged,0,11,fac_kingdom_8,[itm_hl_hat_2b,itm_padded_jack,itm_ankle_boots,itm_heavy_steel_crossbow,itm_bodkin_bolts,itm_side_sword,],crossbowman_att,crossbowman_wpt,crossbowman_skl,kingdom_8_face_young,kingdom_8_face_old]," calcext:value-type="string">
            <text:p>["kingdom_8_inf_missile_2","Crossbowman","Crossbowmen",tf_guarantee_helmet|tf_guarantee_armor|tf_guarantee_boots|tf_guarantee_ranged,0,11,fac_kingdom_8,[itm_hl_hat_2b,itm_padded_jack,itm_ankle_boots,itm_heavy_steel_crossbow,itm_bodkin_bolts,itm_side_sword,],crossbowman_att,crossbowman_wpt,crossbowman_skl,kingdom_8_face_young,kingdom_8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8_cav_melee_1</text:p>
          </table:table-cell>
          <table:table-cell table:style-name="ce3" office:value-type="string" calcext:value-type="string">
            <text:p>Lancer</text:p>
          </table:table-cell>
          <table:table-cell table:style-name="ce3" office:value-type="string" calcext:value-type="string">
            <text:p>Lancers</text:p>
          </table:table-cell>
          <table:table-cell table:style-name="ce6" office:value-type="string" calcext:value-type="string">
            <text:p>tf_mounted|tf_guarantee_horse|tf_guarantee_helmet|tf_guarantee_armor|tf_guarantee_gloves|tf_guarantee_boots|tf_guarantee_shiel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fac_kingdom_8</text:p>
          </table:table-cell>
          <table:table-cell table:style-name="ce9" office:value-type="string" calcext:value-type="string">
            <text:p>itm_visored_sallet,</text:p>
          </table:table-cell>
          <table:table-cell table:style-name="ce9" office:value-type="string" calcext:value-type="string">
            <text:p>itm_bnw_armour,</text:p>
          </table:table-cell>
          <table:table-cell table:style-name="ce10" office:value-type="string" calcext:value-type="string">
            <text:p>itm_wisby_gauntlets_black,</text:p>
          </table:table-cell>
          <table:table-cell table:style-name="ce10" office:value-type="string" calcext:value-type="string">
            <text:p>itm_leather_shoes_9,</text:p>
          </table:table-cell>
          <table:table-cell table:style-name="ce10" office:value-type="string" calcext:value-type="string">
            <text:p>itm_heavy_lance,</text:p>
          </table:table-cell>
          <table:table-cell table:style-name="ce10" office:value-type="string" calcext:value-type="string">
            <text:p>itm_sword_repent,</text:p>
          </table:table-cell>
          <table:table-cell table:style-name="ce9" office:value-type="string" calcext:value-type="string">
            <text:p>itm_courser,</text:p>
          </table:table-cell>
          <table:table-cell table:style-name="ce14" office:value-type="string" calcext:value-type="string">
            <text:p>cavalry_att</text:p>
          </table:table-cell>
          <table:table-cell table:style-name="ce14" office:value-type="string" calcext:value-type="string">
            <text:p>cavalry_wpt</text:p>
          </table:table-cell>
          <table:table-cell table:style-name="ce14" office:value-type="string" calcext:value-type="string">
            <text:p>cavalry_skl</text:p>
          </table:table-cell>
          <table:table-cell table:style-name="ce15" office:value-type="string" calcext:value-type="string">
            <text:p>kingdom_8_face_young</text:p>
          </table:table-cell>
          <table:table-cell table:style-name="ce15" office:value-type="string" calcext:value-type="string">
            <text:p>kingdom_8_face_old</text:p>
          </table:table-cell>
          <table:table-cell table:style-name="ce16"/>
          <table:table-cell table:style-name="ce4" table:formula="of:=IF(AND([.A63]&lt;&gt;&quot;&quot;;[.B63]&lt;&gt;&quot;&quot;);CONCATENATE([$Variables.$I$1];[$Variables.$I$7];[.A63];[$Variables.$I$7];[$Variables.$I$6];[$Variables.$I$7];[.B63];[$Variables.$I$7];[$Variables.$I$6];[$Variables.$I$7];[.C63];[$Variables.$I$7];[$Variables.$I$6];[.D63];[$Variables.$I$6];[.E63];[$Variables.$I$6];[.F63];[$Variables.$I$6];[.G63];[$Variables.$I$6];[$Variables.$I$1];[.H63];[.I63];[.J63];[.K63];[.L63];[.M63];[.N63];[$Variables.$I$2];[$Variables.$I$6];[.O63];[$Variables.$I$6];[.P63];[$Variables.$I$6];[.Q63];[$Variables.$I$6];[.R63];[$Variables.$I$6];[.S63];IF([.T63]&lt;&gt;&quot;&quot;;CONCATENATE([$Variables.$I$6];[.T63]);&quot;&quot;);[$Variables.$I$2];[$Variables.$I$6]);IF([.A63]&lt;&gt;&quot;&quot;;CONCATENATE(&quot;#&quot;;[.A63]);&quot;&quot;))" office:value-type="string" office:string-value="[&quot;kingdom_8_cav_melee_1&quot;,&quot;Lancer&quot;,&quot;Lancers&quot;,tf_mounted|tf_guarantee_horse|tf_guarantee_helmet|tf_guarantee_armor|tf_guarantee_gloves|tf_guarantee_boots|tf_guarantee_shield,0,7,fac_kingdom_8,[itm_visored_sallet,itm_bnw_armour,itm_wisby_gauntlets_black,itm_leather_shoes_9,itm_heavy_lance,itm_sword_repent,itm_courser,],cavalry_att,cavalry_wpt,cavalry_skl,kingdom_8_face_young,kingdom_8_face_old]," calcext:value-type="string">
            <text:p>["kingdom_8_cav_melee_1","Lancer","Lancers",tf_mounted|tf_guarantee_horse|tf_guarantee_helmet|tf_guarantee_armor|tf_guarantee_gloves|tf_guarantee_boots|tf_guarantee_shield,0,7,fac_kingdom_8,[itm_visored_sallet,itm_bnw_armour,itm_wisby_gauntlets_black,itm_leather_shoes_9,itm_heavy_lance,itm_sword_repent,itm_courser,],cavalry_att,cavalry_wpt,cavalry_skl,kingdom_8_face_young,kingdom_8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8_cav_missile_1</text:p>
          </table:table-cell>
          <table:table-cell table:style-name="ce3" office:value-type="string" calcext:value-type="string">
            <text:p>Ginete</text:p>
          </table:table-cell>
          <table:table-cell table:style-name="ce3" office:value-type="string" calcext:value-type="string">
            <text:p>Ginetes</text:p>
          </table:table-cell>
          <table:table-cell table:style-name="ce6" office:value-type="string" calcext:value-type="string">
            <text:p>tf_mounted|tf_guarantee_horse|tf_guarantee_helmet|tf_guarantee_armor|tf_guarantee_boots|tf_guarantee_range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8" office:value-type="string" calcext:value-type="string">
            <text:p>fac_kingdom_8</text:p>
          </table:table-cell>
          <table:table-cell table:style-name="ce10" office:value-type="string" calcext:value-type="string">
            <text:p>itm_combed_morion,</text:p>
          </table:table-cell>
          <table:table-cell table:style-name="ce10" office:value-type="string" calcext:value-type="string">
            <text:p>itm_drz_mail_shirt,</text:p>
          </table:table-cell>
          <table:table-cell table:style-name="ce9"/>
          <table:table-cell table:style-name="ce10" office:value-type="string" calcext:value-type="string">
            <text:p>itm_leather_boots,</text:p>
          </table:table-cell>
          <table:table-cell table:style-name="ce10" office:value-type="string" calcext:value-type="string">
            <text:p>itm_light_horn_crossbow,itm_barbed_bolts,</text:p>
          </table:table-cell>
          <table:table-cell table:style-name="ce9" office:value-type="string" calcext:value-type="string">
            <text:p>itm_espada_eslavona_a,</text:p>
          </table:table-cell>
          <table:table-cell table:style-name="ce9" office:value-type="string" calcext:value-type="string">
            <text:p>itm_courser,</text:p>
          </table:table-cell>
          <table:table-cell table:style-name="ce14" office:value-type="string" calcext:value-type="string">
            <text:p>mounted_crossbowman_att</text:p>
          </table:table-cell>
          <table:table-cell table:style-name="ce14" office:value-type="string" calcext:value-type="string">
            <text:p>mounted_crossbowman_wpt</text:p>
          </table:table-cell>
          <table:table-cell table:style-name="ce14" office:value-type="string" calcext:value-type="string">
            <text:p>mounted_crossbowman_skl</text:p>
          </table:table-cell>
          <table:table-cell table:style-name="ce15" office:value-type="string" calcext:value-type="string">
            <text:p>kingdom_8_face_young</text:p>
          </table:table-cell>
          <table:table-cell table:style-name="ce15" office:value-type="string" calcext:value-type="string">
            <text:p>kingdom_8_face_old</text:p>
          </table:table-cell>
          <table:table-cell table:style-name="ce16"/>
          <table:table-cell table:style-name="ce4" table:formula="of:=IF(AND([.A64]&lt;&gt;&quot;&quot;;[.B64]&lt;&gt;&quot;&quot;);CONCATENATE([$Variables.$I$1];[$Variables.$I$7];[.A64];[$Variables.$I$7];[$Variables.$I$6];[$Variables.$I$7];[.B64];[$Variables.$I$7];[$Variables.$I$6];[$Variables.$I$7];[.C64];[$Variables.$I$7];[$Variables.$I$6];[.D64];[$Variables.$I$6];[.E64];[$Variables.$I$6];[.F64];[$Variables.$I$6];[.G64];[$Variables.$I$6];[$Variables.$I$1];[.H64];[.I64];[.J64];[.K64];[.L64];[.M64];[.N64];[$Variables.$I$2];[$Variables.$I$6];[.O64];[$Variables.$I$6];[.P64];[$Variables.$I$6];[.Q64];[$Variables.$I$6];[.R64];[$Variables.$I$6];[.S64];IF([.T64]&lt;&gt;&quot;&quot;;CONCATENATE([$Variables.$I$6];[.T64]);&quot;&quot;);[$Variables.$I$2];[$Variables.$I$6]);IF([.A64]&lt;&gt;&quot;&quot;;CONCATENATE(&quot;#&quot;;[.A64]);&quot;&quot;))" office:value-type="string" office:string-value="[&quot;kingdom_8_cav_missile_1&quot;,&quot;Ginete&quot;,&quot;Ginetes&quot;,tf_mounted|tf_guarantee_horse|tf_guarantee_helmet|tf_guarantee_armor|tf_guarantee_boots|tf_guarantee_ranged,0,4,fac_kingdom_8,[itm_combed_morion,itm_drz_mail_shirt,itm_leather_boots,itm_light_horn_crossbow,itm_barbed_bolts,itm_espada_eslavona_a,itm_courser,],mounted_crossbowman_att,mounted_crossbowman_wpt,mounted_crossbowman_skl,kingdom_8_face_young,kingdom_8_face_old]," calcext:value-type="string">
            <text:p>["kingdom_8_cav_missile_1","Ginete","Ginetes",tf_mounted|tf_guarantee_horse|tf_guarantee_helmet|tf_guarantee_armor|tf_guarantee_boots|tf_guarantee_ranged,0,4,fac_kingdom_8,[itm_combed_morion,itm_drz_mail_shirt,itm_leather_boots,itm_light_horn_crossbow,itm_barbed_bolts,itm_espada_eslavona_a,itm_courser,],mounted_crossbowman_att,mounted_crossbowman_wpt,mounted_crossbowman_skl,kingdom_8_face_young,kingdom_8_face_old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 table:formula="of:=[.F59]+[.F60]+[.F61]+[.F62]+[.F63]+[.F64]" office:value-type="string" office:string-value="100" calcext:value-type="string">
            <text:p>10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nion of Kalmar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66]&lt;&gt;&quot;&quot;;[.B66]&lt;&gt;&quot;&quot;);CONCATENATE([$Variables.$I$1];[$Variables.$I$7];[.A66];[$Variables.$I$7];[$Variables.$I$6];[$Variables.$I$7];[.B66];[$Variables.$I$7];[$Variables.$I$6];[$Variables.$I$7];[.C66];[$Variables.$I$7];[$Variables.$I$6];[.D66];[$Variables.$I$6];[.E66];[$Variables.$I$6];[.F66];[$Variables.$I$6];[.G66];[$Variables.$I$6];[$Variables.$I$1];[.H66];[.I66];[.J66];[.K66];[.L66];[.M66];[.N66];[$Variables.$I$2];[$Variables.$I$6];[.O66];[$Variables.$I$6];[.P66];[$Variables.$I$6];[.Q66];[$Variables.$I$6];[.R66];[$Variables.$I$6];[.S66];IF([.T66]&lt;&gt;&quot;&quot;;CONCATENATE([$Variables.$I$6];[.T66]);&quot;&quot;);[$Variables.$I$2];[$Variables.$I$6]);IF([.A66]&lt;&gt;&quot;&quot;;CONCATENATE(&quot;#&quot;;[.A66]);&quot;&quot;))" office:value-type="string" office:string-value="#Union of Kalmar" calcext:value-type="string">
            <text:p>#Union of Kalma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9_inf_melee_1</text:p>
          </table:table-cell>
          <table:table-cell table:style-name="ce3" office:value-type="string" calcext:value-type="string">
            <text:p>Pikeman</text:p>
          </table:table-cell>
          <table:table-cell table:style-name="ce3" office:value-type="string" calcext:value-type="string">
            <text:p>Pike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9" calcext:value-type="float">
            <text:p>39</text:p>
          </table:table-cell>
          <table:table-cell table:style-name="ce8" office:value-type="string" calcext:value-type="string">
            <text:p>fac_kingdom_9</text:p>
          </table:table-cell>
          <table:table-cell table:style-name="ce9" office:value-type="string" calcext:value-type="string">
            <text:p>itm_open_sallet,</text:p>
          </table:table-cell>
          <table:table-cell table:style-name="ce9" office:value-type="string" calcext:value-type="string">
            <text:p>itm_leather_jerkin,</text:p>
          </table:table-cell>
          <table:table-cell table:style-name="ce9"/>
          <table:table-cell table:style-name="ce10" office:value-type="string" calcext:value-type="string">
            <text:p>itm_leather_boots,</text:p>
          </table:table-cell>
          <table:table-cell table:style-name="ce10" office:value-type="string" calcext:value-type="string">
            <text:p>itm_pike_a,</text:p>
          </table:table-cell>
          <table:table-cell table:style-name="ce9" table:number-columns-repeated="2"/>
          <table:table-cell table:style-name="ce14" office:value-type="string" calcext:value-type="string">
            <text:p>pikeman_att</text:p>
          </table:table-cell>
          <table:table-cell table:style-name="ce14" office:value-type="string" calcext:value-type="string">
            <text:p>pikeman_wpt</text:p>
          </table:table-cell>
          <table:table-cell table:style-name="ce14" office:value-type="string" calcext:value-type="string">
            <text:p>pikeman_skl</text:p>
          </table:table-cell>
          <table:table-cell table:style-name="ce15" office:value-type="string" calcext:value-type="string">
            <text:p>kingdom_9_face_young</text:p>
          </table:table-cell>
          <table:table-cell table:style-name="ce15" office:value-type="string" calcext:value-type="string">
            <text:p>kingdom_9_face_old</text:p>
          </table:table-cell>
          <table:table-cell table:style-name="ce16"/>
          <table:table-cell table:style-name="ce4" table:formula="of:=IF(AND([.A67]&lt;&gt;&quot;&quot;;[.B67]&lt;&gt;&quot;&quot;);CONCATENATE([$Variables.$I$1];[$Variables.$I$7];[.A67];[$Variables.$I$7];[$Variables.$I$6];[$Variables.$I$7];[.B67];[$Variables.$I$7];[$Variables.$I$6];[$Variables.$I$7];[.C67];[$Variables.$I$7];[$Variables.$I$6];[.D67];[$Variables.$I$6];[.E67];[$Variables.$I$6];[.F67];[$Variables.$I$6];[.G67];[$Variables.$I$6];[$Variables.$I$1];[.H67];[.I67];[.J67];[.K67];[.L67];[.M67];[.N67];[$Variables.$I$2];[$Variables.$I$6];[.O67];[$Variables.$I$6];[.P67];[$Variables.$I$6];[.Q67];[$Variables.$I$6];[.R67];[$Variables.$I$6];[.S67];IF([.T67]&lt;&gt;&quot;&quot;;CONCATENATE([$Variables.$I$6];[.T67]);&quot;&quot;);[$Variables.$I$2];[$Variables.$I$6]);IF([.A67]&lt;&gt;&quot;&quot;;CONCATENATE(&quot;#&quot;;[.A67]);&quot;&quot;))" office:value-type="string" office:string-value="[&quot;kingdom_9_inf_melee_1&quot;,&quot;Pikeman&quot;,&quot;Pikemen&quot;,tf_guarantee_helmet|tf_guarantee_armor|tf_guarantee_boots,0,39,fac_kingdom_9,[itm_open_sallet,itm_leather_jerkin,itm_leather_boots,itm_pike_a,],pikeman_att,pikeman_wpt,pikeman_skl,kingdom_9_face_young,kingdom_9_face_old]," calcext:value-type="string">
            <text:p>["kingdom_9_inf_melee_1","Pikeman","Pikemen",tf_guarantee_helmet|tf_guarantee_armor|tf_guarantee_boots,0,39,fac_kingdom_9,[itm_open_sallet,itm_leather_jerkin,itm_leather_boots,itm_pike_a,],pikeman_att,pikeman_wpt,pikeman_skl,kingdom_9_face_young,kingdom_9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9_inf_melee_2</text:p>
          </table:table-cell>
          <table:table-cell table:style-name="ce3" office:value-type="string" calcext:value-type="string">
            <text:p>Halberdier</text:p>
          </table:table-cell>
          <table:table-cell table:style-name="ce3" office:value-type="string" calcext:value-type="string">
            <text:p>Halberdi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8" office:value-type="string" calcext:value-type="string">
            <text:p>fac_kingdom_9</text:p>
          </table:table-cell>
          <table:table-cell table:style-name="ce9" office:value-type="string" calcext:value-type="string">
            <text:p>itm_visored_sallet,</text:p>
          </table:table-cell>
          <table:table-cell table:style-name="ce9" office:value-type="string" calcext:value-type="string">
            <text:p>itm_padded_leather,</text:p>
          </table:table-cell>
          <table:table-cell table:style-name="ce9"/>
          <table:table-cell table:style-name="ce10" office:value-type="string" calcext:value-type="string">
            <text:p>itm_leather_boots,</text:p>
          </table:table-cell>
          <table:table-cell table:style-name="ce9" office:value-type="string" calcext:value-type="string">
            <text:p>itm_halbert_1,</text:p>
          </table:table-cell>
          <table:table-cell table:style-name="ce9" table:number-columns-repeated="2"/>
          <table:table-cell table:style-name="ce14" office:value-type="string" calcext:value-type="string">
            <text:p>infantry_att</text:p>
          </table:table-cell>
          <table:table-cell table:style-name="ce14" office:value-type="string" calcext:value-type="string">
            <text:p>infantry_wpt</text:p>
          </table:table-cell>
          <table:table-cell table:style-name="ce14" office:value-type="string" calcext:value-type="string">
            <text:p>infantry_skl</text:p>
          </table:table-cell>
          <table:table-cell table:style-name="ce15" office:value-type="string" calcext:value-type="string">
            <text:p>kingdom_9_face_young</text:p>
          </table:table-cell>
          <table:table-cell table:style-name="ce15" office:value-type="string" calcext:value-type="string">
            <text:p>kingdom_9_face_old</text:p>
          </table:table-cell>
          <table:table-cell table:style-name="ce16"/>
          <table:table-cell table:style-name="ce4" table:formula="of:=IF(AND([.A68]&lt;&gt;&quot;&quot;;[.B68]&lt;&gt;&quot;&quot;);CONCATENATE([$Variables.$I$1];[$Variables.$I$7];[.A68];[$Variables.$I$7];[$Variables.$I$6];[$Variables.$I$7];[.B68];[$Variables.$I$7];[$Variables.$I$6];[$Variables.$I$7];[.C68];[$Variables.$I$7];[$Variables.$I$6];[.D68];[$Variables.$I$6];[.E68];[$Variables.$I$6];[.F68];[$Variables.$I$6];[.G68];[$Variables.$I$6];[$Variables.$I$1];[.H68];[.I68];[.J68];[.K68];[.L68];[.M68];[.N68];[$Variables.$I$2];[$Variables.$I$6];[.O68];[$Variables.$I$6];[.P68];[$Variables.$I$6];[.Q68];[$Variables.$I$6];[.R68];[$Variables.$I$6];[.S68];IF([.T68]&lt;&gt;&quot;&quot;;CONCATENATE([$Variables.$I$6];[.T68]);&quot;&quot;);[$Variables.$I$2];[$Variables.$I$6]);IF([.A68]&lt;&gt;&quot;&quot;;CONCATENATE(&quot;#&quot;;[.A68]);&quot;&quot;))" office:value-type="string" office:string-value="[&quot;kingdom_9_inf_melee_2&quot;,&quot;Halberdier&quot;,&quot;Halberdiers&quot;,tf_guarantee_helmet|tf_guarantee_armor|tf_guarantee_boots,0,5,fac_kingdom_9,[itm_visored_sallet,itm_padded_leather,itm_leather_boots,itm_halbert_1,],infantry_att,infantry_wpt,infantry_skl,kingdom_9_face_young,kingdom_9_face_old]," calcext:value-type="string">
            <text:p>["kingdom_9_inf_melee_2","Halberdier","Halberdiers",tf_guarantee_helmet|tf_guarantee_armor|tf_guarantee_boots,0,5,fac_kingdom_9,[itm_visored_sallet,itm_padded_leather,itm_leather_boots,itm_halbert_1,],infantry_att,infantry_wpt,infantry_skl,kingdom_9_face_young,kingdom_9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9_inf_missile_1</text:p>
          </table:table-cell>
          <table:table-cell table:style-name="ce3" office:value-type="string" calcext:value-type="string">
            <text:p>Arquebusier</text:p>
          </table:table-cell>
          <table:table-cell table:style-name="ce3" office:value-type="string" calcext:value-type="string">
            <text:p>Arquebusiers</text:p>
          </table:table-cell>
          <table:table-cell table:style-name="ce6" office:value-type="string" calcext:value-type="string">
            <text:p>tf_guarantee_helmet|tf_guarantee_armor|tf_guarantee_boots|tf_guarantee_range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4" calcext:value-type="float">
            <text:p>34</text:p>
          </table:table-cell>
          <table:table-cell table:style-name="ce8" office:value-type="string" calcext:value-type="string">
            <text:p>fac_kingdom_9</text:p>
          </table:table-cell>
          <table:table-cell table:style-name="ce10" office:value-type="string" calcext:value-type="string">
            <text:p>itm_combed_morion,</text:p>
          </table:table-cell>
          <table:table-cell table:style-name="ce9" office:value-type="string" calcext:value-type="string">
            <text:p>itm_padded_jack,</text:p>
          </table:table-cell>
          <table:table-cell table:style-name="ce9"/>
          <table:table-cell table:style-name="ce9" office:value-type="string" calcext:value-type="string">
            <text:p>itm_ankle_boots,</text:p>
          </table:table-cell>
          <table:table-cell table:style-name="ce10" office:value-type="string" calcext:value-type="string">
            <text:p>itm_matchlock_arquebus_3,itm_stone_bullets,</text:p>
          </table:table-cell>
          <table:table-cell table:style-name="ce9" office:value-type="string" calcext:value-type="string">
            <text:p>itm_side_sword,</text:p>
          </table:table-cell>
          <table:table-cell table:style-name="ce9"/>
          <table:table-cell table:style-name="ce14" office:value-type="string" calcext:value-type="string">
            <text:p>musketeer_att</text:p>
          </table:table-cell>
          <table:table-cell table:style-name="ce14" office:value-type="string" calcext:value-type="string">
            <text:p>musketeer_wpt</text:p>
          </table:table-cell>
          <table:table-cell table:style-name="ce14" office:value-type="string" calcext:value-type="string">
            <text:p>musketeer_skl</text:p>
          </table:table-cell>
          <table:table-cell table:style-name="ce15" office:value-type="string" calcext:value-type="string">
            <text:p>kingdom_9_face_young</text:p>
          </table:table-cell>
          <table:table-cell table:style-name="ce15" office:value-type="string" calcext:value-type="string">
            <text:p>kingdom_9_face_old</text:p>
          </table:table-cell>
          <table:table-cell table:style-name="ce16"/>
          <table:table-cell table:style-name="ce4" table:formula="of:=IF(AND([.A69]&lt;&gt;&quot;&quot;;[.B69]&lt;&gt;&quot;&quot;);CONCATENATE([$Variables.$I$1];[$Variables.$I$7];[.A69];[$Variables.$I$7];[$Variables.$I$6];[$Variables.$I$7];[.B69];[$Variables.$I$7];[$Variables.$I$6];[$Variables.$I$7];[.C69];[$Variables.$I$7];[$Variables.$I$6];[.D69];[$Variables.$I$6];[.E69];[$Variables.$I$6];[.F69];[$Variables.$I$6];[.G69];[$Variables.$I$6];[$Variables.$I$1];[.H69];[.I69];[.J69];[.K69];[.L69];[.M69];[.N69];[$Variables.$I$2];[$Variables.$I$6];[.O69];[$Variables.$I$6];[.P69];[$Variables.$I$6];[.Q69];[$Variables.$I$6];[.R69];[$Variables.$I$6];[.S69];IF([.T69]&lt;&gt;&quot;&quot;;CONCATENATE([$Variables.$I$6];[.T69]);&quot;&quot;);[$Variables.$I$2];[$Variables.$I$6]);IF([.A69]&lt;&gt;&quot;&quot;;CONCATENATE(&quot;#&quot;;[.A69]);&quot;&quot;))" office:value-type="string" office:string-value="[&quot;kingdom_9_inf_missile_1&quot;,&quot;Arquebusier&quot;,&quot;Arquebusiers&quot;,tf_guarantee_helmet|tf_guarantee_armor|tf_guarantee_boots|tf_guarantee_ranged,0,34,fac_kingdom_9,[itm_combed_morion,itm_padded_jack,itm_ankle_boots,itm_matchlock_arquebus_3,itm_stone_bullets,itm_side_sword,],musketeer_att,musketeer_wpt,musketeer_skl,kingdom_9_face_young,kingdom_9_face_old]," calcext:value-type="string">
            <text:p>["kingdom_9_inf_missile_1","Arquebusier","Arquebusiers",tf_guarantee_helmet|tf_guarantee_armor|tf_guarantee_boots|tf_guarantee_ranged,0,34,fac_kingdom_9,[itm_combed_morion,itm_padded_jack,itm_ankle_boots,itm_matchlock_arquebus_3,itm_stone_bullets,itm_side_sword,],musketeer_att,musketeer_wpt,musketeer_skl,kingdom_9_face_young,kingdom_9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9_inf_missile_2</text:p>
          </table:table-cell>
          <table:table-cell table:style-name="ce3" office:value-type="string" calcext:value-type="string">
            <text:p>Crossbowman</text:p>
          </table:table-cell>
          <table:table-cell table:style-name="ce3" office:value-type="string" calcext:value-type="string">
            <text:p>Crossbowmen</text:p>
          </table:table-cell>
          <table:table-cell table:style-name="ce6" office:value-type="string" calcext:value-type="string">
            <text:p>tf_guarantee_helmet|tf_guarantee_armor|tf_guarantee_boots|tf_guarantee_range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8" office:value-type="string" calcext:value-type="string">
            <text:p>fac_kingdom_9</text:p>
          </table:table-cell>
          <table:table-cell table:style-name="ce9" office:value-type="string" calcext:value-type="string">
            <text:p>itm_open_sallet,</text:p>
          </table:table-cell>
          <table:table-cell table:style-name="ce9" office:value-type="string" calcext:value-type="string">
            <text:p>itm_aketon_green,</text:p>
          </table:table-cell>
          <table:table-cell table:style-name="ce9"/>
          <table:table-cell table:style-name="ce10" office:value-type="string" calcext:value-type="string">
            <text:p>itm_leather_boots,</text:p>
          </table:table-cell>
          <table:table-cell table:style-name="ce9" office:value-type="string" calcext:value-type="string">
            <text:p>itm_heavy_steel_crossbow,itm_bodkin_bolts,</text:p>
          </table:table-cell>
          <table:table-cell table:style-name="ce9" office:value-type="string" calcext:value-type="string">
            <text:p>itm_side_sword,</text:p>
          </table:table-cell>
          <table:table-cell table:style-name="ce9"/>
          <table:table-cell table:style-name="ce14" office:value-type="string" calcext:value-type="string">
            <text:p>crossbowman_att</text:p>
          </table:table-cell>
          <table:table-cell table:style-name="ce14" office:value-type="string" calcext:value-type="string">
            <text:p>crossbowman_wpt</text:p>
          </table:table-cell>
          <table:table-cell table:style-name="ce14" office:value-type="string" calcext:value-type="string">
            <text:p>crossbowman_skl</text:p>
          </table:table-cell>
          <table:table-cell table:style-name="ce15" office:value-type="string" calcext:value-type="string">
            <text:p>kingdom_9_face_young</text:p>
          </table:table-cell>
          <table:table-cell table:style-name="ce15" office:value-type="string" calcext:value-type="string">
            <text:p>kingdom_9_face_old</text:p>
          </table:table-cell>
          <table:table-cell table:style-name="ce16"/>
          <table:table-cell table:style-name="ce4" table:formula="of:=IF(AND([.A70]&lt;&gt;&quot;&quot;;[.B70]&lt;&gt;&quot;&quot;);CONCATENATE([$Variables.$I$1];[$Variables.$I$7];[.A70];[$Variables.$I$7];[$Variables.$I$6];[$Variables.$I$7];[.B70];[$Variables.$I$7];[$Variables.$I$6];[$Variables.$I$7];[.C70];[$Variables.$I$7];[$Variables.$I$6];[.D70];[$Variables.$I$6];[.E70];[$Variables.$I$6];[.F70];[$Variables.$I$6];[.G70];[$Variables.$I$6];[$Variables.$I$1];[.H70];[.I70];[.J70];[.K70];[.L70];[.M70];[.N70];[$Variables.$I$2];[$Variables.$I$6];[.O70];[$Variables.$I$6];[.P70];[$Variables.$I$6];[.Q70];[$Variables.$I$6];[.R70];[$Variables.$I$6];[.S70];IF([.T70]&lt;&gt;&quot;&quot;;CONCATENATE([$Variables.$I$6];[.T70]);&quot;&quot;);[$Variables.$I$2];[$Variables.$I$6]);IF([.A70]&lt;&gt;&quot;&quot;;CONCATENATE(&quot;#&quot;;[.A70]);&quot;&quot;))" office:value-type="string" office:string-value="[&quot;kingdom_9_inf_missile_2&quot;,&quot;Crossbowman&quot;,&quot;Crossbowmen&quot;,tf_guarantee_helmet|tf_guarantee_armor|tf_guarantee_boots|tf_guarantee_ranged,0,9,fac_kingdom_9,[itm_open_sallet,itm_aketon_green,itm_leather_boots,itm_heavy_steel_crossbow,itm_bodkin_bolts,itm_side_sword,],crossbowman_att,crossbowman_wpt,crossbowman_skl,kingdom_9_face_young,kingdom_9_face_old]," calcext:value-type="string">
            <text:p>["kingdom_9_inf_missile_2","Crossbowman","Crossbowmen",tf_guarantee_helmet|tf_guarantee_armor|tf_guarantee_boots|tf_guarantee_ranged,0,9,fac_kingdom_9,[itm_open_sallet,itm_aketon_green,itm_leather_boots,itm_heavy_steel_crossbow,itm_bodkin_bolts,itm_side_sword,],crossbowman_att,crossbowman_wpt,crossbowman_skl,kingdom_9_face_young,kingdom_9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9_cav_melee_1</text:p>
          </table:table-cell>
          <table:table-cell table:style-name="ce3" office:value-type="string" calcext:value-type="string">
            <text:p>Horseman</text:p>
          </table:table-cell>
          <table:table-cell table:style-name="ce3" office:value-type="string" calcext:value-type="string">
            <text:p>Horsemen</text:p>
          </table:table-cell>
          <table:table-cell table:style-name="ce6" office:value-type="string" calcext:value-type="string">
            <text:p>tf_mounted|tf_guarantee_horse|tf_guarantee_helmet|tf_guarantee_armor|tf_guarantee_gloves|tf_guarantee_boots|tf_guarantee_shiel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fac_kingdom_9</text:p>
          </table:table-cell>
          <table:table-cell table:style-name="ce10" office:value-type="string" calcext:value-type="string">
            <text:p>itm_open_sallet_coif,</text:p>
          </table:table-cell>
          <table:table-cell table:style-name="ce9" office:value-type="string" calcext:value-type="string">
            <text:p>itm_bnw_armour_b,</text:p>
          </table:table-cell>
          <table:table-cell table:style-name="ce10" office:value-type="string" calcext:value-type="string">
            <text:p>itm_wisby_gauntlets_black,</text:p>
          </table:table-cell>
          <table:table-cell table:style-name="ce10" office:value-type="string" calcext:value-type="string">
            <text:p>itm_leather_shoes_9,</text:p>
          </table:table-cell>
          <table:table-cell table:style-name="ce10" office:value-type="string" calcext:value-type="string">
            <text:p>itm_sword_repent,</text:p>
          </table:table-cell>
          <table:table-cell table:style-name="ce9"/>
          <table:table-cell table:style-name="ce10" office:value-type="string" calcext:value-type="string">
            <text:p>itm_hunter,</text:p>
          </table:table-cell>
          <table:table-cell table:style-name="ce14" office:value-type="string" calcext:value-type="string">
            <text:p>cavalry_att</text:p>
          </table:table-cell>
          <table:table-cell table:style-name="ce14" office:value-type="string" calcext:value-type="string">
            <text:p>cavalry_wpt</text:p>
          </table:table-cell>
          <table:table-cell table:style-name="ce14" office:value-type="string" calcext:value-type="string">
            <text:p>cavalry_skl</text:p>
          </table:table-cell>
          <table:table-cell table:style-name="ce15" office:value-type="string" calcext:value-type="string">
            <text:p>kingdom_9_face_young</text:p>
          </table:table-cell>
          <table:table-cell table:style-name="ce15" office:value-type="string" calcext:value-type="string">
            <text:p>kingdom_9_face_old</text:p>
          </table:table-cell>
          <table:table-cell table:style-name="ce16"/>
          <table:table-cell table:style-name="ce4" table:formula="of:=IF(AND([.A71]&lt;&gt;&quot;&quot;;[.B71]&lt;&gt;&quot;&quot;);CONCATENATE([$Variables.$I$1];[$Variables.$I$7];[.A71];[$Variables.$I$7];[$Variables.$I$6];[$Variables.$I$7];[.B71];[$Variables.$I$7];[$Variables.$I$6];[$Variables.$I$7];[.C71];[$Variables.$I$7];[$Variables.$I$6];[.D71];[$Variables.$I$6];[.E71];[$Variables.$I$6];[.F71];[$Variables.$I$6];[.G71];[$Variables.$I$6];[$Variables.$I$1];[.H71];[.I71];[.J71];[.K71];[.L71];[.M71];[.N71];[$Variables.$I$2];[$Variables.$I$6];[.O71];[$Variables.$I$6];[.P71];[$Variables.$I$6];[.Q71];[$Variables.$I$6];[.R71];[$Variables.$I$6];[.S71];IF([.T71]&lt;&gt;&quot;&quot;;CONCATENATE([$Variables.$I$6];[.T71]);&quot;&quot;);[$Variables.$I$2];[$Variables.$I$6]);IF([.A71]&lt;&gt;&quot;&quot;;CONCATENATE(&quot;#&quot;;[.A71]);&quot;&quot;))" office:value-type="string" office:string-value="[&quot;kingdom_9_cav_melee_1&quot;,&quot;Horseman&quot;,&quot;Horsemen&quot;,tf_mounted|tf_guarantee_horse|tf_guarantee_helmet|tf_guarantee_armor|tf_guarantee_gloves|tf_guarantee_boots|tf_guarantee_shield,0,6,fac_kingdom_9,[itm_open_sallet_coif,itm_bnw_armour_b,itm_wisby_gauntlets_black,itm_leather_shoes_9,itm_sword_repent,itm_hunter,],cavalry_att,cavalry_wpt,cavalry_skl,kingdom_9_face_young,kingdom_9_face_old]," calcext:value-type="string">
            <text:p>["kingdom_9_cav_melee_1","Horseman","Horsemen",tf_mounted|tf_guarantee_horse|tf_guarantee_helmet|tf_guarantee_armor|tf_guarantee_gloves|tf_guarantee_boots|tf_guarantee_shield,0,6,fac_kingdom_9,[itm_open_sallet_coif,itm_bnw_armour_b,itm_wisby_gauntlets_black,itm_leather_shoes_9,itm_sword_repent,itm_hunter,],cavalry_att,cavalry_wpt,cavalry_skl,kingdom_9_face_young,kingdom_9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9_cav_melee_2</text:p>
          </table:table-cell>
          <table:table-cell table:style-name="ce3" office:value-type="string" calcext:value-type="string">
            <text:p>Light Lancer</text:p>
          </table:table-cell>
          <table:table-cell table:style-name="ce3" office:value-type="string" calcext:value-type="string">
            <text:p>Light Lancers</text:p>
          </table:table-cell>
          <table:table-cell table:style-name="ce6" office:value-type="string" calcext:value-type="string">
            <text:p>tf_mounted|tf_guarantee_horse|tf_guarantee_helmet|tf_guarantee_armor|tf_guarantee_boots|tf_guarantee_shiel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fac_kingdom_9</text:p>
          </table:table-cell>
          <table:table-cell table:style-name="ce10"/>
          <table:table-cell table:style-name="ce10" office:value-type="string" calcext:value-type="string">
            <text:p>itm_byrnie,</text:p>
          </table:table-cell>
          <table:table-cell table:style-name="ce9"/>
          <table:table-cell table:style-name="ce10" office:value-type="string" calcext:value-type="string">
            <text:p>itm_leather_boots,</text:p>
          </table:table-cell>
          <table:table-cell table:style-name="ce10" office:value-type="string" calcext:value-type="string">
            <text:p>itm_heavy_lance,</text:p>
          </table:table-cell>
          <table:table-cell table:style-name="ce10" office:value-type="string" calcext:value-type="string">
            <text:p>itm_sword_repent,</text:p>
          </table:table-cell>
          <table:table-cell table:style-name="ce10" office:value-type="string" calcext:value-type="string">
            <text:p>itm_hunter,</text:p>
          </table:table-cell>
          <table:table-cell table:style-name="ce14" office:value-type="string" calcext:value-type="string">
            <text:p>cavalry_att</text:p>
          </table:table-cell>
          <table:table-cell table:style-name="ce14" office:value-type="string" calcext:value-type="string">
            <text:p>cavalry_wpt</text:p>
          </table:table-cell>
          <table:table-cell table:style-name="ce14" office:value-type="string" calcext:value-type="string">
            <text:p>cavalry_skl</text:p>
          </table:table-cell>
          <table:table-cell table:style-name="ce15" office:value-type="string" calcext:value-type="string">
            <text:p>kingdom_9_face_young</text:p>
          </table:table-cell>
          <table:table-cell table:style-name="ce15" office:value-type="string" calcext:value-type="string">
            <text:p>kingdom_9_face_old</text:p>
          </table:table-cell>
          <table:table-cell table:style-name="ce16"/>
          <table:table-cell table:style-name="ce4" table:formula="of:=IF(AND([.A72]&lt;&gt;&quot;&quot;;[.B72]&lt;&gt;&quot;&quot;);CONCATENATE([$Variables.$I$1];[$Variables.$I$7];[.A72];[$Variables.$I$7];[$Variables.$I$6];[$Variables.$I$7];[.B72];[$Variables.$I$7];[$Variables.$I$6];[$Variables.$I$7];[.C72];[$Variables.$I$7];[$Variables.$I$6];[.D72];[$Variables.$I$6];[.E72];[$Variables.$I$6];[.F72];[$Variables.$I$6];[.G72];[$Variables.$I$6];[$Variables.$I$1];[.H72];[.I72];[.J72];[.K72];[.L72];[.M72];[.N72];[$Variables.$I$2];[$Variables.$I$6];[.O72];[$Variables.$I$6];[.P72];[$Variables.$I$6];[.Q72];[$Variables.$I$6];[.R72];[$Variables.$I$6];[.S72];IF([.T72]&lt;&gt;&quot;&quot;;CONCATENATE([$Variables.$I$6];[.T72]);&quot;&quot;);[$Variables.$I$2];[$Variables.$I$6]);IF([.A72]&lt;&gt;&quot;&quot;;CONCATENATE(&quot;#&quot;;[.A72]);&quot;&quot;))" office:value-type="string" office:string-value="[&quot;kingdom_9_cav_melee_2&quot;,&quot;Light Lancer&quot;,&quot;Light Lancers&quot;,tf_mounted|tf_guarantee_horse|tf_guarantee_helmet|tf_guarantee_armor|tf_guarantee_boots|tf_guarantee_shield,0,7,fac_kingdom_9,[itm_byrnie,itm_leather_boots,itm_heavy_lance,itm_sword_repent,itm_hunter,],cavalry_att,cavalry_wpt,cavalry_skl,kingdom_9_face_young,kingdom_9_face_old]," calcext:value-type="string">
            <text:p>["kingdom_9_cav_melee_2","Light Lancer","Light Lancers",tf_mounted|tf_guarantee_horse|tf_guarantee_helmet|tf_guarantee_armor|tf_guarantee_boots|tf_guarantee_shield,0,7,fac_kingdom_9,[itm_byrnie,itm_leather_boots,itm_heavy_lance,itm_sword_repent,itm_hunter,],cavalry_att,cavalry_wpt,cavalry_skl,kingdom_9_face_young,kingdom_9_face_old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4"/>
          <table:table-cell table:style-name="ce4" table:formula="of:=[.F67]+[.F68]+[.F69]+[.F70]+[.F71]+[.F72]" office:value-type="string" office:string-value="100" calcext:value-type="string">
            <text:p>100</text:p>
          </table:table-cell>
          <table:table-cell table:style-name="ce4" table:number-columns-repeated="14"/>
          <table:table-cell table:style-name="ce4" table:formula="of:=IF(AND([.A73]&lt;&gt;&quot;&quot;;[.B73]&lt;&gt;&quot;&quot;);CONCATENATE([$Variables.$I$1];[$Variables.$I$7];[.A73];[$Variables.$I$7];[$Variables.$I$6];[$Variables.$I$7];[.B73];[$Variables.$I$7];[$Variables.$I$6];[$Variables.$I$7];[.C73];[$Variables.$I$7];[$Variables.$I$6];[.D73];[$Variables.$I$6];[.E73];[$Variables.$I$6];[.F73];[$Variables.$I$6];[.G73];[$Variables.$I$6];[$Variables.$I$1];[.H73];[.I73];[.J73];[.K73];[.L73];[.M73];[.N73];[$Variables.$I$2];[$Variables.$I$6];[.O73];[$Variables.$I$6];[.P73];[$Variables.$I$6];[.Q73];[$Variables.$I$6];[.R73];[$Variables.$I$6];[.S73];IF([.T73]&lt;&gt;&quot;&quot;;CONCATENATE([$Variables.$I$6];[.T73]);&quot;&quot;);[$Variables.$I$2];[$Variables.$I$6]);IF([.A73]&lt;&gt;&quot;&quot;;CONCATENATE(&quot;#&quot;;[.A7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ingdom of Hungary</text:p>
          </table:table-cell>
          <table:table-cell table:style-name="ce4" table:number-columns-repeated="19"/>
          <table:table-cell table:style-name="ce4" table:formula="of:=IF(AND([.A74]&lt;&gt;&quot;&quot;;[.B74]&lt;&gt;&quot;&quot;);CONCATENATE([$Variables.$I$1];[$Variables.$I$7];[.A74];[$Variables.$I$7];[$Variables.$I$6];[$Variables.$I$7];[.B74];[$Variables.$I$7];[$Variables.$I$6];[$Variables.$I$7];[.C74];[$Variables.$I$7];[$Variables.$I$6];[.D74];[$Variables.$I$6];[.E74];[$Variables.$I$6];[.F74];[$Variables.$I$6];[.G74];[$Variables.$I$6];[$Variables.$I$1];[.H74];[.I74];[.J74];[.K74];[.L74];[.M74];[.N74];[$Variables.$I$2];[$Variables.$I$6];[.O74];[$Variables.$I$6];[.P74];[$Variables.$I$6];[.Q74];[$Variables.$I$6];[.R74];[$Variables.$I$6];[.S74];IF([.T74]&lt;&gt;&quot;&quot;;CONCATENATE([$Variables.$I$6];[.T74]);&quot;&quot;);[$Variables.$I$2];[$Variables.$I$6]);IF([.A74]&lt;&gt;&quot;&quot;;CONCATENATE(&quot;#&quot;;[.A74]);&quot;&quot;))" office:value-type="string" office:string-value="#Kingdom of Hungary" calcext:value-type="string">
            <text:p>#Kingdom of Hungary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0_inf_melee_1</text:p>
          </table:table-cell>
          <table:table-cell table:style-name="ce3" office:value-type="string" calcext:value-type="string">
            <text:p>Levy</text:p>
          </table:table-cell>
          <table:table-cell table:style-name="ce3" office:value-type="string" calcext:value-type="string">
            <text:p>Levys</text:p>
          </table:table-cell>
          <table:table-cell table:style-name="ce6" office:value-type="string" calcext:value-type="string">
            <text:p>tf_guarantee_helmet|tf_guarantee_armor|tf_guarantee_boots|tf_guarantee_shiel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8" office:value-type="string" calcext:value-type="string">
            <text:p>fac_kingdom_10</text:p>
          </table:table-cell>
          <table:table-cell table:style-name="ce10" office:value-type="string" calcext:value-type="string">
            <text:p>itm_common_hood,</text:p>
          </table:table-cell>
          <table:table-cell table:style-name="ce10" office:value-type="string" calcext:value-type="string">
            <text:p>itm_tunic_with_green_cape,</text:p>
          </table:table-cell>
          <table:table-cell table:style-name="ce9"/>
          <table:table-cell table:style-name="ce9" office:value-type="string" calcext:value-type="string">
            <text:p>itm_ankle_boots,</text:p>
          </table:table-cell>
          <table:table-cell table:style-name="ce10" office:value-type="string" calcext:value-type="string">
            <text:p>itm_hammer,itm_tab_shield_round_a,</text:p>
          </table:table-cell>
          <table:table-cell table:style-name="ce9" table:number-columns-repeated="2"/>
          <table:table-cell table:style-name="ce14" office:value-type="string" calcext:value-type="string">
            <text:p>infantry_att</text:p>
          </table:table-cell>
          <table:table-cell table:style-name="ce14" office:value-type="string" calcext:value-type="string">
            <text:p>infantry_wpt</text:p>
          </table:table-cell>
          <table:table-cell table:style-name="ce14" office:value-type="string" calcext:value-type="string">
            <text:p>infantry_skl</text:p>
          </table:table-cell>
          <table:table-cell table:style-name="ce15" office:value-type="string" calcext:value-type="string">
            <text:p>kingdom_10_face_young</text:p>
          </table:table-cell>
          <table:table-cell table:style-name="ce15" office:value-type="string" calcext:value-type="string">
            <text:p>kingdom_10_face_old</text:p>
          </table:table-cell>
          <table:table-cell table:style-name="ce16"/>
          <table:table-cell table:style-name="ce4" table:formula="of:=IF(AND([.A75]&lt;&gt;&quot;&quot;;[.B75]&lt;&gt;&quot;&quot;);CONCATENATE([$Variables.$I$1];[$Variables.$I$7];[.A75];[$Variables.$I$7];[$Variables.$I$6];[$Variables.$I$7];[.B75];[$Variables.$I$7];[$Variables.$I$6];[$Variables.$I$7];[.C75];[$Variables.$I$7];[$Variables.$I$6];[.D75];[$Variables.$I$6];[.E75];[$Variables.$I$6];[.F75];[$Variables.$I$6];[.G75];[$Variables.$I$6];[$Variables.$I$1];[.H75];[.I75];[.J75];[.K75];[.L75];[.M75];[.N75];[$Variables.$I$2];[$Variables.$I$6];[.O75];[$Variables.$I$6];[.P75];[$Variables.$I$6];[.Q75];[$Variables.$I$6];[.R75];[$Variables.$I$6];[.S75];IF([.T75]&lt;&gt;&quot;&quot;;CONCATENATE([$Variables.$I$6];[.T75]);&quot;&quot;);[$Variables.$I$2];[$Variables.$I$6]);IF([.A75]&lt;&gt;&quot;&quot;;CONCATENATE(&quot;#&quot;;[.A75]);&quot;&quot;))" office:value-type="string" office:string-value="[&quot;kingdom_10_inf_melee_1&quot;,&quot;Levy&quot;,&quot;Levys&quot;,tf_guarantee_helmet|tf_guarantee_armor|tf_guarantee_boots|tf_guarantee_shield,0,7,fac_kingdom_10,[itm_common_hood,itm_tunic_with_green_cape,itm_ankle_boots,itm_hammer,itm_tab_shield_round_a,],infantry_att,infantry_wpt,infantry_skl,kingdom_10_face_young,kingdom_10_face_old]," calcext:value-type="string">
            <text:p>["kingdom_10_inf_melee_1","Levy","Levys",tf_guarantee_helmet|tf_guarantee_armor|tf_guarantee_boots|tf_guarantee_shield,0,7,fac_kingdom_10,[itm_common_hood,itm_tunic_with_green_cape,itm_ankle_boots,itm_hammer,itm_tab_shield_round_a,],infantry_att,infantry_wpt,infantry_skl,kingdom_10_face_young,kingdom_10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0_inf_melee_2</text:p>
          </table:table-cell>
          <table:table-cell table:style-name="ce3" office:value-type="string" calcext:value-type="string">
            <text:p>Pikeman</text:p>
          </table:table-cell>
          <table:table-cell table:style-name="ce3" office:value-type="string" calcext:value-type="string">
            <text:p>Pike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8" office:value-type="string" calcext:value-type="string">
            <text:p>fac_kingdom_10</text:p>
          </table:table-cell>
          <table:table-cell table:style-name="ce9" office:value-type="string" calcext:value-type="string">
            <text:p>itm_hl_hat_2b,</text:p>
          </table:table-cell>
          <table:table-cell table:style-name="ce9" office:value-type="string" calcext:value-type="string">
            <text:p>itm_padded_jack,</text:p>
          </table:table-cell>
          <table:table-cell table:style-name="ce9"/>
          <table:table-cell table:style-name="ce9" office:value-type="string" calcext:value-type="string">
            <text:p>itm_ankle_boots,</text:p>
          </table:table-cell>
          <table:table-cell table:style-name="ce9" office:value-type="string" calcext:value-type="string">
            <text:p>itm_pike_b,</text:p>
          </table:table-cell>
          <table:table-cell table:style-name="ce9" table:number-columns-repeated="2"/>
          <table:table-cell table:style-name="ce14" office:value-type="string" calcext:value-type="string">
            <text:p>pikeman_att</text:p>
          </table:table-cell>
          <table:table-cell table:style-name="ce14" office:value-type="string" calcext:value-type="string">
            <text:p>pikeman_wpt</text:p>
          </table:table-cell>
          <table:table-cell table:style-name="ce14" office:value-type="string" calcext:value-type="string">
            <text:p>pikeman_skl</text:p>
          </table:table-cell>
          <table:table-cell table:style-name="ce15" office:value-type="string" calcext:value-type="string">
            <text:p>kingdom_10_face_young</text:p>
          </table:table-cell>
          <table:table-cell table:style-name="ce15" office:value-type="string" calcext:value-type="string">
            <text:p>kingdom_10_face_old</text:p>
          </table:table-cell>
          <table:table-cell table:style-name="ce16"/>
          <table:table-cell table:style-name="ce4" table:formula="of:=IF(AND([.A76]&lt;&gt;&quot;&quot;;[.B76]&lt;&gt;&quot;&quot;);CONCATENATE([$Variables.$I$1];[$Variables.$I$7];[.A76];[$Variables.$I$7];[$Variables.$I$6];[$Variables.$I$7];[.B76];[$Variables.$I$7];[$Variables.$I$6];[$Variables.$I$7];[.C76];[$Variables.$I$7];[$Variables.$I$6];[.D76];[$Variables.$I$6];[.E76];[$Variables.$I$6];[.F76];[$Variables.$I$6];[.G76];[$Variables.$I$6];[$Variables.$I$1];[.H76];[.I76];[.J76];[.K76];[.L76];[.M76];[.N76];[$Variables.$I$2];[$Variables.$I$6];[.O76];[$Variables.$I$6];[.P76];[$Variables.$I$6];[.Q76];[$Variables.$I$6];[.R76];[$Variables.$I$6];[.S76];IF([.T76]&lt;&gt;&quot;&quot;;CONCATENATE([$Variables.$I$6];[.T76]);&quot;&quot;);[$Variables.$I$2];[$Variables.$I$6]);IF([.A76]&lt;&gt;&quot;&quot;;CONCATENATE(&quot;#&quot;;[.A76]);&quot;&quot;))" office:value-type="string" office:string-value="[&quot;kingdom_10_inf_melee_2&quot;,&quot;Pikeman&quot;,&quot;Pikemen&quot;,tf_guarantee_helmet|tf_guarantee_armor|tf_guarantee_boots,0,6,fac_kingdom_10,[itm_hl_hat_2b,itm_padded_jack,itm_ankle_boots,itm_pike_b,],pikeman_att,pikeman_wpt,pikeman_skl,kingdom_10_face_young,kingdom_10_face_old]," calcext:value-type="string">
            <text:p>["kingdom_10_inf_melee_2","Pikeman","Pikemen",tf_guarantee_helmet|tf_guarantee_armor|tf_guarantee_boots,0,6,fac_kingdom_10,[itm_hl_hat_2b,itm_padded_jack,itm_ankle_boots,itm_pike_b,],pikeman_att,pikeman_wpt,pikeman_skl,kingdom_10_face_young,kingdom_10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0_inf_missile_1</text:p>
          </table:table-cell>
          <table:table-cell table:number-columns-repeated="2" table:style-name="ce3" office:value-type="string" calcext:value-type="string">
            <text:p>Archer</text:p>
          </table:table-cell>
          <table:table-cell table:style-name="ce6" office:value-type="string" calcext:value-type="string">
            <text:p>tf_guarantee_helmet|tf_guarantee_armor|tf_guarantee_boots|tf_guarantee_ranged|tf_guarantee_shiel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8" office:value-type="string" calcext:value-type="string">
            <text:p>fac_kingdom_10</text:p>
          </table:table-cell>
          <table:table-cell table:style-name="ce10"/>
          <table:table-cell table:style-name="ce9" office:value-type="string" calcext:value-type="string">
            <text:p>itm_padded_leather,</text:p>
          </table:table-cell>
          <table:table-cell table:style-name="ce9"/>
          <table:table-cell table:style-name="ce10" office:value-type="string" calcext:value-type="string">
            <text:p>itm_leather_boots,</text:p>
          </table:table-cell>
          <table:table-cell table:style-name="ce13" office:value-type="string" calcext:value-type="string">
            <text:p>itm_reflex_bow,itm_barbed_arrows,</text:p>
          </table:table-cell>
          <table:table-cell table:style-name="ce10" office:value-type="string" calcext:value-type="string">
            <text:p>itm_faradon_warhammer,itm_tab_shield_otto_1,</text:p>
          </table:table-cell>
          <table:table-cell table:style-name="ce9"/>
          <table:table-cell table:style-name="ce14" office:value-type="string" calcext:value-type="string">
            <text:p>archer_att</text:p>
          </table:table-cell>
          <table:table-cell table:style-name="ce14" office:value-type="string" calcext:value-type="string">
            <text:p>archer_wpt</text:p>
          </table:table-cell>
          <table:table-cell table:style-name="ce14" office:value-type="string" calcext:value-type="string">
            <text:p>archer_skl</text:p>
          </table:table-cell>
          <table:table-cell table:style-name="ce15" office:value-type="string" calcext:value-type="string">
            <text:p>kingdom_10_face_young</text:p>
          </table:table-cell>
          <table:table-cell table:style-name="ce15" office:value-type="string" calcext:value-type="string">
            <text:p>kingdom_10_face_old</text:p>
          </table:table-cell>
          <table:table-cell table:style-name="ce16"/>
          <table:table-cell table:style-name="ce4" table:formula="of:=IF(AND([.A77]&lt;&gt;&quot;&quot;;[.B77]&lt;&gt;&quot;&quot;);CONCATENATE([$Variables.$I$1];[$Variables.$I$7];[.A77];[$Variables.$I$7];[$Variables.$I$6];[$Variables.$I$7];[.B77];[$Variables.$I$7];[$Variables.$I$6];[$Variables.$I$7];[.C77];[$Variables.$I$7];[$Variables.$I$6];[.D77];[$Variables.$I$6];[.E77];[$Variables.$I$6];[.F77];[$Variables.$I$6];[.G77];[$Variables.$I$6];[$Variables.$I$1];[.H77];[.I77];[.J77];[.K77];[.L77];[.M77];[.N77];[$Variables.$I$2];[$Variables.$I$6];[.O77];[$Variables.$I$6];[.P77];[$Variables.$I$6];[.Q77];[$Variables.$I$6];[.R77];[$Variables.$I$6];[.S77];IF([.T77]&lt;&gt;&quot;&quot;;CONCATENATE([$Variables.$I$6];[.T77]);&quot;&quot;);[$Variables.$I$2];[$Variables.$I$6]);IF([.A77]&lt;&gt;&quot;&quot;;CONCATENATE(&quot;#&quot;;[.A77]);&quot;&quot;))" office:value-type="string" office:string-value="[&quot;kingdom_10_inf_missile_1&quot;,&quot;Archer&quot;,&quot;Archer&quot;,tf_guarantee_helmet|tf_guarantee_armor|tf_guarantee_boots|tf_guarantee_ranged|tf_guarantee_shield,0,15,fac_kingdom_10,[itm_padded_leather,itm_leather_boots,itm_reflex_bow,itm_barbed_arrows,itm_faradon_warhammer,itm_tab_shield_otto_1,],archer_att,archer_wpt,archer_skl,kingdom_10_face_young,kingdom_10_face_old]," calcext:value-type="string">
            <text:p>["kingdom_10_inf_missile_1","Archer","Archer",tf_guarantee_helmet|tf_guarantee_armor|tf_guarantee_boots|tf_guarantee_ranged|tf_guarantee_shield,0,15,fac_kingdom_10,[itm_padded_leather,itm_leather_boots,itm_reflex_bow,itm_barbed_arrows,itm_faradon_warhammer,itm_tab_shield_otto_1,],archer_att,archer_wpt,archer_skl,kingdom_10_face_young,kingdom_10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0_inf_missile_2</text:p>
          </table:table-cell>
          <table:table-cell table:style-name="ce3" office:value-type="string" calcext:value-type="string">
            <text:p>Arquebusier</text:p>
          </table:table-cell>
          <table:table-cell table:style-name="ce3" office:value-type="string" calcext:value-type="string">
            <text:p>Arquebusiers</text:p>
          </table:table-cell>
          <table:table-cell table:style-name="ce6" office:value-type="string" calcext:value-type="string">
            <text:p>tf_guarantee_helmet|tf_guarantee_armor|tf_guarantee_boots|tf_guarantee_range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" calcext:value-type="float">
            <text:p>13</text:p>
          </table:table-cell>
          <table:table-cell table:style-name="ce8" office:value-type="string" calcext:value-type="string">
            <text:p>fac_kingdom_10</text:p>
          </table:table-cell>
          <table:table-cell table:style-name="ce9" office:value-type="string" calcext:value-type="string">
            <text:p>itm_hl_hat_2b,</text:p>
          </table:table-cell>
          <table:table-cell table:style-name="ce9" office:value-type="string" calcext:value-type="string">
            <text:p>itm_padded_jack,</text:p>
          </table:table-cell>
          <table:table-cell table:style-name="ce9"/>
          <table:table-cell table:style-name="ce9" office:value-type="string" calcext:value-type="string">
            <text:p>itm_ankle_boots,</text:p>
          </table:table-cell>
          <table:table-cell table:style-name="ce9" office:value-type="string" calcext:value-type="string">
            <text:p>itm_matchlock_arquebus_1,itm_stone_bullets,</text:p>
          </table:table-cell>
          <table:table-cell table:style-name="ce9" office:value-type="string" calcext:value-type="string">
            <text:p>itm_side_sword,</text:p>
          </table:table-cell>
          <table:table-cell table:style-name="ce9"/>
          <table:table-cell table:style-name="ce14" office:value-type="string" calcext:value-type="string">
            <text:p>musketeer_att</text:p>
          </table:table-cell>
          <table:table-cell table:style-name="ce14" office:value-type="string" calcext:value-type="string">
            <text:p>musketeer_wpt</text:p>
          </table:table-cell>
          <table:table-cell table:style-name="ce14" office:value-type="string" calcext:value-type="string">
            <text:p>musketeer_skl</text:p>
          </table:table-cell>
          <table:table-cell table:style-name="ce15" office:value-type="string" calcext:value-type="string">
            <text:p>kingdom_10_face_young</text:p>
          </table:table-cell>
          <table:table-cell table:style-name="ce15" office:value-type="string" calcext:value-type="string">
            <text:p>kingdom_10_face_old</text:p>
          </table:table-cell>
          <table:table-cell table:style-name="ce16"/>
          <table:table-cell table:style-name="ce4" table:formula="of:=IF(AND([.A78]&lt;&gt;&quot;&quot;;[.B78]&lt;&gt;&quot;&quot;);CONCATENATE([$Variables.$I$1];[$Variables.$I$7];[.A78];[$Variables.$I$7];[$Variables.$I$6];[$Variables.$I$7];[.B78];[$Variables.$I$7];[$Variables.$I$6];[$Variables.$I$7];[.C78];[$Variables.$I$7];[$Variables.$I$6];[.D78];[$Variables.$I$6];[.E78];[$Variables.$I$6];[.F78];[$Variables.$I$6];[.G78];[$Variables.$I$6];[$Variables.$I$1];[.H78];[.I78];[.J78];[.K78];[.L78];[.M78];[.N78];[$Variables.$I$2];[$Variables.$I$6];[.O78];[$Variables.$I$6];[.P78];[$Variables.$I$6];[.Q78];[$Variables.$I$6];[.R78];[$Variables.$I$6];[.S78];IF([.T78]&lt;&gt;&quot;&quot;;CONCATENATE([$Variables.$I$6];[.T78]);&quot;&quot;);[$Variables.$I$2];[$Variables.$I$6]);IF([.A78]&lt;&gt;&quot;&quot;;CONCATENATE(&quot;#&quot;;[.A78]);&quot;&quot;))" office:value-type="string" office:string-value="[&quot;kingdom_10_inf_missile_2&quot;,&quot;Arquebusier&quot;,&quot;Arquebusiers&quot;,tf_guarantee_helmet|tf_guarantee_armor|tf_guarantee_boots|tf_guarantee_ranged,0,13,fac_kingdom_10,[itm_hl_hat_2b,itm_padded_jack,itm_ankle_boots,itm_matchlock_arquebus_1,itm_stone_bullets,itm_side_sword,],musketeer_att,musketeer_wpt,musketeer_skl,kingdom_10_face_young,kingdom_10_face_old]," calcext:value-type="string">
            <text:p>["kingdom_10_inf_missile_2","Arquebusier","Arquebusiers",tf_guarantee_helmet|tf_guarantee_armor|tf_guarantee_boots|tf_guarantee_ranged,0,13,fac_kingdom_10,[itm_hl_hat_2b,itm_padded_jack,itm_ankle_boots,itm_matchlock_arquebus_1,itm_stone_bullets,itm_side_sword,],musketeer_att,musketeer_wpt,musketeer_skl,kingdom_10_face_young,kingdom_10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0_cav_melee_1</text:p>
          </table:table-cell>
          <table:table-cell table:style-name="ce3" office:value-type="string" calcext:value-type="string">
            <text:p>Hussar</text:p>
          </table:table-cell>
          <table:table-cell table:style-name="ce3" office:value-type="string" calcext:value-type="string">
            <text:p>Hussars</text:p>
          </table:table-cell>
          <table:table-cell table:style-name="ce6" office:value-type="string" calcext:value-type="string">
            <text:p>tf_mounted|tf_guarantee_horse|tf_guarantee_helmet|tf_guarantee_armor|tf_guarantee_boots|tf_guarantee_shiel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" calcext:value-type="float">
            <text:p>27</text:p>
          </table:table-cell>
          <table:table-cell table:style-name="ce8" office:value-type="string" calcext:value-type="string">
            <text:p>fac_kingdom_10</text:p>
          </table:table-cell>
          <table:table-cell table:style-name="ce9"/>
          <table:table-cell table:style-name="ce9" office:value-type="string" calcext:value-type="string">
            <text:p>itm_leather_jerkin,</text:p>
          </table:table-cell>
          <table:table-cell table:style-name="ce9"/>
          <table:table-cell table:style-name="ce10" office:value-type="string" calcext:value-type="string">
            <text:p>itm_leather_boots,</text:p>
          </table:table-cell>
          <table:table-cell table:style-name="ce10" office:value-type="string" calcext:value-type="string">
            <text:p>itm_heavy_lance,</text:p>
          </table:table-cell>
          <table:table-cell table:style-name="ce10" office:value-type="string" calcext:value-type="string">
            <text:p>itm_tab_shield_otto_2,</text:p>
          </table:table-cell>
          <table:table-cell table:style-name="ce9" office:value-type="string" calcext:value-type="string">
            <text:p>itm_courser,</text:p>
          </table:table-cell>
          <table:table-cell table:style-name="ce14" office:value-type="string" calcext:value-type="string">
            <text:p>cavalry_att</text:p>
          </table:table-cell>
          <table:table-cell table:style-name="ce14" office:value-type="string" calcext:value-type="string">
            <text:p>cavalry_wpt</text:p>
          </table:table-cell>
          <table:table-cell table:style-name="ce14" office:value-type="string" calcext:value-type="string">
            <text:p>cavalry_skl</text:p>
          </table:table-cell>
          <table:table-cell table:style-name="ce15" office:value-type="string" calcext:value-type="string">
            <text:p>kingdom_10_face_young</text:p>
          </table:table-cell>
          <table:table-cell table:style-name="ce15" office:value-type="string" calcext:value-type="string">
            <text:p>kingdom_10_face_old</text:p>
          </table:table-cell>
          <table:table-cell table:style-name="ce16"/>
          <table:table-cell table:style-name="ce4" table:formula="of:=IF(AND([.A79]&lt;&gt;&quot;&quot;;[.B79]&lt;&gt;&quot;&quot;);CONCATENATE([$Variables.$I$1];[$Variables.$I$7];[.A79];[$Variables.$I$7];[$Variables.$I$6];[$Variables.$I$7];[.B79];[$Variables.$I$7];[$Variables.$I$6];[$Variables.$I$7];[.C79];[$Variables.$I$7];[$Variables.$I$6];[.D79];[$Variables.$I$6];[.E79];[$Variables.$I$6];[.F79];[$Variables.$I$6];[.G79];[$Variables.$I$6];[$Variables.$I$1];[.H79];[.I79];[.J79];[.K79];[.L79];[.M79];[.N79];[$Variables.$I$2];[$Variables.$I$6];[.O79];[$Variables.$I$6];[.P79];[$Variables.$I$6];[.Q79];[$Variables.$I$6];[.R79];[$Variables.$I$6];[.S79];IF([.T79]&lt;&gt;&quot;&quot;;CONCATENATE([$Variables.$I$6];[.T79]);&quot;&quot;);[$Variables.$I$2];[$Variables.$I$6]);IF([.A79]&lt;&gt;&quot;&quot;;CONCATENATE(&quot;#&quot;;[.A79]);&quot;&quot;))" office:value-type="string" office:string-value="[&quot;kingdom_10_cav_melee_1&quot;,&quot;Hussar&quot;,&quot;Hussars&quot;,tf_mounted|tf_guarantee_horse|tf_guarantee_helmet|tf_guarantee_armor|tf_guarantee_boots|tf_guarantee_shield,0,27,fac_kingdom_10,[itm_leather_jerkin,itm_leather_boots,itm_heavy_lance,itm_tab_shield_otto_2,itm_courser,],cavalry_att,cavalry_wpt,cavalry_skl,kingdom_10_face_young,kingdom_10_face_old]," calcext:value-type="string">
            <text:p>["kingdom_10_cav_melee_1","Hussar","Hussars",tf_mounted|tf_guarantee_horse|tf_guarantee_helmet|tf_guarantee_armor|tf_guarantee_boots|tf_guarantee_shield,0,27,fac_kingdom_10,[itm_leather_jerkin,itm_leather_boots,itm_heavy_lance,itm_tab_shield_otto_2,itm_courser,],cavalry_att,cavalry_wpt,cavalry_skl,kingdom_10_face_young,kingdom_10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0_cav_missile_1</text:p>
          </table:table-cell>
          <table:table-cell table:style-name="ce3" office:value-type="string" calcext:value-type="string">
            <text:p>Horse Archer</text:p>
          </table:table-cell>
          <table:table-cell table:style-name="ce3" office:value-type="string" calcext:value-type="string">
            <text:p>Horse Archers</text:p>
          </table:table-cell>
          <table:table-cell table:style-name="ce6" office:value-type="string" calcext:value-type="string">
            <text:p>tf_mounted|tf_guarantee_horse|tf_guarantee_helmet|tf_guarantee_armor|tf_guarantee_boots|tf_guarantee_ranged|tf_guarantee_shiel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" calcext:value-type="float">
            <text:p>32</text:p>
          </table:table-cell>
          <table:table-cell table:style-name="ce8" office:value-type="string" calcext:value-type="string">
            <text:p>fac_kingdom_10</text:p>
          </table:table-cell>
          <table:table-cell table:style-name="ce9"/>
          <table:table-cell table:style-name="ce9" office:value-type="string" calcext:value-type="string">
            <text:p>itm_leather_jerkin,</text:p>
          </table:table-cell>
          <table:table-cell table:style-name="ce9"/>
          <table:table-cell table:style-name="ce10" office:value-type="string" calcext:value-type="string">
            <text:p>itm_leather_boots,</text:p>
          </table:table-cell>
          <table:table-cell table:style-name="ce9" office:value-type="string" calcext:value-type="string">
            <text:p>itm_tatar_bow,itm_barbed_arrows,</text:p>
          </table:table-cell>
          <table:table-cell table:style-name="ce9" office:value-type="string" calcext:value-type="string">
            <text:p>itm_tab_shield_otto_1,</text:p>
          </table:table-cell>
          <table:table-cell table:style-name="ce9"/>
          <table:table-cell table:style-name="ce14" office:value-type="string" calcext:value-type="string">
            <text:p>horse_archer_att</text:p>
          </table:table-cell>
          <table:table-cell table:style-name="ce14" office:value-type="string" calcext:value-type="string">
            <text:p>horse_archer_wpt</text:p>
          </table:table-cell>
          <table:table-cell table:style-name="ce14" office:value-type="string" calcext:value-type="string">
            <text:p>horse_archer_skl</text:p>
          </table:table-cell>
          <table:table-cell table:style-name="ce15" office:value-type="string" calcext:value-type="string">
            <text:p>kingdom_10_face_young</text:p>
          </table:table-cell>
          <table:table-cell table:style-name="ce15" office:value-type="string" calcext:value-type="string">
            <text:p>kingdom_10_face_old</text:p>
          </table:table-cell>
          <table:table-cell table:style-name="ce16"/>
          <table:table-cell table:style-name="ce4" table:formula="of:=IF(AND([.A80]&lt;&gt;&quot;&quot;;[.B80]&lt;&gt;&quot;&quot;);CONCATENATE([$Variables.$I$1];[$Variables.$I$7];[.A80];[$Variables.$I$7];[$Variables.$I$6];[$Variables.$I$7];[.B80];[$Variables.$I$7];[$Variables.$I$6];[$Variables.$I$7];[.C80];[$Variables.$I$7];[$Variables.$I$6];[.D80];[$Variables.$I$6];[.E80];[$Variables.$I$6];[.F80];[$Variables.$I$6];[.G80];[$Variables.$I$6];[$Variables.$I$1];[.H80];[.I80];[.J80];[.K80];[.L80];[.M80];[.N80];[$Variables.$I$2];[$Variables.$I$6];[.O80];[$Variables.$I$6];[.P80];[$Variables.$I$6];[.Q80];[$Variables.$I$6];[.R80];[$Variables.$I$6];[.S80];IF([.T80]&lt;&gt;&quot;&quot;;CONCATENATE([$Variables.$I$6];[.T80]);&quot;&quot;);[$Variables.$I$2];[$Variables.$I$6]);IF([.A80]&lt;&gt;&quot;&quot;;CONCATENATE(&quot;#&quot;;[.A80]);&quot;&quot;))" office:value-type="string" office:string-value="[&quot;kingdom_10_cav_missile_1&quot;,&quot;Horse Archer&quot;,&quot;Horse Archers&quot;,tf_mounted|tf_guarantee_horse|tf_guarantee_helmet|tf_guarantee_armor|tf_guarantee_boots|tf_guarantee_ranged|tf_guarantee_shield,0,32,fac_kingdom_10,[itm_leather_jerkin,itm_leather_boots,itm_tatar_bow,itm_barbed_arrows,itm_tab_shield_otto_1,],horse_archer_att,horse_archer_wpt,horse_archer_skl,kingdom_10_face_young,kingdom_10_face_old]," calcext:value-type="string">
            <text:p>["kingdom_10_cav_missile_1","Horse Archer","Horse Archers",tf_mounted|tf_guarantee_horse|tf_guarantee_helmet|tf_guarantee_armor|tf_guarantee_boots|tf_guarantee_ranged|tf_guarantee_shield,0,32,fac_kingdom_10,[itm_leather_jerkin,itm_leather_boots,itm_tatar_bow,itm_barbed_arrows,itm_tab_shield_otto_1,],horse_archer_att,horse_archer_wpt,horse_archer_skl,kingdom_10_face_young,kingdom_10_face_old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75]+[.F76]+[.F77]+[.F78]+[.F79]+[.F80]" office:value-type="string" office:string-value="100" calcext:value-type="string">
            <text:p>100</text:p>
          </table:table-cell>
          <table:table-cell table:style-name="ce4" table:number-columns-repeated="14"/>
          <table:table-cell table:style-name="ce4" table:formula="of:=IF(AND([.A81]&lt;&gt;&quot;&quot;;[.B81]&lt;&gt;&quot;&quot;);CONCATENATE([$Variables.$I$1];[$Variables.$I$7];[.A81];[$Variables.$I$7];[$Variables.$I$6];[$Variables.$I$7];[.B81];[$Variables.$I$7];[$Variables.$I$6];[$Variables.$I$7];[.C81];[$Variables.$I$7];[$Variables.$I$6];[.D81];[$Variables.$I$6];[.E81];[$Variables.$I$6];[.F81];[$Variables.$I$6];[.G81];[$Variables.$I$6];[$Variables.$I$1];[.H81];[.I81];[.J81];[.K81];[.L81];[.M81];[.N81];[$Variables.$I$2];[$Variables.$I$6];[.O81];[$Variables.$I$6];[.P81];[$Variables.$I$6];[.Q81];[$Variables.$I$6];[.R81];[$Variables.$I$6];[.S81];IF([.T81]&lt;&gt;&quot;&quot;;CONCATENATE([$Variables.$I$6];[.T81]);&quot;&quot;);[$Variables.$I$2];[$Variables.$I$6]);IF([.A81]&lt;&gt;&quot;&quot;;CONCATENATE(&quot;#&quot;;[.A8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apal States</text:p>
          </table:table-cell>
          <table:table-cell table:style-name="ce4" table:number-columns-repeated="19"/>
          <table:table-cell table:style-name="ce4" table:formula="of:=IF(AND([.A82]&lt;&gt;&quot;&quot;;[.B82]&lt;&gt;&quot;&quot;);CONCATENATE([$Variables.$I$1];[$Variables.$I$7];[.A82];[$Variables.$I$7];[$Variables.$I$6];[$Variables.$I$7];[.B82];[$Variables.$I$7];[$Variables.$I$6];[$Variables.$I$7];[.C82];[$Variables.$I$7];[$Variables.$I$6];[.D82];[$Variables.$I$6];[.E82];[$Variables.$I$6];[.F82];[$Variables.$I$6];[.G82];[$Variables.$I$6];[$Variables.$I$1];[.H82];[.I82];[.J82];[.K82];[.L82];[.M82];[.N82];[$Variables.$I$2];[$Variables.$I$6];[.O82];[$Variables.$I$6];[.P82];[$Variables.$I$6];[.Q82];[$Variables.$I$6];[.R82];[$Variables.$I$6];[.S82];IF([.T82]&lt;&gt;&quot;&quot;;CONCATENATE([$Variables.$I$6];[.T82]);&quot;&quot;);[$Variables.$I$2];[$Variables.$I$6]);IF([.A82]&lt;&gt;&quot;&quot;;CONCATENATE(&quot;#&quot;;[.A82]);&quot;&quot;))" office:value-type="string" office:string-value="#Papal States" calcext:value-type="string">
            <text:p>#Papal State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1_inf_melee_1</text:p>
          </table:table-cell>
          <table:table-cell table:style-name="ce3" office:value-type="string" calcext:value-type="string">
            <text:p>Pikeman</text:p>
          </table:table-cell>
          <table:table-cell table:style-name="ce3" office:value-type="string" calcext:value-type="string">
            <text:p>Pike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1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1_face_young</text:p>
          </table:table-cell>
          <table:table-cell table:style-name="ce15" office:value-type="string" calcext:value-type="string">
            <text:p>kingdom_11_face_old</text:p>
          </table:table-cell>
          <table:table-cell table:style-name="ce16"/>
          <table:table-cell table:style-name="ce4" table:formula="of:=IF(AND([.A83]&lt;&gt;&quot;&quot;;[.B83]&lt;&gt;&quot;&quot;);CONCATENATE([$Variables.$I$1];[$Variables.$I$7];[.A83];[$Variables.$I$7];[$Variables.$I$6];[$Variables.$I$7];[.B83];[$Variables.$I$7];[$Variables.$I$6];[$Variables.$I$7];[.C83];[$Variables.$I$7];[$Variables.$I$6];[.D83];[$Variables.$I$6];[.E83];[$Variables.$I$6];[.F83];[$Variables.$I$6];[.G83];[$Variables.$I$6];[$Variables.$I$1];[.H83];[.I83];[.J83];[.K83];[.L83];[.M83];[.N83];[$Variables.$I$2];[$Variables.$I$6];[.O83];[$Variables.$I$6];[.P83];[$Variables.$I$6];[.Q83];[$Variables.$I$6];[.R83];[$Variables.$I$6];[.S83];IF([.T83]&lt;&gt;&quot;&quot;;CONCATENATE([$Variables.$I$6];[.T83]);&quot;&quot;);[$Variables.$I$2];[$Variables.$I$6]);IF([.A83]&lt;&gt;&quot;&quot;;CONCATENATE(&quot;#&quot;;[.A83]);&quot;&quot;))" office:value-type="string" office:string-value="[&quot;kingdom_11_inf_melee_1&quot;,&quot;Pikeman&quot;,&quot;Pikemen&quot;,tf_guarantee_helmet|tf_guarantee_armor|tf_guarantee_boots,0,0,fac_kingdom_11,[],,,,kingdom_11_face_young,kingdom_11_face_old]," calcext:value-type="string">
            <text:p>["kingdom_11_inf_melee_1","Pikeman","Pikemen",tf_guarantee_helmet|tf_guarantee_armor|tf_guarantee_boots,0,0,fac_kingdom_11,[],,,,kingdom_11_face_young,kingdom_11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1_inf_melee_2</text:p>
          </table:table-cell>
          <table:table-cell table:style-name="ce3" office:value-type="string" calcext:value-type="string">
            <text:p>Halberdier</text:p>
          </table:table-cell>
          <table:table-cell table:style-name="ce3" office:value-type="string" calcext:value-type="string">
            <text:p>Halberdi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1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1_face_young</text:p>
          </table:table-cell>
          <table:table-cell table:style-name="ce15" office:value-type="string" calcext:value-type="string">
            <text:p>kingdom_11_face_old</text:p>
          </table:table-cell>
          <table:table-cell table:style-name="ce16"/>
          <table:table-cell table:style-name="ce4" table:formula="of:=IF(AND([.A84]&lt;&gt;&quot;&quot;;[.B84]&lt;&gt;&quot;&quot;);CONCATENATE([$Variables.$I$1];[$Variables.$I$7];[.A84];[$Variables.$I$7];[$Variables.$I$6];[$Variables.$I$7];[.B84];[$Variables.$I$7];[$Variables.$I$6];[$Variables.$I$7];[.C84];[$Variables.$I$7];[$Variables.$I$6];[.D84];[$Variables.$I$6];[.E84];[$Variables.$I$6];[.F84];[$Variables.$I$6];[.G84];[$Variables.$I$6];[$Variables.$I$1];[.H84];[.I84];[.J84];[.K84];[.L84];[.M84];[.N84];[$Variables.$I$2];[$Variables.$I$6];[.O84];[$Variables.$I$6];[.P84];[$Variables.$I$6];[.Q84];[$Variables.$I$6];[.R84];[$Variables.$I$6];[.S84];IF([.T84]&lt;&gt;&quot;&quot;;CONCATENATE([$Variables.$I$6];[.T84]);&quot;&quot;);[$Variables.$I$2];[$Variables.$I$6]);IF([.A84]&lt;&gt;&quot;&quot;;CONCATENATE(&quot;#&quot;;[.A84]);&quot;&quot;))" office:value-type="string" office:string-value="[&quot;kingdom_11_inf_melee_2&quot;,&quot;Halberdier&quot;,&quot;Halberdiers&quot;,tf_guarantee_helmet|tf_guarantee_armor|tf_guarantee_boots,0,0,fac_kingdom_11,[],,,,kingdom_11_face_young,kingdom_11_face_old]," calcext:value-type="string">
            <text:p>["kingdom_11_inf_melee_2","Halberdier","Halberdiers",tf_guarantee_helmet|tf_guarantee_armor|tf_guarantee_boots,0,0,fac_kingdom_11,[],,,,kingdom_11_face_young,kingdom_11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1_inf_melee_3</text:p>
          </table:table-cell>
          <table:table-cell table:style-name="ce3" office:value-type="string" calcext:value-type="string">
            <text:p>Swordsman</text:p>
          </table:table-cell>
          <table:table-cell table:style-name="ce3" office:value-type="string" calcext:value-type="string">
            <text:p>Swords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1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1_face_young</text:p>
          </table:table-cell>
          <table:table-cell table:style-name="ce15" office:value-type="string" calcext:value-type="string">
            <text:p>kingdom_11_face_old</text:p>
          </table:table-cell>
          <table:table-cell table:style-name="ce16"/>
          <table:table-cell table:style-name="ce4" table:formula="of:=IF(AND([.A85]&lt;&gt;&quot;&quot;;[.B85]&lt;&gt;&quot;&quot;);CONCATENATE([$Variables.$I$1];[$Variables.$I$7];[.A85];[$Variables.$I$7];[$Variables.$I$6];[$Variables.$I$7];[.B85];[$Variables.$I$7];[$Variables.$I$6];[$Variables.$I$7];[.C85];[$Variables.$I$7];[$Variables.$I$6];[.D85];[$Variables.$I$6];[.E85];[$Variables.$I$6];[.F85];[$Variables.$I$6];[.G85];[$Variables.$I$6];[$Variables.$I$1];[.H85];[.I85];[.J85];[.K85];[.L85];[.M85];[.N85];[$Variables.$I$2];[$Variables.$I$6];[.O85];[$Variables.$I$6];[.P85];[$Variables.$I$6];[.Q85];[$Variables.$I$6];[.R85];[$Variables.$I$6];[.S85];IF([.T85]&lt;&gt;&quot;&quot;;CONCATENATE([$Variables.$I$6];[.T85]);&quot;&quot;);[$Variables.$I$2];[$Variables.$I$6]);IF([.A85]&lt;&gt;&quot;&quot;;CONCATENATE(&quot;#&quot;;[.A85]);&quot;&quot;))" office:value-type="string" office:string-value="[&quot;kingdom_11_inf_melee_3&quot;,&quot;Swordsman&quot;,&quot;Swordsmen&quot;,tf_guarantee_helmet|tf_guarantee_armor|tf_guarantee_boots,0,0,fac_kingdom_11,[],,,,kingdom_11_face_young,kingdom_11_face_old]," calcext:value-type="string">
            <text:p>["kingdom_11_inf_melee_3","Swordsman","Swordsmen",tf_guarantee_helmet|tf_guarantee_armor|tf_guarantee_boots,0,0,fac_kingdom_11,[],,,,kingdom_11_face_young,kingdom_11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1_inf_missile_1</text:p>
          </table:table-cell>
          <table:table-cell table:style-name="ce3" office:value-type="string" calcext:value-type="string">
            <text:p>Arquebusier</text:p>
          </table:table-cell>
          <table:table-cell table:style-name="ce3" office:value-type="string" calcext:value-type="string">
            <text:p>Arquebusi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1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1_face_young</text:p>
          </table:table-cell>
          <table:table-cell table:style-name="ce15" office:value-type="string" calcext:value-type="string">
            <text:p>kingdom_11_face_old</text:p>
          </table:table-cell>
          <table:table-cell table:style-name="ce16"/>
          <table:table-cell table:style-name="ce4" table:formula="of:=IF(AND([.A86]&lt;&gt;&quot;&quot;;[.B86]&lt;&gt;&quot;&quot;);CONCATENATE([$Variables.$I$1];[$Variables.$I$7];[.A86];[$Variables.$I$7];[$Variables.$I$6];[$Variables.$I$7];[.B86];[$Variables.$I$7];[$Variables.$I$6];[$Variables.$I$7];[.C86];[$Variables.$I$7];[$Variables.$I$6];[.D86];[$Variables.$I$6];[.E86];[$Variables.$I$6];[.F86];[$Variables.$I$6];[.G86];[$Variables.$I$6];[$Variables.$I$1];[.H86];[.I86];[.J86];[.K86];[.L86];[.M86];[.N86];[$Variables.$I$2];[$Variables.$I$6];[.O86];[$Variables.$I$6];[.P86];[$Variables.$I$6];[.Q86];[$Variables.$I$6];[.R86];[$Variables.$I$6];[.S86];IF([.T86]&lt;&gt;&quot;&quot;;CONCATENATE([$Variables.$I$6];[.T86]);&quot;&quot;);[$Variables.$I$2];[$Variables.$I$6]);IF([.A86]&lt;&gt;&quot;&quot;;CONCATENATE(&quot;#&quot;;[.A86]);&quot;&quot;))" office:value-type="string" office:string-value="[&quot;kingdom_11_inf_missile_1&quot;,&quot;Arquebusier&quot;,&quot;Arquebusiers&quot;,tf_guarantee_helmet|tf_guarantee_armor|tf_guarantee_boots,0,0,fac_kingdom_11,[],,,,kingdom_11_face_young,kingdom_11_face_old]," calcext:value-type="string">
            <text:p>["kingdom_11_inf_missile_1","Arquebusier","Arquebusiers",tf_guarantee_helmet|tf_guarantee_armor|tf_guarantee_boots,0,0,fac_kingdom_11,[],,,,kingdom_11_face_young,kingdom_11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1_inf_missile_2</text:p>
          </table:table-cell>
          <table:table-cell table:style-name="ce3" office:value-type="string" calcext:value-type="string">
            <text:p>Crossbowman</text:p>
          </table:table-cell>
          <table:table-cell table:style-name="ce3" office:value-type="string" calcext:value-type="string">
            <text:p>Crossbow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1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1_face_young</text:p>
          </table:table-cell>
          <table:table-cell table:style-name="ce15" office:value-type="string" calcext:value-type="string">
            <text:p>kingdom_11_face_old</text:p>
          </table:table-cell>
          <table:table-cell table:style-name="ce16"/>
          <table:table-cell table:style-name="ce4" table:formula="of:=IF(AND([.A87]&lt;&gt;&quot;&quot;;[.B87]&lt;&gt;&quot;&quot;);CONCATENATE([$Variables.$I$1];[$Variables.$I$7];[.A87];[$Variables.$I$7];[$Variables.$I$6];[$Variables.$I$7];[.B87];[$Variables.$I$7];[$Variables.$I$6];[$Variables.$I$7];[.C87];[$Variables.$I$7];[$Variables.$I$6];[.D87];[$Variables.$I$6];[.E87];[$Variables.$I$6];[.F87];[$Variables.$I$6];[.G87];[$Variables.$I$6];[$Variables.$I$1];[.H87];[.I87];[.J87];[.K87];[.L87];[.M87];[.N87];[$Variables.$I$2];[$Variables.$I$6];[.O87];[$Variables.$I$6];[.P87];[$Variables.$I$6];[.Q87];[$Variables.$I$6];[.R87];[$Variables.$I$6];[.S87];IF([.T87]&lt;&gt;&quot;&quot;;CONCATENATE([$Variables.$I$6];[.T87]);&quot;&quot;);[$Variables.$I$2];[$Variables.$I$6]);IF([.A87]&lt;&gt;&quot;&quot;;CONCATENATE(&quot;#&quot;;[.A87]);&quot;&quot;))" office:value-type="string" office:string-value="[&quot;kingdom_11_inf_missile_2&quot;,&quot;Crossbowman&quot;,&quot;Crossbowmen&quot;,tf_guarantee_helmet|tf_guarantee_armor|tf_guarantee_boots,0,0,fac_kingdom_11,[],,,,kingdom_11_face_young,kingdom_11_face_old]," calcext:value-type="string">
            <text:p>["kingdom_11_inf_missile_2","Crossbowman","Crossbowmen",tf_guarantee_helmet|tf_guarantee_armor|tf_guarantee_boots,0,0,fac_kingdom_11,[],,,,kingdom_11_face_young,kingdom_11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1_cav_melee_1</text:p>
          </table:table-cell>
          <table:table-cell table:style-name="ce3" office:value-type="string" calcext:value-type="string">
            <text:p>Gendarme</text:p>
          </table:table-cell>
          <table:table-cell table:style-name="ce3" office:value-type="string" calcext:value-type="string">
            <text:p>Gendarme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1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1_face_young</text:p>
          </table:table-cell>
          <table:table-cell table:style-name="ce15" office:value-type="string" calcext:value-type="string">
            <text:p>kingdom_11_face_old</text:p>
          </table:table-cell>
          <table:table-cell table:style-name="ce16"/>
          <table:table-cell table:style-name="ce4" table:formula="of:=IF(AND([.A88]&lt;&gt;&quot;&quot;;[.B88]&lt;&gt;&quot;&quot;);CONCATENATE([$Variables.$I$1];[$Variables.$I$7];[.A88];[$Variables.$I$7];[$Variables.$I$6];[$Variables.$I$7];[.B88];[$Variables.$I$7];[$Variables.$I$6];[$Variables.$I$7];[.C88];[$Variables.$I$7];[$Variables.$I$6];[.D88];[$Variables.$I$6];[.E88];[$Variables.$I$6];[.F88];[$Variables.$I$6];[.G88];[$Variables.$I$6];[$Variables.$I$1];[.H88];[.I88];[.J88];[.K88];[.L88];[.M88];[.N88];[$Variables.$I$2];[$Variables.$I$6];[.O88];[$Variables.$I$6];[.P88];[$Variables.$I$6];[.Q88];[$Variables.$I$6];[.R88];[$Variables.$I$6];[.S88];IF([.T88]&lt;&gt;&quot;&quot;;CONCATENATE([$Variables.$I$6];[.T88]);&quot;&quot;);[$Variables.$I$2];[$Variables.$I$6]);IF([.A88]&lt;&gt;&quot;&quot;;CONCATENATE(&quot;#&quot;;[.A88]);&quot;&quot;))" office:value-type="string" office:string-value="[&quot;kingdom_11_cav_melee_1&quot;,&quot;Gendarme&quot;,&quot;Gendarmes&quot;,tf_guarantee_helmet|tf_guarantee_armor|tf_guarantee_boots,0,0,fac_kingdom_11,[],,,,kingdom_11_face_young,kingdom_11_face_old]," calcext:value-type="string">
            <text:p>["kingdom_11_cav_melee_1","Gendarme","Gendarmes",tf_guarantee_helmet|tf_guarantee_armor|tf_guarantee_boots,0,0,fac_kingdom_11,[],,,,kingdom_11_face_young,kingdom_11_face_old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83]+[.F84]+[.F85]+[.F86]+[.F87]+[.F88]" office:value-type="string" office:string-value="0" calcext:value-type="string">
            <text:p>0</text:p>
          </table:table-cell>
          <table:table-cell table:style-name="ce4" table:number-columns-repeated="14"/>
          <table:table-cell table:style-name="ce4" table:formula="of:=IF(AND([.A89]&lt;&gt;&quot;&quot;;[.B89]&lt;&gt;&quot;&quot;);CONCATENATE([$Variables.$I$1];[$Variables.$I$7];[.A89];[$Variables.$I$7];[$Variables.$I$6];[$Variables.$I$7];[.B89];[$Variables.$I$7];[$Variables.$I$6];[$Variables.$I$7];[.C89];[$Variables.$I$7];[$Variables.$I$6];[.D89];[$Variables.$I$6];[.E89];[$Variables.$I$6];[.F89];[$Variables.$I$6];[.G89];[$Variables.$I$6];[$Variables.$I$1];[.H89];[.I89];[.J89];[.K89];[.L89];[.M89];[.N89];[$Variables.$I$2];[$Variables.$I$6];[.O89];[$Variables.$I$6];[.P89];[$Variables.$I$6];[.Q89];[$Variables.$I$6];[.R89];[$Variables.$I$6];[.S89];IF([.T89]&lt;&gt;&quot;&quot;;CONCATENATE([$Variables.$I$6];[.T89]);&quot;&quot;);[$Variables.$I$2];[$Variables.$I$6]);IF([.A89]&lt;&gt;&quot;&quot;;CONCATENATE(&quot;#&quot;;[.A8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epublic of Venice</text:p>
          </table:table-cell>
          <table:table-cell table:style-name="ce4" table:number-columns-repeated="19"/>
          <table:table-cell table:style-name="ce4" table:formula="of:=IF(AND([.A90]&lt;&gt;&quot;&quot;;[.B90]&lt;&gt;&quot;&quot;);CONCATENATE([$Variables.$I$1];[$Variables.$I$7];[.A90];[$Variables.$I$7];[$Variables.$I$6];[$Variables.$I$7];[.B90];[$Variables.$I$7];[$Variables.$I$6];[$Variables.$I$7];[.C90];[$Variables.$I$7];[$Variables.$I$6];[.D90];[$Variables.$I$6];[.E90];[$Variables.$I$6];[.F90];[$Variables.$I$6];[.G90];[$Variables.$I$6];[$Variables.$I$1];[.H90];[.I90];[.J90];[.K90];[.L90];[.M90];[.N90];[$Variables.$I$2];[$Variables.$I$6];[.O90];[$Variables.$I$6];[.P90];[$Variables.$I$6];[.Q90];[$Variables.$I$6];[.R90];[$Variables.$I$6];[.S90];IF([.T90]&lt;&gt;&quot;&quot;;CONCATENATE([$Variables.$I$6];[.T90]);&quot;&quot;);[$Variables.$I$2];[$Variables.$I$6]);IF([.A90]&lt;&gt;&quot;&quot;;CONCATENATE(&quot;#&quot;;[.A90]);&quot;&quot;))" office:value-type="string" office:string-value="#Republic of Venice" calcext:value-type="string">
            <text:p>#Republic of Venic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2_inf_melee_1</text:p>
          </table:table-cell>
          <table:table-cell table:style-name="ce3" office:value-type="string" calcext:value-type="string">
            <text:p>Militia</text:p>
          </table:table-cell>
          <table:table-cell table:style-name="ce3" office:value-type="string" calcext:value-type="string">
            <text:p>Militia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2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2_face_young</text:p>
          </table:table-cell>
          <table:table-cell table:style-name="ce15" office:value-type="string" calcext:value-type="string">
            <text:p>kingdom_12_face_old</text:p>
          </table:table-cell>
          <table:table-cell table:style-name="ce16"/>
          <table:table-cell table:style-name="ce4" table:formula="of:=IF(AND([.A91]&lt;&gt;&quot;&quot;;[.B91]&lt;&gt;&quot;&quot;);CONCATENATE([$Variables.$I$1];[$Variables.$I$7];[.A91];[$Variables.$I$7];[$Variables.$I$6];[$Variables.$I$7];[.B91];[$Variables.$I$7];[$Variables.$I$6];[$Variables.$I$7];[.C91];[$Variables.$I$7];[$Variables.$I$6];[.D91];[$Variables.$I$6];[.E91];[$Variables.$I$6];[.F91];[$Variables.$I$6];[.G91];[$Variables.$I$6];[$Variables.$I$1];[.H91];[.I91];[.J91];[.K91];[.L91];[.M91];[.N91];[$Variables.$I$2];[$Variables.$I$6];[.O91];[$Variables.$I$6];[.P91];[$Variables.$I$6];[.Q91];[$Variables.$I$6];[.R91];[$Variables.$I$6];[.S91];IF([.T91]&lt;&gt;&quot;&quot;;CONCATENATE([$Variables.$I$6];[.T91]);&quot;&quot;);[$Variables.$I$2];[$Variables.$I$6]);IF([.A91]&lt;&gt;&quot;&quot;;CONCATENATE(&quot;#&quot;;[.A91]);&quot;&quot;))" office:value-type="string" office:string-value="[&quot;kingdom_12_inf_melee_1&quot;,&quot;Militia&quot;,&quot;Militias&quot;,tf_guarantee_helmet|tf_guarantee_armor|tf_guarantee_boots,0,0,fac_kingdom_12,[],,,,kingdom_12_face_young,kingdom_12_face_old]," calcext:value-type="string">
            <text:p>["kingdom_12_inf_melee_1","Militia","Militias",tf_guarantee_helmet|tf_guarantee_armor|tf_guarantee_boots,0,0,fac_kingdom_12,[],,,,kingdom_12_face_young,kingdom_12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2_inf_melee_2</text:p>
          </table:table-cell>
          <table:table-cell table:number-columns-repeated="2" table:style-name="ce3" office:value-type="string" calcext:value-type="string">
            <text:p>Bravo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2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2_face_young</text:p>
          </table:table-cell>
          <table:table-cell table:style-name="ce15" office:value-type="string" calcext:value-type="string">
            <text:p>kingdom_12_face_old</text:p>
          </table:table-cell>
          <table:table-cell table:style-name="ce16"/>
          <table:table-cell table:style-name="ce4" table:formula="of:=IF(AND([.A92]&lt;&gt;&quot;&quot;;[.B92]&lt;&gt;&quot;&quot;);CONCATENATE([$Variables.$I$1];[$Variables.$I$7];[.A92];[$Variables.$I$7];[$Variables.$I$6];[$Variables.$I$7];[.B92];[$Variables.$I$7];[$Variables.$I$6];[$Variables.$I$7];[.C92];[$Variables.$I$7];[$Variables.$I$6];[.D92];[$Variables.$I$6];[.E92];[$Variables.$I$6];[.F92];[$Variables.$I$6];[.G92];[$Variables.$I$6];[$Variables.$I$1];[.H92];[.I92];[.J92];[.K92];[.L92];[.M92];[.N92];[$Variables.$I$2];[$Variables.$I$6];[.O92];[$Variables.$I$6];[.P92];[$Variables.$I$6];[.Q92];[$Variables.$I$6];[.R92];[$Variables.$I$6];[.S92];IF([.T92]&lt;&gt;&quot;&quot;;CONCATENATE([$Variables.$I$6];[.T92]);&quot;&quot;);[$Variables.$I$2];[$Variables.$I$6]);IF([.A92]&lt;&gt;&quot;&quot;;CONCATENATE(&quot;#&quot;;[.A92]);&quot;&quot;))" office:value-type="string" office:string-value="[&quot;kingdom_12_inf_melee_2&quot;,&quot;Bravo&quot;,&quot;Bravo&quot;,tf_guarantee_helmet|tf_guarantee_armor|tf_guarantee_boots,0,0,fac_kingdom_12,[],,,,kingdom_12_face_young,kingdom_12_face_old]," calcext:value-type="string">
            <text:p>["kingdom_12_inf_melee_2","Bravo","Bravo",tf_guarantee_helmet|tf_guarantee_armor|tf_guarantee_boots,0,0,fac_kingdom_12,[],,,,kingdom_12_face_young,kingdom_12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2_inf_missile_1</text:p>
          </table:table-cell>
          <table:table-cell table:style-name="ce3" office:value-type="string" calcext:value-type="string">
            <text:p>Arquebusier</text:p>
          </table:table-cell>
          <table:table-cell table:style-name="ce3" office:value-type="string" calcext:value-type="string">
            <text:p>Arquebusi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2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2_face_young</text:p>
          </table:table-cell>
          <table:table-cell table:style-name="ce15" office:value-type="string" calcext:value-type="string">
            <text:p>kingdom_12_face_old</text:p>
          </table:table-cell>
          <table:table-cell table:style-name="ce16"/>
          <table:table-cell table:style-name="ce4" table:formula="of:=IF(AND([.A93]&lt;&gt;&quot;&quot;;[.B93]&lt;&gt;&quot;&quot;);CONCATENATE([$Variables.$I$1];[$Variables.$I$7];[.A93];[$Variables.$I$7];[$Variables.$I$6];[$Variables.$I$7];[.B93];[$Variables.$I$7];[$Variables.$I$6];[$Variables.$I$7];[.C93];[$Variables.$I$7];[$Variables.$I$6];[.D93];[$Variables.$I$6];[.E93];[$Variables.$I$6];[.F93];[$Variables.$I$6];[.G93];[$Variables.$I$6];[$Variables.$I$1];[.H93];[.I93];[.J93];[.K93];[.L93];[.M93];[.N93];[$Variables.$I$2];[$Variables.$I$6];[.O93];[$Variables.$I$6];[.P93];[$Variables.$I$6];[.Q93];[$Variables.$I$6];[.R93];[$Variables.$I$6];[.S93];IF([.T93]&lt;&gt;&quot;&quot;;CONCATENATE([$Variables.$I$6];[.T93]);&quot;&quot;);[$Variables.$I$2];[$Variables.$I$6]);IF([.A93]&lt;&gt;&quot;&quot;;CONCATENATE(&quot;#&quot;;[.A93]);&quot;&quot;))" office:value-type="string" office:string-value="[&quot;kingdom_12_inf_missile_1&quot;,&quot;Arquebusier&quot;,&quot;Arquebusiers&quot;,tf_guarantee_helmet|tf_guarantee_armor|tf_guarantee_boots,0,0,fac_kingdom_12,[],,,,kingdom_12_face_young,kingdom_12_face_old]," calcext:value-type="string">
            <text:p>["kingdom_12_inf_missile_1","Arquebusier","Arquebusiers",tf_guarantee_helmet|tf_guarantee_armor|tf_guarantee_boots,0,0,fac_kingdom_12,[],,,,kingdom_12_face_young,kingdom_12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2_inf_missile_2</text:p>
          </table:table-cell>
          <table:table-cell table:style-name="ce3" office:value-type="string" calcext:value-type="string">
            <text:p>Crossbowman</text:p>
          </table:table-cell>
          <table:table-cell table:style-name="ce3" office:value-type="string" calcext:value-type="string">
            <text:p>Crossbow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2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2_face_young</text:p>
          </table:table-cell>
          <table:table-cell table:style-name="ce15" office:value-type="string" calcext:value-type="string">
            <text:p>kingdom_12_face_old</text:p>
          </table:table-cell>
          <table:table-cell table:style-name="ce16"/>
          <table:table-cell table:style-name="ce4" table:formula="of:=IF(AND([.A94]&lt;&gt;&quot;&quot;;[.B94]&lt;&gt;&quot;&quot;);CONCATENATE([$Variables.$I$1];[$Variables.$I$7];[.A94];[$Variables.$I$7];[$Variables.$I$6];[$Variables.$I$7];[.B94];[$Variables.$I$7];[$Variables.$I$6];[$Variables.$I$7];[.C94];[$Variables.$I$7];[$Variables.$I$6];[.D94];[$Variables.$I$6];[.E94];[$Variables.$I$6];[.F94];[$Variables.$I$6];[.G94];[$Variables.$I$6];[$Variables.$I$1];[.H94];[.I94];[.J94];[.K94];[.L94];[.M94];[.N94];[$Variables.$I$2];[$Variables.$I$6];[.O94];[$Variables.$I$6];[.P94];[$Variables.$I$6];[.Q94];[$Variables.$I$6];[.R94];[$Variables.$I$6];[.S94];IF([.T94]&lt;&gt;&quot;&quot;;CONCATENATE([$Variables.$I$6];[.T94]);&quot;&quot;);[$Variables.$I$2];[$Variables.$I$6]);IF([.A94]&lt;&gt;&quot;&quot;;CONCATENATE(&quot;#&quot;;[.A94]);&quot;&quot;))" office:value-type="string" office:string-value="[&quot;kingdom_12_inf_missile_2&quot;,&quot;Crossbowman&quot;,&quot;Crossbowmen&quot;,tf_guarantee_helmet|tf_guarantee_armor|tf_guarantee_boots,0,0,fac_kingdom_12,[],,,,kingdom_12_face_young,kingdom_12_face_old]," calcext:value-type="string">
            <text:p>["kingdom_12_inf_missile_2","Crossbowman","Crossbowmen",tf_guarantee_helmet|tf_guarantee_armor|tf_guarantee_boots,0,0,fac_kingdom_12,[],,,,kingdom_12_face_young,kingdom_12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2_cav_melee_1</text:p>
          </table:table-cell>
          <table:table-cell table:style-name="ce3" office:value-type="string" calcext:value-type="string">
            <text:p>Horseman</text:p>
          </table:table-cell>
          <table:table-cell table:style-name="ce3" office:value-type="string" calcext:value-type="string">
            <text:p>Horse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2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2_face_young</text:p>
          </table:table-cell>
          <table:table-cell table:style-name="ce15" office:value-type="string" calcext:value-type="string">
            <text:p>kingdom_12_face_old</text:p>
          </table:table-cell>
          <table:table-cell table:style-name="ce16"/>
          <table:table-cell table:style-name="ce4" table:formula="of:=IF(AND([.A95]&lt;&gt;&quot;&quot;;[.B95]&lt;&gt;&quot;&quot;);CONCATENATE([$Variables.$I$1];[$Variables.$I$7];[.A95];[$Variables.$I$7];[$Variables.$I$6];[$Variables.$I$7];[.B95];[$Variables.$I$7];[$Variables.$I$6];[$Variables.$I$7];[.C95];[$Variables.$I$7];[$Variables.$I$6];[.D95];[$Variables.$I$6];[.E95];[$Variables.$I$6];[.F95];[$Variables.$I$6];[.G95];[$Variables.$I$6];[$Variables.$I$1];[.H95];[.I95];[.J95];[.K95];[.L95];[.M95];[.N95];[$Variables.$I$2];[$Variables.$I$6];[.O95];[$Variables.$I$6];[.P95];[$Variables.$I$6];[.Q95];[$Variables.$I$6];[.R95];[$Variables.$I$6];[.S95];IF([.T95]&lt;&gt;&quot;&quot;;CONCATENATE([$Variables.$I$6];[.T95]);&quot;&quot;);[$Variables.$I$2];[$Variables.$I$6]);IF([.A95]&lt;&gt;&quot;&quot;;CONCATENATE(&quot;#&quot;;[.A95]);&quot;&quot;))" office:value-type="string" office:string-value="[&quot;kingdom_12_cav_melee_1&quot;,&quot;Horseman&quot;,&quot;Horsemen&quot;,tf_guarantee_helmet|tf_guarantee_armor|tf_guarantee_boots,0,0,fac_kingdom_12,[],,,,kingdom_12_face_young,kingdom_12_face_old]," calcext:value-type="string">
            <text:p>["kingdom_12_cav_melee_1","Horseman","Horsemen",tf_guarantee_helmet|tf_guarantee_armor|tf_guarantee_boots,0,0,fac_kingdom_12,[],,,,kingdom_12_face_young,kingdom_12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2_cav_melee_2</text:p>
          </table:table-cell>
          <table:table-cell table:style-name="ce3" office:value-type="string" calcext:value-type="string">
            <text:p>Stradiot</text:p>
          </table:table-cell>
          <table:table-cell table:style-name="ce3" office:value-type="string" calcext:value-type="string">
            <text:p>Stradiot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2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2_face_young</text:p>
          </table:table-cell>
          <table:table-cell table:style-name="ce15" office:value-type="string" calcext:value-type="string">
            <text:p>kingdom_12_face_old</text:p>
          </table:table-cell>
          <table:table-cell table:style-name="ce16"/>
          <table:table-cell table:style-name="ce4" table:formula="of:=IF(AND([.A96]&lt;&gt;&quot;&quot;;[.B96]&lt;&gt;&quot;&quot;);CONCATENATE([$Variables.$I$1];[$Variables.$I$7];[.A96];[$Variables.$I$7];[$Variables.$I$6];[$Variables.$I$7];[.B96];[$Variables.$I$7];[$Variables.$I$6];[$Variables.$I$7];[.C96];[$Variables.$I$7];[$Variables.$I$6];[.D96];[$Variables.$I$6];[.E96];[$Variables.$I$6];[.F96];[$Variables.$I$6];[.G96];[$Variables.$I$6];[$Variables.$I$1];[.H96];[.I96];[.J96];[.K96];[.L96];[.M96];[.N96];[$Variables.$I$2];[$Variables.$I$6];[.O96];[$Variables.$I$6];[.P96];[$Variables.$I$6];[.Q96];[$Variables.$I$6];[.R96];[$Variables.$I$6];[.S96];IF([.T96]&lt;&gt;&quot;&quot;;CONCATENATE([$Variables.$I$6];[.T96]);&quot;&quot;);[$Variables.$I$2];[$Variables.$I$6]);IF([.A96]&lt;&gt;&quot;&quot;;CONCATENATE(&quot;#&quot;;[.A96]);&quot;&quot;))" office:value-type="string" office:string-value="[&quot;kingdom_12_cav_melee_2&quot;,&quot;Stradiot&quot;,&quot;Stradiots&quot;,tf_guarantee_helmet|tf_guarantee_armor|tf_guarantee_boots,0,0,fac_kingdom_12,[],,,,kingdom_12_face_young,kingdom_12_face_old]," calcext:value-type="string">
            <text:p>["kingdom_12_cav_melee_2","Stradiot","Stradiots",tf_guarantee_helmet|tf_guarantee_armor|tf_guarantee_boots,0,0,fac_kingdom_12,[],,,,kingdom_12_face_young,kingdom_12_face_old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91]+[.F92]+[.F93]+[.F94]+[.F95]+[.F96]" office:value-type="string" office:string-value="0" calcext:value-type="string">
            <text:p>0</text:p>
          </table:table-cell>
          <table:table-cell table:style-name="ce4" table:number-columns-repeated="14"/>
          <table:table-cell table:style-name="ce4" table:formula="of:=IF(AND([.A97]&lt;&gt;&quot;&quot;;[.B97]&lt;&gt;&quot;&quot;);CONCATENATE([$Variables.$I$1];[$Variables.$I$7];[.A97];[$Variables.$I$7];[$Variables.$I$6];[$Variables.$I$7];[.B97];[$Variables.$I$7];[$Variables.$I$6];[$Variables.$I$7];[.C97];[$Variables.$I$7];[$Variables.$I$6];[.D97];[$Variables.$I$6];[.E97];[$Variables.$I$6];[.F97];[$Variables.$I$6];[.G97];[$Variables.$I$6];[$Variables.$I$1];[.H97];[.I97];[.J97];[.K97];[.L97];[.M97];[.N97];[$Variables.$I$2];[$Variables.$I$6];[.O97];[$Variables.$I$6];[.P97];[$Variables.$I$6];[.Q97];[$Variables.$I$6];[.R97];[$Variables.$I$6];[.S97];IF([.T97]&lt;&gt;&quot;&quot;;CONCATENATE([$Variables.$I$6];[.T97]);&quot;&quot;);[$Variables.$I$2];[$Variables.$I$6]);IF([.A97]&lt;&gt;&quot;&quot;;CONCATENATE(&quot;#&quot;;[.A9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Orders State</text:p>
          </table:table-cell>
          <table:table-cell table:style-name="ce4" table:number-columns-repeated="19"/>
          <table:table-cell table:style-name="ce4" table:formula="of:=IF(AND([.A98]&lt;&gt;&quot;&quot;;[.B98]&lt;&gt;&quot;&quot;);CONCATENATE([$Variables.$I$1];[$Variables.$I$7];[.A98];[$Variables.$I$7];[$Variables.$I$6];[$Variables.$I$7];[.B98];[$Variables.$I$7];[$Variables.$I$6];[$Variables.$I$7];[.C98];[$Variables.$I$7];[$Variables.$I$6];[.D98];[$Variables.$I$6];[.E98];[$Variables.$I$6];[.F98];[$Variables.$I$6];[.G98];[$Variables.$I$6];[$Variables.$I$1];[.H98];[.I98];[.J98];[.K98];[.L98];[.M98];[.N98];[$Variables.$I$2];[$Variables.$I$6];[.O98];[$Variables.$I$6];[.P98];[$Variables.$I$6];[.Q98];[$Variables.$I$6];[.R98];[$Variables.$I$6];[.S98];IF([.T98]&lt;&gt;&quot;&quot;;CONCATENATE([$Variables.$I$6];[.T98]);&quot;&quot;);[$Variables.$I$2];[$Variables.$I$6]);IF([.A98]&lt;&gt;&quot;&quot;;CONCATENATE(&quot;#&quot;;[.A98]);&quot;&quot;))" office:value-type="string" office:string-value="#Orders State" calcext:value-type="string">
            <text:p>#Orders Stat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3_inf_melee_1</text:p>
          </table:table-cell>
          <table:table-cell table:style-name="ce3" office:value-type="string" calcext:value-type="string">
            <text:p>Pikeman</text:p>
          </table:table-cell>
          <table:table-cell table:style-name="ce3" office:value-type="string" calcext:value-type="string">
            <text:p>Pike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3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3_face_young</text:p>
          </table:table-cell>
          <table:table-cell table:style-name="ce15" office:value-type="string" calcext:value-type="string">
            <text:p>kingdom_13_face_old</text:p>
          </table:table-cell>
          <table:table-cell table:style-name="ce16"/>
          <table:table-cell table:style-name="ce4" table:formula="of:=IF(AND([.A99]&lt;&gt;&quot;&quot;;[.B99]&lt;&gt;&quot;&quot;);CONCATENATE([$Variables.$I$1];[$Variables.$I$7];[.A99];[$Variables.$I$7];[$Variables.$I$6];[$Variables.$I$7];[.B99];[$Variables.$I$7];[$Variables.$I$6];[$Variables.$I$7];[.C99];[$Variables.$I$7];[$Variables.$I$6];[.D99];[$Variables.$I$6];[.E99];[$Variables.$I$6];[.F99];[$Variables.$I$6];[.G99];[$Variables.$I$6];[$Variables.$I$1];[.H99];[.I99];[.J99];[.K99];[.L99];[.M99];[.N99];[$Variables.$I$2];[$Variables.$I$6];[.O99];[$Variables.$I$6];[.P99];[$Variables.$I$6];[.Q99];[$Variables.$I$6];[.R99];[$Variables.$I$6];[.S99];IF([.T99]&lt;&gt;&quot;&quot;;CONCATENATE([$Variables.$I$6];[.T99]);&quot;&quot;);[$Variables.$I$2];[$Variables.$I$6]);IF([.A99]&lt;&gt;&quot;&quot;;CONCATENATE(&quot;#&quot;;[.A99]);&quot;&quot;))" office:value-type="string" office:string-value="[&quot;kingdom_13_inf_melee_1&quot;,&quot;Pikeman&quot;,&quot;Pikemen&quot;,tf_guarantee_helmet|tf_guarantee_armor|tf_guarantee_boots,0,0,fac_kingdom_13,[],,,,kingdom_13_face_young,kingdom_13_face_old]," calcext:value-type="string">
            <text:p>["kingdom_13_inf_melee_1","Pikeman","Pikemen",tf_guarantee_helmet|tf_guarantee_armor|tf_guarantee_boots,0,0,fac_kingdom_13,[],,,,kingdom_13_face_young,kingdom_13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3_inf_melee_2</text:p>
          </table:table-cell>
          <table:table-cell table:style-name="ce3" office:value-type="string" calcext:value-type="string">
            <text:p>Halberdier</text:p>
          </table:table-cell>
          <table:table-cell table:style-name="ce3" office:value-type="string" calcext:value-type="string">
            <text:p>Halberdi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3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3_face_young</text:p>
          </table:table-cell>
          <table:table-cell table:style-name="ce15" office:value-type="string" calcext:value-type="string">
            <text:p>kingdom_13_face_old</text:p>
          </table:table-cell>
          <table:table-cell table:style-name="ce16"/>
          <table:table-cell table:style-name="ce4" table:formula="of:=IF(AND([.A100]&lt;&gt;&quot;&quot;;[.B100]&lt;&gt;&quot;&quot;);CONCATENATE([$Variables.$I$1];[$Variables.$I$7];[.A100];[$Variables.$I$7];[$Variables.$I$6];[$Variables.$I$7];[.B100];[$Variables.$I$7];[$Variables.$I$6];[$Variables.$I$7];[.C100];[$Variables.$I$7];[$Variables.$I$6];[.D100];[$Variables.$I$6];[.E100];[$Variables.$I$6];[.F100];[$Variables.$I$6];[.G100];[$Variables.$I$6];[$Variables.$I$1];[.H100];[.I100];[.J100];[.K100];[.L100];[.M100];[.N100];[$Variables.$I$2];[$Variables.$I$6];[.O100];[$Variables.$I$6];[.P100];[$Variables.$I$6];[.Q100];[$Variables.$I$6];[.R100];[$Variables.$I$6];[.S100];IF([.T100]&lt;&gt;&quot;&quot;;CONCATENATE([$Variables.$I$6];[.T100]);&quot;&quot;);[$Variables.$I$2];[$Variables.$I$6]);IF([.A100]&lt;&gt;&quot;&quot;;CONCATENATE(&quot;#&quot;;[.A100]);&quot;&quot;))" office:value-type="string" office:string-value="[&quot;kingdom_13_inf_melee_2&quot;,&quot;Halberdier&quot;,&quot;Halberdiers&quot;,tf_guarantee_helmet|tf_guarantee_armor|tf_guarantee_boots,0,0,fac_kingdom_13,[],,,,kingdom_13_face_young,kingdom_13_face_old]," calcext:value-type="string">
            <text:p>["kingdom_13_inf_melee_2","Halberdier","Halberdiers",tf_guarantee_helmet|tf_guarantee_armor|tf_guarantee_boots,0,0,fac_kingdom_13,[],,,,kingdom_13_face_young,kingdom_13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3_inf_missile_1</text:p>
          </table:table-cell>
          <table:table-cell table:style-name="ce3" office:value-type="string" calcext:value-type="string">
            <text:p>Crossbowman</text:p>
          </table:table-cell>
          <table:table-cell table:style-name="ce3" office:value-type="string" calcext:value-type="string">
            <text:p>Crossbow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3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3_face_young</text:p>
          </table:table-cell>
          <table:table-cell table:style-name="ce15" office:value-type="string" calcext:value-type="string">
            <text:p>kingdom_13_face_old</text:p>
          </table:table-cell>
          <table:table-cell table:style-name="ce16"/>
          <table:table-cell table:style-name="ce4" table:formula="of:=IF(AND([.A101]&lt;&gt;&quot;&quot;;[.B101]&lt;&gt;&quot;&quot;);CONCATENATE([$Variables.$I$1];[$Variables.$I$7];[.A101];[$Variables.$I$7];[$Variables.$I$6];[$Variables.$I$7];[.B101];[$Variables.$I$7];[$Variables.$I$6];[$Variables.$I$7];[.C101];[$Variables.$I$7];[$Variables.$I$6];[.D101];[$Variables.$I$6];[.E101];[$Variables.$I$6];[.F101];[$Variables.$I$6];[.G101];[$Variables.$I$6];[$Variables.$I$1];[.H101];[.I101];[.J101];[.K101];[.L101];[.M101];[.N101];[$Variables.$I$2];[$Variables.$I$6];[.O101];[$Variables.$I$6];[.P101];[$Variables.$I$6];[.Q101];[$Variables.$I$6];[.R101];[$Variables.$I$6];[.S101];IF([.T101]&lt;&gt;&quot;&quot;;CONCATENATE([$Variables.$I$6];[.T101]);&quot;&quot;);[$Variables.$I$2];[$Variables.$I$6]);IF([.A101]&lt;&gt;&quot;&quot;;CONCATENATE(&quot;#&quot;;[.A101]);&quot;&quot;))" office:value-type="string" office:string-value="[&quot;kingdom_13_inf_missile_1&quot;,&quot;Crossbowman&quot;,&quot;Crossbowmen&quot;,tf_guarantee_helmet|tf_guarantee_armor|tf_guarantee_boots,0,0,fac_kingdom_13,[],,,,kingdom_13_face_young,kingdom_13_face_old]," calcext:value-type="string">
            <text:p>["kingdom_13_inf_missile_1","Crossbowman","Crossbowmen",tf_guarantee_helmet|tf_guarantee_armor|tf_guarantee_boots,0,0,fac_kingdom_13,[],,,,kingdom_13_face_young,kingdom_13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3_inf_missile_2</text:p>
          </table:table-cell>
          <table:table-cell table:number-columns-repeated="2" table:style-name="ce3" office:value-type="string" calcext:value-type="string">
            <text:p>Archer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3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3_face_young</text:p>
          </table:table-cell>
          <table:table-cell table:style-name="ce15" office:value-type="string" calcext:value-type="string">
            <text:p>kingdom_13_face_old</text:p>
          </table:table-cell>
          <table:table-cell table:style-name="ce16"/>
          <table:table-cell table:style-name="ce4" table:formula="of:=IF(AND([.A102]&lt;&gt;&quot;&quot;;[.B102]&lt;&gt;&quot;&quot;);CONCATENATE([$Variables.$I$1];[$Variables.$I$7];[.A102];[$Variables.$I$7];[$Variables.$I$6];[$Variables.$I$7];[.B102];[$Variables.$I$7];[$Variables.$I$6];[$Variables.$I$7];[.C102];[$Variables.$I$7];[$Variables.$I$6];[.D102];[$Variables.$I$6];[.E102];[$Variables.$I$6];[.F102];[$Variables.$I$6];[.G102];[$Variables.$I$6];[$Variables.$I$1];[.H102];[.I102];[.J102];[.K102];[.L102];[.M102];[.N102];[$Variables.$I$2];[$Variables.$I$6];[.O102];[$Variables.$I$6];[.P102];[$Variables.$I$6];[.Q102];[$Variables.$I$6];[.R102];[$Variables.$I$6];[.S102];IF([.T102]&lt;&gt;&quot;&quot;;CONCATENATE([$Variables.$I$6];[.T102]);&quot;&quot;);[$Variables.$I$2];[$Variables.$I$6]);IF([.A102]&lt;&gt;&quot;&quot;;CONCATENATE(&quot;#&quot;;[.A102]);&quot;&quot;))" office:value-type="string" office:string-value="[&quot;kingdom_13_inf_missile_2&quot;,&quot;Archer&quot;,&quot;Archer&quot;,tf_guarantee_helmet|tf_guarantee_armor|tf_guarantee_boots,0,0,fac_kingdom_13,[],,,,kingdom_13_face_young,kingdom_13_face_old]," calcext:value-type="string">
            <text:p>["kingdom_13_inf_missile_2","Archer","Archer",tf_guarantee_helmet|tf_guarantee_armor|tf_guarantee_boots,0,0,fac_kingdom_13,[],,,,kingdom_13_face_young,kingdom_13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3_cav_melee_1</text:p>
          </table:table-cell>
          <table:table-cell table:style-name="ce3" office:value-type="string" calcext:value-type="string">
            <text:p>Lancer</text:p>
          </table:table-cell>
          <table:table-cell table:style-name="ce3" office:value-type="string" calcext:value-type="string">
            <text:p>Lanc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3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3_face_young</text:p>
          </table:table-cell>
          <table:table-cell table:style-name="ce15" office:value-type="string" calcext:value-type="string">
            <text:p>kingdom_13_face_old</text:p>
          </table:table-cell>
          <table:table-cell table:style-name="ce16"/>
          <table:table-cell table:style-name="ce4" table:formula="of:=IF(AND([.A103]&lt;&gt;&quot;&quot;;[.B103]&lt;&gt;&quot;&quot;);CONCATENATE([$Variables.$I$1];[$Variables.$I$7];[.A103];[$Variables.$I$7];[$Variables.$I$6];[$Variables.$I$7];[.B103];[$Variables.$I$7];[$Variables.$I$6];[$Variables.$I$7];[.C103];[$Variables.$I$7];[$Variables.$I$6];[.D103];[$Variables.$I$6];[.E103];[$Variables.$I$6];[.F103];[$Variables.$I$6];[.G103];[$Variables.$I$6];[$Variables.$I$1];[.H103];[.I103];[.J103];[.K103];[.L103];[.M103];[.N103];[$Variables.$I$2];[$Variables.$I$6];[.O103];[$Variables.$I$6];[.P103];[$Variables.$I$6];[.Q103];[$Variables.$I$6];[.R103];[$Variables.$I$6];[.S103];IF([.T103]&lt;&gt;&quot;&quot;;CONCATENATE([$Variables.$I$6];[.T103]);&quot;&quot;);[$Variables.$I$2];[$Variables.$I$6]);IF([.A103]&lt;&gt;&quot;&quot;;CONCATENATE(&quot;#&quot;;[.A103]);&quot;&quot;))" office:value-type="string" office:string-value="[&quot;kingdom_13_cav_melee_1&quot;,&quot;Lancer&quot;,&quot;Lancers&quot;,tf_guarantee_helmet|tf_guarantee_armor|tf_guarantee_boots,0,0,fac_kingdom_13,[],,,,kingdom_13_face_young,kingdom_13_face_old]," calcext:value-type="string">
            <text:p>["kingdom_13_cav_melee_1","Lancer","Lancers",tf_guarantee_helmet|tf_guarantee_armor|tf_guarantee_boots,0,0,fac_kingdom_13,[],,,,kingdom_13_face_young,kingdom_13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3_cav_melee_2</text:p>
          </table:table-cell>
          <table:table-cell table:style-name="ce3" office:value-type="string" calcext:value-type="string">
            <text:p>Man at Arms</text:p>
          </table:table-cell>
          <table:table-cell table:style-name="ce3" office:value-type="string" calcext:value-type="string">
            <text:p>Men at Arm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3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3_face_young</text:p>
          </table:table-cell>
          <table:table-cell table:style-name="ce15" office:value-type="string" calcext:value-type="string">
            <text:p>kingdom_13_face_old</text:p>
          </table:table-cell>
          <table:table-cell table:style-name="ce16"/>
          <table:table-cell table:style-name="ce4" table:formula="of:=IF(AND([.A104]&lt;&gt;&quot;&quot;;[.B104]&lt;&gt;&quot;&quot;);CONCATENATE([$Variables.$I$1];[$Variables.$I$7];[.A104];[$Variables.$I$7];[$Variables.$I$6];[$Variables.$I$7];[.B104];[$Variables.$I$7];[$Variables.$I$6];[$Variables.$I$7];[.C104];[$Variables.$I$7];[$Variables.$I$6];[.D104];[$Variables.$I$6];[.E104];[$Variables.$I$6];[.F104];[$Variables.$I$6];[.G104];[$Variables.$I$6];[$Variables.$I$1];[.H104];[.I104];[.J104];[.K104];[.L104];[.M104];[.N104];[$Variables.$I$2];[$Variables.$I$6];[.O104];[$Variables.$I$6];[.P104];[$Variables.$I$6];[.Q104];[$Variables.$I$6];[.R104];[$Variables.$I$6];[.S104];IF([.T104]&lt;&gt;&quot;&quot;;CONCATENATE([$Variables.$I$6];[.T104]);&quot;&quot;);[$Variables.$I$2];[$Variables.$I$6]);IF([.A104]&lt;&gt;&quot;&quot;;CONCATENATE(&quot;#&quot;;[.A104]);&quot;&quot;))" office:value-type="string" office:string-value="[&quot;kingdom_13_cav_melee_2&quot;,&quot;Man at Arms&quot;,&quot;Men at Arms&quot;,tf_guarantee_helmet|tf_guarantee_armor|tf_guarantee_boots,0,0,fac_kingdom_13,[],,,,kingdom_13_face_young,kingdom_13_face_old]," calcext:value-type="string">
            <text:p>["kingdom_13_cav_melee_2","Man at Arms","Men at Arms",tf_guarantee_helmet|tf_guarantee_armor|tf_guarantee_boots,0,0,fac_kingdom_13,[],,,,kingdom_13_face_young,kingdom_13_face_old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99]+[.F100]+[.F101]+[.F102]+[.F103]+[.F104]" office:value-type="string" office:string-value="0" calcext:value-type="string">
            <text:p>0</text:p>
          </table:table-cell>
          <table:table-cell table:style-name="ce4" table:number-columns-repeated="14"/>
          <table:table-cell table:style-name="ce4" table:formula="of:=IF(AND([.A105]&lt;&gt;&quot;&quot;;[.B105]&lt;&gt;&quot;&quot;);CONCATENATE([$Variables.$I$1];[$Variables.$I$7];[.A105];[$Variables.$I$7];[$Variables.$I$6];[$Variables.$I$7];[.B105];[$Variables.$I$7];[$Variables.$I$6];[$Variables.$I$7];[.C105];[$Variables.$I$7];[$Variables.$I$6];[.D105];[$Variables.$I$6];[.E105];[$Variables.$I$6];[.F105];[$Variables.$I$6];[.G105];[$Variables.$I$6];[$Variables.$I$1];[.H105];[.I105];[.J105];[.K105];[.L105];[.M105];[.N105];[$Variables.$I$2];[$Variables.$I$6];[.O105];[$Variables.$I$6];[.P105];[$Variables.$I$6];[.Q105];[$Variables.$I$6];[.R105];[$Variables.$I$6];[.S105];IF([.T105]&lt;&gt;&quot;&quot;;CONCATENATE([$Variables.$I$6];[.T105]);&quot;&quot;);[$Variables.$I$2];[$Variables.$I$6]);IF([.A105]&lt;&gt;&quot;&quot;;CONCATENATE(&quot;#&quot;;[.A10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rand Duchy of Moscow</text:p>
          </table:table-cell>
          <table:table-cell table:style-name="ce4" table:number-columns-repeated="19"/>
          <table:table-cell table:style-name="ce4" table:formula="of:=IF(AND([.A106]&lt;&gt;&quot;&quot;;[.B106]&lt;&gt;&quot;&quot;);CONCATENATE([$Variables.$I$1];[$Variables.$I$7];[.A106];[$Variables.$I$7];[$Variables.$I$6];[$Variables.$I$7];[.B106];[$Variables.$I$7];[$Variables.$I$6];[$Variables.$I$7];[.C106];[$Variables.$I$7];[$Variables.$I$6];[.D106];[$Variables.$I$6];[.E106];[$Variables.$I$6];[.F106];[$Variables.$I$6];[.G106];[$Variables.$I$6];[$Variables.$I$1];[.H106];[.I106];[.J106];[.K106];[.L106];[.M106];[.N106];[$Variables.$I$2];[$Variables.$I$6];[.O106];[$Variables.$I$6];[.P106];[$Variables.$I$6];[.Q106];[$Variables.$I$6];[.R106];[$Variables.$I$6];[.S106];IF([.T106]&lt;&gt;&quot;&quot;;CONCATENATE([$Variables.$I$6];[.T106]);&quot;&quot;);[$Variables.$I$2];[$Variables.$I$6]);IF([.A106]&lt;&gt;&quot;&quot;;CONCATENATE(&quot;#&quot;;[.A106]);&quot;&quot;))" office:value-type="string" office:string-value="#Grand Duchy of Moscow" calcext:value-type="string">
            <text:p>#Grand Duchy of Mosc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4_inf_melee_1</text:p>
          </table:table-cell>
          <table:table-cell table:style-name="ce3" office:value-type="string" calcext:value-type="string">
            <text:p>Levy</text:p>
          </table:table-cell>
          <table:table-cell table:style-name="ce3" office:value-type="string" calcext:value-type="string">
            <text:p>Levy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4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4_face_young</text:p>
          </table:table-cell>
          <table:table-cell table:style-name="ce15" office:value-type="string" calcext:value-type="string">
            <text:p>kingdom_14_face_old</text:p>
          </table:table-cell>
          <table:table-cell table:style-name="ce16"/>
          <table:table-cell table:style-name="ce4" table:formula="of:=IF(AND([.A107]&lt;&gt;&quot;&quot;;[.B107]&lt;&gt;&quot;&quot;);CONCATENATE([$Variables.$I$1];[$Variables.$I$7];[.A107];[$Variables.$I$7];[$Variables.$I$6];[$Variables.$I$7];[.B107];[$Variables.$I$7];[$Variables.$I$6];[$Variables.$I$7];[.C107];[$Variables.$I$7];[$Variables.$I$6];[.D107];[$Variables.$I$6];[.E107];[$Variables.$I$6];[.F107];[$Variables.$I$6];[.G107];[$Variables.$I$6];[$Variables.$I$1];[.H107];[.I107];[.J107];[.K107];[.L107];[.M107];[.N107];[$Variables.$I$2];[$Variables.$I$6];[.O107];[$Variables.$I$6];[.P107];[$Variables.$I$6];[.Q107];[$Variables.$I$6];[.R107];[$Variables.$I$6];[.S107];IF([.T107]&lt;&gt;&quot;&quot;;CONCATENATE([$Variables.$I$6];[.T107]);&quot;&quot;);[$Variables.$I$2];[$Variables.$I$6]);IF([.A107]&lt;&gt;&quot;&quot;;CONCATENATE(&quot;#&quot;;[.A107]);&quot;&quot;))" office:value-type="string" office:string-value="[&quot;kingdom_14_inf_melee_1&quot;,&quot;Levy&quot;,&quot;Levys&quot;,tf_guarantee_helmet|tf_guarantee_armor|tf_guarantee_boots,0,0,fac_kingdom_14,[],,,,kingdom_14_face_young,kingdom_14_face_old]," calcext:value-type="string">
            <text:p>["kingdom_14_inf_melee_1","Levy","Levys",tf_guarantee_helmet|tf_guarantee_armor|tf_guarantee_boots,0,0,fac_kingdom_14,[],,,,kingdom_14_face_young,kingdom_14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4_inf_melee_2</text:p>
          </table:table-cell>
          <table:table-cell table:style-name="ce3" office:value-type="string" calcext:value-type="string">
            <text:p>Halberdier</text:p>
          </table:table-cell>
          <table:table-cell table:style-name="ce3" office:value-type="string" calcext:value-type="string">
            <text:p>Halberdi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4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4_face_young</text:p>
          </table:table-cell>
          <table:table-cell table:style-name="ce15" office:value-type="string" calcext:value-type="string">
            <text:p>kingdom_14_face_old</text:p>
          </table:table-cell>
          <table:table-cell table:style-name="ce16"/>
          <table:table-cell table:style-name="ce4" table:formula="of:=IF(AND([.A108]&lt;&gt;&quot;&quot;;[.B108]&lt;&gt;&quot;&quot;);CONCATENATE([$Variables.$I$1];[$Variables.$I$7];[.A108];[$Variables.$I$7];[$Variables.$I$6];[$Variables.$I$7];[.B108];[$Variables.$I$7];[$Variables.$I$6];[$Variables.$I$7];[.C108];[$Variables.$I$7];[$Variables.$I$6];[.D108];[$Variables.$I$6];[.E108];[$Variables.$I$6];[.F108];[$Variables.$I$6];[.G108];[$Variables.$I$6];[$Variables.$I$1];[.H108];[.I108];[.J108];[.K108];[.L108];[.M108];[.N108];[$Variables.$I$2];[$Variables.$I$6];[.O108];[$Variables.$I$6];[.P108];[$Variables.$I$6];[.Q108];[$Variables.$I$6];[.R108];[$Variables.$I$6];[.S108];IF([.T108]&lt;&gt;&quot;&quot;;CONCATENATE([$Variables.$I$6];[.T108]);&quot;&quot;);[$Variables.$I$2];[$Variables.$I$6]);IF([.A108]&lt;&gt;&quot;&quot;;CONCATENATE(&quot;#&quot;;[.A108]);&quot;&quot;))" office:value-type="string" office:string-value="[&quot;kingdom_14_inf_melee_2&quot;,&quot;Halberdier&quot;,&quot;Halberdiers&quot;,tf_guarantee_helmet|tf_guarantee_armor|tf_guarantee_boots,0,0,fac_kingdom_14,[],,,,kingdom_14_face_young,kingdom_14_face_old]," calcext:value-type="string">
            <text:p>["kingdom_14_inf_melee_2","Halberdier","Halberdiers",tf_guarantee_helmet|tf_guarantee_armor|tf_guarantee_boots,0,0,fac_kingdom_14,[],,,,kingdom_14_face_young,kingdom_14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4_inf_missile_1</text:p>
          </table:table-cell>
          <table:table-cell table:style-name="ce3" office:value-type="string" calcext:value-type="string">
            <text:p>Arquebusier</text:p>
          </table:table-cell>
          <table:table-cell table:style-name="ce3" office:value-type="string" calcext:value-type="string">
            <text:p>Arquebusi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4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4_face_young</text:p>
          </table:table-cell>
          <table:table-cell table:style-name="ce15" office:value-type="string" calcext:value-type="string">
            <text:p>kingdom_14_face_old</text:p>
          </table:table-cell>
          <table:table-cell table:style-name="ce16"/>
          <table:table-cell table:style-name="ce4" table:formula="of:=IF(AND([.A109]&lt;&gt;&quot;&quot;;[.B109]&lt;&gt;&quot;&quot;);CONCATENATE([$Variables.$I$1];[$Variables.$I$7];[.A109];[$Variables.$I$7];[$Variables.$I$6];[$Variables.$I$7];[.B109];[$Variables.$I$7];[$Variables.$I$6];[$Variables.$I$7];[.C109];[$Variables.$I$7];[$Variables.$I$6];[.D109];[$Variables.$I$6];[.E109];[$Variables.$I$6];[.F109];[$Variables.$I$6];[.G109];[$Variables.$I$6];[$Variables.$I$1];[.H109];[.I109];[.J109];[.K109];[.L109];[.M109];[.N109];[$Variables.$I$2];[$Variables.$I$6];[.O109];[$Variables.$I$6];[.P109];[$Variables.$I$6];[.Q109];[$Variables.$I$6];[.R109];[$Variables.$I$6];[.S109];IF([.T109]&lt;&gt;&quot;&quot;;CONCATENATE([$Variables.$I$6];[.T109]);&quot;&quot;);[$Variables.$I$2];[$Variables.$I$6]);IF([.A109]&lt;&gt;&quot;&quot;;CONCATENATE(&quot;#&quot;;[.A109]);&quot;&quot;))" office:value-type="string" office:string-value="[&quot;kingdom_14_inf_missile_1&quot;,&quot;Arquebusier&quot;,&quot;Arquebusiers&quot;,tf_guarantee_helmet|tf_guarantee_armor|tf_guarantee_boots,0,0,fac_kingdom_14,[],,,,kingdom_14_face_young,kingdom_14_face_old]," calcext:value-type="string">
            <text:p>["kingdom_14_inf_missile_1","Arquebusier","Arquebusiers",tf_guarantee_helmet|tf_guarantee_armor|tf_guarantee_boots,0,0,fac_kingdom_14,[],,,,kingdom_14_face_young,kingdom_14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4_inf_missile_2</text:p>
          </table:table-cell>
          <table:table-cell table:style-name="ce3" office:value-type="string" calcext:value-type="string">
            <text:p>Archer</text:p>
          </table:table-cell>
          <table:table-cell table:style-name="ce3" office:value-type="string" calcext:value-type="string">
            <text:p>Arch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4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4_face_young</text:p>
          </table:table-cell>
          <table:table-cell table:style-name="ce15" office:value-type="string" calcext:value-type="string">
            <text:p>kingdom_14_face_old</text:p>
          </table:table-cell>
          <table:table-cell table:style-name="ce16"/>
          <table:table-cell table:style-name="ce4" table:formula="of:=IF(AND([.A110]&lt;&gt;&quot;&quot;;[.B110]&lt;&gt;&quot;&quot;);CONCATENATE([$Variables.$I$1];[$Variables.$I$7];[.A110];[$Variables.$I$7];[$Variables.$I$6];[$Variables.$I$7];[.B110];[$Variables.$I$7];[$Variables.$I$6];[$Variables.$I$7];[.C110];[$Variables.$I$7];[$Variables.$I$6];[.D110];[$Variables.$I$6];[.E110];[$Variables.$I$6];[.F110];[$Variables.$I$6];[.G110];[$Variables.$I$6];[$Variables.$I$1];[.H110];[.I110];[.J110];[.K110];[.L110];[.M110];[.N110];[$Variables.$I$2];[$Variables.$I$6];[.O110];[$Variables.$I$6];[.P110];[$Variables.$I$6];[.Q110];[$Variables.$I$6];[.R110];[$Variables.$I$6];[.S110];IF([.T110]&lt;&gt;&quot;&quot;;CONCATENATE([$Variables.$I$6];[.T110]);&quot;&quot;);[$Variables.$I$2];[$Variables.$I$6]);IF([.A110]&lt;&gt;&quot;&quot;;CONCATENATE(&quot;#&quot;;[.A110]);&quot;&quot;))" office:value-type="string" office:string-value="[&quot;kingdom_14_inf_missile_2&quot;,&quot;Archer&quot;,&quot;Archers&quot;,tf_guarantee_helmet|tf_guarantee_armor|tf_guarantee_boots,0,0,fac_kingdom_14,[],,,,kingdom_14_face_young,kingdom_14_face_old]," calcext:value-type="string">
            <text:p>["kingdom_14_inf_missile_2","Archer","Archers",tf_guarantee_helmet|tf_guarantee_armor|tf_guarantee_boots,0,0,fac_kingdom_14,[],,,,kingdom_14_face_young,kingdom_14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4_cav_melee_1</text:p>
          </table:table-cell>
          <table:table-cell table:style-name="ce3" office:value-type="string" calcext:value-type="string">
            <text:p>Cossack</text:p>
          </table:table-cell>
          <table:table-cell table:style-name="ce3" office:value-type="string" calcext:value-type="string">
            <text:p>Cossack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4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4_face_young</text:p>
          </table:table-cell>
          <table:table-cell table:style-name="ce15" office:value-type="string" calcext:value-type="string">
            <text:p>kingdom_14_face_old</text:p>
          </table:table-cell>
          <table:table-cell table:style-name="ce16"/>
          <table:table-cell table:style-name="ce4" table:formula="of:=IF(AND([.A111]&lt;&gt;&quot;&quot;;[.B111]&lt;&gt;&quot;&quot;);CONCATENATE([$Variables.$I$1];[$Variables.$I$7];[.A111];[$Variables.$I$7];[$Variables.$I$6];[$Variables.$I$7];[.B111];[$Variables.$I$7];[$Variables.$I$6];[$Variables.$I$7];[.C111];[$Variables.$I$7];[$Variables.$I$6];[.D111];[$Variables.$I$6];[.E111];[$Variables.$I$6];[.F111];[$Variables.$I$6];[.G111];[$Variables.$I$6];[$Variables.$I$1];[.H111];[.I111];[.J111];[.K111];[.L111];[.M111];[.N111];[$Variables.$I$2];[$Variables.$I$6];[.O111];[$Variables.$I$6];[.P111];[$Variables.$I$6];[.Q111];[$Variables.$I$6];[.R111];[$Variables.$I$6];[.S111];IF([.T111]&lt;&gt;&quot;&quot;;CONCATENATE([$Variables.$I$6];[.T111]);&quot;&quot;);[$Variables.$I$2];[$Variables.$I$6]);IF([.A111]&lt;&gt;&quot;&quot;;CONCATENATE(&quot;#&quot;;[.A111]);&quot;&quot;))" office:value-type="string" office:string-value="[&quot;kingdom_14_cav_melee_1&quot;,&quot;Cossack&quot;,&quot;Cossacks&quot;,tf_guarantee_helmet|tf_guarantee_armor|tf_guarantee_boots,0,0,fac_kingdom_14,[],,,,kingdom_14_face_young,kingdom_14_face_old]," calcext:value-type="string">
            <text:p>["kingdom_14_cav_melee_1","Cossack","Cossacks",tf_guarantee_helmet|tf_guarantee_armor|tf_guarantee_boots,0,0,fac_kingdom_14,[],,,,kingdom_14_face_young,kingdom_14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4_cav_missile_1</text:p>
          </table:table-cell>
          <table:table-cell table:style-name="ce3" office:value-type="string" calcext:value-type="string">
            <text:p>Horse Archer</text:p>
          </table:table-cell>
          <table:table-cell table:style-name="ce3" office:value-type="string" calcext:value-type="string">
            <text:p>Horse Arch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4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4_face_young</text:p>
          </table:table-cell>
          <table:table-cell table:style-name="ce15" office:value-type="string" calcext:value-type="string">
            <text:p>kingdom_14_face_old</text:p>
          </table:table-cell>
          <table:table-cell table:style-name="ce16"/>
          <table:table-cell table:style-name="ce4" table:formula="of:=IF(AND([.A112]&lt;&gt;&quot;&quot;;[.B112]&lt;&gt;&quot;&quot;);CONCATENATE([$Variables.$I$1];[$Variables.$I$7];[.A112];[$Variables.$I$7];[$Variables.$I$6];[$Variables.$I$7];[.B112];[$Variables.$I$7];[$Variables.$I$6];[$Variables.$I$7];[.C112];[$Variables.$I$7];[$Variables.$I$6];[.D112];[$Variables.$I$6];[.E112];[$Variables.$I$6];[.F112];[$Variables.$I$6];[.G112];[$Variables.$I$6];[$Variables.$I$1];[.H112];[.I112];[.J112];[.K112];[.L112];[.M112];[.N112];[$Variables.$I$2];[$Variables.$I$6];[.O112];[$Variables.$I$6];[.P112];[$Variables.$I$6];[.Q112];[$Variables.$I$6];[.R112];[$Variables.$I$6];[.S112];IF([.T112]&lt;&gt;&quot;&quot;;CONCATENATE([$Variables.$I$6];[.T112]);&quot;&quot;);[$Variables.$I$2];[$Variables.$I$6]);IF([.A112]&lt;&gt;&quot;&quot;;CONCATENATE(&quot;#&quot;;[.A112]);&quot;&quot;))" office:value-type="string" office:string-value="[&quot;kingdom_14_cav_missile_1&quot;,&quot;Horse Archer&quot;,&quot;Horse Archers&quot;,tf_guarantee_helmet|tf_guarantee_armor|tf_guarantee_boots,0,0,fac_kingdom_14,[],,,,kingdom_14_face_young,kingdom_14_face_old]," calcext:value-type="string">
            <text:p>["kingdom_14_cav_missile_1","Horse Archer","Horse Archers",tf_guarantee_helmet|tf_guarantee_armor|tf_guarantee_boots,0,0,fac_kingdom_14,[],,,,kingdom_14_face_young,kingdom_14_face_old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107]+[.F108]+[.F109]+[.F110]+[.F111]+[.F112]" office:value-type="string" office:string-value="0" calcext:value-type="string">
            <text:p>0</text:p>
          </table:table-cell>
          <table:table-cell table:style-name="ce4" table:number-columns-repeated="14"/>
          <table:table-cell table:style-name="ce4" table:formula="of:=IF(AND([.A113]&lt;&gt;&quot;&quot;;[.B113]&lt;&gt;&quot;&quot;);CONCATENATE([$Variables.$I$1];[$Variables.$I$7];[.A113];[$Variables.$I$7];[$Variables.$I$6];[$Variables.$I$7];[.B113];[$Variables.$I$7];[$Variables.$I$6];[$Variables.$I$7];[.C113];[$Variables.$I$7];[$Variables.$I$6];[.D113];[$Variables.$I$6];[.E113];[$Variables.$I$6];[.F113];[$Variables.$I$6];[.G113];[$Variables.$I$6];[$Variables.$I$1];[.H113];[.I113];[.J113];[.K113];[.L113];[.M113];[.N113];[$Variables.$I$2];[$Variables.$I$6];[.O113];[$Variables.$I$6];[.P113];[$Variables.$I$6];[.Q113];[$Variables.$I$6];[.R113];[$Variables.$I$6];[.S113];IF([.T113]&lt;&gt;&quot;&quot;;CONCATENATE([$Variables.$I$6];[.T113]);&quot;&quot;);[$Variables.$I$2];[$Variables.$I$6]);IF([.A113]&lt;&gt;&quot;&quot;;CONCATENATE(&quot;#&quot;;[.A11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attasid Dynasty</text:p>
          </table:table-cell>
          <table:table-cell table:style-name="ce4" table:number-columns-repeated="19"/>
          <table:table-cell table:style-name="ce4" table:formula="of:=IF(AND([.A114]&lt;&gt;&quot;&quot;;[.B114]&lt;&gt;&quot;&quot;);CONCATENATE([$Variables.$I$1];[$Variables.$I$7];[.A114];[$Variables.$I$7];[$Variables.$I$6];[$Variables.$I$7];[.B114];[$Variables.$I$7];[$Variables.$I$6];[$Variables.$I$7];[.C114];[$Variables.$I$7];[$Variables.$I$6];[.D114];[$Variables.$I$6];[.E114];[$Variables.$I$6];[.F114];[$Variables.$I$6];[.G114];[$Variables.$I$6];[$Variables.$I$1];[.H114];[.I114];[.J114];[.K114];[.L114];[.M114];[.N114];[$Variables.$I$2];[$Variables.$I$6];[.O114];[$Variables.$I$6];[.P114];[$Variables.$I$6];[.Q114];[$Variables.$I$6];[.R114];[$Variables.$I$6];[.S114];IF([.T114]&lt;&gt;&quot;&quot;;CONCATENATE([$Variables.$I$6];[.T114]);&quot;&quot;);[$Variables.$I$2];[$Variables.$I$6]);IF([.A114]&lt;&gt;&quot;&quot;;CONCATENATE(&quot;#&quot;;[.A114]);&quot;&quot;))" office:value-type="string" office:string-value="#Wattasid Dynasty" calcext:value-type="string">
            <text:p>#Wattasid Dynasty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5_inf_melee_1</text:p>
          </table:table-cell>
          <table:table-cell table:style-name="ce3" office:value-type="string" calcext:value-type="string">
            <text:p>Spearman</text:p>
          </table:table-cell>
          <table:table-cell table:style-name="ce3" office:value-type="string" calcext:value-type="string">
            <text:p>Spear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5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5_face_young</text:p>
          </table:table-cell>
          <table:table-cell table:style-name="ce15" office:value-type="string" calcext:value-type="string">
            <text:p>kingdom_15_face_old</text:p>
          </table:table-cell>
          <table:table-cell table:style-name="ce16"/>
          <table:table-cell table:style-name="ce4" table:formula="of:=IF(AND([.A115]&lt;&gt;&quot;&quot;;[.B115]&lt;&gt;&quot;&quot;);CONCATENATE([$Variables.$I$1];[$Variables.$I$7];[.A115];[$Variables.$I$7];[$Variables.$I$6];[$Variables.$I$7];[.B115];[$Variables.$I$7];[$Variables.$I$6];[$Variables.$I$7];[.C115];[$Variables.$I$7];[$Variables.$I$6];[.D115];[$Variables.$I$6];[.E115];[$Variables.$I$6];[.F115];[$Variables.$I$6];[.G115];[$Variables.$I$6];[$Variables.$I$1];[.H115];[.I115];[.J115];[.K115];[.L115];[.M115];[.N115];[$Variables.$I$2];[$Variables.$I$6];[.O115];[$Variables.$I$6];[.P115];[$Variables.$I$6];[.Q115];[$Variables.$I$6];[.R115];[$Variables.$I$6];[.S115];IF([.T115]&lt;&gt;&quot;&quot;;CONCATENATE([$Variables.$I$6];[.T115]);&quot;&quot;);[$Variables.$I$2];[$Variables.$I$6]);IF([.A115]&lt;&gt;&quot;&quot;;CONCATENATE(&quot;#&quot;;[.A115]);&quot;&quot;))" office:value-type="string" office:string-value="[&quot;kingdom_15_inf_melee_1&quot;,&quot;Spearman&quot;,&quot;Spearmen&quot;,tf_guarantee_helmet|tf_guarantee_armor|tf_guarantee_boots,0,0,fac_kingdom_15,[],,,,kingdom_15_face_young,kingdom_15_face_old]," calcext:value-type="string">
            <text:p>["kingdom_15_inf_melee_1","Spearman","Spearmen",tf_guarantee_helmet|tf_guarantee_armor|tf_guarantee_boots,0,0,fac_kingdom_15,[],,,,kingdom_15_face_young,kingdom_15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5_inf_melee_2</text:p>
          </table:table-cell>
          <table:table-cell table:style-name="ce3" office:value-type="string" calcext:value-type="string">
            <text:p>Swordman</text:p>
          </table:table-cell>
          <table:table-cell table:style-name="ce3" office:value-type="string" calcext:value-type="string">
            <text:p>Sword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5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5_face_young</text:p>
          </table:table-cell>
          <table:table-cell table:style-name="ce15" office:value-type="string" calcext:value-type="string">
            <text:p>kingdom_15_face_old</text:p>
          </table:table-cell>
          <table:table-cell table:style-name="ce16"/>
          <table:table-cell table:style-name="ce4" table:formula="of:=IF(AND([.A116]&lt;&gt;&quot;&quot;;[.B116]&lt;&gt;&quot;&quot;);CONCATENATE([$Variables.$I$1];[$Variables.$I$7];[.A116];[$Variables.$I$7];[$Variables.$I$6];[$Variables.$I$7];[.B116];[$Variables.$I$7];[$Variables.$I$6];[$Variables.$I$7];[.C116];[$Variables.$I$7];[$Variables.$I$6];[.D116];[$Variables.$I$6];[.E116];[$Variables.$I$6];[.F116];[$Variables.$I$6];[.G116];[$Variables.$I$6];[$Variables.$I$1];[.H116];[.I116];[.J116];[.K116];[.L116];[.M116];[.N116];[$Variables.$I$2];[$Variables.$I$6];[.O116];[$Variables.$I$6];[.P116];[$Variables.$I$6];[.Q116];[$Variables.$I$6];[.R116];[$Variables.$I$6];[.S116];IF([.T116]&lt;&gt;&quot;&quot;;CONCATENATE([$Variables.$I$6];[.T116]);&quot;&quot;);[$Variables.$I$2];[$Variables.$I$6]);IF([.A116]&lt;&gt;&quot;&quot;;CONCATENATE(&quot;#&quot;;[.A116]);&quot;&quot;))" office:value-type="string" office:string-value="[&quot;kingdom_15_inf_melee_2&quot;,&quot;Swordman&quot;,&quot;Swordmen&quot;,tf_guarantee_helmet|tf_guarantee_armor|tf_guarantee_boots,0,0,fac_kingdom_15,[],,,,kingdom_15_face_young,kingdom_15_face_old]," calcext:value-type="string">
            <text:p>["kingdom_15_inf_melee_2","Swordman","Swordmen",tf_guarantee_helmet|tf_guarantee_armor|tf_guarantee_boots,0,0,fac_kingdom_15,[],,,,kingdom_15_face_young,kingdom_15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5_inf_missile_1</text:p>
          </table:table-cell>
          <table:table-cell table:style-name="ce3" office:value-type="string" calcext:value-type="string">
            <text:p>Archer</text:p>
          </table:table-cell>
          <table:table-cell table:style-name="ce3" office:value-type="string" calcext:value-type="string">
            <text:p>Arch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5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5_face_young</text:p>
          </table:table-cell>
          <table:table-cell table:style-name="ce15" office:value-type="string" calcext:value-type="string">
            <text:p>kingdom_15_face_old</text:p>
          </table:table-cell>
          <table:table-cell table:style-name="ce16"/>
          <table:table-cell table:style-name="ce4" table:formula="of:=IF(AND([.A117]&lt;&gt;&quot;&quot;;[.B117]&lt;&gt;&quot;&quot;);CONCATENATE([$Variables.$I$1];[$Variables.$I$7];[.A117];[$Variables.$I$7];[$Variables.$I$6];[$Variables.$I$7];[.B117];[$Variables.$I$7];[$Variables.$I$6];[$Variables.$I$7];[.C117];[$Variables.$I$7];[$Variables.$I$6];[.D117];[$Variables.$I$6];[.E117];[$Variables.$I$6];[.F117];[$Variables.$I$6];[.G117];[$Variables.$I$6];[$Variables.$I$1];[.H117];[.I117];[.J117];[.K117];[.L117];[.M117];[.N117];[$Variables.$I$2];[$Variables.$I$6];[.O117];[$Variables.$I$6];[.P117];[$Variables.$I$6];[.Q117];[$Variables.$I$6];[.R117];[$Variables.$I$6];[.S117];IF([.T117]&lt;&gt;&quot;&quot;;CONCATENATE([$Variables.$I$6];[.T117]);&quot;&quot;);[$Variables.$I$2];[$Variables.$I$6]);IF([.A117]&lt;&gt;&quot;&quot;;CONCATENATE(&quot;#&quot;;[.A117]);&quot;&quot;))" office:value-type="string" office:string-value="[&quot;kingdom_15_inf_missile_1&quot;,&quot;Archer&quot;,&quot;Archers&quot;,tf_guarantee_helmet|tf_guarantee_armor|tf_guarantee_boots,0,0,fac_kingdom_15,[],,,,kingdom_15_face_young,kingdom_15_face_old]," calcext:value-type="string">
            <text:p>["kingdom_15_inf_missile_1","Archer","Archers",tf_guarantee_helmet|tf_guarantee_armor|tf_guarantee_boots,0,0,fac_kingdom_15,[],,,,kingdom_15_face_young,kingdom_15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5_inf_missile_2</text:p>
          </table:table-cell>
          <table:table-cell table:style-name="ce3" office:value-type="string" calcext:value-type="string">
            <text:p>Arquebusier</text:p>
          </table:table-cell>
          <table:table-cell table:style-name="ce3" office:value-type="string" calcext:value-type="string">
            <text:p>Arquebusi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5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5_face_young</text:p>
          </table:table-cell>
          <table:table-cell table:style-name="ce15" office:value-type="string" calcext:value-type="string">
            <text:p>kingdom_15_face_old</text:p>
          </table:table-cell>
          <table:table-cell table:style-name="ce16"/>
          <table:table-cell table:style-name="ce4" table:formula="of:=IF(AND([.A118]&lt;&gt;&quot;&quot;;[.B118]&lt;&gt;&quot;&quot;);CONCATENATE([$Variables.$I$1];[$Variables.$I$7];[.A118];[$Variables.$I$7];[$Variables.$I$6];[$Variables.$I$7];[.B118];[$Variables.$I$7];[$Variables.$I$6];[$Variables.$I$7];[.C118];[$Variables.$I$7];[$Variables.$I$6];[.D118];[$Variables.$I$6];[.E118];[$Variables.$I$6];[.F118];[$Variables.$I$6];[.G118];[$Variables.$I$6];[$Variables.$I$1];[.H118];[.I118];[.J118];[.K118];[.L118];[.M118];[.N118];[$Variables.$I$2];[$Variables.$I$6];[.O118];[$Variables.$I$6];[.P118];[$Variables.$I$6];[.Q118];[$Variables.$I$6];[.R118];[$Variables.$I$6];[.S118];IF([.T118]&lt;&gt;&quot;&quot;;CONCATENATE([$Variables.$I$6];[.T118]);&quot;&quot;);[$Variables.$I$2];[$Variables.$I$6]);IF([.A118]&lt;&gt;&quot;&quot;;CONCATENATE(&quot;#&quot;;[.A118]);&quot;&quot;))" office:value-type="string" office:string-value="[&quot;kingdom_15_inf_missile_2&quot;,&quot;Arquebusier&quot;,&quot;Arquebusiers&quot;,tf_guarantee_helmet|tf_guarantee_armor|tf_guarantee_boots,0,0,fac_kingdom_15,[],,,,kingdom_15_face_young,kingdom_15_face_old]," calcext:value-type="string">
            <text:p>["kingdom_15_inf_missile_2","Arquebusier","Arquebusiers",tf_guarantee_helmet|tf_guarantee_armor|tf_guarantee_boots,0,0,fac_kingdom_15,[],,,,kingdom_15_face_young,kingdom_15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5_cav_melee_1</text:p>
          </table:table-cell>
          <table:table-cell table:style-name="ce3" office:value-type="string" calcext:value-type="string">
            <text:p>Horseman</text:p>
          </table:table-cell>
          <table:table-cell table:style-name="ce3" office:value-type="string" calcext:value-type="string">
            <text:p>Horse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5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5_face_young</text:p>
          </table:table-cell>
          <table:table-cell table:style-name="ce15" office:value-type="string" calcext:value-type="string">
            <text:p>kingdom_15_face_old</text:p>
          </table:table-cell>
          <table:table-cell table:style-name="ce16"/>
          <table:table-cell table:style-name="ce4" table:formula="of:=IF(AND([.A119]&lt;&gt;&quot;&quot;;[.B119]&lt;&gt;&quot;&quot;);CONCATENATE([$Variables.$I$1];[$Variables.$I$7];[.A119];[$Variables.$I$7];[$Variables.$I$6];[$Variables.$I$7];[.B119];[$Variables.$I$7];[$Variables.$I$6];[$Variables.$I$7];[.C119];[$Variables.$I$7];[$Variables.$I$6];[.D119];[$Variables.$I$6];[.E119];[$Variables.$I$6];[.F119];[$Variables.$I$6];[.G119];[$Variables.$I$6];[$Variables.$I$1];[.H119];[.I119];[.J119];[.K119];[.L119];[.M119];[.N119];[$Variables.$I$2];[$Variables.$I$6];[.O119];[$Variables.$I$6];[.P119];[$Variables.$I$6];[.Q119];[$Variables.$I$6];[.R119];[$Variables.$I$6];[.S119];IF([.T119]&lt;&gt;&quot;&quot;;CONCATENATE([$Variables.$I$6];[.T119]);&quot;&quot;);[$Variables.$I$2];[$Variables.$I$6]);IF([.A119]&lt;&gt;&quot;&quot;;CONCATENATE(&quot;#&quot;;[.A119]);&quot;&quot;))" office:value-type="string" office:string-value="[&quot;kingdom_15_cav_melee_1&quot;,&quot;Horseman&quot;,&quot;Horsemen&quot;,tf_guarantee_helmet|tf_guarantee_armor|tf_guarantee_boots,0,0,fac_kingdom_15,[],,,,kingdom_15_face_young,kingdom_15_face_old]," calcext:value-type="string">
            <text:p>["kingdom_15_cav_melee_1","Horseman","Horsemen",tf_guarantee_helmet|tf_guarantee_armor|tf_guarantee_boots,0,0,fac_kingdom_15,[],,,,kingdom_15_face_young,kingdom_15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5_cav_melee_2</text:p>
          </table:table-cell>
          <table:table-cell table:style-name="ce3" office:value-type="string" calcext:value-type="string">
            <text:p>Lancer</text:p>
          </table:table-cell>
          <table:table-cell table:style-name="ce3" office:value-type="string" calcext:value-type="string">
            <text:p>Lanc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5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5_face_young</text:p>
          </table:table-cell>
          <table:table-cell table:style-name="ce15" office:value-type="string" calcext:value-type="string">
            <text:p>kingdom_15_face_old</text:p>
          </table:table-cell>
          <table:table-cell table:style-name="ce16"/>
          <table:table-cell table:style-name="ce4" table:formula="of:=IF(AND([.A120]&lt;&gt;&quot;&quot;;[.B120]&lt;&gt;&quot;&quot;);CONCATENATE([$Variables.$I$1];[$Variables.$I$7];[.A120];[$Variables.$I$7];[$Variables.$I$6];[$Variables.$I$7];[.B120];[$Variables.$I$7];[$Variables.$I$6];[$Variables.$I$7];[.C120];[$Variables.$I$7];[$Variables.$I$6];[.D120];[$Variables.$I$6];[.E120];[$Variables.$I$6];[.F120];[$Variables.$I$6];[.G120];[$Variables.$I$6];[$Variables.$I$1];[.H120];[.I120];[.J120];[.K120];[.L120];[.M120];[.N120];[$Variables.$I$2];[$Variables.$I$6];[.O120];[$Variables.$I$6];[.P120];[$Variables.$I$6];[.Q120];[$Variables.$I$6];[.R120];[$Variables.$I$6];[.S120];IF([.T120]&lt;&gt;&quot;&quot;;CONCATENATE([$Variables.$I$6];[.T120]);&quot;&quot;);[$Variables.$I$2];[$Variables.$I$6]);IF([.A120]&lt;&gt;&quot;&quot;;CONCATENATE(&quot;#&quot;;[.A120]);&quot;&quot;))" office:value-type="string" office:string-value="[&quot;kingdom_15_cav_melee_2&quot;,&quot;Lancer&quot;,&quot;Lancers&quot;,tf_guarantee_helmet|tf_guarantee_armor|tf_guarantee_boots,0,0,fac_kingdom_15,[],,,,kingdom_15_face_young,kingdom_15_face_old]," calcext:value-type="string">
            <text:p>["kingdom_15_cav_melee_2","Lancer","Lancers",tf_guarantee_helmet|tf_guarantee_armor|tf_guarantee_boots,0,0,fac_kingdom_15,[],,,,kingdom_15_face_young,kingdom_15_face_old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115]+[.F116]+[.F117]+[.F118]+[.F119]+[.F120]" office:value-type="string" office:string-value="0" calcext:value-type="string">
            <text:p>0</text:p>
          </table:table-cell>
          <table:table-cell table:style-name="ce4" table:number-columns-repeated="14"/>
          <table:table-cell table:style-name="ce4" table:formula="of:=IF(AND([.A121]&lt;&gt;&quot;&quot;;[.B121]&lt;&gt;&quot;&quot;);CONCATENATE([$Variables.$I$1];[$Variables.$I$7];[.A121];[$Variables.$I$7];[$Variables.$I$6];[$Variables.$I$7];[.B121];[$Variables.$I$7];[$Variables.$I$6];[$Variables.$I$7];[.C121];[$Variables.$I$7];[$Variables.$I$6];[.D121];[$Variables.$I$6];[.E121];[$Variables.$I$6];[.F121];[$Variables.$I$6];[.G121];[$Variables.$I$6];[$Variables.$I$1];[.H121];[.I121];[.J121];[.K121];[.L121];[.M121];[.N121];[$Variables.$I$2];[$Variables.$I$6];[.O121];[$Variables.$I$6];[.P121];[$Variables.$I$6];[.Q121];[$Variables.$I$6];[.R121];[$Variables.$I$6];[.S121];IF([.T121]&lt;&gt;&quot;&quot;;CONCATENATE([$Variables.$I$6];[.T121]);&quot;&quot;);[$Variables.$I$2];[$Variables.$I$6]);IF([.A121]&lt;&gt;&quot;&quot;;CONCATENATE(&quot;#&quot;;[.A12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aadi Dynasty</text:p>
          </table:table-cell>
          <table:table-cell table:style-name="ce4" table:number-columns-repeated="19"/>
          <table:table-cell table:style-name="ce4" table:formula="of:=IF(AND([.A122]&lt;&gt;&quot;&quot;;[.B122]&lt;&gt;&quot;&quot;);CONCATENATE([$Variables.$I$1];[$Variables.$I$7];[.A122];[$Variables.$I$7];[$Variables.$I$6];[$Variables.$I$7];[.B122];[$Variables.$I$7];[$Variables.$I$6];[$Variables.$I$7];[.C122];[$Variables.$I$7];[$Variables.$I$6];[.D122];[$Variables.$I$6];[.E122];[$Variables.$I$6];[.F122];[$Variables.$I$6];[.G122];[$Variables.$I$6];[$Variables.$I$1];[.H122];[.I122];[.J122];[.K122];[.L122];[.M122];[.N122];[$Variables.$I$2];[$Variables.$I$6];[.O122];[$Variables.$I$6];[.P122];[$Variables.$I$6];[.Q122];[$Variables.$I$6];[.R122];[$Variables.$I$6];[.S122];IF([.T122]&lt;&gt;&quot;&quot;;CONCATENATE([$Variables.$I$6];[.T122]);&quot;&quot;);[$Variables.$I$2];[$Variables.$I$6]);IF([.A122]&lt;&gt;&quot;&quot;;CONCATENATE(&quot;#&quot;;[.A122]);&quot;&quot;))" office:value-type="string" office:string-value="#Saadi Dynasty" calcext:value-type="string">
            <text:p>#Saadi Dynasty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6_inf_melee_1</text:p>
          </table:table-cell>
          <table:table-cell table:style-name="ce3" office:value-type="string" calcext:value-type="string">
            <text:p>Spearman</text:p>
          </table:table-cell>
          <table:table-cell table:style-name="ce3" office:value-type="string" calcext:value-type="string">
            <text:p>Spear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6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6_face_young</text:p>
          </table:table-cell>
          <table:table-cell table:style-name="ce15" office:value-type="string" calcext:value-type="string">
            <text:p>kingdom_16_face_old</text:p>
          </table:table-cell>
          <table:table-cell table:style-name="ce16"/>
          <table:table-cell table:style-name="ce4" table:formula="of:=IF(AND([.A123]&lt;&gt;&quot;&quot;;[.B123]&lt;&gt;&quot;&quot;);CONCATENATE([$Variables.$I$1];[$Variables.$I$7];[.A123];[$Variables.$I$7];[$Variables.$I$6];[$Variables.$I$7];[.B123];[$Variables.$I$7];[$Variables.$I$6];[$Variables.$I$7];[.C123];[$Variables.$I$7];[$Variables.$I$6];[.D123];[$Variables.$I$6];[.E123];[$Variables.$I$6];[.F123];[$Variables.$I$6];[.G123];[$Variables.$I$6];[$Variables.$I$1];[.H123];[.I123];[.J123];[.K123];[.L123];[.M123];[.N123];[$Variables.$I$2];[$Variables.$I$6];[.O123];[$Variables.$I$6];[.P123];[$Variables.$I$6];[.Q123];[$Variables.$I$6];[.R123];[$Variables.$I$6];[.S123];IF([.T123]&lt;&gt;&quot;&quot;;CONCATENATE([$Variables.$I$6];[.T123]);&quot;&quot;);[$Variables.$I$2];[$Variables.$I$6]);IF([.A123]&lt;&gt;&quot;&quot;;CONCATENATE(&quot;#&quot;;[.A123]);&quot;&quot;))" office:value-type="string" office:string-value="[&quot;kingdom_16_inf_melee_1&quot;,&quot;Spearman&quot;,&quot;Spearmen&quot;,tf_guarantee_helmet|tf_guarantee_armor|tf_guarantee_boots,0,0,fac_kingdom_16,[],,,,kingdom_16_face_young,kingdom_16_face_old]," calcext:value-type="string">
            <text:p>["kingdom_16_inf_melee_1","Spearman","Spearmen",tf_guarantee_helmet|tf_guarantee_armor|tf_guarantee_boots,0,0,fac_kingdom_16,[],,,,kingdom_16_face_young,kingdom_16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6_inf_melee_2</text:p>
          </table:table-cell>
          <table:table-cell table:style-name="ce3" office:value-type="string" calcext:value-type="string">
            <text:p>Swordman</text:p>
          </table:table-cell>
          <table:table-cell table:style-name="ce3" office:value-type="string" calcext:value-type="string">
            <text:p>Sword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6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6_face_young</text:p>
          </table:table-cell>
          <table:table-cell table:style-name="ce15" office:value-type="string" calcext:value-type="string">
            <text:p>kingdom_16_face_old</text:p>
          </table:table-cell>
          <table:table-cell table:style-name="ce16"/>
          <table:table-cell table:style-name="ce4" table:formula="of:=IF(AND([.A124]&lt;&gt;&quot;&quot;;[.B124]&lt;&gt;&quot;&quot;);CONCATENATE([$Variables.$I$1];[$Variables.$I$7];[.A124];[$Variables.$I$7];[$Variables.$I$6];[$Variables.$I$7];[.B124];[$Variables.$I$7];[$Variables.$I$6];[$Variables.$I$7];[.C124];[$Variables.$I$7];[$Variables.$I$6];[.D124];[$Variables.$I$6];[.E124];[$Variables.$I$6];[.F124];[$Variables.$I$6];[.G124];[$Variables.$I$6];[$Variables.$I$1];[.H124];[.I124];[.J124];[.K124];[.L124];[.M124];[.N124];[$Variables.$I$2];[$Variables.$I$6];[.O124];[$Variables.$I$6];[.P124];[$Variables.$I$6];[.Q124];[$Variables.$I$6];[.R124];[$Variables.$I$6];[.S124];IF([.T124]&lt;&gt;&quot;&quot;;CONCATENATE([$Variables.$I$6];[.T124]);&quot;&quot;);[$Variables.$I$2];[$Variables.$I$6]);IF([.A124]&lt;&gt;&quot;&quot;;CONCATENATE(&quot;#&quot;;[.A124]);&quot;&quot;))" office:value-type="string" office:string-value="[&quot;kingdom_16_inf_melee_2&quot;,&quot;Swordman&quot;,&quot;Swordmen&quot;,tf_guarantee_helmet|tf_guarantee_armor|tf_guarantee_boots,0,0,fac_kingdom_16,[],,,,kingdom_16_face_young,kingdom_16_face_old]," calcext:value-type="string">
            <text:p>["kingdom_16_inf_melee_2","Swordman","Swordmen",tf_guarantee_helmet|tf_guarantee_armor|tf_guarantee_boots,0,0,fac_kingdom_16,[],,,,kingdom_16_face_young,kingdom_16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6_inf_missile_1</text:p>
          </table:table-cell>
          <table:table-cell table:style-name="ce3" office:value-type="string" calcext:value-type="string">
            <text:p>Archer</text:p>
          </table:table-cell>
          <table:table-cell table:style-name="ce3" office:value-type="string" calcext:value-type="string">
            <text:p>Arch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6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6_face_young</text:p>
          </table:table-cell>
          <table:table-cell table:style-name="ce15" office:value-type="string" calcext:value-type="string">
            <text:p>kingdom_16_face_old</text:p>
          </table:table-cell>
          <table:table-cell table:style-name="ce16"/>
          <table:table-cell table:style-name="ce4" table:formula="of:=IF(AND([.A125]&lt;&gt;&quot;&quot;;[.B125]&lt;&gt;&quot;&quot;);CONCATENATE([$Variables.$I$1];[$Variables.$I$7];[.A125];[$Variables.$I$7];[$Variables.$I$6];[$Variables.$I$7];[.B125];[$Variables.$I$7];[$Variables.$I$6];[$Variables.$I$7];[.C125];[$Variables.$I$7];[$Variables.$I$6];[.D125];[$Variables.$I$6];[.E125];[$Variables.$I$6];[.F125];[$Variables.$I$6];[.G125];[$Variables.$I$6];[$Variables.$I$1];[.H125];[.I125];[.J125];[.K125];[.L125];[.M125];[.N125];[$Variables.$I$2];[$Variables.$I$6];[.O125];[$Variables.$I$6];[.P125];[$Variables.$I$6];[.Q125];[$Variables.$I$6];[.R125];[$Variables.$I$6];[.S125];IF([.T125]&lt;&gt;&quot;&quot;;CONCATENATE([$Variables.$I$6];[.T125]);&quot;&quot;);[$Variables.$I$2];[$Variables.$I$6]);IF([.A125]&lt;&gt;&quot;&quot;;CONCATENATE(&quot;#&quot;;[.A125]);&quot;&quot;))" office:value-type="string" office:string-value="[&quot;kingdom_16_inf_missile_1&quot;,&quot;Archer&quot;,&quot;Archers&quot;,tf_guarantee_helmet|tf_guarantee_armor|tf_guarantee_boots,0,0,fac_kingdom_16,[],,,,kingdom_16_face_young,kingdom_16_face_old]," calcext:value-type="string">
            <text:p>["kingdom_16_inf_missile_1","Archer","Archers",tf_guarantee_helmet|tf_guarantee_armor|tf_guarantee_boots,0,0,fac_kingdom_16,[],,,,kingdom_16_face_young,kingdom_16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6_inf_missile_2</text:p>
          </table:table-cell>
          <table:table-cell table:style-name="ce3" office:value-type="string" calcext:value-type="string">
            <text:p>Arquebusier</text:p>
          </table:table-cell>
          <table:table-cell table:style-name="ce3" office:value-type="string" calcext:value-type="string">
            <text:p>Arquebusi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6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6_face_young</text:p>
          </table:table-cell>
          <table:table-cell table:style-name="ce15" office:value-type="string" calcext:value-type="string">
            <text:p>kingdom_16_face_old</text:p>
          </table:table-cell>
          <table:table-cell table:style-name="ce16"/>
          <table:table-cell table:style-name="ce4" table:formula="of:=IF(AND([.A126]&lt;&gt;&quot;&quot;;[.B126]&lt;&gt;&quot;&quot;);CONCATENATE([$Variables.$I$1];[$Variables.$I$7];[.A126];[$Variables.$I$7];[$Variables.$I$6];[$Variables.$I$7];[.B126];[$Variables.$I$7];[$Variables.$I$6];[$Variables.$I$7];[.C126];[$Variables.$I$7];[$Variables.$I$6];[.D126];[$Variables.$I$6];[.E126];[$Variables.$I$6];[.F126];[$Variables.$I$6];[.G126];[$Variables.$I$6];[$Variables.$I$1];[.H126];[.I126];[.J126];[.K126];[.L126];[.M126];[.N126];[$Variables.$I$2];[$Variables.$I$6];[.O126];[$Variables.$I$6];[.P126];[$Variables.$I$6];[.Q126];[$Variables.$I$6];[.R126];[$Variables.$I$6];[.S126];IF([.T126]&lt;&gt;&quot;&quot;;CONCATENATE([$Variables.$I$6];[.T126]);&quot;&quot;);[$Variables.$I$2];[$Variables.$I$6]);IF([.A126]&lt;&gt;&quot;&quot;;CONCATENATE(&quot;#&quot;;[.A126]);&quot;&quot;))" office:value-type="string" office:string-value="[&quot;kingdom_16_inf_missile_2&quot;,&quot;Arquebusier&quot;,&quot;Arquebusiers&quot;,tf_guarantee_helmet|tf_guarantee_armor|tf_guarantee_boots,0,0,fac_kingdom_16,[],,,,kingdom_16_face_young,kingdom_16_face_old]," calcext:value-type="string">
            <text:p>["kingdom_16_inf_missile_2","Arquebusier","Arquebusiers",tf_guarantee_helmet|tf_guarantee_armor|tf_guarantee_boots,0,0,fac_kingdom_16,[],,,,kingdom_16_face_young,kingdom_16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6_cav_melee_1</text:p>
          </table:table-cell>
          <table:table-cell table:style-name="ce3" office:value-type="string" calcext:value-type="string">
            <text:p>Horseman</text:p>
          </table:table-cell>
          <table:table-cell table:style-name="ce3" office:value-type="string" calcext:value-type="string">
            <text:p>Horse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6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6_face_young</text:p>
          </table:table-cell>
          <table:table-cell table:style-name="ce15" office:value-type="string" calcext:value-type="string">
            <text:p>kingdom_16_face_old</text:p>
          </table:table-cell>
          <table:table-cell table:style-name="ce16"/>
          <table:table-cell table:style-name="ce4" table:formula="of:=IF(AND([.A127]&lt;&gt;&quot;&quot;;[.B127]&lt;&gt;&quot;&quot;);CONCATENATE([$Variables.$I$1];[$Variables.$I$7];[.A127];[$Variables.$I$7];[$Variables.$I$6];[$Variables.$I$7];[.B127];[$Variables.$I$7];[$Variables.$I$6];[$Variables.$I$7];[.C127];[$Variables.$I$7];[$Variables.$I$6];[.D127];[$Variables.$I$6];[.E127];[$Variables.$I$6];[.F127];[$Variables.$I$6];[.G127];[$Variables.$I$6];[$Variables.$I$1];[.H127];[.I127];[.J127];[.K127];[.L127];[.M127];[.N127];[$Variables.$I$2];[$Variables.$I$6];[.O127];[$Variables.$I$6];[.P127];[$Variables.$I$6];[.Q127];[$Variables.$I$6];[.R127];[$Variables.$I$6];[.S127];IF([.T127]&lt;&gt;&quot;&quot;;CONCATENATE([$Variables.$I$6];[.T127]);&quot;&quot;);[$Variables.$I$2];[$Variables.$I$6]);IF([.A127]&lt;&gt;&quot;&quot;;CONCATENATE(&quot;#&quot;;[.A127]);&quot;&quot;))" office:value-type="string" office:string-value="[&quot;kingdom_16_cav_melee_1&quot;,&quot;Horseman&quot;,&quot;Horsemen&quot;,tf_guarantee_helmet|tf_guarantee_armor|tf_guarantee_boots,0,0,fac_kingdom_16,[],,,,kingdom_16_face_young,kingdom_16_face_old]," calcext:value-type="string">
            <text:p>["kingdom_16_cav_melee_1","Horseman","Horsemen",tf_guarantee_helmet|tf_guarantee_armor|tf_guarantee_boots,0,0,fac_kingdom_16,[],,,,kingdom_16_face_young,kingdom_16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6_cav_melee_2</text:p>
          </table:table-cell>
          <table:table-cell table:style-name="ce3" office:value-type="string" calcext:value-type="string">
            <text:p>Lancer</text:p>
          </table:table-cell>
          <table:table-cell table:style-name="ce3" office:value-type="string" calcext:value-type="string">
            <text:p>Lanc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6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6_face_young</text:p>
          </table:table-cell>
          <table:table-cell table:style-name="ce15" office:value-type="string" calcext:value-type="string">
            <text:p>kingdom_16_face_old</text:p>
          </table:table-cell>
          <table:table-cell table:style-name="ce16"/>
          <table:table-cell table:style-name="ce4" table:formula="of:=IF(AND([.A128]&lt;&gt;&quot;&quot;;[.B128]&lt;&gt;&quot;&quot;);CONCATENATE([$Variables.$I$1];[$Variables.$I$7];[.A128];[$Variables.$I$7];[$Variables.$I$6];[$Variables.$I$7];[.B128];[$Variables.$I$7];[$Variables.$I$6];[$Variables.$I$7];[.C128];[$Variables.$I$7];[$Variables.$I$6];[.D128];[$Variables.$I$6];[.E128];[$Variables.$I$6];[.F128];[$Variables.$I$6];[.G128];[$Variables.$I$6];[$Variables.$I$1];[.H128];[.I128];[.J128];[.K128];[.L128];[.M128];[.N128];[$Variables.$I$2];[$Variables.$I$6];[.O128];[$Variables.$I$6];[.P128];[$Variables.$I$6];[.Q128];[$Variables.$I$6];[.R128];[$Variables.$I$6];[.S128];IF([.T128]&lt;&gt;&quot;&quot;;CONCATENATE([$Variables.$I$6];[.T128]);&quot;&quot;);[$Variables.$I$2];[$Variables.$I$6]);IF([.A128]&lt;&gt;&quot;&quot;;CONCATENATE(&quot;#&quot;;[.A128]);&quot;&quot;))" office:value-type="string" office:string-value="[&quot;kingdom_16_cav_melee_2&quot;,&quot;Lancer&quot;,&quot;Lancers&quot;,tf_guarantee_helmet|tf_guarantee_armor|tf_guarantee_boots,0,0,fac_kingdom_16,[],,,,kingdom_16_face_young,kingdom_16_face_old]," calcext:value-type="string">
            <text:p>["kingdom_16_cav_melee_2","Lancer","Lancers",tf_guarantee_helmet|tf_guarantee_armor|tf_guarantee_boots,0,0,fac_kingdom_16,[],,,,kingdom_16_face_young,kingdom_16_face_old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123]+[.F124]+[.F125]+[.F126]+[.F127]+[.F128]" office:value-type="string" office:string-value="0" calcext:value-type="string">
            <text:p>0</text:p>
          </table:table-cell>
          <table:table-cell table:style-name="ce4" table:number-columns-repeated="14"/>
          <table:table-cell table:style-name="ce4" table:formula="of:=IF(AND([.A129]&lt;&gt;&quot;&quot;;[.B129]&lt;&gt;&quot;&quot;);CONCATENATE([$Variables.$I$1];[$Variables.$I$7];[.A129];[$Variables.$I$7];[$Variables.$I$6];[$Variables.$I$7];[.B129];[$Variables.$I$7];[$Variables.$I$6];[$Variables.$I$7];[.C129];[$Variables.$I$7];[$Variables.$I$6];[.D129];[$Variables.$I$6];[.E129];[$Variables.$I$6];[.F129];[$Variables.$I$6];[.G129];[$Variables.$I$6];[$Variables.$I$1];[.H129];[.I129];[.J129];[.K129];[.L129];[.M129];[.N129];[$Variables.$I$2];[$Variables.$I$6];[.O129];[$Variables.$I$6];[.P129];[$Variables.$I$6];[.Q129];[$Variables.$I$6];[.R129];[$Variables.$I$6];[.S129];IF([.T129]&lt;&gt;&quot;&quot;;CONCATENATE([$Variables.$I$6];[.T129]);&quot;&quot;);[$Variables.$I$2];[$Variables.$I$6]);IF([.A129]&lt;&gt;&quot;&quot;;CONCATENATE(&quot;#&quot;;[.A12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Zayyanid Dynasty</text:p>
          </table:table-cell>
          <table:table-cell table:style-name="ce4" table:number-columns-repeated="19"/>
          <table:table-cell table:style-name="ce4" table:formula="of:=IF(AND([.A130]&lt;&gt;&quot;&quot;;[.B130]&lt;&gt;&quot;&quot;);CONCATENATE([$Variables.$I$1];[$Variables.$I$7];[.A130];[$Variables.$I$7];[$Variables.$I$6];[$Variables.$I$7];[.B130];[$Variables.$I$7];[$Variables.$I$6];[$Variables.$I$7];[.C130];[$Variables.$I$7];[$Variables.$I$6];[.D130];[$Variables.$I$6];[.E130];[$Variables.$I$6];[.F130];[$Variables.$I$6];[.G130];[$Variables.$I$6];[$Variables.$I$1];[.H130];[.I130];[.J130];[.K130];[.L130];[.M130];[.N130];[$Variables.$I$2];[$Variables.$I$6];[.O130];[$Variables.$I$6];[.P130];[$Variables.$I$6];[.Q130];[$Variables.$I$6];[.R130];[$Variables.$I$6];[.S130];IF([.T130]&lt;&gt;&quot;&quot;;CONCATENATE([$Variables.$I$6];[.T130]);&quot;&quot;);[$Variables.$I$2];[$Variables.$I$6]);IF([.A130]&lt;&gt;&quot;&quot;;CONCATENATE(&quot;#&quot;;[.A130]);&quot;&quot;))" office:value-type="string" office:string-value="#Zayyanid Dynasty" calcext:value-type="string">
            <text:p>#Zayyanid Dynasty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7_inf_melee_1</text:p>
          </table:table-cell>
          <table:table-cell table:style-name="ce3" office:value-type="string" calcext:value-type="string">
            <text:p>Spearman</text:p>
          </table:table-cell>
          <table:table-cell table:style-name="ce3" office:value-type="string" calcext:value-type="string">
            <text:p>Spear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7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7_face_young</text:p>
          </table:table-cell>
          <table:table-cell table:style-name="ce15" office:value-type="string" calcext:value-type="string">
            <text:p>kingdom_17_face_old</text:p>
          </table:table-cell>
          <table:table-cell table:style-name="ce16"/>
          <table:table-cell table:style-name="ce4" table:formula="of:=IF(AND([.A131]&lt;&gt;&quot;&quot;;[.B131]&lt;&gt;&quot;&quot;);CONCATENATE([$Variables.$I$1];[$Variables.$I$7];[.A131];[$Variables.$I$7];[$Variables.$I$6];[$Variables.$I$7];[.B131];[$Variables.$I$7];[$Variables.$I$6];[$Variables.$I$7];[.C131];[$Variables.$I$7];[$Variables.$I$6];[.D131];[$Variables.$I$6];[.E131];[$Variables.$I$6];[.F131];[$Variables.$I$6];[.G131];[$Variables.$I$6];[$Variables.$I$1];[.H131];[.I131];[.J131];[.K131];[.L131];[.M131];[.N131];[$Variables.$I$2];[$Variables.$I$6];[.O131];[$Variables.$I$6];[.P131];[$Variables.$I$6];[.Q131];[$Variables.$I$6];[.R131];[$Variables.$I$6];[.S131];IF([.T131]&lt;&gt;&quot;&quot;;CONCATENATE([$Variables.$I$6];[.T131]);&quot;&quot;);[$Variables.$I$2];[$Variables.$I$6]);IF([.A131]&lt;&gt;&quot;&quot;;CONCATENATE(&quot;#&quot;;[.A131]);&quot;&quot;))" office:value-type="string" office:string-value="[&quot;kingdom_17_inf_melee_1&quot;,&quot;Spearman&quot;,&quot;Spearmen&quot;,tf_guarantee_helmet|tf_guarantee_armor|tf_guarantee_boots,0,0,fac_kingdom_17,[],,,,kingdom_17_face_young,kingdom_17_face_old]," calcext:value-type="string">
            <text:p>["kingdom_17_inf_melee_1","Spearman","Spearmen",tf_guarantee_helmet|tf_guarantee_armor|tf_guarantee_boots,0,0,fac_kingdom_17,[],,,,kingdom_17_face_young,kingdom_17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7_inf_melee_2</text:p>
          </table:table-cell>
          <table:table-cell table:style-name="ce3" office:value-type="string" calcext:value-type="string">
            <text:p>Swordman</text:p>
          </table:table-cell>
          <table:table-cell table:style-name="ce3" office:value-type="string" calcext:value-type="string">
            <text:p>Sword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7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7_face_young</text:p>
          </table:table-cell>
          <table:table-cell table:style-name="ce15" office:value-type="string" calcext:value-type="string">
            <text:p>kingdom_17_face_old</text:p>
          </table:table-cell>
          <table:table-cell table:style-name="ce16"/>
          <table:table-cell table:style-name="ce4" table:formula="of:=IF(AND([.A132]&lt;&gt;&quot;&quot;;[.B132]&lt;&gt;&quot;&quot;);CONCATENATE([$Variables.$I$1];[$Variables.$I$7];[.A132];[$Variables.$I$7];[$Variables.$I$6];[$Variables.$I$7];[.B132];[$Variables.$I$7];[$Variables.$I$6];[$Variables.$I$7];[.C132];[$Variables.$I$7];[$Variables.$I$6];[.D132];[$Variables.$I$6];[.E132];[$Variables.$I$6];[.F132];[$Variables.$I$6];[.G132];[$Variables.$I$6];[$Variables.$I$1];[.H132];[.I132];[.J132];[.K132];[.L132];[.M132];[.N132];[$Variables.$I$2];[$Variables.$I$6];[.O132];[$Variables.$I$6];[.P132];[$Variables.$I$6];[.Q132];[$Variables.$I$6];[.R132];[$Variables.$I$6];[.S132];IF([.T132]&lt;&gt;&quot;&quot;;CONCATENATE([$Variables.$I$6];[.T132]);&quot;&quot;);[$Variables.$I$2];[$Variables.$I$6]);IF([.A132]&lt;&gt;&quot;&quot;;CONCATENATE(&quot;#&quot;;[.A132]);&quot;&quot;))" office:value-type="string" office:string-value="[&quot;kingdom_17_inf_melee_2&quot;,&quot;Swordman&quot;,&quot;Swordmen&quot;,tf_guarantee_helmet|tf_guarantee_armor|tf_guarantee_boots,0,0,fac_kingdom_17,[],,,,kingdom_17_face_young,kingdom_17_face_old]," calcext:value-type="string">
            <text:p>["kingdom_17_inf_melee_2","Swordman","Swordmen",tf_guarantee_helmet|tf_guarantee_armor|tf_guarantee_boots,0,0,fac_kingdom_17,[],,,,kingdom_17_face_young,kingdom_17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7_inf_missile_1</text:p>
          </table:table-cell>
          <table:table-cell table:style-name="ce3" office:value-type="string" calcext:value-type="string">
            <text:p>Archer</text:p>
          </table:table-cell>
          <table:table-cell table:style-name="ce3" office:value-type="string" calcext:value-type="string">
            <text:p>Arch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7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7_face_young</text:p>
          </table:table-cell>
          <table:table-cell table:style-name="ce15" office:value-type="string" calcext:value-type="string">
            <text:p>kingdom_17_face_old</text:p>
          </table:table-cell>
          <table:table-cell table:style-name="ce16"/>
          <table:table-cell table:style-name="ce4" table:formula="of:=IF(AND([.A133]&lt;&gt;&quot;&quot;;[.B133]&lt;&gt;&quot;&quot;);CONCATENATE([$Variables.$I$1];[$Variables.$I$7];[.A133];[$Variables.$I$7];[$Variables.$I$6];[$Variables.$I$7];[.B133];[$Variables.$I$7];[$Variables.$I$6];[$Variables.$I$7];[.C133];[$Variables.$I$7];[$Variables.$I$6];[.D133];[$Variables.$I$6];[.E133];[$Variables.$I$6];[.F133];[$Variables.$I$6];[.G133];[$Variables.$I$6];[$Variables.$I$1];[.H133];[.I133];[.J133];[.K133];[.L133];[.M133];[.N133];[$Variables.$I$2];[$Variables.$I$6];[.O133];[$Variables.$I$6];[.P133];[$Variables.$I$6];[.Q133];[$Variables.$I$6];[.R133];[$Variables.$I$6];[.S133];IF([.T133]&lt;&gt;&quot;&quot;;CONCATENATE([$Variables.$I$6];[.T133]);&quot;&quot;);[$Variables.$I$2];[$Variables.$I$6]);IF([.A133]&lt;&gt;&quot;&quot;;CONCATENATE(&quot;#&quot;;[.A133]);&quot;&quot;))" office:value-type="string" office:string-value="[&quot;kingdom_17_inf_missile_1&quot;,&quot;Archer&quot;,&quot;Archers&quot;,tf_guarantee_helmet|tf_guarantee_armor|tf_guarantee_boots,0,0,fac_kingdom_17,[],,,,kingdom_17_face_young,kingdom_17_face_old]," calcext:value-type="string">
            <text:p>["kingdom_17_inf_missile_1","Archer","Archers",tf_guarantee_helmet|tf_guarantee_armor|tf_guarantee_boots,0,0,fac_kingdom_17,[],,,,kingdom_17_face_young,kingdom_17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7_inf_missile_2</text:p>
          </table:table-cell>
          <table:table-cell table:style-name="ce3" office:value-type="string" calcext:value-type="string">
            <text:p>Arquebusier</text:p>
          </table:table-cell>
          <table:table-cell table:style-name="ce3" office:value-type="string" calcext:value-type="string">
            <text:p>Arquebusi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7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7_face_young</text:p>
          </table:table-cell>
          <table:table-cell table:style-name="ce15" office:value-type="string" calcext:value-type="string">
            <text:p>kingdom_17_face_old</text:p>
          </table:table-cell>
          <table:table-cell table:style-name="ce16"/>
          <table:table-cell table:style-name="ce4" table:formula="of:=IF(AND([.A134]&lt;&gt;&quot;&quot;;[.B134]&lt;&gt;&quot;&quot;);CONCATENATE([$Variables.$I$1];[$Variables.$I$7];[.A134];[$Variables.$I$7];[$Variables.$I$6];[$Variables.$I$7];[.B134];[$Variables.$I$7];[$Variables.$I$6];[$Variables.$I$7];[.C134];[$Variables.$I$7];[$Variables.$I$6];[.D134];[$Variables.$I$6];[.E134];[$Variables.$I$6];[.F134];[$Variables.$I$6];[.G134];[$Variables.$I$6];[$Variables.$I$1];[.H134];[.I134];[.J134];[.K134];[.L134];[.M134];[.N134];[$Variables.$I$2];[$Variables.$I$6];[.O134];[$Variables.$I$6];[.P134];[$Variables.$I$6];[.Q134];[$Variables.$I$6];[.R134];[$Variables.$I$6];[.S134];IF([.T134]&lt;&gt;&quot;&quot;;CONCATENATE([$Variables.$I$6];[.T134]);&quot;&quot;);[$Variables.$I$2];[$Variables.$I$6]);IF([.A134]&lt;&gt;&quot;&quot;;CONCATENATE(&quot;#&quot;;[.A134]);&quot;&quot;))" office:value-type="string" office:string-value="[&quot;kingdom_17_inf_missile_2&quot;,&quot;Arquebusier&quot;,&quot;Arquebusiers&quot;,tf_guarantee_helmet|tf_guarantee_armor|tf_guarantee_boots,0,0,fac_kingdom_17,[],,,,kingdom_17_face_young,kingdom_17_face_old]," calcext:value-type="string">
            <text:p>["kingdom_17_inf_missile_2","Arquebusier","Arquebusiers",tf_guarantee_helmet|tf_guarantee_armor|tf_guarantee_boots,0,0,fac_kingdom_17,[],,,,kingdom_17_face_young,kingdom_17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7_cav_melee_1</text:p>
          </table:table-cell>
          <table:table-cell table:style-name="ce3" office:value-type="string" calcext:value-type="string">
            <text:p>Horseman</text:p>
          </table:table-cell>
          <table:table-cell table:style-name="ce3" office:value-type="string" calcext:value-type="string">
            <text:p>Horse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7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7_face_young</text:p>
          </table:table-cell>
          <table:table-cell table:style-name="ce15" office:value-type="string" calcext:value-type="string">
            <text:p>kingdom_17_face_old</text:p>
          </table:table-cell>
          <table:table-cell table:style-name="ce16"/>
          <table:table-cell table:style-name="ce4" table:formula="of:=IF(AND([.A135]&lt;&gt;&quot;&quot;;[.B135]&lt;&gt;&quot;&quot;);CONCATENATE([$Variables.$I$1];[$Variables.$I$7];[.A135];[$Variables.$I$7];[$Variables.$I$6];[$Variables.$I$7];[.B135];[$Variables.$I$7];[$Variables.$I$6];[$Variables.$I$7];[.C135];[$Variables.$I$7];[$Variables.$I$6];[.D135];[$Variables.$I$6];[.E135];[$Variables.$I$6];[.F135];[$Variables.$I$6];[.G135];[$Variables.$I$6];[$Variables.$I$1];[.H135];[.I135];[.J135];[.K135];[.L135];[.M135];[.N135];[$Variables.$I$2];[$Variables.$I$6];[.O135];[$Variables.$I$6];[.P135];[$Variables.$I$6];[.Q135];[$Variables.$I$6];[.R135];[$Variables.$I$6];[.S135];IF([.T135]&lt;&gt;&quot;&quot;;CONCATENATE([$Variables.$I$6];[.T135]);&quot;&quot;);[$Variables.$I$2];[$Variables.$I$6]);IF([.A135]&lt;&gt;&quot;&quot;;CONCATENATE(&quot;#&quot;;[.A135]);&quot;&quot;))" office:value-type="string" office:string-value="[&quot;kingdom_17_cav_melee_1&quot;,&quot;Horseman&quot;,&quot;Horsemen&quot;,tf_guarantee_helmet|tf_guarantee_armor|tf_guarantee_boots,0,0,fac_kingdom_17,[],,,,kingdom_17_face_young,kingdom_17_face_old]," calcext:value-type="string">
            <text:p>["kingdom_17_cav_melee_1","Horseman","Horsemen",tf_guarantee_helmet|tf_guarantee_armor|tf_guarantee_boots,0,0,fac_kingdom_17,[],,,,kingdom_17_face_young,kingdom_17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7_cav_melee_2</text:p>
          </table:table-cell>
          <table:table-cell table:style-name="ce3" office:value-type="string" calcext:value-type="string">
            <text:p>Lancer</text:p>
          </table:table-cell>
          <table:table-cell table:style-name="ce3" office:value-type="string" calcext:value-type="string">
            <text:p>Lanc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7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7_face_young</text:p>
          </table:table-cell>
          <table:table-cell table:style-name="ce15" office:value-type="string" calcext:value-type="string">
            <text:p>kingdom_17_face_old</text:p>
          </table:table-cell>
          <table:table-cell table:style-name="ce16"/>
          <table:table-cell table:style-name="ce4" table:formula="of:=IF(AND([.A136]&lt;&gt;&quot;&quot;;[.B136]&lt;&gt;&quot;&quot;);CONCATENATE([$Variables.$I$1];[$Variables.$I$7];[.A136];[$Variables.$I$7];[$Variables.$I$6];[$Variables.$I$7];[.B136];[$Variables.$I$7];[$Variables.$I$6];[$Variables.$I$7];[.C136];[$Variables.$I$7];[$Variables.$I$6];[.D136];[$Variables.$I$6];[.E136];[$Variables.$I$6];[.F136];[$Variables.$I$6];[.G136];[$Variables.$I$6];[$Variables.$I$1];[.H136];[.I136];[.J136];[.K136];[.L136];[.M136];[.N136];[$Variables.$I$2];[$Variables.$I$6];[.O136];[$Variables.$I$6];[.P136];[$Variables.$I$6];[.Q136];[$Variables.$I$6];[.R136];[$Variables.$I$6];[.S136];IF([.T136]&lt;&gt;&quot;&quot;;CONCATENATE([$Variables.$I$6];[.T136]);&quot;&quot;);[$Variables.$I$2];[$Variables.$I$6]);IF([.A136]&lt;&gt;&quot;&quot;;CONCATENATE(&quot;#&quot;;[.A136]);&quot;&quot;))" office:value-type="string" office:string-value="[&quot;kingdom_17_cav_melee_2&quot;,&quot;Lancer&quot;,&quot;Lancers&quot;,tf_guarantee_helmet|tf_guarantee_armor|tf_guarantee_boots,0,0,fac_kingdom_17,[],,,,kingdom_17_face_young,kingdom_17_face_old]," calcext:value-type="string">
            <text:p>["kingdom_17_cav_melee_2","Lancer","Lancers",tf_guarantee_helmet|tf_guarantee_armor|tf_guarantee_boots,0,0,fac_kingdom_17,[],,,,kingdom_17_face_young,kingdom_17_face_old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131]+[.F132]+[.F133]+[.F134]+[.F135]+[.F136]" office:value-type="string" office:string-value="0" calcext:value-type="string">
            <text:p>0</text:p>
          </table:table-cell>
          <table:table-cell table:style-name="ce4" table:number-columns-repeated="14"/>
          <table:table-cell table:style-name="ce4" table:formula="of:=IF(AND([.A137]&lt;&gt;&quot;&quot;;[.B137]&lt;&gt;&quot;&quot;);CONCATENATE([$Variables.$I$1];[$Variables.$I$7];[.A137];[$Variables.$I$7];[$Variables.$I$6];[$Variables.$I$7];[.B137];[$Variables.$I$7];[$Variables.$I$6];[$Variables.$I$7];[.C137];[$Variables.$I$7];[$Variables.$I$6];[.D137];[$Variables.$I$6];[.E137];[$Variables.$I$6];[.F137];[$Variables.$I$6];[.G137];[$Variables.$I$6];[$Variables.$I$1];[.H137];[.I137];[.J137];[.K137];[.L137];[.M137];[.N137];[$Variables.$I$2];[$Variables.$I$6];[.O137];[$Variables.$I$6];[.P137];[$Variables.$I$6];[.Q137];[$Variables.$I$6];[.R137];[$Variables.$I$6];[.S137];IF([.T137]&lt;&gt;&quot;&quot;;CONCATENATE([$Variables.$I$6];[.T137]);&quot;&quot;);[$Variables.$I$2];[$Variables.$I$6]);IF([.A137]&lt;&gt;&quot;&quot;;CONCATENATE(&quot;#&quot;;[.A13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fsid Dynasty</text:p>
          </table:table-cell>
          <table:table-cell table:style-name="ce4" table:number-columns-repeated="19"/>
          <table:table-cell table:style-name="ce4" table:formula="of:=IF(AND([.A138]&lt;&gt;&quot;&quot;;[.B138]&lt;&gt;&quot;&quot;);CONCATENATE([$Variables.$I$1];[$Variables.$I$7];[.A138];[$Variables.$I$7];[$Variables.$I$6];[$Variables.$I$7];[.B138];[$Variables.$I$7];[$Variables.$I$6];[$Variables.$I$7];[.C138];[$Variables.$I$7];[$Variables.$I$6];[.D138];[$Variables.$I$6];[.E138];[$Variables.$I$6];[.F138];[$Variables.$I$6];[.G138];[$Variables.$I$6];[$Variables.$I$1];[.H138];[.I138];[.J138];[.K138];[.L138];[.M138];[.N138];[$Variables.$I$2];[$Variables.$I$6];[.O138];[$Variables.$I$6];[.P138];[$Variables.$I$6];[.Q138];[$Variables.$I$6];[.R138];[$Variables.$I$6];[.S138];IF([.T138]&lt;&gt;&quot;&quot;;CONCATENATE([$Variables.$I$6];[.T138]);&quot;&quot;);[$Variables.$I$2];[$Variables.$I$6]);IF([.A138]&lt;&gt;&quot;&quot;;CONCATENATE(&quot;#&quot;;[.A138]);&quot;&quot;))" office:value-type="string" office:string-value="#Hafsid Dynasty" calcext:value-type="string">
            <text:p>#Hafsid Dynasty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8_inf_melee_1</text:p>
          </table:table-cell>
          <table:table-cell table:style-name="ce3" office:value-type="string" calcext:value-type="string">
            <text:p>Spearman</text:p>
          </table:table-cell>
          <table:table-cell table:style-name="ce3" office:value-type="string" calcext:value-type="string">
            <text:p>Spear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8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8_face_young</text:p>
          </table:table-cell>
          <table:table-cell table:style-name="ce15" office:value-type="string" calcext:value-type="string">
            <text:p>kingdom_18_face_old</text:p>
          </table:table-cell>
          <table:table-cell table:style-name="ce16"/>
          <table:table-cell table:style-name="ce4" table:formula="of:=IF(AND([.A139]&lt;&gt;&quot;&quot;;[.B139]&lt;&gt;&quot;&quot;);CONCATENATE([$Variables.$I$1];[$Variables.$I$7];[.A139];[$Variables.$I$7];[$Variables.$I$6];[$Variables.$I$7];[.B139];[$Variables.$I$7];[$Variables.$I$6];[$Variables.$I$7];[.C139];[$Variables.$I$7];[$Variables.$I$6];[.D139];[$Variables.$I$6];[.E139];[$Variables.$I$6];[.F139];[$Variables.$I$6];[.G139];[$Variables.$I$6];[$Variables.$I$1];[.H139];[.I139];[.J139];[.K139];[.L139];[.M139];[.N139];[$Variables.$I$2];[$Variables.$I$6];[.O139];[$Variables.$I$6];[.P139];[$Variables.$I$6];[.Q139];[$Variables.$I$6];[.R139];[$Variables.$I$6];[.S139];IF([.T139]&lt;&gt;&quot;&quot;;CONCATENATE([$Variables.$I$6];[.T139]);&quot;&quot;);[$Variables.$I$2];[$Variables.$I$6]);IF([.A139]&lt;&gt;&quot;&quot;;CONCATENATE(&quot;#&quot;;[.A139]);&quot;&quot;))" office:value-type="string" office:string-value="[&quot;kingdom_18_inf_melee_1&quot;,&quot;Spearman&quot;,&quot;Spearmen&quot;,tf_guarantee_helmet|tf_guarantee_armor|tf_guarantee_boots,0,0,fac_kingdom_18,[],,,,kingdom_18_face_young,kingdom_18_face_old]," calcext:value-type="string">
            <text:p>["kingdom_18_inf_melee_1","Spearman","Spearmen",tf_guarantee_helmet|tf_guarantee_armor|tf_guarantee_boots,0,0,fac_kingdom_18,[],,,,kingdom_18_face_young,kingdom_18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8_inf_melee_2</text:p>
          </table:table-cell>
          <table:table-cell table:style-name="ce3" office:value-type="string" calcext:value-type="string">
            <text:p>Swordman</text:p>
          </table:table-cell>
          <table:table-cell table:style-name="ce3" office:value-type="string" calcext:value-type="string">
            <text:p>Sword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8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8_face_young</text:p>
          </table:table-cell>
          <table:table-cell table:style-name="ce15" office:value-type="string" calcext:value-type="string">
            <text:p>kingdom_18_face_old</text:p>
          </table:table-cell>
          <table:table-cell table:style-name="ce16"/>
          <table:table-cell table:style-name="ce4" table:formula="of:=IF(AND([.A140]&lt;&gt;&quot;&quot;;[.B140]&lt;&gt;&quot;&quot;);CONCATENATE([$Variables.$I$1];[$Variables.$I$7];[.A140];[$Variables.$I$7];[$Variables.$I$6];[$Variables.$I$7];[.B140];[$Variables.$I$7];[$Variables.$I$6];[$Variables.$I$7];[.C140];[$Variables.$I$7];[$Variables.$I$6];[.D140];[$Variables.$I$6];[.E140];[$Variables.$I$6];[.F140];[$Variables.$I$6];[.G140];[$Variables.$I$6];[$Variables.$I$1];[.H140];[.I140];[.J140];[.K140];[.L140];[.M140];[.N140];[$Variables.$I$2];[$Variables.$I$6];[.O140];[$Variables.$I$6];[.P140];[$Variables.$I$6];[.Q140];[$Variables.$I$6];[.R140];[$Variables.$I$6];[.S140];IF([.T140]&lt;&gt;&quot;&quot;;CONCATENATE([$Variables.$I$6];[.T140]);&quot;&quot;);[$Variables.$I$2];[$Variables.$I$6]);IF([.A140]&lt;&gt;&quot;&quot;;CONCATENATE(&quot;#&quot;;[.A140]);&quot;&quot;))" office:value-type="string" office:string-value="[&quot;kingdom_18_inf_melee_2&quot;,&quot;Swordman&quot;,&quot;Swordmen&quot;,tf_guarantee_helmet|tf_guarantee_armor|tf_guarantee_boots,0,0,fac_kingdom_18,[],,,,kingdom_18_face_young,kingdom_18_face_old]," calcext:value-type="string">
            <text:p>["kingdom_18_inf_melee_2","Swordman","Swordmen",tf_guarantee_helmet|tf_guarantee_armor|tf_guarantee_boots,0,0,fac_kingdom_18,[],,,,kingdom_18_face_young,kingdom_18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8_inf_missile_1</text:p>
          </table:table-cell>
          <table:table-cell table:style-name="ce3" office:value-type="string" calcext:value-type="string">
            <text:p>Archer</text:p>
          </table:table-cell>
          <table:table-cell table:style-name="ce3" office:value-type="string" calcext:value-type="string">
            <text:p>Arch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8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8_face_young</text:p>
          </table:table-cell>
          <table:table-cell table:style-name="ce15" office:value-type="string" calcext:value-type="string">
            <text:p>kingdom_18_face_old</text:p>
          </table:table-cell>
          <table:table-cell table:style-name="ce16"/>
          <table:table-cell table:style-name="ce4" table:formula="of:=IF(AND([.A141]&lt;&gt;&quot;&quot;;[.B141]&lt;&gt;&quot;&quot;);CONCATENATE([$Variables.$I$1];[$Variables.$I$7];[.A141];[$Variables.$I$7];[$Variables.$I$6];[$Variables.$I$7];[.B141];[$Variables.$I$7];[$Variables.$I$6];[$Variables.$I$7];[.C141];[$Variables.$I$7];[$Variables.$I$6];[.D141];[$Variables.$I$6];[.E141];[$Variables.$I$6];[.F141];[$Variables.$I$6];[.G141];[$Variables.$I$6];[$Variables.$I$1];[.H141];[.I141];[.J141];[.K141];[.L141];[.M141];[.N141];[$Variables.$I$2];[$Variables.$I$6];[.O141];[$Variables.$I$6];[.P141];[$Variables.$I$6];[.Q141];[$Variables.$I$6];[.R141];[$Variables.$I$6];[.S141];IF([.T141]&lt;&gt;&quot;&quot;;CONCATENATE([$Variables.$I$6];[.T141]);&quot;&quot;);[$Variables.$I$2];[$Variables.$I$6]);IF([.A141]&lt;&gt;&quot;&quot;;CONCATENATE(&quot;#&quot;;[.A141]);&quot;&quot;))" office:value-type="string" office:string-value="[&quot;kingdom_18_inf_missile_1&quot;,&quot;Archer&quot;,&quot;Archers&quot;,tf_guarantee_helmet|tf_guarantee_armor|tf_guarantee_boots,0,0,fac_kingdom_18,[],,,,kingdom_18_face_young,kingdom_18_face_old]," calcext:value-type="string">
            <text:p>["kingdom_18_inf_missile_1","Archer","Archers",tf_guarantee_helmet|tf_guarantee_armor|tf_guarantee_boots,0,0,fac_kingdom_18,[],,,,kingdom_18_face_young,kingdom_18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8_inf_missile_2</text:p>
          </table:table-cell>
          <table:table-cell table:style-name="ce3" office:value-type="string" calcext:value-type="string">
            <text:p>Arquebusier</text:p>
          </table:table-cell>
          <table:table-cell table:style-name="ce3" office:value-type="string" calcext:value-type="string">
            <text:p>Arquebusi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8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8_face_young</text:p>
          </table:table-cell>
          <table:table-cell table:style-name="ce15" office:value-type="string" calcext:value-type="string">
            <text:p>kingdom_18_face_old</text:p>
          </table:table-cell>
          <table:table-cell table:style-name="ce16"/>
          <table:table-cell table:style-name="ce4" table:formula="of:=IF(AND([.A142]&lt;&gt;&quot;&quot;;[.B142]&lt;&gt;&quot;&quot;);CONCATENATE([$Variables.$I$1];[$Variables.$I$7];[.A142];[$Variables.$I$7];[$Variables.$I$6];[$Variables.$I$7];[.B142];[$Variables.$I$7];[$Variables.$I$6];[$Variables.$I$7];[.C142];[$Variables.$I$7];[$Variables.$I$6];[.D142];[$Variables.$I$6];[.E142];[$Variables.$I$6];[.F142];[$Variables.$I$6];[.G142];[$Variables.$I$6];[$Variables.$I$1];[.H142];[.I142];[.J142];[.K142];[.L142];[.M142];[.N142];[$Variables.$I$2];[$Variables.$I$6];[.O142];[$Variables.$I$6];[.P142];[$Variables.$I$6];[.Q142];[$Variables.$I$6];[.R142];[$Variables.$I$6];[.S142];IF([.T142]&lt;&gt;&quot;&quot;;CONCATENATE([$Variables.$I$6];[.T142]);&quot;&quot;);[$Variables.$I$2];[$Variables.$I$6]);IF([.A142]&lt;&gt;&quot;&quot;;CONCATENATE(&quot;#&quot;;[.A142]);&quot;&quot;))" office:value-type="string" office:string-value="[&quot;kingdom_18_inf_missile_2&quot;,&quot;Arquebusier&quot;,&quot;Arquebusiers&quot;,tf_guarantee_helmet|tf_guarantee_armor|tf_guarantee_boots,0,0,fac_kingdom_18,[],,,,kingdom_18_face_young,kingdom_18_face_old]," calcext:value-type="string">
            <text:p>["kingdom_18_inf_missile_2","Arquebusier","Arquebusiers",tf_guarantee_helmet|tf_guarantee_armor|tf_guarantee_boots,0,0,fac_kingdom_18,[],,,,kingdom_18_face_young,kingdom_18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8_cav_melee_1</text:p>
          </table:table-cell>
          <table:table-cell table:style-name="ce3" office:value-type="string" calcext:value-type="string">
            <text:p>Horseman</text:p>
          </table:table-cell>
          <table:table-cell table:style-name="ce3" office:value-type="string" calcext:value-type="string">
            <text:p>Horse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8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8_face_young</text:p>
          </table:table-cell>
          <table:table-cell table:style-name="ce15" office:value-type="string" calcext:value-type="string">
            <text:p>kingdom_18_face_old</text:p>
          </table:table-cell>
          <table:table-cell table:style-name="ce16"/>
          <table:table-cell table:style-name="ce4" table:formula="of:=IF(AND([.A143]&lt;&gt;&quot;&quot;;[.B143]&lt;&gt;&quot;&quot;);CONCATENATE([$Variables.$I$1];[$Variables.$I$7];[.A143];[$Variables.$I$7];[$Variables.$I$6];[$Variables.$I$7];[.B143];[$Variables.$I$7];[$Variables.$I$6];[$Variables.$I$7];[.C143];[$Variables.$I$7];[$Variables.$I$6];[.D143];[$Variables.$I$6];[.E143];[$Variables.$I$6];[.F143];[$Variables.$I$6];[.G143];[$Variables.$I$6];[$Variables.$I$1];[.H143];[.I143];[.J143];[.K143];[.L143];[.M143];[.N143];[$Variables.$I$2];[$Variables.$I$6];[.O143];[$Variables.$I$6];[.P143];[$Variables.$I$6];[.Q143];[$Variables.$I$6];[.R143];[$Variables.$I$6];[.S143];IF([.T143]&lt;&gt;&quot;&quot;;CONCATENATE([$Variables.$I$6];[.T143]);&quot;&quot;);[$Variables.$I$2];[$Variables.$I$6]);IF([.A143]&lt;&gt;&quot;&quot;;CONCATENATE(&quot;#&quot;;[.A143]);&quot;&quot;))" office:value-type="string" office:string-value="[&quot;kingdom_18_cav_melee_1&quot;,&quot;Horseman&quot;,&quot;Horsemen&quot;,tf_guarantee_helmet|tf_guarantee_armor|tf_guarantee_boots,0,0,fac_kingdom_18,[],,,,kingdom_18_face_young,kingdom_18_face_old]," calcext:value-type="string">
            <text:p>["kingdom_18_cav_melee_1","Horseman","Horsemen",tf_guarantee_helmet|tf_guarantee_armor|tf_guarantee_boots,0,0,fac_kingdom_18,[],,,,kingdom_18_face_young,kingdom_18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8_cav_melee_2</text:p>
          </table:table-cell>
          <table:table-cell table:style-name="ce3" office:value-type="string" calcext:value-type="string">
            <text:p>Lancer</text:p>
          </table:table-cell>
          <table:table-cell table:style-name="ce3" office:value-type="string" calcext:value-type="string">
            <text:p>Lanc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8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8_face_young</text:p>
          </table:table-cell>
          <table:table-cell table:style-name="ce15" office:value-type="string" calcext:value-type="string">
            <text:p>kingdom_18_face_old</text:p>
          </table:table-cell>
          <table:table-cell table:style-name="ce16"/>
          <table:table-cell table:style-name="ce4" table:formula="of:=IF(AND([.A144]&lt;&gt;&quot;&quot;;[.B144]&lt;&gt;&quot;&quot;);CONCATENATE([$Variables.$I$1];[$Variables.$I$7];[.A144];[$Variables.$I$7];[$Variables.$I$6];[$Variables.$I$7];[.B144];[$Variables.$I$7];[$Variables.$I$6];[$Variables.$I$7];[.C144];[$Variables.$I$7];[$Variables.$I$6];[.D144];[$Variables.$I$6];[.E144];[$Variables.$I$6];[.F144];[$Variables.$I$6];[.G144];[$Variables.$I$6];[$Variables.$I$1];[.H144];[.I144];[.J144];[.K144];[.L144];[.M144];[.N144];[$Variables.$I$2];[$Variables.$I$6];[.O144];[$Variables.$I$6];[.P144];[$Variables.$I$6];[.Q144];[$Variables.$I$6];[.R144];[$Variables.$I$6];[.S144];IF([.T144]&lt;&gt;&quot;&quot;;CONCATENATE([$Variables.$I$6];[.T144]);&quot;&quot;);[$Variables.$I$2];[$Variables.$I$6]);IF([.A144]&lt;&gt;&quot;&quot;;CONCATENATE(&quot;#&quot;;[.A144]);&quot;&quot;))" office:value-type="string" office:string-value="[&quot;kingdom_18_cav_melee_2&quot;,&quot;Lancer&quot;,&quot;Lancers&quot;,tf_guarantee_helmet|tf_guarantee_armor|tf_guarantee_boots,0,0,fac_kingdom_18,[],,,,kingdom_18_face_young,kingdom_18_face_old]," calcext:value-type="string">
            <text:p>["kingdom_18_cav_melee_2","Lancer","Lancers",tf_guarantee_helmet|tf_guarantee_armor|tf_guarantee_boots,0,0,fac_kingdom_18,[],,,,kingdom_18_face_young,kingdom_18_face_old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139]+[.F140]+[.F141]+[.F142]+[.F143]+[.F144]" office:value-type="string" office:string-value="0" calcext:value-type="string">
            <text:p>0</text:p>
          </table:table-cell>
          <table:table-cell table:style-name="ce4" table:number-columns-repeated="14"/>
          <table:table-cell table:style-name="ce4" table:formula="of:=IF(AND([.A145]&lt;&gt;&quot;&quot;;[.B145]&lt;&gt;&quot;&quot;);CONCATENATE([$Variables.$I$1];[$Variables.$I$7];[.A145];[$Variables.$I$7];[$Variables.$I$6];[$Variables.$I$7];[.B145];[$Variables.$I$7];[$Variables.$I$6];[$Variables.$I$7];[.C145];[$Variables.$I$7];[$Variables.$I$6];[.D145];[$Variables.$I$6];[.E145];[$Variables.$I$6];[.F145];[$Variables.$I$6];[.G145];[$Variables.$I$6];[$Variables.$I$1];[.H145];[.I145];[.J145];[.K145];[.L145];[.M145];[.N145];[$Variables.$I$2];[$Variables.$I$6];[.O145];[$Variables.$I$6];[.P145];[$Variables.$I$6];[.Q145];[$Variables.$I$6];[.R145];[$Variables.$I$6];[.S145];IF([.T145]&lt;&gt;&quot;&quot;;CONCATENATE([$Variables.$I$6];[.T145]);&quot;&quot;);[$Variables.$I$2];[$Variables.$I$6]);IF([.A145]&lt;&gt;&quot;&quot;;CONCATENATE(&quot;#&quot;;[.A14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rovinces of Sweden</text:p>
          </table:table-cell>
          <table:table-cell table:style-name="ce4" table:number-columns-repeated="19"/>
          <table:table-cell table:style-name="ce4" table:formula="of:=IF(AND([.A146]&lt;&gt;&quot;&quot;;[.B146]&lt;&gt;&quot;&quot;);CONCATENATE([$Variables.$I$1];[$Variables.$I$7];[.A146];[$Variables.$I$7];[$Variables.$I$6];[$Variables.$I$7];[.B146];[$Variables.$I$7];[$Variables.$I$6];[$Variables.$I$7];[.C146];[$Variables.$I$7];[$Variables.$I$6];[.D146];[$Variables.$I$6];[.E146];[$Variables.$I$6];[.F146];[$Variables.$I$6];[.G146];[$Variables.$I$6];[$Variables.$I$1];[.H146];[.I146];[.J146];[.K146];[.L146];[.M146];[.N146];[$Variables.$I$2];[$Variables.$I$6];[.O146];[$Variables.$I$6];[.P146];[$Variables.$I$6];[.Q146];[$Variables.$I$6];[.R146];[$Variables.$I$6];[.S146];IF([.T146]&lt;&gt;&quot;&quot;;CONCATENATE([$Variables.$I$6];[.T146]);&quot;&quot;);[$Variables.$I$2];[$Variables.$I$6]);IF([.A146]&lt;&gt;&quot;&quot;;CONCATENATE(&quot;#&quot;;[.A146]);&quot;&quot;))" office:value-type="string" office:string-value="#Provinces of Sweden" calcext:value-type="string">
            <text:p>#Provinces of Swed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9_inf_melee_1</text:p>
          </table:table-cell>
          <table:table-cell table:style-name="ce3" office:value-type="string" calcext:value-type="string">
            <text:p>Pikeman</text:p>
          </table:table-cell>
          <table:table-cell table:style-name="ce3" office:value-type="string" calcext:value-type="string">
            <text:p>Pike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9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9_face_young</text:p>
          </table:table-cell>
          <table:table-cell table:style-name="ce15" office:value-type="string" calcext:value-type="string">
            <text:p>kingdom_19_face_old</text:p>
          </table:table-cell>
          <table:table-cell table:style-name="ce16"/>
          <table:table-cell table:style-name="ce4" table:formula="of:=IF(AND([.A147]&lt;&gt;&quot;&quot;;[.B147]&lt;&gt;&quot;&quot;);CONCATENATE([$Variables.$I$1];[$Variables.$I$7];[.A147];[$Variables.$I$7];[$Variables.$I$6];[$Variables.$I$7];[.B147];[$Variables.$I$7];[$Variables.$I$6];[$Variables.$I$7];[.C147];[$Variables.$I$7];[$Variables.$I$6];[.D147];[$Variables.$I$6];[.E147];[$Variables.$I$6];[.F147];[$Variables.$I$6];[.G147];[$Variables.$I$6];[$Variables.$I$1];[.H147];[.I147];[.J147];[.K147];[.L147];[.M147];[.N147];[$Variables.$I$2];[$Variables.$I$6];[.O147];[$Variables.$I$6];[.P147];[$Variables.$I$6];[.Q147];[$Variables.$I$6];[.R147];[$Variables.$I$6];[.S147];IF([.T147]&lt;&gt;&quot;&quot;;CONCATENATE([$Variables.$I$6];[.T147]);&quot;&quot;);[$Variables.$I$2];[$Variables.$I$6]);IF([.A147]&lt;&gt;&quot;&quot;;CONCATENATE(&quot;#&quot;;[.A147]);&quot;&quot;))" office:value-type="string" office:string-value="[&quot;kingdom_19_inf_melee_1&quot;,&quot;Pikeman&quot;,&quot;Pikemen&quot;,tf_guarantee_helmet|tf_guarantee_armor|tf_guarantee_boots,0,0,fac_kingdom_19,[],,,,kingdom_19_face_young,kingdom_19_face_old]," calcext:value-type="string">
            <text:p>["kingdom_19_inf_melee_1","Pikeman","Pikemen",tf_guarantee_helmet|tf_guarantee_armor|tf_guarantee_boots,0,0,fac_kingdom_19,[],,,,kingdom_19_face_young,kingdom_19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9_inf_melee_2</text:p>
          </table:table-cell>
          <table:table-cell table:style-name="ce3" office:value-type="string" calcext:value-type="string">
            <text:p>Halberdier</text:p>
          </table:table-cell>
          <table:table-cell table:style-name="ce3" office:value-type="string" calcext:value-type="string">
            <text:p>Halberdi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9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9_face_young</text:p>
          </table:table-cell>
          <table:table-cell table:style-name="ce15" office:value-type="string" calcext:value-type="string">
            <text:p>kingdom_19_face_old</text:p>
          </table:table-cell>
          <table:table-cell table:style-name="ce16"/>
          <table:table-cell table:style-name="ce4" table:formula="of:=IF(AND([.A148]&lt;&gt;&quot;&quot;;[.B148]&lt;&gt;&quot;&quot;);CONCATENATE([$Variables.$I$1];[$Variables.$I$7];[.A148];[$Variables.$I$7];[$Variables.$I$6];[$Variables.$I$7];[.B148];[$Variables.$I$7];[$Variables.$I$6];[$Variables.$I$7];[.C148];[$Variables.$I$7];[$Variables.$I$6];[.D148];[$Variables.$I$6];[.E148];[$Variables.$I$6];[.F148];[$Variables.$I$6];[.G148];[$Variables.$I$6];[$Variables.$I$1];[.H148];[.I148];[.J148];[.K148];[.L148];[.M148];[.N148];[$Variables.$I$2];[$Variables.$I$6];[.O148];[$Variables.$I$6];[.P148];[$Variables.$I$6];[.Q148];[$Variables.$I$6];[.R148];[$Variables.$I$6];[.S148];IF([.T148]&lt;&gt;&quot;&quot;;CONCATENATE([$Variables.$I$6];[.T148]);&quot;&quot;);[$Variables.$I$2];[$Variables.$I$6]);IF([.A148]&lt;&gt;&quot;&quot;;CONCATENATE(&quot;#&quot;;[.A148]);&quot;&quot;))" office:value-type="string" office:string-value="[&quot;kingdom_19_inf_melee_2&quot;,&quot;Halberdier&quot;,&quot;Halberdiers&quot;,tf_guarantee_helmet|tf_guarantee_armor|tf_guarantee_boots,0,0,fac_kingdom_19,[],,,,kingdom_19_face_young,kingdom_19_face_old]," calcext:value-type="string">
            <text:p>["kingdom_19_inf_melee_2","Halberdier","Halberdiers",tf_guarantee_helmet|tf_guarantee_armor|tf_guarantee_boots,0,0,fac_kingdom_19,[],,,,kingdom_19_face_young,kingdom_19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9_inf_melee_3</text:p>
          </table:table-cell>
          <table:table-cell table:style-name="ce3" office:value-type="string" calcext:value-type="string">
            <text:p>Swordman</text:p>
          </table:table-cell>
          <table:table-cell table:style-name="ce3" office:value-type="string" calcext:value-type="string">
            <text:p>Sword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9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9_face_young</text:p>
          </table:table-cell>
          <table:table-cell table:style-name="ce15" office:value-type="string" calcext:value-type="string">
            <text:p>kingdom_19_face_old</text:p>
          </table:table-cell>
          <table:table-cell table:style-name="ce16"/>
          <table:table-cell table:style-name="ce4" table:formula="of:=IF(AND([.A149]&lt;&gt;&quot;&quot;;[.B149]&lt;&gt;&quot;&quot;);CONCATENATE([$Variables.$I$1];[$Variables.$I$7];[.A149];[$Variables.$I$7];[$Variables.$I$6];[$Variables.$I$7];[.B149];[$Variables.$I$7];[$Variables.$I$6];[$Variables.$I$7];[.C149];[$Variables.$I$7];[$Variables.$I$6];[.D149];[$Variables.$I$6];[.E149];[$Variables.$I$6];[.F149];[$Variables.$I$6];[.G149];[$Variables.$I$6];[$Variables.$I$1];[.H149];[.I149];[.J149];[.K149];[.L149];[.M149];[.N149];[$Variables.$I$2];[$Variables.$I$6];[.O149];[$Variables.$I$6];[.P149];[$Variables.$I$6];[.Q149];[$Variables.$I$6];[.R149];[$Variables.$I$6];[.S149];IF([.T149]&lt;&gt;&quot;&quot;;CONCATENATE([$Variables.$I$6];[.T149]);&quot;&quot;);[$Variables.$I$2];[$Variables.$I$6]);IF([.A149]&lt;&gt;&quot;&quot;;CONCATENATE(&quot;#&quot;;[.A149]);&quot;&quot;))" office:value-type="string" office:string-value="[&quot;kingdom_19_inf_melee_3&quot;,&quot;Swordman&quot;,&quot;Swordmen&quot;,tf_guarantee_helmet|tf_guarantee_armor|tf_guarantee_boots,0,0,fac_kingdom_19,[],,,,kingdom_19_face_young,kingdom_19_face_old]," calcext:value-type="string">
            <text:p>["kingdom_19_inf_melee_3","Swordman","Swordmen",tf_guarantee_helmet|tf_guarantee_armor|tf_guarantee_boots,0,0,fac_kingdom_19,[],,,,kingdom_19_face_young,kingdom_19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9_inf_missile_1</text:p>
          </table:table-cell>
          <table:table-cell table:style-name="ce3" office:value-type="string" calcext:value-type="string">
            <text:p>Crossbowman</text:p>
          </table:table-cell>
          <table:table-cell table:style-name="ce3" office:value-type="string" calcext:value-type="string">
            <text:p>Crossbow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9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9_face_young</text:p>
          </table:table-cell>
          <table:table-cell table:style-name="ce15" office:value-type="string" calcext:value-type="string">
            <text:p>kingdom_19_face_old</text:p>
          </table:table-cell>
          <table:table-cell table:style-name="ce16"/>
          <table:table-cell table:style-name="ce4" table:formula="of:=IF(AND([.A150]&lt;&gt;&quot;&quot;;[.B150]&lt;&gt;&quot;&quot;);CONCATENATE([$Variables.$I$1];[$Variables.$I$7];[.A150];[$Variables.$I$7];[$Variables.$I$6];[$Variables.$I$7];[.B150];[$Variables.$I$7];[$Variables.$I$6];[$Variables.$I$7];[.C150];[$Variables.$I$7];[$Variables.$I$6];[.D150];[$Variables.$I$6];[.E150];[$Variables.$I$6];[.F150];[$Variables.$I$6];[.G150];[$Variables.$I$6];[$Variables.$I$1];[.H150];[.I150];[.J150];[.K150];[.L150];[.M150];[.N150];[$Variables.$I$2];[$Variables.$I$6];[.O150];[$Variables.$I$6];[.P150];[$Variables.$I$6];[.Q150];[$Variables.$I$6];[.R150];[$Variables.$I$6];[.S150];IF([.T150]&lt;&gt;&quot;&quot;;CONCATENATE([$Variables.$I$6];[.T150]);&quot;&quot;);[$Variables.$I$2];[$Variables.$I$6]);IF([.A150]&lt;&gt;&quot;&quot;;CONCATENATE(&quot;#&quot;;[.A150]);&quot;&quot;))" office:value-type="string" office:string-value="[&quot;kingdom_19_inf_missile_1&quot;,&quot;Crossbowman&quot;,&quot;Crossbowmen&quot;,tf_guarantee_helmet|tf_guarantee_armor|tf_guarantee_boots,0,0,fac_kingdom_19,[],,,,kingdom_19_face_young,kingdom_19_face_old]," calcext:value-type="string">
            <text:p>["kingdom_19_inf_missile_1","Crossbowman","Crossbowmen",tf_guarantee_helmet|tf_guarantee_armor|tf_guarantee_boots,0,0,fac_kingdom_19,[],,,,kingdom_19_face_young,kingdom_19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9_inf_missile_2</text:p>
          </table:table-cell>
          <table:table-cell table:style-name="ce3" office:value-type="string" calcext:value-type="string">
            <text:p>Arquebusier</text:p>
          </table:table-cell>
          <table:table-cell table:style-name="ce3" office:value-type="string" calcext:value-type="string">
            <text:p>Arquebusi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9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9_face_young</text:p>
          </table:table-cell>
          <table:table-cell table:style-name="ce15" office:value-type="string" calcext:value-type="string">
            <text:p>kingdom_19_face_old</text:p>
          </table:table-cell>
          <table:table-cell table:style-name="ce16"/>
          <table:table-cell table:style-name="ce4" table:formula="of:=IF(AND([.A151]&lt;&gt;&quot;&quot;;[.B151]&lt;&gt;&quot;&quot;);CONCATENATE([$Variables.$I$1];[$Variables.$I$7];[.A151];[$Variables.$I$7];[$Variables.$I$6];[$Variables.$I$7];[.B151];[$Variables.$I$7];[$Variables.$I$6];[$Variables.$I$7];[.C151];[$Variables.$I$7];[$Variables.$I$6];[.D151];[$Variables.$I$6];[.E151];[$Variables.$I$6];[.F151];[$Variables.$I$6];[.G151];[$Variables.$I$6];[$Variables.$I$1];[.H151];[.I151];[.J151];[.K151];[.L151];[.M151];[.N151];[$Variables.$I$2];[$Variables.$I$6];[.O151];[$Variables.$I$6];[.P151];[$Variables.$I$6];[.Q151];[$Variables.$I$6];[.R151];[$Variables.$I$6];[.S151];IF([.T151]&lt;&gt;&quot;&quot;;CONCATENATE([$Variables.$I$6];[.T151]);&quot;&quot;);[$Variables.$I$2];[$Variables.$I$6]);IF([.A151]&lt;&gt;&quot;&quot;;CONCATENATE(&quot;#&quot;;[.A151]);&quot;&quot;))" office:value-type="string" office:string-value="[&quot;kingdom_19_inf_missile_2&quot;,&quot;Arquebusier&quot;,&quot;Arquebusiers&quot;,tf_guarantee_helmet|tf_guarantee_armor|tf_guarantee_boots,0,0,fac_kingdom_19,[],,,,kingdom_19_face_young,kingdom_19_face_old]," calcext:value-type="string">
            <text:p>["kingdom_19_inf_missile_2","Arquebusier","Arquebusiers",tf_guarantee_helmet|tf_guarantee_armor|tf_guarantee_boots,0,0,fac_kingdom_19,[],,,,kingdom_19_face_young,kingdom_19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19_cav_melee_1</text:p>
          </table:table-cell>
          <table:table-cell table:style-name="ce3" office:value-type="string" calcext:value-type="string">
            <text:p>Fana</text:p>
          </table:table-cell>
          <table:table-cell table:style-name="ce3" office:value-type="string" calcext:value-type="string">
            <text:p>Fana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19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19_face_young</text:p>
          </table:table-cell>
          <table:table-cell table:style-name="ce15" office:value-type="string" calcext:value-type="string">
            <text:p>kingdom_19_face_old</text:p>
          </table:table-cell>
          <table:table-cell table:style-name="ce16"/>
          <table:table-cell table:style-name="ce4" table:formula="of:=IF(AND([.A152]&lt;&gt;&quot;&quot;;[.B152]&lt;&gt;&quot;&quot;);CONCATENATE([$Variables.$I$1];[$Variables.$I$7];[.A152];[$Variables.$I$7];[$Variables.$I$6];[$Variables.$I$7];[.B152];[$Variables.$I$7];[$Variables.$I$6];[$Variables.$I$7];[.C152];[$Variables.$I$7];[$Variables.$I$6];[.D152];[$Variables.$I$6];[.E152];[$Variables.$I$6];[.F152];[$Variables.$I$6];[.G152];[$Variables.$I$6];[$Variables.$I$1];[.H152];[.I152];[.J152];[.K152];[.L152];[.M152];[.N152];[$Variables.$I$2];[$Variables.$I$6];[.O152];[$Variables.$I$6];[.P152];[$Variables.$I$6];[.Q152];[$Variables.$I$6];[.R152];[$Variables.$I$6];[.S152];IF([.T152]&lt;&gt;&quot;&quot;;CONCATENATE([$Variables.$I$6];[.T152]);&quot;&quot;);[$Variables.$I$2];[$Variables.$I$6]);IF([.A152]&lt;&gt;&quot;&quot;;CONCATENATE(&quot;#&quot;;[.A152]);&quot;&quot;))" office:value-type="string" office:string-value="[&quot;kingdom_19_cav_melee_1&quot;,&quot;Fana&quot;,&quot;Fanas&quot;,tf_guarantee_helmet|tf_guarantee_armor|tf_guarantee_boots,0,0,fac_kingdom_19,[],,,,kingdom_19_face_young,kingdom_19_face_old]," calcext:value-type="string">
            <text:p>["kingdom_19_cav_melee_1","Fana","Fanas",tf_guarantee_helmet|tf_guarantee_armor|tf_guarantee_boots,0,0,fac_kingdom_19,[],,,,kingdom_19_face_young,kingdom_19_face_old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147]+[.F148]+[.F149]+[.F150]+[.F151]+[.F152]" office:value-type="string" office:string-value="0" calcext:value-type="string">
            <text:p>0</text:p>
          </table:table-cell>
          <table:table-cell table:style-name="ce4" table:number-columns-repeated="14"/>
          <table:table-cell table:style-name="ce4" table:formula="of:=IF(AND([.A153]&lt;&gt;&quot;&quot;;[.B153]&lt;&gt;&quot;&quot;);CONCATENATE([$Variables.$I$1];[$Variables.$I$7];[.A153];[$Variables.$I$7];[$Variables.$I$6];[$Variables.$I$7];[.B153];[$Variables.$I$7];[$Variables.$I$6];[$Variables.$I$7];[.C153];[$Variables.$I$7];[$Variables.$I$6];[.D153];[$Variables.$I$6];[.E153];[$Variables.$I$6];[.F153];[$Variables.$I$6];[.G153];[$Variables.$I$6];[$Variables.$I$1];[.H153];[.I153];[.J153];[.K153];[.L153];[.M153];[.N153];[$Variables.$I$2];[$Variables.$I$6];[.O153];[$Variables.$I$6];[.P153];[$Variables.$I$6];[.Q153];[$Variables.$I$6];[.R153];[$Variables.$I$6];[.S153];IF([.T153]&lt;&gt;&quot;&quot;;CONCATENATE([$Variables.$I$6];[.T153]);&quot;&quot;);[$Variables.$I$2];[$Variables.$I$6]);IF([.A153]&lt;&gt;&quot;&quot;;CONCATENATE(&quot;#&quot;;[.A15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ingdom of Imereti</text:p>
          </table:table-cell>
          <table:table-cell table:style-name="ce4" table:number-columns-repeated="19"/>
          <table:table-cell table:style-name="ce4" table:formula="of:=IF(AND([.A154]&lt;&gt;&quot;&quot;;[.B154]&lt;&gt;&quot;&quot;);CONCATENATE([$Variables.$I$1];[$Variables.$I$7];[.A154];[$Variables.$I$7];[$Variables.$I$6];[$Variables.$I$7];[.B154];[$Variables.$I$7];[$Variables.$I$6];[$Variables.$I$7];[.C154];[$Variables.$I$7];[$Variables.$I$6];[.D154];[$Variables.$I$6];[.E154];[$Variables.$I$6];[.F154];[$Variables.$I$6];[.G154];[$Variables.$I$6];[$Variables.$I$1];[.H154];[.I154];[.J154];[.K154];[.L154];[.M154];[.N154];[$Variables.$I$2];[$Variables.$I$6];[.O154];[$Variables.$I$6];[.P154];[$Variables.$I$6];[.Q154];[$Variables.$I$6];[.R154];[$Variables.$I$6];[.S154];IF([.T154]&lt;&gt;&quot;&quot;;CONCATENATE([$Variables.$I$6];[.T154]);&quot;&quot;);[$Variables.$I$2];[$Variables.$I$6]);IF([.A154]&lt;&gt;&quot;&quot;;CONCATENATE(&quot;#&quot;;[.A154]);&quot;&quot;))" office:value-type="string" office:string-value="#Kingdom of Imereti" calcext:value-type="string">
            <text:p>#Kingdom of Imeret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20_inf_melee_1</text:p>
          </table:table-cell>
          <table:table-cell table:style-name="ce3" office:value-type="string" calcext:value-type="string">
            <text:p>Pikeman</text:p>
          </table:table-cell>
          <table:table-cell table:style-name="ce3" office:value-type="string" calcext:value-type="string">
            <text:p>Pike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20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20_face_young</text:p>
          </table:table-cell>
          <table:table-cell table:style-name="ce15" office:value-type="string" calcext:value-type="string">
            <text:p>kingdom_20_face_old</text:p>
          </table:table-cell>
          <table:table-cell table:style-name="ce16"/>
          <table:table-cell table:style-name="ce4" table:formula="of:=IF(AND([.A155]&lt;&gt;&quot;&quot;;[.B155]&lt;&gt;&quot;&quot;);CONCATENATE([$Variables.$I$1];[$Variables.$I$7];[.A155];[$Variables.$I$7];[$Variables.$I$6];[$Variables.$I$7];[.B155];[$Variables.$I$7];[$Variables.$I$6];[$Variables.$I$7];[.C155];[$Variables.$I$7];[$Variables.$I$6];[.D155];[$Variables.$I$6];[.E155];[$Variables.$I$6];[.F155];[$Variables.$I$6];[.G155];[$Variables.$I$6];[$Variables.$I$1];[.H155];[.I155];[.J155];[.K155];[.L155];[.M155];[.N155];[$Variables.$I$2];[$Variables.$I$6];[.O155];[$Variables.$I$6];[.P155];[$Variables.$I$6];[.Q155];[$Variables.$I$6];[.R155];[$Variables.$I$6];[.S155];IF([.T155]&lt;&gt;&quot;&quot;;CONCATENATE([$Variables.$I$6];[.T155]);&quot;&quot;);[$Variables.$I$2];[$Variables.$I$6]);IF([.A155]&lt;&gt;&quot;&quot;;CONCATENATE(&quot;#&quot;;[.A155]);&quot;&quot;))" office:value-type="string" office:string-value="[&quot;kingdom_20_inf_melee_1&quot;,&quot;Pikeman&quot;,&quot;Pikemen&quot;,tf_guarantee_helmet|tf_guarantee_armor|tf_guarantee_boots,0,0,fac_kingdom_20,[],,,,kingdom_20_face_young,kingdom_20_face_old]," calcext:value-type="string">
            <text:p>["kingdom_20_inf_melee_1","Pikeman","Pikemen",tf_guarantee_helmet|tf_guarantee_armor|tf_guarantee_boots,0,0,fac_kingdom_20,[],,,,kingdom_20_face_young,kingdom_20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20_inf_melee_2</text:p>
          </table:table-cell>
          <table:table-cell table:style-name="ce3" office:value-type="string" calcext:value-type="string">
            <text:p>Halberdier</text:p>
          </table:table-cell>
          <table:table-cell table:style-name="ce3" office:value-type="string" calcext:value-type="string">
            <text:p>Halberdi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20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20_face_young</text:p>
          </table:table-cell>
          <table:table-cell table:style-name="ce15" office:value-type="string" calcext:value-type="string">
            <text:p>kingdom_20_face_old</text:p>
          </table:table-cell>
          <table:table-cell table:style-name="ce16"/>
          <table:table-cell table:style-name="ce4" table:formula="of:=IF(AND([.A156]&lt;&gt;&quot;&quot;;[.B156]&lt;&gt;&quot;&quot;);CONCATENATE([$Variables.$I$1];[$Variables.$I$7];[.A156];[$Variables.$I$7];[$Variables.$I$6];[$Variables.$I$7];[.B156];[$Variables.$I$7];[$Variables.$I$6];[$Variables.$I$7];[.C156];[$Variables.$I$7];[$Variables.$I$6];[.D156];[$Variables.$I$6];[.E156];[$Variables.$I$6];[.F156];[$Variables.$I$6];[.G156];[$Variables.$I$6];[$Variables.$I$1];[.H156];[.I156];[.J156];[.K156];[.L156];[.M156];[.N156];[$Variables.$I$2];[$Variables.$I$6];[.O156];[$Variables.$I$6];[.P156];[$Variables.$I$6];[.Q156];[$Variables.$I$6];[.R156];[$Variables.$I$6];[.S156];IF([.T156]&lt;&gt;&quot;&quot;;CONCATENATE([$Variables.$I$6];[.T156]);&quot;&quot;);[$Variables.$I$2];[$Variables.$I$6]);IF([.A156]&lt;&gt;&quot;&quot;;CONCATENATE(&quot;#&quot;;[.A156]);&quot;&quot;))" office:value-type="string" office:string-value="[&quot;kingdom_20_inf_melee_2&quot;,&quot;Halberdier&quot;,&quot;Halberdiers&quot;,tf_guarantee_helmet|tf_guarantee_armor|tf_guarantee_boots,0,0,fac_kingdom_20,[],,,,kingdom_20_face_young,kingdom_20_face_old]," calcext:value-type="string">
            <text:p>["kingdom_20_inf_melee_2","Halberdier","Halberdiers",tf_guarantee_helmet|tf_guarantee_armor|tf_guarantee_boots,0,0,fac_kingdom_20,[],,,,kingdom_20_face_young,kingdom_20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20_inf_melee_3</text:p>
          </table:table-cell>
          <table:table-cell table:style-name="ce3" office:value-type="string" calcext:value-type="string">
            <text:p>Footman</text:p>
          </table:table-cell>
          <table:table-cell table:style-name="ce3" office:value-type="string" calcext:value-type="string">
            <text:p>Foot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20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20_face_young</text:p>
          </table:table-cell>
          <table:table-cell table:style-name="ce15" office:value-type="string" calcext:value-type="string">
            <text:p>kingdom_20_face_old</text:p>
          </table:table-cell>
          <table:table-cell table:style-name="ce16"/>
          <table:table-cell table:style-name="ce4" table:formula="of:=IF(AND([.A157]&lt;&gt;&quot;&quot;;[.B157]&lt;&gt;&quot;&quot;);CONCATENATE([$Variables.$I$1];[$Variables.$I$7];[.A157];[$Variables.$I$7];[$Variables.$I$6];[$Variables.$I$7];[.B157];[$Variables.$I$7];[$Variables.$I$6];[$Variables.$I$7];[.C157];[$Variables.$I$7];[$Variables.$I$6];[.D157];[$Variables.$I$6];[.E157];[$Variables.$I$6];[.F157];[$Variables.$I$6];[.G157];[$Variables.$I$6];[$Variables.$I$1];[.H157];[.I157];[.J157];[.K157];[.L157];[.M157];[.N157];[$Variables.$I$2];[$Variables.$I$6];[.O157];[$Variables.$I$6];[.P157];[$Variables.$I$6];[.Q157];[$Variables.$I$6];[.R157];[$Variables.$I$6];[.S157];IF([.T157]&lt;&gt;&quot;&quot;;CONCATENATE([$Variables.$I$6];[.T157]);&quot;&quot;);[$Variables.$I$2];[$Variables.$I$6]);IF([.A157]&lt;&gt;&quot;&quot;;CONCATENATE(&quot;#&quot;;[.A157]);&quot;&quot;))" office:value-type="string" office:string-value="[&quot;kingdom_20_inf_melee_3&quot;,&quot;Footman&quot;,&quot;Footmen&quot;,tf_guarantee_helmet|tf_guarantee_armor|tf_guarantee_boots,0,0,fac_kingdom_20,[],,,,kingdom_20_face_young,kingdom_20_face_old]," calcext:value-type="string">
            <text:p>["kingdom_20_inf_melee_3","Footman","Footmen",tf_guarantee_helmet|tf_guarantee_armor|tf_guarantee_boots,0,0,fac_kingdom_20,[],,,,kingdom_20_face_young,kingdom_20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20_inf_missile_1</text:p>
          </table:table-cell>
          <table:table-cell table:style-name="ce3" office:value-type="string" calcext:value-type="string">
            <text:p>Archer</text:p>
          </table:table-cell>
          <table:table-cell table:style-name="ce3" office:value-type="string" calcext:value-type="string">
            <text:p>Archers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20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20_face_young</text:p>
          </table:table-cell>
          <table:table-cell table:style-name="ce15" office:value-type="string" calcext:value-type="string">
            <text:p>kingdom_20_face_old</text:p>
          </table:table-cell>
          <table:table-cell table:style-name="ce16"/>
          <table:table-cell table:style-name="ce4" table:formula="of:=IF(AND([.A158]&lt;&gt;&quot;&quot;;[.B158]&lt;&gt;&quot;&quot;);CONCATENATE([$Variables.$I$1];[$Variables.$I$7];[.A158];[$Variables.$I$7];[$Variables.$I$6];[$Variables.$I$7];[.B158];[$Variables.$I$7];[$Variables.$I$6];[$Variables.$I$7];[.C158];[$Variables.$I$7];[$Variables.$I$6];[.D158];[$Variables.$I$6];[.E158];[$Variables.$I$6];[.F158];[$Variables.$I$6];[.G158];[$Variables.$I$6];[$Variables.$I$1];[.H158];[.I158];[.J158];[.K158];[.L158];[.M158];[.N158];[$Variables.$I$2];[$Variables.$I$6];[.O158];[$Variables.$I$6];[.P158];[$Variables.$I$6];[.Q158];[$Variables.$I$6];[.R158];[$Variables.$I$6];[.S158];IF([.T158]&lt;&gt;&quot;&quot;;CONCATENATE([$Variables.$I$6];[.T158]);&quot;&quot;);[$Variables.$I$2];[$Variables.$I$6]);IF([.A158]&lt;&gt;&quot;&quot;;CONCATENATE(&quot;#&quot;;[.A158]);&quot;&quot;))" office:value-type="string" office:string-value="[&quot;kingdom_20_inf_missile_1&quot;,&quot;Archer&quot;,&quot;Archers&quot;,tf_guarantee_helmet|tf_guarantee_armor|tf_guarantee_boots,0,0,fac_kingdom_20,[],,,,kingdom_20_face_young,kingdom_20_face_old]," calcext:value-type="string">
            <text:p>["kingdom_20_inf_missile_1","Archer","Archers",tf_guarantee_helmet|tf_guarantee_armor|tf_guarantee_boots,0,0,fac_kingdom_20,[],,,,kingdom_20_face_young,kingdom_20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20_inf_missile_2</text:p>
          </table:table-cell>
          <table:table-cell table:style-name="ce3" office:value-type="string" calcext:value-type="string">
            <text:p>Crossbowman</text:p>
          </table:table-cell>
          <table:table-cell table:style-name="ce3" office:value-type="string" calcext:value-type="string">
            <text:p>Crossbow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20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20_face_young</text:p>
          </table:table-cell>
          <table:table-cell table:style-name="ce15" office:value-type="string" calcext:value-type="string">
            <text:p>kingdom_20_face_old</text:p>
          </table:table-cell>
          <table:table-cell table:style-name="ce16"/>
          <table:table-cell table:style-name="ce4" table:formula="of:=IF(AND([.A159]&lt;&gt;&quot;&quot;;[.B159]&lt;&gt;&quot;&quot;);CONCATENATE([$Variables.$I$1];[$Variables.$I$7];[.A159];[$Variables.$I$7];[$Variables.$I$6];[$Variables.$I$7];[.B159];[$Variables.$I$7];[$Variables.$I$6];[$Variables.$I$7];[.C159];[$Variables.$I$7];[$Variables.$I$6];[.D159];[$Variables.$I$6];[.E159];[$Variables.$I$6];[.F159];[$Variables.$I$6];[.G159];[$Variables.$I$6];[$Variables.$I$1];[.H159];[.I159];[.J159];[.K159];[.L159];[.M159];[.N159];[$Variables.$I$2];[$Variables.$I$6];[.O159];[$Variables.$I$6];[.P159];[$Variables.$I$6];[.Q159];[$Variables.$I$6];[.R159];[$Variables.$I$6];[.S159];IF([.T159]&lt;&gt;&quot;&quot;;CONCATENATE([$Variables.$I$6];[.T159]);&quot;&quot;);[$Variables.$I$2];[$Variables.$I$6]);IF([.A159]&lt;&gt;&quot;&quot;;CONCATENATE(&quot;#&quot;;[.A159]);&quot;&quot;))" office:value-type="string" office:string-value="[&quot;kingdom_20_inf_missile_2&quot;,&quot;Crossbowman&quot;,&quot;Crossbowmen&quot;,tf_guarantee_helmet|tf_guarantee_armor|tf_guarantee_boots,0,0,fac_kingdom_20,[],,,,kingdom_20_face_young,kingdom_20_face_old]," calcext:value-type="string">
            <text:p>["kingdom_20_inf_missile_2","Crossbowman","Crossbowmen",tf_guarantee_helmet|tf_guarantee_armor|tf_guarantee_boots,0,0,fac_kingdom_20,[],,,,kingdom_20_face_young,kingdom_20_face_old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dom_20_cav_melee_1</text:p>
          </table:table-cell>
          <table:table-cell table:style-name="ce3" office:value-type="string" calcext:value-type="string">
            <text:p>Horseman</text:p>
          </table:table-cell>
          <table:table-cell table:style-name="ce3" office:value-type="string" calcext:value-type="string">
            <text:p>Horsemen</text:p>
          </table:table-cell>
          <table:table-cell table:style-name="ce6" office:value-type="string" calcext:value-type="string">
            <text:p>tf_guarantee_helmet|tf_guarantee_armor|tf_guarantee_boot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fac_kingdom_20</text:p>
          </table:table-cell>
          <table:table-cell table:style-name="ce9" table:number-columns-repeated="7"/>
          <table:table-cell table:style-name="ce14" table:number-columns-repeated="3"/>
          <table:table-cell table:style-name="ce15" office:value-type="string" calcext:value-type="string">
            <text:p>kingdom_20_face_young</text:p>
          </table:table-cell>
          <table:table-cell table:style-name="ce15" office:value-type="string" calcext:value-type="string">
            <text:p>kingdom_20_face_old</text:p>
          </table:table-cell>
          <table:table-cell table:style-name="ce16"/>
          <table:table-cell table:style-name="ce4" table:formula="of:=IF(AND([.A160]&lt;&gt;&quot;&quot;;[.B160]&lt;&gt;&quot;&quot;);CONCATENATE([$Variables.$I$1];[$Variables.$I$7];[.A160];[$Variables.$I$7];[$Variables.$I$6];[$Variables.$I$7];[.B160];[$Variables.$I$7];[$Variables.$I$6];[$Variables.$I$7];[.C160];[$Variables.$I$7];[$Variables.$I$6];[.D160];[$Variables.$I$6];[.E160];[$Variables.$I$6];[.F160];[$Variables.$I$6];[.G160];[$Variables.$I$6];[$Variables.$I$1];[.H160];[.I160];[.J160];[.K160];[.L160];[.M160];[.N160];[$Variables.$I$2];[$Variables.$I$6];[.O160];[$Variables.$I$6];[.P160];[$Variables.$I$6];[.Q160];[$Variables.$I$6];[.R160];[$Variables.$I$6];[.S160];IF([.T160]&lt;&gt;&quot;&quot;;CONCATENATE([$Variables.$I$6];[.T160]);&quot;&quot;);[$Variables.$I$2];[$Variables.$I$6]);IF([.A160]&lt;&gt;&quot;&quot;;CONCATENATE(&quot;#&quot;;[.A160]);&quot;&quot;))" office:value-type="string" office:string-value="[&quot;kingdom_20_cav_melee_1&quot;,&quot;Horseman&quot;,&quot;Horsemen&quot;,tf_guarantee_helmet|tf_guarantee_armor|tf_guarantee_boots,0,0,fac_kingdom_20,[],,,,kingdom_20_face_young,kingdom_20_face_old]," calcext:value-type="string">
            <text:p>["kingdom_20_cav_melee_1","Horseman","Horsemen",tf_guarantee_helmet|tf_guarantee_armor|tf_guarantee_boots,0,0,fac_kingdom_20,[],,,,kingdom_20_face_young,kingdom_20_face_old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155]+[.F156]+[.F157]+[.F158]+[.F159]+[.F160]" office:value-type="string" office:string-value="0" calcext:value-type="string">
            <text:p>0</text:p>
          </table:table-cell>
          <table:table-cell table:style-name="ce4" table:number-columns-repeated="15"/>
          <table:table-cell table:number-columns-repeated="1003"/>
        </table:table-row>
        <table:table-row table:style-name="ro1" table:number-rows-repeated="824">
          <table:table-cell table:style-name="ce4" table:number-columns-repeated="21"/>
          <table:table-cell table:number-columns-repeated="1003"/>
        </table:table-row>
        <table:table-row table:style-name="ro3" table:number-rows-repeated="10475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riables" table:style-name="ta2">
        <table:table-column table:style-name="co2" table:number-columns-repeated="1024" table:default-cell-style-name="Default"/>
        <table:table-row table:style-name="ro4">
          <table:table-cell table:number-columns-repeated="7"/>
          <table:table-cell table:style-name="ce19" office:value-type="string" calcext:value-type="string">
            <text:p>Char 1</text:p>
          </table:table-cell>
          <table:table-cell table:style-name="ce19" office:value-type="string" calcext:value-type="string">
            <text:p>[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19" office:value-type="string" calcext:value-type="string">
            <text:p>Char 2</text:p>
          </table:table-cell>
          <table:table-cell table:style-name="ce19" office:value-type="string" calcext:value-type="string">
            <text:p>]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19" office:value-type="string" calcext:value-type="string">
            <text:p>Char 3</text:p>
          </table:table-cell>
          <table:table-cell table:style-name="ce19" office:value-type="string" calcext:value-type="string">
            <text:p>(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19" office:value-type="string" calcext:value-type="string">
            <text:p>Char 4</text:p>
          </table:table-cell>
          <table:table-cell table:style-name="ce19" office:value-type="string" calcext:value-type="string">
            <text:p>)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19" office:value-type="string" calcext:value-type="string">
            <text:p>Char 5</text:p>
          </table:table-cell>
          <table:table-cell table:style-name="ce19" office:value-type="string" calcext:value-type="string">
            <text:p>|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19" office:value-type="string" calcext:value-type="string">
            <text:p>Char 6</text:p>
          </table:table-cell>
          <table:table-cell table:style-name="ce19" office:value-type="string" calcext:value-type="string">
            <text:p>,</text:p>
          </table:table-cell>
          <table:table-cell table:number-columns-repeated="1015"/>
        </table:table-row>
        <table:table-row table:style-name="ro4">
          <table:table-cell table:number-columns-repeated="7"/>
          <table:table-cell table:style-name="ce19" office:value-type="string" calcext:value-type="string">
            <text:p>Char 7</text:p>
          </table:table-cell>
          <table:table-cell table:style-name="ce19" office:value-type="string" calcext:value-type="string">
            <text:p>"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1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riables" style:display-name="PageStyle_Variab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759" meta:object-count="0"/>
    <meta:generator>LibreOfficeDev/5.1.0.3$Linux_X86_64 LibreOffice_project/</meta:generator>
  </office:meta>
</office:document-meta>
</file>